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165in"/>
    </style:style>
    <style:style style:name="co3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1.772in"/>
    </style:style>
    <style:style style:name="co6" style:family="table-column">
      <style:table-column-properties fo:break-before="auto" style:column-width="2.939in"/>
    </style:style>
    <style:style style:name="co7" style:family="table-column">
      <style:table-column-properties fo:break-before="auto" style:column-width="0.9354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1.8819in"/>
    </style:style>
    <style:style style:name="co11" style:family="table-column">
      <style:table-column-properties fo:break-before="auto" style:column-width="7.5335in"/>
    </style:style>
    <style:style style:name="co12" style:family="table-column">
      <style:table-column-properties fo:break-before="auto" style:column-width="8.311in"/>
    </style:style>
    <style:style style:name="co13" style:family="table-column">
      <style:table-column-properties fo:break-before="auto" style:column-width="0.4272in"/>
    </style:style>
    <style:style style:name="co14" style:family="table-column">
      <style:table-column-properties fo:break-before="auto" style:column-width="1.8126in"/>
    </style:style>
    <style:style style:name="co15" style:family="table-column">
      <style:table-column-properties fo:break-before="auto" style:column-width="1.8626in"/>
    </style:style>
    <style:style style:name="co16" style:family="table-column">
      <style:table-column-properties fo:break-before="auto" style:column-width="1.4035in"/>
    </style:style>
    <style:style style:name="co17" style:family="table-column">
      <style:table-column-properties fo:break-before="auto" style:column-width="10.3543in"/>
    </style:style>
    <style:style style:name="co18" style:family="table-column">
      <style:table-column-properties fo:break-before="auto" style:column-width="0.4165in"/>
    </style:style>
    <style:style style:name="co19" style:family="table-column">
      <style:table-column-properties fo:break-before="auto" style:column-width="2.3602in"/>
    </style:style>
    <style:style style:name="co20" style:family="table-column">
      <style:table-column-properties fo:break-before="auto" style:column-width="0.6362in"/>
    </style:style>
    <style:style style:name="co21" style:family="table-column">
      <style:table-column-properties fo:break-before="auto" style:column-width="0.6575in"/>
    </style:style>
    <style:style style:name="co22" style:family="table-column">
      <style:table-column-properties fo:break-before="auto" style:column-width="0.5465in"/>
    </style:style>
    <style:style style:name="co23" style:family="table-column">
      <style:table-column-properties fo:break-before="auto" style:column-width="3in"/>
    </style:style>
    <style:style style:name="co24" style:family="table-column">
      <style:table-column-properties fo:break-before="auto" style:column-width="2.4402in"/>
    </style:style>
    <style:style style:name="co25" style:family="table-column">
      <style:table-column-properties fo:break-before="auto" style:column-width="1.3339in"/>
    </style:style>
    <style:style style:name="co26" style:family="table-column">
      <style:table-column-properties fo:break-before="auto" style:column-width="0.4299in"/>
    </style:style>
    <style:style style:name="co27" style:family="table-column">
      <style:table-column-properties fo:break-before="auto" style:column-width="2.2598in"/>
    </style:style>
    <style:style style:name="co28" style:family="table-column">
      <style:table-column-properties fo:break-before="auto" style:column-width="1.5925in"/>
    </style:style>
    <style:style style:name="co29" style:family="table-column">
      <style:table-column-properties fo:break-before="auto" style:column-width="1.6571in"/>
    </style:style>
    <style:style style:name="co30" style:family="table-column">
      <style:table-column-properties fo:break-before="auto" style:column-width="2.7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 style:data-style-name="N104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font-size-complex="5.65000009536743pt" style:language-complex="en" style:country-complex="US" style:font-relief="none"/>
    </style:style>
    <style:style style:name="ce5" style:family="table-cell" style:parent-style-name="Default">
      <style:table-cell-properties fo:border="0.0008in solid #000000" fo:padding="0.028in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OM-ex Postprocess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s file allows to post-process an EAGLE CAD BILL OF MATERIALS. Although bom-ex already allows to export finished files for ordering, this file further allows t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- Order the next higher quantity if this is more cost effective / similarly cost effective</text:p>
          </table:table-cell>
          <table:table-cell table:number-columns-repeated="3"/>
        </table:table-row>
        <table:table-row table:style-name="ro1">
          <table:table-cell office:value-type="string">
            <text:p>- Obey minimum order quantities</text:p>
          </table:table-cell>
          <table:table-cell table:number-columns-repeated="3"/>
        </table:table-row>
        <table:table-row table:style-name="ro1">
          <table:table-cell office:value-type="string">
            <text:p>- Order from two different Vendor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Number of assemblies:</text:p>
          </table:table-cell>
          <table:table-cell/>
          <table:table-cell office:value-type="float" office:value="5">
            <text:p>5</text:p>
          </table:table-cell>
          <table:table-cell table:formula="of:=SUM([.D13:.D42])/[.C11]" office:value-type="currency" office:currency="USD" office:value="64.924">
            <text:p>$64.9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igi-Key</text:p>
          </table:table-cell>
          <table:table-cell table:number-columns-repeated="2"/>
          <table:table-cell table:formula="of:=SUM(['Digi-Key'.F2:'Digi-Key'.F385])" office:value-type="currency" office:currency="USD" office:value="324.62">
            <text:p>$324.62</text:p>
          </table:table-cell>
        </table:table-row>
        <table:table-row table:style-name="ro1">
          <table:table-cell office:value-type="string">
            <text:p>Mouser</text:p>
          </table:table-cell>
          <table:table-cell table:number-columns-repeated="3"/>
        </table:table-row>
      </table:table>
      <table:table table:name="BOM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Mfg Part Num</text:p>
          </table:table-cell>
          <table:table-cell office:value-type="string">
            <text:p>Mfg Name</text:p>
          </table:table-cell>
          <table:table-cell office:value-type="string">
            <text:p>VID</text:p>
          </table:table-cell>
          <table:table-cell office:value-type="string">
            <text:p>Vendor Part Num</text:p>
          </table:table-cell>
          <table:table-cell office:value-type="string">
            <text:p>Description</text:p>
          </table:table-cell>
          <table:table-cell office:value-type="string">
            <text:p>Vendor Qty 1</text:p>
          </table:table-cell>
          <table:table-cell office:value-type="string">
            <text:p>Vendor Qty 2</text:p>
          </table:table-cell>
          <table:table-cell office:value-type="string">
            <text:p>Vendor Qty 3</text:p>
          </table:table-cell>
          <table:table-cell office:value-type="string">
            <text:p>Customer Ref</text:p>
          </table:table-cell>
          <table:table-cell office:value-type="string">
            <text:p>Price Qty 1</text:p>
          </table:table-cell>
          <table:table-cell office:value-type="string">
            <text:p>Price Qty 2</text:p>
          </table:table-cell>
          <table:table-cell office:value-type="string">
            <text:p>Price Qty 3</text:p>
          </table:table-cell>
          <table:table-cell office:value-type="string">
            <text:p>Vendor Reel Part Num</text:p>
          </table:table-cell>
          <table:table-cell office:value-type="string">
            <text:p>Vendor Link</text:p>
          </table:table-cell>
          <table:table-cell office:value-type="string">
            <text:p>Datasheet Link</text:p>
          </table:table-cell>
          <table:table-cell office:value-type="string">
            <text:p>VID2</text:p>
          </table:table-cell>
          <table:table-cell office:value-type="string">
            <text:p>Vendor 2 Part Num</text:p>
          </table:table-cell>
          <table:table-cell office:value-type="string">
            <text:p>Vendor 2 Derivate Part Num</text:p>
          </table:table-cell>
          <table:table-cell office:value-type="string">
            <text:p>Vendor 2 Price Qty 1</text:p>
          </table:table-cell>
          <table:table-cell office:value-type="string">
            <text:p>Vendor 2 Link</text:p>
          </table:table-cell>
          <table:table-cell office:value-type="string">
            <text:p>Qty1</text:p>
          </table:table-cell>
          <table:table-cell office:value-type="string">
            <text:p>Qty2</text:p>
          </table:table-cell>
          <table:table-cell office:value-type="string">
            <text:p>Qty3</text:p>
          </table:table-cell>
          <table:table-cell office:value-type="string">
            <text:p>Part References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/C2</text:p>
          </table:table-cell>
        </table:table-row>
        <table:table-row table:style-name="ro1">
          <table:table-cell office:value-type="string">
            <text:p>CC0402JRNP09BN100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14-1-ND</text:p>
          </table:table-cell>
          <table:table-cell office:value-type="string">
            <text:p>CAP CERAMIC 10PF 50V NP0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0406">
            <text:p>0.00406</text:p>
          </table:table-cell>
          <table:table-cell office:value-type="string">
            <text:p>311-1014-6-ND</text:p>
          </table:table-cell>
          <table:table-cell office:value-type="string">
            <text:p>http://search.digikey.com/scripts/DkSearch/dksus.dll?Detail&amp;name=311-1014-1-ND</text:p>
          </table:table-cell>
          <table:table-cell office:value-type="string">
            <text:p>http://www.yageo.com/documents/recent/UPY-GP_NP0_16V-to-50V_6.pdf</text:p>
          </table:table-cell>
          <table:table-cell office:value-type="string">
            <text:p>ME</text:p>
          </table:table-cell>
          <table:table-cell office:value-type="string">
            <text:p>581-04023U100JAT2A</text:p>
          </table:table-cell>
          <table:table-cell office:value-type="string">
            <text:p>04023U100JAT2A</text:p>
          </table:table-cell>
          <table:table-cell office:value-type="float" office:value="0.032">
            <text:p>0.032</text:p>
          </table:table-cell>
          <table:table-cell office:value-type="string">
            <text:p>http://at.mouser.com/ProductDetail/AVX/04023U100JAT2A/?qs=sGAEpiMZZMvQvaS66kI3TihUrlW%252bJjiJUf9DY1cdM5I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3/C4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F931A106MAA</text:p>
          </table:table-cell>
          <table:table-cell office:value-type="string">
            <text:p>Nichicon</text:p>
          </table:table-cell>
          <table:table-cell office:value-type="string">
            <text:p>DK</text:p>
          </table:table-cell>
          <table:table-cell office:value-type="string">
            <text:p>493-2351-1-ND</text:p>
          </table:table-cell>
          <table:table-cell office:value-type="string">
            <text:p>CAP TANTALUM 10UF 10V 20%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49">
            <text:p>0.349</text:p>
          </table:table-cell>
          <table:table-cell office:value-type="float" office:value="0.21">
            <text:p>0.21</text:p>
          </table:table-cell>
          <table:table-cell office:value-type="float" office:value="0.15752">
            <text:p>0.15752</text:p>
          </table:table-cell>
          <table:table-cell office:value-type="string">
            <text:p>493-2351-6-ND</text:p>
          </table:table-cell>
          <table:table-cell office:value-type="string">
            <text:p>http://search.digikey.com/scripts/DkSearch/dksus.dll?Detail&amp;name=493-2351-1-ND</text:p>
          </table:table-cell>
          <table:table-cell office:value-type="string">
            <text:p>http://products.nichicon.co.jp/en/pdf/XJA039/e-f93.pdf</text:p>
          </table:table-cell>
          <table:table-cell office:value-type="string">
            <text:p>ME</text:p>
          </table:table-cell>
          <table:table-cell office:value-type="string">
            <text:p>80-B45196H2106K109</text:p>
          </table:table-cell>
          <table:table-cell office:value-type="string">
            <text:p>B45196H2106K109</text:p>
          </table:table-cell>
          <table:table-cell office:value-type="float" office:value="0.203">
            <text:p>0.203</text:p>
          </table:table-cell>
          <table:table-cell office:value-type="string">
            <text:p>http://at.mouser.com/ProductDetail/Kemet/B45196H2106K109/?qs=sGAEpiMZZMuEN2agSAc2pkTaD7b2aQjmQy5HG6VoQ2g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C7/C8/C9/C10</text:p>
          </table:table-cell>
        </table:table-row>
        <table:table-row table:style-name="ro1">
          <table:table-cell office:value-type="string">
            <text:p>C1608Y5V1C225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51-1-ND</text:p>
          </table:table-cell>
          <table:table-cell office:value-type="string">
            <text:p>CAP CER 2.2UF 16V Y5V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88">
            <text:p>0.088</text:p>
          </table:table-cell>
          <table:table-cell office:value-type="float" office:value="0.052">
            <text:p>0.052</text:p>
          </table:table-cell>
          <table:table-cell office:value-type="float" office:value="0.03">
            <text:p>0.03</text:p>
          </table:table-cell>
          <table:table-cell office:value-type="string">
            <text:p>445-3451-6-ND</text:p>
          </table:table-cell>
          <table:table-cell office:value-type="string">
            <text:p>http://search.digikey.com/scripts/DkSearch/dksus.dll?Detail&amp;name=445-3451-1-ND</text:p>
          </table:table-cell>
          <table:table-cell office:value-type="string">
            <text:p>http://www.tdk.com/pdf/general_A11.pdf</text:p>
          </table:table-cell>
          <table:table-cell office:value-type="string">
            <text:p>ME</text:p>
          </table:table-cell>
          <table:table-cell office:value-type="string">
            <text:p>810-C1608Y5V1C225Z</text:p>
          </table:table-cell>
          <table:table-cell office:value-type="string">
            <text:p>C1608Y5V1C225Z</text:p>
          </table:table-cell>
          <table:table-cell office:value-type="float" office:value="0.085">
            <text:p>0.085</text:p>
          </table:table-cell>
          <table:table-cell office:value-type="string">
            <text:p>http://at.mouser.com/ProductDetail/TDK/C1608Y5V1C225Z/?qs=sGAEpiMZZMvQvaS66kI3Tk6Pvfi1sRGO1Mj%252bJU27Qrg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1/C12</text:p>
          </table:table-cell>
        </table:table-row>
        <table:table-row table:style-name="ro1">
          <table:table-cell office:value-type="string">
            <text:p>F931A106MAA</text:p>
          </table:table-cell>
          <table:table-cell office:value-type="string">
            <text:p>Nichicon</text:p>
          </table:table-cell>
          <table:table-cell office:value-type="string">
            <text:p>DK</text:p>
          </table:table-cell>
          <table:table-cell office:value-type="string">
            <text:p>493-2351-1-ND</text:p>
          </table:table-cell>
          <table:table-cell office:value-type="string">
            <text:p>CAP TANTALUM 10UF 10V 20%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49">
            <text:p>0.349</text:p>
          </table:table-cell>
          <table:table-cell office:value-type="float" office:value="0.21">
            <text:p>0.21</text:p>
          </table:table-cell>
          <table:table-cell office:value-type="float" office:value="0.15752">
            <text:p>0.15752</text:p>
          </table:table-cell>
          <table:table-cell office:value-type="string">
            <text:p>493-2351-6-ND</text:p>
          </table:table-cell>
          <table:table-cell office:value-type="string">
            <text:p>http://search.digikey.com/scripts/DkSearch/dksus.dll?Detail&amp;name=493-2351-1-ND</text:p>
          </table:table-cell>
          <table:table-cell office:value-type="string">
            <text:p>http://products.nichicon.co.jp/en/pdf/XJA039/e-f93.pdf</text:p>
          </table:table-cell>
          <table:table-cell office:value-type="string">
            <text:p>ME</text:p>
          </table:table-cell>
          <table:table-cell office:value-type="string">
            <text:p>80-B45196H2106K109</text:p>
          </table:table-cell>
          <table:table-cell office:value-type="string">
            <text:p>B45196H2106K109</text:p>
          </table:table-cell>
          <table:table-cell office:value-type="float" office:value="0.203">
            <text:p>0.203</text:p>
          </table:table-cell>
          <table:table-cell office:value-type="string">
            <text:p>http://at.mouser.com/ProductDetail/Kemet/B45196H2106K109/?qs=sGAEpiMZZMuEN2agSAc2pkTaD7b2aQjmQy5HG6VoQ2g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3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4/C15</text:p>
          </table:table-cell>
        </table:table-row>
        <table:table-row table:style-name="ro1">
          <table:table-cell office:value-type="string">
            <text:p>CC0402KRX7R9BB471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28-1-ND</text:p>
          </table:table-cell>
          <table:table-cell office:value-type="string">
            <text:p>CAP 470PF 50V CERAMIC X7R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7">
            <text:p>0.0067</text:p>
          </table:table-cell>
          <table:table-cell office:value-type="float" office:value="0.00386">
            <text:p>0.00386</text:p>
          </table:table-cell>
          <table:table-cell office:value-type="string">
            <text:p>311-1028-6-ND</text:p>
          </table:table-cell>
          <table:table-cell office:value-type="string">
            <text:p>http://search.digikey.com/scripts/DkSearch/dksus.dll?Detail&amp;name=311-1028-1-ND</text:p>
          </table:table-cell>
          <table:table-cell office:value-type="string">
            <text:p>http://media.digikey.com/pdf/Data%20Sheets/Yageo%20PDFs/MLCC%20ordering%20code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6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C17/C18/C19/C20/C21/C22</text:p>
          </table:table-cell>
        </table:table-row>
        <table:table-row table:style-name="ro1">
          <table:table-cell office:value-type="string">
            <text:p>C1608Y5V0J475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49-1-ND</text:p>
          </table:table-cell>
          <table:table-cell office:value-type="string">
            <text:p>CAP CER 4.7UF 6.3V Y5V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121">
            <text:p>0.121</text:p>
          </table:table-cell>
          <table:table-cell office:value-type="float" office:value="0.0715">
            <text:p>0.0715</text:p>
          </table:table-cell>
          <table:table-cell office:value-type="float" office:value="0.04126">
            <text:p>0.04126</text:p>
          </table:table-cell>
          <table:table-cell office:value-type="string">
            <text:p>445-3449-6-ND</text:p>
          </table:table-cell>
          <table:table-cell office:value-type="string">
            <text:p>http://search.digikey.com/scripts/DkSearch/dksus.dll?Detail&amp;name=445-3449-1-ND</text:p>
          </table:table-cell>
          <table:table-cell office:value-type="string">
            <text:p>http://www.tdk.com/pdf/general_A11.pdf</text:p>
          </table:table-cell>
          <table:table-cell office:value-type="string">
            <text:p>ME</text:p>
          </table:table-cell>
          <table:table-cell office:value-type="string">
            <text:p>810-C1608X5R0J475M</text:p>
          </table:table-cell>
          <table:table-cell office:value-type="string">
            <text:p>C1608X5R0J475M</text:p>
          </table:table-cell>
          <table:table-cell office:value-type="float" office:value="0.095">
            <text:p>0.095</text:p>
          </table:table-cell>
          <table:table-cell office:value-type="string">
            <text:p>http://at.mouser.com/ProductDetail/TDK/C1608X5R0J475M/?qs=sGAEpiMZZMvQvaS66kI3Tt5K2onxAczgRH8Wm%2fmpn2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3</text:p>
          </table:table-cell>
        </table:table-row>
        <table:table-row table:style-name="ro1">
          <table:table-cell office:value-type="string">
            <text:p>C1005Y5V1C224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44-1-ND</text:p>
          </table:table-cell>
          <table:table-cell office:value-type="string">
            <text:p>CAP CER .22UF 16V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3">
            <text:p>0.03</text:p>
          </table:table-cell>
          <table:table-cell office:value-type="float" office:value="0.0176">
            <text:p>0.0176</text:p>
          </table:table-cell>
          <table:table-cell office:value-type="float" office:value="0.01012">
            <text:p>0.01012</text:p>
          </table:table-cell>
          <table:table-cell office:value-type="string">
            <text:p>445-3444-6-ND</text:p>
          </table:table-cell>
          <table:table-cell office:value-type="string">
            <text:p>http://search.digikey.com/scripts/DkSearch/dksus.dll?Detail&amp;name=445-3444-1-ND</text:p>
          </table:table-cell>
          <table:table-cell office:value-type="string">
            <text:p>http://www.tdk.com/pdf/general_A11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4</text:p>
          </table:table-cell>
        </table:table-row>
        <table:table-row table:style-name="ro1">
          <table:table-cell office:value-type="string">
            <text:p>CC0402KRX7R7BB103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2-1-ND</text:p>
          </table:table-cell>
          <table:table-cell office:value-type="string">
            <text:p>CAP 10000PF 16V CERAMIC X7R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7">
            <text:p>0.0067</text:p>
          </table:table-cell>
          <table:table-cell office:value-type="float" office:value="0.00386">
            <text:p>0.00386</text:p>
          </table:table-cell>
          <table:table-cell office:value-type="string">
            <text:p>311-1042-6-ND</text:p>
          </table:table-cell>
          <table:table-cell office:value-type="string">
            <text:p>http://search.digikey.com/scripts/DkSearch/dksus.dll?Detail&amp;name=311-1042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0-C1005X7R1C103K</text:p>
          </table:table-cell>
          <table:table-cell office:value-type="string">
            <text:p>C1005X7R1C103K</text:p>
          </table:table-cell>
          <table:table-cell office:value-type="float" office:value="0.032">
            <text:p>0.032</text:p>
          </table:table-cell>
          <table:table-cell office:value-type="string">
            <text:p>http://at.mouser.com/ProductDetail/TDK/C1005X7R1C103K/?qs=sGAEpiMZZMvQvaS66kI3ToxS7c2J4e237rb4UXwcIBM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5</text:p>
          </table:table-cell>
        </table:table-row>
        <table:table-row table:style-name="ro1">
          <table:table-cell office:value-type="string">
            <text:p>GRM155F51C474ZA01D</text:p>
          </table:table-cell>
          <table:table-cell office:value-type="string">
            <text:p>Murata Electronics</text:p>
          </table:table-cell>
          <table:table-cell office:value-type="string">
            <text:p>DK</text:p>
          </table:table-cell>
          <table:table-cell office:value-type="string">
            <text:p>490-3274-1-ND</text:p>
          </table:table-cell>
          <table:table-cell office:value-type="string">
            <text:p>CAP CER .47UF 16V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44">
            <text:p>0.044</text:p>
          </table:table-cell>
          <table:table-cell office:value-type="float" office:value="0.026">
            <text:p>0.026</text:p>
          </table:table-cell>
          <table:table-cell office:value-type="float" office:value="0.015">
            <text:p>0.015</text:p>
          </table:table-cell>
          <table:table-cell office:value-type="string">
            <text:p>490-3274-6-ND</text:p>
          </table:table-cell>
          <table:table-cell office:value-type="string">
            <text:p>http://search.digikey.com/scripts/DkSearch/dksus.dll?Detail&amp;name=490-3274-1-ND</text:p>
          </table:table-cell>
          <table:table-cell office:value-type="string">
            <text:p>http://search.murata.co.jp/Ceramy/image/img/PDF/ENG/GRM155F51C474ZA01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MSS1P4-M3/89A</text:p>
          </table:table-cell>
          <table:table-cell office:value-type="string">
            <text:p>Vishay</text:p>
          </table:table-cell>
          <table:table-cell office:value-type="string">
            <text:p>DK</text:p>
          </table:table-cell>
          <table:table-cell office:value-type="string">
            <text:p>MSS1P4-M3/89AGICT-ND</text:p>
          </table:table-cell>
          <table:table-cell office:value-type="string">
            <text:p>DIODE SCHOTTKY 1A 40V MICROSM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26">
            <text:p>0.326</text:p>
          </table:table-cell>
          <table:table-cell office:value-type="float" office:value="0.1919">
            <text:p>0.1919</text:p>
          </table:table-cell>
          <table:table-cell office:value-type="float" office:value="0.13576">
            <text:p>0.13576</text:p>
          </table:table-cell>
          <table:table-cell office:value-type="string">
            <text:p>MSS1P4-M3/89AGIDKR-ND</text:p>
          </table:table-cell>
          <table:table-cell office:value-type="string">
            <text:p>http://search.digikey.com/scripts/DkSearch/dksus.dll?Detail&amp;name=MSS1P4-M3/89AGICT-ND</text:p>
          </table:table-cell>
          <table:table-cell office:value-type="string">
            <text:p>http://www.vishay.com/docs/89019/mss1p4.pdf</text:p>
          </table:table-cell>
          <table:table-cell office:value-type="string">
            <text:p>ME</text:p>
          </table:table-cell>
          <table:table-cell office:value-type="string">
            <text:p>625-MSS1P4-M3</text:p>
          </table:table-cell>
          <table:table-cell office:value-type="string">
            <text:p>MSS1P4-M3/89A</text:p>
          </table:table-cell>
          <table:table-cell office:value-type="float" office:value="0.245">
            <text:p>0.245</text:p>
          </table:table-cell>
          <table:table-cell office:value-type="string">
            <text:p>http://at.mouser.com/ProductDetail/Vishay/MSS1P4-M3-89A/?qs=fLSHF8TigmUkO6GnwlXAx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D1</text:p>
          </table:table-cell>
        </table:table-row>
        <table:table-row table:style-name="ro1">
          <table:table-cell office:value-type="string">
            <text:p>MF-FSMF050X-2</text:p>
          </table:table-cell>
          <table:table-cell office:value-type="string">
            <text:p>Bourns Inc.</text:p>
          </table:table-cell>
          <table:table-cell office:value-type="string">
            <text:p>DK</text:p>
          </table:table-cell>
          <table:table-cell office:value-type="string">
            <text:p>MF-FSMF050X-2CT-ND</text:p>
          </table:table-cell>
          <table:table-cell office:value-type="string">
            <text:p>FUSE PTC RESET 500MA SMD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12">
            <text:p>0.312</text:p>
          </table:table-cell>
          <table:table-cell office:value-type="string">
            <text:p>MF-FSMF050X-2DKR-ND</text:p>
          </table:table-cell>
          <table:table-cell office:value-type="string">
            <text:p>http://search.digikey.com/scripts/DkSearch/dksus.dll?Detail&amp;name=MF-FSMF050X-2CT-ND</text:p>
          </table:table-cell>
          <table:table-cell office:value-type="string">
            <text:p>http://www.bourns.com/data/global/pdfs/mffsmf.pdf</text:p>
          </table:table-cell>
          <table:table-cell office:value-type="string">
            <text:p>ME</text:p>
          </table:table-cell>
          <table:table-cell office:value-type="string">
            <text:p>652-MFFSMF050X-2</text:p>
          </table:table-cell>
          <table:table-cell office:value-type="string">
            <text:p>MF-FSMF050X-2</text:p>
          </table:table-cell>
          <table:table-cell office:value-type="float" office:value="0.448">
            <text:p>0.448</text:p>
          </table:table-cell>
          <table:table-cell office:value-type="string">
            <text:p>http://at.mouser.com/ProductDetail/Bourns/MF-FSMF050X-2/?qs=3QkGRBNOvbrZekaW8Gqm4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MF-FSMF020X-2</text:p>
          </table:table-cell>
          <table:table-cell office:value-type="string">
            <text:p>Bourns Inc.</text:p>
          </table:table-cell>
          <table:table-cell office:value-type="string">
            <text:p>DK</text:p>
          </table:table-cell>
          <table:table-cell office:value-type="string">
            <text:p>MF-FSMF020X-2CT-ND</text:p>
          </table:table-cell>
          <table:table-cell office:value-type="string">
            <text:p>FUSE PTC RESET 200MA SMD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12">
            <text:p>0.312</text:p>
          </table:table-cell>
          <table:table-cell office:value-type="string">
            <text:p>MF-FSMF020X-2DKR-ND</text:p>
          </table:table-cell>
          <table:table-cell office:value-type="string">
            <text:p>http://search.digikey.com/scripts/DkSearch/dksus.dll?Detail&amp;name=MF-FSMF020X-2CT-ND</text:p>
          </table:table-cell>
          <table:table-cell office:value-type="string">
            <text:p>http://www.bourns.com/data/global/pdfs/mffsmf.pdf</text:p>
          </table:table-cell>
          <table:table-cell office:value-type="string">
            <text:p>ME</text:p>
          </table:table-cell>
          <table:table-cell office:value-type="string">
            <text:p>652-MFFSMF020X-2</text:p>
          </table:table-cell>
          <table:table-cell office:value-type="string">
            <text:p>MF-FSMF020X-2</text:p>
          </table:table-cell>
          <table:table-cell office:value-type="float" office:value="0.448">
            <text:p>0.448</text:p>
          </table:table-cell>
          <table:table-cell office:value-type="string">
            <text:p>http://at.mouser.com/ProductDetail/Bourns/MF-FSMF020X-2/?qs=3QkGRBNOvbqaTWjqPUQNsg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F2</text:p>
          </table:table-cell>
        </table:table-row>
        <table:table-row table:style-name="ro1">
          <table:table-cell office:value-type="string">
            <text:p>53261-15</text:p>
          </table:table-cell>
          <table:table-cell office:value-type="string">
            <text:p>Molex Inc</text:p>
          </table:table-cell>
          <table:table-cell office:value-type="string">
            <text:p>DK</text:p>
          </table:table-cell>
          <table:table-cell office:value-type="string">
            <text:p>WM7632CT-ND</text:p>
          </table:table-cell>
          <table:table-cell office:value-type="string">
            <text:p>CONN HEADER 15POS 1.25MM R/A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2.199">
            <text:p>2.199</text:p>
          </table:table-cell>
          <table:table-cell office:value-type="float" office:value="1.8992">
            <text:p>1.8992</text:p>
          </table:table-cell>
          <table:table-cell office:value-type="float" office:value="1.6993">
            <text:p>1.6993</text:p>
          </table:table-cell>
          <table:table-cell office:value-type="string">
            <text:p>WM7632DKR-ND</text:p>
          </table:table-cell>
          <table:table-cell office:value-type="string">
            <text:p>http://search.digikey.com/scripts/DkSearch/dksus.dll?Detail&amp;name=WM7632CT-ND</text:p>
          </table:table-cell>
          <table:table-cell office:value-type="string">
            <text:p>http://www.molex.com/pdm_docs/sd/532611571_sd.pdf</text:p>
          </table:table-cell>
          <table:table-cell office:value-type="string">
            <text:p>ME</text:p>
          </table:table-cell>
          <table:table-cell office:value-type="string">
            <text:p>538-53261-1571</text:p>
          </table:table-cell>
          <table:table-cell office:value-type="string">
            <text:p>53261-1571</text:p>
          </table:table-cell>
          <table:table-cell office:value-type="float" office:value="3.79">
            <text:p>3.79</text:p>
          </table:table-cell>
          <table:table-cell office:value-type="string">
            <text:p>http://at.mouser.com/ProductDetail/Molex/53261-1571/?qs=sGAEpiMZZMticT%2fTNjssTkTynroYBL5J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1</text:p>
          </table:table-cell>
        </table:table-row>
        <table:table-row table:style-name="ro1">
          <table:table-cell office:value-type="string">
            <text:p>953230-2000-AR-PR</text:p>
          </table:table-cell>
          <table:table-cell office:value-type="string">
            <text:p>3M</text:p>
          </table:table-cell>
          <table:table-cell office:value-type="string">
            <text:p>DK</text:p>
          </table:table-cell>
          <table:table-cell office:value-type="string">
            <text:p>3M9272CT-ND</text:p>
          </table:table-cell>
          <table:table-cell office:value-type="string">
            <text:p>CONN SOCKET 30POS 2MM VERT SM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*</text:p>
          </table:table-cell>
          <table:table-cell office:value-type="float" office:value="3.22">
            <text:p>3.22</text:p>
          </table:table-cell>
          <table:table-cell office:value-type="float" office:value="2.449">
            <text:p>2.449</text:p>
          </table:table-cell>
          <table:table-cell office:value-type="string">
            <text:p>*</text:p>
          </table:table-cell>
          <table:table-cell office:value-type="string">
            <text:p>3M9272DKR-ND</text:p>
          </table:table-cell>
          <table:table-cell office:value-type="string">
            <text:p>http://search.digikey.com/scripts/DkSearch/dksus.dll?Detail&amp;name=3M9272CT-ND</text:p>
          </table:table-cell>
          <table:table-cell office:value-type="string">
            <text:p>http://multimedia.3m.com/mws/mediawebserver?mwsId=66666UuZjcFSLXTtmXMEm8T_EVuQEcuZgVs6EVs6E666666--</text:p>
          </table:table-cell>
          <table:table-cell office:value-type="string">
            <text:p>ME</text:p>
          </table:table-cell>
          <table:table-cell office:value-type="string">
            <text:p>517-953230-2000-ARPR</text:p>
          </table:table-cell>
          <table:table-cell office:value-type="string">
            <text:p>953230-2000-AR-PR</text:p>
          </table:table-cell>
          <table:table-cell office:value-type="float" office:value="3.35">
            <text:p>3.35</text:p>
          </table:table-cell>
          <table:table-cell office:value-type="string">
            <text:p>http://at.mouser.com/ProductDetail/3M-Electronic-Solutions-Division/953230-2000-AR-TP/?qs=sGAEpiMZZMvlX3nhDDO4AIai1Cgo4eruxj%252bVob%252bdmb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2</text:p>
          </table:table-cell>
        </table:table-row>
        <table:table-row table:style-name="ro1">
          <table:table-cell office:value-type="string">
            <text:p>953230-2000-AR-PR</text:p>
          </table:table-cell>
          <table:table-cell office:value-type="string">
            <text:p>3M</text:p>
          </table:table-cell>
          <table:table-cell office:value-type="string">
            <text:p>DK</text:p>
          </table:table-cell>
          <table:table-cell office:value-type="string">
            <text:p>3M9272CT-ND</text:p>
          </table:table-cell>
          <table:table-cell office:value-type="string">
            <text:p>CONN SOCKET 30POS 2MM VERT SM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*</text:p>
          </table:table-cell>
          <table:table-cell office:value-type="float" office:value="3.22">
            <text:p>3.22</text:p>
          </table:table-cell>
          <table:table-cell office:value-type="float" office:value="2.449">
            <text:p>2.449</text:p>
          </table:table-cell>
          <table:table-cell office:value-type="string">
            <text:p>*</text:p>
          </table:table-cell>
          <table:table-cell office:value-type="string">
            <text:p>3M9272DKR-ND</text:p>
          </table:table-cell>
          <table:table-cell office:value-type="string">
            <text:p>http://search.digikey.com/scripts/DkSearch/dksus.dll?Detail&amp;name=3M9272CT-ND</text:p>
          </table:table-cell>
          <table:table-cell office:value-type="string">
            <text:p>http://multimedia.3m.com/mws/mediawebserver?mwsId=66666UuZjcFSLXTtmXMEm8T_EVuQEcuZgVs6EVs6E666666--</text:p>
          </table:table-cell>
          <table:table-cell office:value-type="string">
            <text:p>ME</text:p>
          </table:table-cell>
          <table:table-cell office:value-type="string">
            <text:p>517-953230-2000-ARPR</text:p>
          </table:table-cell>
          <table:table-cell office:value-type="string">
            <text:p>953230-2000-AR-PR</text:p>
          </table:table-cell>
          <table:table-cell office:value-type="float" office:value="3.35">
            <text:p>3.35</text:p>
          </table:table-cell>
          <table:table-cell office:value-type="string">
            <text:p>http://at.mouser.com/ProductDetail/3M-Electronic-Solutions-Division/953230-2000-AR-TP/?qs=sGAEpiMZZMvlX3nhDDO4AIai1Cgo4eruxj%252bVob%252bdmb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3</text:p>
          </table:table-cell>
        </table:table-row>
        <table:table-row table:style-name="ro1">
          <table:table-cell office:value-type="string">
            <text:p>BM06B-SRSS-TB</text:p>
          </table:table-cell>
          <table:table-cell office:value-type="string">
            <text:p>JST</text:p>
          </table:table-cell>
          <table:table-cell office:value-type="string">
            <text:p>DK</text:p>
          </table:table-cell>
          <table:table-cell office:value-type="string">
            <text:p>455-1792-1-ND</text:p>
          </table:table-cell>
          <table:table-cell office:value-type="string">
            <text:p>CONN HEADER SH 6POS TOP 1MM TI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66">
            <text:p>0.66</text:p>
          </table:table-cell>
          <table:table-cell office:value-type="float" office:value="0.5504">
            <text:p>0.5504</text:p>
          </table:table-cell>
          <table:table-cell office:value-type="float" office:value="0.4403">
            <text:p>0.4403</text:p>
          </table:table-cell>
          <table:table-cell office:value-type="string">
            <text:p>455-1792-6-ND</text:p>
          </table:table-cell>
          <table:table-cell office:value-type="string">
            <text:p>http://search.digikey.com/scripts/DkSearch/dksus.dll?Detail&amp;name=455-1792-1-ND</text:p>
          </table:table-cell>
          <table:table-cell office:value-type="string">
            <text:p>http://www.jst-mfg.com/product/pdf/eng/eSH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4</text:p>
          </table:table-cell>
        </table:table-row>
        <table:table-row table:style-name="ro1">
          <table:table-cell office:value-type="string">
            <text:p>47346-0001</text:p>
          </table:table-cell>
          <table:table-cell office:value-type="string">
            <text:p>Molex Inc</text:p>
          </table:table-cell>
          <table:table-cell office:value-type="string">
            <text:p>DK</text:p>
          </table:table-cell>
          <table:table-cell office:value-type="string">
            <text:p>WM17141CT-ND</text:p>
          </table:table-cell>
          <table:table-cell office:value-type="string">
            <text:p>CONN RCPT 5POS MICRO USB R/A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793">
            <text:p>0.793</text:p>
          </table:table-cell>
          <table:table-cell office:value-type="float" office:value="0.6612">
            <text:p>0.6612</text:p>
          </table:table-cell>
          <table:table-cell office:value-type="float" office:value="0.54992">
            <text:p>0.54992</text:p>
          </table:table-cell>
          <table:table-cell office:value-type="string">
            <text:p>WM17141DKR-ND</text:p>
          </table:table-cell>
          <table:table-cell office:value-type="string">
            <text:p>http://search.digikey.com/scripts/DkSearch/dksus.dll?Detail&amp;name=WM17141DKR-ND</text:p>
          </table:table-cell>
          <table:table-cell office:value-type="string">
            <text:p>http://www.molex.com/pdm_docs/sd/473460001_sd.pdf</text:p>
          </table:table-cell>
          <table:table-cell office:value-type="string">
            <text:p>ME</text:p>
          </table:table-cell>
          <table:table-cell office:value-type="string">
            <text:p>538-47346-0001</text:p>
          </table:table-cell>
          <table:table-cell office:value-type="string">
            <text:p>47346-0001</text:p>
          </table:table-cell>
          <table:table-cell office:value-type="float" office:value="1.44">
            <text:p>1.44</text:p>
          </table:table-cell>
          <table:table-cell office:value-type="string">
            <text:p>http://at.mouser.com/ProductDetail/Molex/47346-0001/?qs=c2CV6XM0DweJBWaSeyWeCw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5</text:p>
          </table:table-cell>
        </table:table-row>
        <table:table-row table:style-name="ro1">
          <table:table-cell office:value-type="string">
            <text:p>M50-3900542</text:p>
          </table:table-cell>
          <table:table-cell office:value-type="string">
            <text:p>Harwin Inc</text:p>
          </table:table-cell>
          <table:table-cell office:value-type="string">
            <text:p>DK</text:p>
          </table:table-cell>
          <table:table-cell office:value-type="string">
            <text:p>952-1395-ND</text:p>
          </table:table-cell>
          <table:table-cell office:value-type="string">
            <text:p>CONN HDR 1.27MM R/A AU 10PO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242">
            <text:p>1.242</text:p>
          </table:table-cell>
          <table:table-cell office:value-type="float" office:value="1.035">
            <text:p>1.035</text:p>
          </table:table-cell>
          <table:table-cell office:value-type="float" office:value="0.92">
            <text:p>0.92</text:p>
          </table:table-cell>
          <table:table-cell office:value-type="string">
            <text:p>*</text:p>
          </table:table-cell>
          <table:table-cell office:value-type="string">
            <text:p>http://search.digikey.com/scripts/DkSearch/dksus.dll?vendor=0&amp;keywords=M50-3900542</text:p>
          </table:table-cell>
          <table:table-cell office:value-type="string">
            <text:p>http://www.harwin.com/include/downloads/pdfs/2010PAGE95.PDF</text:p>
          </table:table-cell>
          <table:table-cell office:value-type="string">
            <text:p>ME</text:p>
          </table:table-cell>
          <table:table-cell office:value-type="string">
            <text:p>855-M50-3900542</text:p>
          </table:table-cell>
          <table:table-cell office:value-type="string">
            <text:p>M50-3900542</text:p>
          </table:table-cell>
          <table:table-cell office:value-type="float" office:value="0.968">
            <text:p>0.968</text:p>
          </table:table-cell>
          <table:table-cell office:value-type="string">
            <text:p>http://at.mouser.com/ProductDetail/Harwin/M50-3900542/?qs=9fQaSFfsqsyxvSF9FxJVZ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6</text:p>
          </table:table-cell>
        </table:table-row>
        <table:table-row table:style-name="ro1">
          <table:table-cell office:value-type="string">
            <text:p>BKP1005HS121-T</text:p>
          </table:table-cell>
          <table:table-cell office:value-type="string">
            <text:p>Taiyo Yuden</text:p>
          </table:table-cell>
          <table:table-cell office:value-type="string">
            <text:p>DK</text:p>
          </table:table-cell>
          <table:table-cell office:value-type="string">
            <text:p>587-1921-1-ND</text:p>
          </table:table-cell>
          <table:table-cell office:value-type="string">
            <text:p>FERRITE BEAD 120 OHM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41">
            <text:p>0.041</text:p>
          </table:table-cell>
          <table:table-cell office:value-type="string">
            <text:p>587-1921-6-ND</text:p>
          </table:table-cell>
          <table:table-cell office:value-type="string">
            <text:p>http://search.digikey.com/scripts/DkSearch/dksus.dll?Detail&amp;name=587-1921-1-ND</text:p>
          </table:table-cell>
          <table:table-cell office:value-type="string">
            <text:p>http://www.yuden.co.jp/us/product/pdf/ebkp_e.pdf</text:p>
          </table:table-cell>
          <table:table-cell office:value-type="string">
            <text:p>ME</text:p>
          </table:table-cell>
          <table:table-cell office:value-type="string">
            <text:p>81-BLM15PD121SN1D</text:p>
          </table:table-cell>
          <table:table-cell office:value-type="string">
            <text:p>BLM15PD121SN1D</text:p>
          </table:table-cell>
          <table:table-cell office:value-type="float" office:value="0.107">
            <text:p>0.107</text:p>
          </table:table-cell>
          <table:table-cell office:value-type="string">
            <text:p>http://at.mouser.com/ProductDetail/Murata/BLM15PD121SN1D/?qs=sGAEpiMZZMvgExXaNlWje%2fYJEy227vp0QOj%2fvL%252bjfcU%3d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75">
            <text:p>275</text:p>
          </table:table-cell>
          <table:table-cell office:value-type="string">
            <text:p>L1/L2/L3/L4/L5/L6/L7/L8/L9/L10/L11</text:p>
          </table:table-cell>
        </table:table-row>
        <table:table-row table:style-name="ro1">
          <table:table-cell office:value-type="string">
            <text:p>LTST-C193KGKT-5A</text:p>
          </table:table-cell>
          <table:table-cell office:value-type="string">
            <text:p>Lite-On Inc</text:p>
          </table:table-cell>
          <table:table-cell office:value-type="string">
            <text:p>DK</text:p>
          </table:table-cell>
          <table:table-cell office:value-type="string">
            <text:p>160-1828-1-ND</text:p>
          </table:table-cell>
          <table:table-cell office:value-type="string">
            <text:p>LED GREEN RECT CLEAR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33">
            <text:p>0.333</text:p>
          </table:table-cell>
          <table:table-cell office:value-type="float" office:value="0.1961">
            <text:p>0.1961</text:p>
          </table:table-cell>
          <table:table-cell office:value-type="float" office:value="0.13876">
            <text:p>0.13876</text:p>
          </table:table-cell>
          <table:table-cell office:value-type="string">
            <text:p>160-1828-6-ND</text:p>
          </table:table-cell>
          <table:table-cell office:value-type="string">
            <text:p>http://search.digikey.com/scripts/DkSearch/dksus.dll?Detail&amp;name=160-1828-1-ND</text:p>
          </table:table-cell>
          <table:table-cell office:value-type="string">
            <text:p>http://optoelectronics.liteon.com/en-us/api/DwonloadFileHandler.ashx?txtSpecNo=DS22-2007-0094&amp;txtPartNo=LTST-C193KGKT-5A</text:p>
          </table:table-cell>
          <table:table-cell office:value-type="string">
            <text:p>ME</text:p>
          </table:table-cell>
          <table:table-cell office:value-type="string">
            <text:p>859-LTSTC193KGKT5A</text:p>
          </table:table-cell>
          <table:table-cell office:value-type="string">
            <text:p>LTST-C193KGKT-5A</text:p>
          </table:table-cell>
          <table:table-cell office:value-type="float" office:value="0.095">
            <text:p>0.095</text:p>
          </table:table-cell>
          <table:table-cell office:value-type="string">
            <text:p>http://at.mouser.com/ProductDetail/Lite-On/LTST-C193KGKT-5A/?qs=sGAEpiMZZMtEjy7lsqBi5fLvGOUBcO0bIk%2fLkyFaocM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1</text:p>
          </table:table-cell>
        </table:table-row>
        <table:table-row table:style-name="ro1">
          <table:table-cell office:value-type="string">
            <text:p>LNJ437W84RA</text:p>
          </table:table-cell>
          <table:table-cell office:value-type="string">
            <text:p>Panasonic - SSG</text:p>
          </table:table-cell>
          <table:table-cell office:value-type="string">
            <text:p>DK</text:p>
          </table:table-cell>
          <table:table-cell office:value-type="string">
            <text:p>LNJ437W84RACT-ND</text:p>
          </table:table-cell>
          <table:table-cell office:value-type="string">
            <text:p>LED AMBER HIGH BRIGHT ESS SM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53">
            <text:p>0.53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office:value-type="string">
            <text:p>LNJ437W84RADKR-ND</text:p>
          </table:table-cell>
          <table:table-cell office:value-type="string">
            <text:p>http://search.digikey.com/scripts/DkSearch/dksus.dll?Detail&amp;name=LNJ437W84RACT-ND</text:p>
          </table:table-cell>
          <table:table-cell office:value-type="string">
            <text:p>http://industrial.panasonic.com/www-cgi/jvcr13pz.cgi?E+SC+4+ATA7003+LNJ437W84RA+8+WW</text:p>
          </table:table-cell>
          <table:table-cell office:value-type="string">
            <text:p>ME</text:p>
          </table:table-cell>
          <table:table-cell office:value-type="string">
            <text:p>859-LTSTC193KFKT5A</text:p>
          </table:table-cell>
          <table:table-cell office:value-type="string">
            <text:p>LTST-C193KFKT-5A</text:p>
          </table:table-cell>
          <table:table-cell office:value-type="float" office:value="0.107">
            <text:p>0.107</text:p>
          </table:table-cell>
          <table:table-cell office:value-type="string">
            <text:p>http://at.mouser.com/ProductDetail/Lite-On/LTST-C193KFKT-5A/?qs=sGAEpiMZZMtEjy7lsqBi5bC2XNxVFiT1S8BN7fygZ%2fY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2</text:p>
          </table:table-cell>
        </table:table-row>
        <table:table-row table:style-name="ro1">
          <table:table-cell office:value-type="string">
            <text:p>LNJ937W8CRA</text:p>
          </table:table-cell>
          <table:table-cell office:value-type="string">
            <text:p>Panasonic - SSG</text:p>
          </table:table-cell>
          <table:table-cell office:value-type="string">
            <text:p>DK</text:p>
          </table:table-cell>
          <table:table-cell office:value-type="string">
            <text:p>LNJ937W8CRACT-ND</text:p>
          </table:table-cell>
          <table:table-cell office:value-type="string">
            <text:p>LED BLUE HIGH BRIGHT ESS SM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48">
            <text:p>0.48</text:p>
          </table:table-cell>
          <table:table-cell office:value-type="float" office:value="0.3168">
            <text:p>0.3168</text:p>
          </table:table-cell>
          <table:table-cell office:value-type="float" office:value="0.26">
            <text:p>0.26</text:p>
          </table:table-cell>
          <table:table-cell office:value-type="string">
            <text:p>LNJ937W8CRADKR-ND</text:p>
          </table:table-cell>
          <table:table-cell office:value-type="string">
            <text:p>http://search.digikey.com/scripts/DkSearch/dksus.dll?Detail&amp;name=LNJ937W8CRACT-ND</text:p>
          </table:table-cell>
          <table:table-cell office:value-type="string">
            <text:p>http://industrial.panasonic.com/www-cgi/jvcr13pz.cgi?E+SC+4+ATA7003+LNJ937W8CRA+8+WW</text:p>
          </table:table-cell>
          <table:table-cell office:value-type="string">
            <text:p>ME</text:p>
          </table:table-cell>
          <table:table-cell office:value-type="string">
            <text:p>859-LTSTC193TBKT5A</text:p>
          </table:table-cell>
          <table:table-cell office:value-type="string">
            <text:p>LTST-C193TBKT-5A</text:p>
          </table:table-cell>
          <table:table-cell office:value-type="float" office:value="0.298">
            <text:p>0.298</text:p>
          </table:table-cell>
          <table:table-cell office:value-type="string">
            <text:p>http://at.mouser.com/ProductDetail/Lite-On/LTST-C193TBKT-5A/?qs=sGAEpiMZZMtEjy7lsqBi5bC2XNxVFiT1QaUoqu1kG60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3</text:p>
          </table:table-cell>
        </table:table-row>
        <table:table-row table:style-name="ro1">
          <table:table-cell office:value-type="string">
            <text:p>RMCF0402JT4K7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4K70CT-ND</text:p>
          </table:table-cell>
          <table:table-cell office:value-type="string">
            <text:p>RES 4.7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4K70DKR-ND</text:p>
          </table:table-cell>
          <table:table-cell office:value-type="string">
            <text:p>http://search.digikey.com/scripts/DkSearch/dksus.dll?Detail&amp;name=RMCF0402JT4K7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/R2</text:p>
          </table:table-cell>
        </table:table-row>
        <table:table-row table:style-name="ro1">
          <table:table-cell office:value-type="string">
            <text:p>RMCF0402JT10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100RCT-ND</text:p>
          </table:table-cell>
          <table:table-cell office:value-type="string">
            <text:p>RES 10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100RDKR-ND</text:p>
          </table:table-cell>
          <table:table-cell office:value-type="string">
            <text:p>http://search.digikey.com/scripts/DkSearch/dksus.dll?Detail&amp;name=RMCF0402JT100R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3/R4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string">
            <text:p>RMCF0402JT22R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R0CT-ND</text:p>
          </table:table-cell>
          <table:table-cell office:value-type="string">
            <text:p>RES TF 22 OHM 5% 1/16W 040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R0DKR-ND</text:p>
          </table:table-cell>
          <table:table-cell office:value-type="string">
            <text:p>http://search.digikey.com/scripts/DkSearch/dksus.dll?Detail&amp;name=RMCF0402JT22R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string">
            <text:p>RMCF0402ZT0R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ZT0R00CT-ND</text:p>
          </table:table-cell>
          <table:table-cell office:value-type="string">
            <text:p>RES 0.0 OHM 1/16W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ZT0R00DKR-ND</text:p>
          </table:table-cell>
          <table:table-cell office:value-type="string">
            <text:p>http://search.digikey.com/scripts/DkSearch/dksus.dll?Detail&amp;name=RMCF0402ZT0R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string">
            <text:p>RMCF0402JT22R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R0CT-ND</text:p>
          </table:table-cell>
          <table:table-cell office:value-type="string">
            <text:p>RES TF 22 OHM 5% 1/16W 040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R0DKR-ND</text:p>
          </table:table-cell>
          <table:table-cell office:value-type="string">
            <text:p>http://search.digikey.com/scripts/DkSearch/dksus.dll?Detail&amp;name=RMCF0402JT22R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8</text:p>
          </table:table-cell>
        </table:table-row>
        <table:table-row table:style-name="ro1">
          <table:table-cell office:value-type="string">
            <text:p>RMCF0402ZT0R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ZT0R00CT-ND</text:p>
          </table:table-cell>
          <table:table-cell office:value-type="string">
            <text:p>RES 0.0 OHM 1/16W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ZT0R00DKR-ND</text:p>
          </table:table-cell>
          <table:table-cell office:value-type="string">
            <text:p>http://search.digikey.com/scripts/DkSearch/dksus.dll?Detail&amp;name=RMCF0402ZT0R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9</text:p>
          </table:table-cell>
        </table:table-row>
        <table:table-row table:style-name="ro1">
          <table:table-cell office:value-type="string">
            <text:p>RMCF0402J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1K00CT-ND</text:p>
          </table:table-cell>
          <table:table-cell office:value-type="string">
            <text:p>RES 1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1K00DKR-ND</text:p>
          </table:table-cell>
          <table:table-cell office:value-type="string">
            <text:p>http://search.digikey.com/scripts/DkSearch/dksus.dll?Detail&amp;name=RMCF0402JT1K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0</text:p>
          </table:table-cell>
        </table:table-row>
        <table:table-row table:style-name="ro1">
          <table:table-cell office:value-type="string">
            <text:p>RC0402FR-0739K2L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39.2KLRCT-ND</text:p>
          </table:table-cell>
          <table:table-cell office:value-type="string">
            <text:p>RES 39.2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*</text:p>
          </table:table-cell>
          <table:table-cell office:value-type="float" office:value="0.067">
            <text:p>0.067</text:p>
          </table:table-cell>
          <table:table-cell office:value-type="float" office:value="0.0362">
            <text:p>0.0362</text:p>
          </table:table-cell>
          <table:table-cell office:value-type="float" office:value="0.02085">
            <text:p>0.02085</text:p>
          </table:table-cell>
          <table:table-cell office:value-type="string">
            <text:p>311-39.2KLRDKR-ND</text:p>
          </table:table-cell>
          <table:table-cell office:value-type="string">
            <text:p>http://search.digikey.com/scripts/DkSearch/dksus.dll?Detail&amp;name=311-39.2KLRCT-ND</text:p>
          </table:table-cell>
          <table:table-cell office:value-type="string">
            <text:p>http://www.yageo.com/documents/recent/PYu-RC0402_51_RoHS_L_6.pdf</text:p>
          </table:table-cell>
          <table:table-cell office:value-type="string">
            <text:p>ME</text:p>
          </table:table-cell>
          <table:table-cell table:number-columns-repeated="2" office:value-type="string">
            <text:p>304-39.2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392K-RC/?qs=sGAEpiMZZMtG0KNrPCHnjZ81IsZ41qnEdwGMvS7VK3o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2</text:p>
          </table:table-cell>
        </table:table-row>
        <table:table-row table:style-name="ro1">
          <table:table-cell office:value-type="string">
            <text:p>RMCF0402JT22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0RCT-ND</text:p>
          </table:table-cell>
          <table:table-cell office:value-type="string">
            <text:p>RES 22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0RDKR-ND</text:p>
          </table:table-cell>
          <table:table-cell office:value-type="string">
            <text:p>http://search.digikey.com/scripts/DkSearch/dksus.dll?Detail&amp;name=RMCF0402JT220RTR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3</text:p>
          </table:table-cell>
        </table:table-row>
        <table:table-row table:style-name="ro1">
          <table:table-cell office:value-type="string">
            <text:p>ERJ-2GEJ680X</text:p>
          </table:table-cell>
          <table:table-cell office:value-type="string">
            <text:p>Panasonic - ECG</text:p>
          </table:table-cell>
          <table:table-cell office:value-type="string">
            <text:p>DK</text:p>
          </table:table-cell>
          <table:table-cell office:value-type="string">
            <text:p>P68JCT-ND</text:p>
          </table:table-cell>
          <table:table-cell office:value-type="string">
            <text:p>RES 68 OHM 1/10W 5% 0402 SMD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5">
            <text:p>0.05</text:p>
          </table:table-cell>
          <table:table-cell office:value-type="float" office:value="0.0172">
            <text:p>0.0172</text:p>
          </table:table-cell>
          <table:table-cell office:value-type="float" office:value="0.0131">
            <text:p>0.0131</text:p>
          </table:table-cell>
          <table:table-cell office:value-type="string">
            <text:p>P68JDKR-ND</text:p>
          </table:table-cell>
          <table:table-cell office:value-type="string">
            <text:p>http://search.digikey.com/scripts/DkSearch/dksus.dll?Detail&amp;name=P68JCT-ND</text:p>
          </table:table-cell>
          <table:table-cell office:value-type="string">
            <text:p>http://industrial.panasonic.com/www-cgi/jvcr13pz.cgi?E+PZ+3+AOA0001+ERJ2GEJ680X+7+WW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4</text:p>
          </table:table-cell>
        </table:table-row>
        <table:table-row table:style-name="ro1">
          <table:table-cell office:value-type="string">
            <text:p>RMCF0402JT22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0RCT-ND</text:p>
          </table:table-cell>
          <table:table-cell office:value-type="string">
            <text:p>RES 22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0RDKR-ND</text:p>
          </table:table-cell>
          <table:table-cell office:value-type="string">
            <text:p>http://search.digikey.com/scripts/DkSearch/dksus.dll?Detail&amp;name=RMCF0402JT220RTR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5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R16/R17/R18</text:p>
          </table:table-cell>
        </table:table-row>
        <table:table-row table:style-name="ro1">
          <table:table-cell office:value-type="string">
            <text:p>RMCF0402JT4K7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4K70CT-ND</text:p>
          </table:table-cell>
          <table:table-cell office:value-type="string">
            <text:p>RES 4.7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4K70DKR-ND</text:p>
          </table:table-cell>
          <table:table-cell office:value-type="string">
            <text:p>http://search.digikey.com/scripts/DkSearch/dksus.dll?Detail&amp;name=RMCF0402JT4K7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9/R20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21</text:p>
          </table:table-cell>
        </table:table-row>
        <table:table-row table:style-name="ro1">
          <table:table-cell office:value-type="string">
            <text:p>EVQP7J01K</text:p>
          </table:table-cell>
          <table:table-cell office:value-type="string">
            <text:p>Panasonic - ECG</text:p>
          </table:table-cell>
          <table:table-cell office:value-type="string">
            <text:p>DK</text:p>
          </table:table-cell>
          <table:table-cell office:value-type="string">
            <text:p>P12278SCT-ND</text:p>
          </table:table-cell>
          <table:table-cell office:value-type="string">
            <text:p>SWITCH LT 3.5MMX2.9MM 160GF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734">
            <text:p>0.734</text:p>
          </table:table-cell>
          <table:table-cell office:value-type="float" office:value="0.6163">
            <text:p>0.6163</text:p>
          </table:table-cell>
          <table:table-cell office:value-type="float" office:value="0.52826">
            <text:p>0.52826</text:p>
          </table:table-cell>
          <table:table-cell office:value-type="string">
            <text:p>P12278SDKR-ND</text:p>
          </table:table-cell>
          <table:table-cell office:value-type="string">
            <text:p>http://search.digikey.com/scripts/DkSearch/dksus.dll?Detail&amp;name=P12278SCT-ND</text:p>
          </table:table-cell>
          <table:table-cell office:value-type="string">
            <text:p>http://industrial.panasonic.com/www-data/pdf/ATK0000/ATK0000CE20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1</text:p>
          </table:table-cell>
        </table:table-row>
        <table:table-row table:style-name="ro1">
          <table:table-cell/>
          <table:table-cell/>
          <table:table-cell table:number-columns-repeated="3"/>
          <table:table-cell table:number-columns-repeated="4"/>
          <table:table-cell/>
          <table:table-cell table:number-columns-repeated="5"/>
          <table:table-cell table:number-columns-repeated="2"/>
          <table:table-cell/>
          <table:table-cell/>
          <table:table-cell/>
          <table:table-cell/>
          <table:table-cell table:number-columns-repeated="2"/>
          <table:table-cell/>
        </table:table-row>
        <table:table-row table:style-name="ro1">
          <table:table-cell office:value-type="string">
            <text:p>TXB0102DCUR</text:p>
          </table:table-cell>
          <table:table-cell office:value-type="string">
            <text:p>Texas Instruments</text:p>
          </table:table-cell>
          <table:table-cell office:value-type="string">
            <text:p>DK</text:p>
          </table:table-cell>
          <table:table-cell office:value-type="string">
            <text:p>296-22862-1-ND</text:p>
          </table:table-cell>
          <table:table-cell office:value-type="string">
            <text:p>IC VOLT-LVL TRANSL BI-DIR 8-US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48">
            <text:p>1.48</text:p>
          </table:table-cell>
          <table:table-cell office:value-type="float" office:value="1.17">
            <text:p>1.17</text:p>
          </table:table-cell>
          <table:table-cell office:value-type="float" office:value="1.053">
            <text:p>1.053</text:p>
          </table:table-cell>
          <table:table-cell office:value-type="string">
            <text:p>296-22862-6-ND</text:p>
          </table:table-cell>
          <table:table-cell office:value-type="string">
            <text:p>http://search.digikey.com/scripts/DkSearch/dksus.dll?Detail&amp;name=296-22862-1-ND</text:p>
          </table:table-cell>
          <table:table-cell office:value-type="string">
            <text:p>http://focus.ti.com/lit/ds/symlink/txb0102.pdf</text:p>
          </table:table-cell>
          <table:table-cell office:value-type="string">
            <text:p>ME</text:p>
          </table:table-cell>
          <table:table-cell office:value-type="string">
            <text:p>595-TXB0102DCUR</text:p>
          </table:table-cell>
          <table:table-cell office:value-type="string">
            <text:p>TXB0102DCUR</text:p>
          </table:table-cell>
          <table:table-cell office:value-type="float" office:value="1.55">
            <text:p>1.55</text:p>
          </table:table-cell>
          <table:table-cell office:value-type="string">
            <text:p>http://at.mouser.com/ProductDetail/Texas-Instruments/TXB0102DCUR/?qs=sGAEpiMZZMsty6Jaj0%252bBBsMF3VbNM0929UnYQvFKVv0%3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U2/U3/U4</text:p>
          </table:table-cell>
        </table:table-row>
        <table:table-row table:style-name="ro1">
          <table:table-cell office:value-type="string">
            <text:p>SN74LVC2T45</text:p>
          </table:table-cell>
          <table:table-cell office:value-type="string">
            <text:p>Texas Instruments</text:p>
          </table:table-cell>
          <table:table-cell office:value-type="string">
            <text:p>DK</text:p>
          </table:table-cell>
          <table:table-cell office:value-type="string">
            <text:p>296-17014-1-ND</text:p>
          </table:table-cell>
          <table:table-cell office:value-type="string">
            <text:p>Translator, Bidirectional, 3-State, 2bit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79">
            <text:p>0.79</text:p>
          </table:table-cell>
          <table:table-cell office:value-type="float" office:value="0.612">
            <text:p>0.612</text:p>
          </table:table-cell>
          <table:table-cell office:value-type="float" office:value="0.54">
            <text:p>0.54</text:p>
          </table:table-cell>
          <table:table-cell office:value-type="string">
            <text:p>296-17014-6-ND</text:p>
          </table:table-cell>
          <table:table-cell office:value-type="string">
            <text:p>http://search.digikey.com/scripts/DkSearch/dksus.dll?Detail&amp;name=296-17014-1-ND</text:p>
          </table:table-cell>
          <table:table-cell office:value-type="string">
            <text:p>http://focus.ti.com/lit/ds/symlink/sn74lvc2t45.pdf</text:p>
          </table:table-cell>
          <table:table-cell office:value-type="string">
            <text:p>ME</text:p>
          </table:table-cell>
          <table:table-cell office:value-type="string">
            <text:p>595-SN74LVC2T45DCUR</text:p>
          </table:table-cell>
          <table:table-cell office:value-type="string">
            <text:p>SN74LVC2T45DCUR</text:p>
          </table:table-cell>
          <table:table-cell office:value-type="float" office:value="0.766">
            <text:p>0.766</text:p>
          </table:table-cell>
          <table:table-cell office:value-type="string">
            <text:p>http://at.mouser.com/ProductDetail/Texas-Instruments/SN74LVC2T45DCUR/?qs=0smPjiIwnfIdG9vxyJHBd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5</text:p>
          </table:table-cell>
        </table:table-row>
        <table:table-row table:style-name="ro1">
          <table:table-cell office:value-type="string">
            <text:p>LD1117AS33</text:p>
          </table:table-cell>
          <table:table-cell office:value-type="string">
            <text:p>STMicroelectronics</text:p>
          </table:table-cell>
          <table:table-cell office:value-type="string">
            <text:p>DK</text:p>
          </table:table-cell>
          <table:table-cell office:value-type="string">
            <text:p>497-1228-1-ND</text:p>
          </table:table-cell>
          <table:table-cell office:value-type="string">
            <text:p>IC REG LDO 3.3V 1.2A SOT-22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84">
            <text:p>0.84</text:p>
          </table:table-cell>
          <table:table-cell office:value-type="float" office:value="0.663">
            <text:p>0.663</text:p>
          </table:table-cell>
          <table:table-cell office:value-type="float" office:value="0.5746">
            <text:p>0.5746</text:p>
          </table:table-cell>
          <table:table-cell office:value-type="string">
            <text:p>497-1228-6-ND</text:p>
          </table:table-cell>
          <table:table-cell office:value-type="string">
            <text:p>http://search.digikey.com/scripts/DkSearch/dksus.dll?Detail&amp;name=497-1228-1-ND</text:p>
          </table:table-cell>
          <table:table-cell office:value-type="string">
            <text:p>http://www.st.com/internet/com/TECHNICAL_RESOURCES/TECHNICAL_LITERATURE/DATASHEET/CD00002116.pdf</text:p>
          </table:table-cell>
          <table:table-cell office:value-type="string">
            <text:p>ME</text:p>
          </table:table-cell>
          <table:table-cell office:value-type="string">
            <text:p>511-LD1117AS33</text:p>
          </table:table-cell>
          <table:table-cell office:value-type="string">
            <text:p>LD1117AS33TR</text:p>
          </table:table-cell>
          <table:table-cell office:value-type="float" office:value="0.477">
            <text:p>0.477</text:p>
          </table:table-cell>
          <table:table-cell office:value-type="string">
            <text:p>http://at.mouser.com/ProductDetail/STMicroelectronics/LD1117AS33TR/?qs=C3bf%2fVrkE5CoDDd7wyn%252ba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6</text:p>
          </table:table-cell>
        </table:table-row>
        <table:table-row table:style-name="ro1">
          <table:table-cell office:value-type="string">
            <text:p>MIC5207-3.3YM5</text:p>
          </table:table-cell>
          <table:table-cell office:value-type="string">
            <text:p>Micrel Inc</text:p>
          </table:table-cell>
          <table:table-cell office:value-type="string">
            <text:p>DK</text:p>
          </table:table-cell>
          <table:table-cell office:value-type="string">
            <text:p>576-1267-1-ND</text:p>
          </table:table-cell>
          <table:table-cell office:value-type="string">
            <text:p>IC REG LDO 180MA 3.3V SOT23-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1.02">
            <text:p>1.02</text:p>
          </table:table-cell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string">
            <text:p>576-1267-6-ND</text:p>
          </table:table-cell>
          <table:table-cell office:value-type="string">
            <text:p>http://search.digikey.com/scripts/DkSearch/dksus.dll?Detail&amp;name=576-1267-1-ND</text:p>
          </table:table-cell>
          <table:table-cell office:value-type="string">
            <text:p>http://www.micrel.com/_PDF/mic5207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7</text:p>
          </table:table-cell>
        </table:table-row>
        <table:table-row table:style-name="ro1">
          <table:table-cell office:value-type="string">
            <text:p>24FC128-I/MS</text:p>
          </table:table-cell>
          <table:table-cell office:value-type="string">
            <text:p>Microchip</text:p>
          </table:table-cell>
          <table:table-cell office:value-type="string">
            <text:p>DK</text:p>
          </table:table-cell>
          <table:table-cell office:value-type="string">
            <text:p>24FC128-I/MS-ND</text:p>
          </table:table-cell>
          <table:table-cell office:value-type="string">
            <text:p>IC EEPROM 128KBIT 1MHZ 8MSOP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84">
            <text:p>0.84</text:p>
          </table:table-cell>
          <table:table-cell office:value-type="float" office:value="0.6">
            <text:p>0.6</text:p>
          </table:table-cell>
          <table:table-cell office:value-type="float" office:value="0.58">
            <text:p>0.58</text:p>
          </table:table-cell>
          <table:table-cell office:value-type="string">
            <text:p>*</text:p>
          </table:table-cell>
          <table:table-cell office:value-type="string">
            <text:p>http://search.digikey.com/scripts/DkSearch/dksus.dll?Detail&amp;name=24FC128-I/MS-ND</text:p>
          </table:table-cell>
          <table:table-cell office:value-type="string">
            <text:p>http://ww1.microchip.com/downloads/en/DeviceDoc/21191s.pdf</text:p>
          </table:table-cell>
          <table:table-cell office:value-type="string">
            <text:p>ME</text:p>
          </table:table-cell>
          <table:table-cell office:value-type="string">
            <text:p>579-24FC128-I/MS</text:p>
          </table:table-cell>
          <table:table-cell office:value-type="string">
            <text:p>24FC128-I/MS</text:p>
          </table:table-cell>
          <table:table-cell office:value-type="float" office:value="0.639">
            <text:p>0.639</text:p>
          </table:table-cell>
          <table:table-cell office:value-type="string">
            <text:p>http://at.mouser.com/ProductDetail/Microchip/24FC128-I-MS/?qs=XNV0BZVlaZHXU0%2fvkIaqx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8</text:p>
          </table:table-cell>
        </table:table-row>
        <table:table-row table:style-name="ro1">
          <table:table-cell office:value-type="string">
            <text:p>LIS331DLH</text:p>
          </table:table-cell>
          <table:table-cell office:value-type="string">
            <text:p>STMicroelectronics</text:p>
          </table:table-cell>
          <table:table-cell office:value-type="string">
            <text:p>DK</text:p>
          </table:table-cell>
          <table:table-cell office:value-type="string">
            <text:p>497-10397-1-ND</text:p>
          </table:table-cell>
          <table:table-cell office:value-type="string">
            <text:p>ACCELEROMETER MEMS 3AXIS 16-LGA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8.316">
            <text:p>8.316</text:p>
          </table:table-cell>
          <table:table-cell office:value-type="float" office:value="6.93">
            <text:p>6.93</text:p>
          </table:table-cell>
          <table:table-cell office:value-type="float" office:value="6.237">
            <text:p>6.237</text:p>
          </table:table-cell>
          <table:table-cell office:value-type="string">
            <text:p>497-10397-6-ND</text:p>
          </table:table-cell>
          <table:table-cell office:value-type="string">
            <text:p>http://search.digikey.com/scripts/DkSearch/dksus.dll?Detail&amp;name=497-10397-1-ND</text:p>
          </table:table-cell>
          <table:table-cell office:value-type="string">
            <text:p>http://www.st.com/internet/com/TECHNICAL_RESOURCES/TECHNICAL_LITERATURE/DATASHEET/CD00213470.pdf</text:p>
          </table:table-cell>
          <table:table-cell office:value-type="string">
            <text:p>ME</text:p>
          </table:table-cell>
          <table:table-cell office:value-type="string">
            <text:p>511-LIS331DLH</text:p>
          </table:table-cell>
          <table:table-cell office:value-type="string">
            <text:p>LIS331DLH</text:p>
          </table:table-cell>
          <table:table-cell office:value-type="float" office:value="7.87">
            <text:p>7.87</text:p>
          </table:table-cell>
          <table:table-cell office:value-type="string">
            <text:p>http://at.mouser.com/ProductDetail/STMicroelectronics/LIS331DLH/?qs=sGAEpiMZZMvAvBNgSS9Lql%252bnfyR4OMM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9</text:p>
          </table:table-cell>
        </table:table-row>
        <table:table-row table:style-name="ro1">
          <table:table-cell office:value-type="string">
            <text:p>BMP0805</text:p>
          </table:table-cell>
          <table:table-cell office:value-type="string">
            <text:p>Bosch Sensortec</text:p>
          </table:table-cell>
          <table:table-cell office:value-type="string">
            <text:p>DK</text:p>
          </table:table-cell>
          <table:table-cell office:value-type="string">
            <text:p>828-1005-1-ND</text:p>
          </table:table-cell>
          <table:table-cell office:value-type="string">
            <text:p>DIGITAL BAROMETRIC PRESSURE SNS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8.79">
            <text:p>8.79</text:p>
          </table:table-cell>
          <table:table-cell office:value-type="float" office:value="7.325">
            <text:p>7.325</text:p>
          </table:table-cell>
          <table:table-cell office:value-type="float" office:value="5.567">
            <text:p>5.567</text:p>
          </table:table-cell>
          <table:table-cell office:value-type="string">
            <text:p>828-1005-6-ND</text:p>
          </table:table-cell>
          <table:table-cell office:value-type="string">
            <text:p>http://search.digikey.com/scripts/DkSearch/dksus.dll?Detail&amp;name=828-1005-1-ND</text:p>
          </table:table-cell>
          <table:table-cell office:value-type="string">
            <text:p>http://www.bosch-sensortec.com/content/language1/downloads/BST-BMP085-DS000-05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0</text:p>
          </table:table-cell>
        </table:table-row>
        <table:table-row table:style-name="ro1">
          <table:table-cell table:number-columns-repeated="2" office:value-type="string">
            <text:p>HMC5843</text:p>
          </table:table-cell>
          <table:table-cell office:value-type="string">
            <text:p>DK</text:p>
          </table:table-cell>
          <table:table-cell office:value-type="string">
            <text:p>342-1071-1-ND</text:p>
          </table:table-cell>
          <table:table-cell office:value-type="string">
            <text:p>SENSOR MAGNETIC 3 AXIS 20-LCC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342-1071-6-ND</text:p>
          </table:table-cell>
          <table:table-cell office:value-type="string">
            <text:p>http://search.digikey.com/scripts/DkSearch/dksus.dll?Detail&amp;name=342-1071-1-ND</text:p>
          </table:table-cell>
          <table:table-cell office:value-type="string">
            <text:p>http://www.sparkfun.com/datasheets/Sensors/Magneto/HMC5843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1</text:p>
          </table:table-cell>
        </table:table-row>
        <table:table-row table:style-name="ro1">
          <table:table-cell office:value-type="string">
            <text:p>L3G4200DH</text:p>
          </table:table-cell>
          <table:table-cell office:value-type="string">
            <text:p>ST Gyro 3-Axis</text:p>
          </table:table-cell>
          <table:table-cell office:value-type="string">
            <text:p>ME</text:p>
          </table:table-cell>
          <table:table-cell office:value-type="string">
            <text:p>511-L3G4200D</text:p>
          </table:table-cell>
          <table:table-cell office:value-type="string">
            <text:p>Gyroscopes Mems Sensor 3-Axis 2.4 to 3.6 V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13.85">
            <text:p>13.85</text:p>
          </table:table-cell>
          <table:table-cell office:value-type="float" office:value="12.41">
            <text:p>12.41</text:p>
          </table:table-cell>
          <table:table-cell office:value-type="float" office:value="9.88">
            <text:p>9.88</text:p>
          </table:table-cell>
          <table:table-cell office:value-type="string">
            <text:p>*</text:p>
          </table:table-cell>
          <table:table-cell office:value-type="string">
            <text:p>http://at.mouser.com/ProductDetail/STMicroelectronics/L3G4200D/?qs=sGAEpiMZZMtlZAfbtrLey%252by4mKX%2fvdEL</text:p>
          </table:table-cell>
          <table:table-cell office:value-type="string">
            <text:p>http://www.st.com/stonline/products/literature/ds/17116.pdf</text:p>
          </table:table-cell>
          <table:table-cell office:value-type="string">
            <text:p>ME</text:p>
          </table:table-cell>
          <table:table-cell office:value-type="string">
            <text:p>511-L3G4200D</text:p>
          </table:table-cell>
          <table:table-cell office:value-type="string">
            <text:p>L3G4200D</text:p>
          </table:table-cell>
          <table:table-cell office:value-type="float" office:value="12.41">
            <text:p>12.41</text:p>
          </table:table-cell>
          <table:table-cell office:value-type="string">
            <text:p>http://at.mouser.com/ProductDetail/STMicroelectronics/L3G4200D/?qs=sGAEpiMZZMtlZAfbtrLey%252by4mKX%2fvd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2</text:p>
          </table:table-cell>
        </table:table-row>
        <table:table-row table:style-name="ro1">
          <table:table-cell office:value-type="string">
            <text:p>7M-16.000MEEQ-T</text:p>
          </table:table-cell>
          <table:table-cell office:value-type="string">
            <text:p>TXC</text:p>
          </table:table-cell>
          <table:table-cell office:value-type="string">
            <text:p>DK</text:p>
          </table:table-cell>
          <table:table-cell office:value-type="string">
            <text:p>887-1319-1-ND</text:p>
          </table:table-cell>
          <table:table-cell office:value-type="string">
            <text:p>CRYSTAL 16.000 MHZ 10PF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463">
            <text:p>1.463</text:p>
          </table:table-cell>
          <table:table-cell office:value-type="float" office:value="1.2826">
            <text:p>1.2826</text:p>
          </table:table-cell>
          <table:table-cell office:value-type="float" office:value="1.0125">
            <text:p>1.0125</text:p>
          </table:table-cell>
          <table:table-cell office:value-type="string">
            <text:p>887-1319-6-ND</text:p>
          </table:table-cell>
          <table:table-cell office:value-type="string">
            <text:p>http://search.digikey.com/scripts/DkSearch/dksus.dll?Detail&amp;name=887-1319-1-ND</text:p>
          </table:table-cell>
          <table:table-cell office:value-type="string">
            <text:p>http://www.txccrystal.com/images/pdf/7m-accuracy.pdf</text:p>
          </table:table-cell>
          <table:table-cell office:value-type="string">
            <text:p>ME</text:p>
          </table:table-cell>
          <table:table-cell office:value-type="string">
            <text:p>717-7M-16.000MEEQ-T</text:p>
          </table:table-cell>
          <table:table-cell office:value-type="string">
            <text:p>7M-16.000MEEQ-T</text:p>
          </table:table-cell>
          <table:table-cell office:value-type="float" office:value="9999">
            <text:p>9999</text:p>
          </table:table-cell>
          <table:table-cell office:value-type="string">
            <text:p>http://at.mouser.com/ProductDetail/TXC/7M-16000MEEQ-T/?qs=65dIHZNch5syu%2fvH9aFnb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X1</text:p>
          </table:table-cell>
        </table:table-row>
      </table:table>
      <table:table table:name="Digi-Key" table:style-name="ta1" table:print="false">
        <table:table-column table:style-name="co20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Manufacturer Part Number</text:p>
          </table:table-cell>
          <table:table-cell table:style-name="Default" office:value-type="string">
            <text:p>Digi-Key Part Number</text:p>
          </table:table-cell>
          <table:table-cell office:value-type="string">
            <text:p>Description</text:p>
          </table:table-cell>
          <table:table-cell office:value-type="string">
            <text:p>Price for</text:p>
          </table:table-cell>
          <table:table-cell table:formula="of:=[Main.C11]" office:value-type="float" office:value="5">
            <text:p>5</text:p>
          </table:table-cell>
          <table:table-cell office:value-type="string">
            <text:p>units</text:p>
          </table:table-cell>
          <table:table-cell office:value-type="string">
            <text:p>EXPORT COLUMN</text:p>
          </table:table-cell>
        </table:table-row>
        <table:table-row table:style-name="ro1">
          <table:table-cell table:formula="of:=[BOM.U2]" office:value-type="float" office:value="2">
            <text:p>2</text:p>
          </table:table-cell>
          <table:table-cell table:formula="of:=[$BOM.A2]" office:value-type="string" office:string-value="CC0402ZRY5V7BB104">
            <text:p>CC0402ZRY5V7BB104</text:p>
          </table:table-cell>
          <table:table-cell table:formula="of:=IF([$BOM.C2]=&quot;DK&quot;;[$BOM.D2];&quot;&quot;)&amp;IF([$BOM.P2]=&quot;DK&quot;;[$BOM.Q2];&quot;&quot;)" office:value-type="string" office:string-value="311-1047-1-ND">
            <text:p>311-1047-1-ND</text:p>
          </table:table-cell>
          <table:table-cell table:style-name="ce2" table:formula="of:=[$BOM.$E2]" office:value-type="string" office:string-value="CAP .10UF 16V CERAMIC Y5V 0402">
            <text:p>CAP .10UF 16V CERAMIC Y5V 0402</text:p>
          </table:table-cell>
          <table:table-cell table:style-name="ce3" table:formula="of:=(IF([$BOM.C2]=&quot;DK&quot;;[$BOM.J2];0)+IF([$BOM.P2]=&quot;DK&quot;;[$BOM.S2];0))" office:value-type="currency" office:currency="USD" office:value="0.011">
            <text:p>$0.01</text:p>
          </table:table-cell>
          <table:table-cell table:style-name="ce3" table:formula="of:=[.$E2]*[$BOM.U2]*[$Main.$C$11]" office:value-type="currency" office:currency="USD" office:value="0.11">
            <text:p>$0.11</text:p>
          </table:table-cell>
          <table:table-cell/>
          <table:table-cell table:style-name="ce4" table:formula="of:=[.$A2]&amp;&quot;,&quot;&amp;[.$C2]&amp;&quot;,&quot;&amp;[$BOM.$X2]" office:value-type="string" office:string-value="2,311-1047-1-ND,C1/C2">
            <text:p>2,311-1047-1-ND,C1/C2</text:p>
          </table:table-cell>
        </table:table-row>
        <table:table-row table:style-name="ro1">
          <table:table-cell table:formula="of:=[BOM.U3]" office:value-type="float" office:value="2">
            <text:p>2</text:p>
          </table:table-cell>
          <table:table-cell table:formula="of:=[$BOM.A3]" office:value-type="string" office:string-value="CC0402JRNP09BN100">
            <text:p>CC0402JRNP09BN100</text:p>
          </table:table-cell>
          <table:table-cell table:formula="of:=IF([$BOM.C3]=&quot;DK&quot;;[$BOM.D3];&quot;&quot;)&amp;IF([$BOM.P3]=&quot;DK&quot;;[$BOM.Q3];&quot;&quot;)" office:value-type="string" office:string-value="311-1014-1-ND">
            <text:p>311-1014-1-ND</text:p>
          </table:table-cell>
          <table:table-cell table:formula="of:=[BOM.E3]" office:value-type="string" office:string-value="CAP CERAMIC 10PF 50V NP0 0402">
            <text:p>CAP CERAMIC 10PF 50V NP0 0402</text:p>
          </table:table-cell>
          <table:table-cell table:style-name="ce3" table:formula="of:=(IF([$BOM.C3]=&quot;DK&quot;;[$BOM.J3];0)+IF([$BOM.P3]=&quot;DK&quot;;[$BOM.S3];0))" office:value-type="currency" office:currency="USD" office:value="0.012">
            <text:p>$0.01</text:p>
          </table:table-cell>
          <table:table-cell table:style-name="ce3" table:formula="of:=[.$E3]*[$BOM.U3]*[$Main.$C$11]" office:value-type="currency" office:currency="USD" office:value="0.12">
            <text:p>$0.12</text:p>
          </table:table-cell>
          <table:table-cell/>
          <table:table-cell table:style-name="ce4" table:formula="of:=[.$A3]&amp;&quot;,&quot;&amp;[.$C3]&amp;&quot;,&quot;&amp;[$BOM.$X3]" office:value-type="string" office:string-value="2,311-1014-1-ND,C3/C4">
            <text:p>2,311-1014-1-ND,C3/C4</text:p>
          </table:table-cell>
        </table:table-row>
        <table:table-row table:style-name="ro1">
          <table:table-cell table:formula="of:=[BOM.U4]" office:value-type="float" office:value="1">
            <text:p>1</text:p>
          </table:table-cell>
          <table:table-cell table:formula="of:=[$BOM.A4]" office:value-type="string" office:string-value="CC0402ZRY5V7BB104">
            <text:p>CC0402ZRY5V7BB104</text:p>
          </table:table-cell>
          <table:table-cell table:formula="of:=IF([$BOM.C4]=&quot;DK&quot;;[$BOM.D4];&quot;&quot;)&amp;IF([$BOM.P4]=&quot;DK&quot;;[$BOM.Q4];&quot;&quot;)" office:value-type="string" office:string-value="311-1047-1-ND">
            <text:p>311-1047-1-ND</text:p>
          </table:table-cell>
          <table:table-cell table:formula="of:=[BOM.E4]" office:value-type="string" office:string-value="CAP .10UF 16V CERAMIC Y5V 0402">
            <text:p>CAP .10UF 16V CERAMIC Y5V 0402</text:p>
          </table:table-cell>
          <table:table-cell table:style-name="ce3" table:formula="of:=(IF([$BOM.C4]=&quot;DK&quot;;[$BOM.J4];0)+IF([$BOM.P4]=&quot;DK&quot;;[$BOM.S4];0))" office:value-type="currency" office:currency="USD" office:value="0.011">
            <text:p>$0.01</text:p>
          </table:table-cell>
          <table:table-cell table:style-name="ce3" table:formula="of:=[.$E4]*[$BOM.U4]*[$Main.$C$11]" office:value-type="currency" office:currency="USD" office:value="0.055">
            <text:p>$0.06</text:p>
          </table:table-cell>
          <table:table-cell/>
          <table:table-cell table:style-name="ce4" table:formula="of:=[.$A4]&amp;&quot;,&quot;&amp;[.$C4]&amp;&quot;,&quot;&amp;[$BOM.$X4]" office:value-type="string" office:string-value="1,311-1047-1-ND,C5">
            <text:p>1,311-1047-1-ND,C5</text:p>
          </table:table-cell>
        </table:table-row>
        <table:table-row table:style-name="ro1">
          <table:table-cell table:formula="of:=[BOM.U5]" office:value-type="float" office:value="1">
            <text:p>1</text:p>
          </table:table-cell>
          <table:table-cell table:formula="of:=[$BOM.A5]" office:value-type="string" office:string-value="F931A106MAA">
            <text:p>F931A106MAA</text:p>
          </table:table-cell>
          <table:table-cell table:formula="of:=IF([$BOM.C5]=&quot;DK&quot;;[$BOM.D5];&quot;&quot;)&amp;IF([$BOM.P5]=&quot;DK&quot;;[$BOM.Q5];&quot;&quot;)" office:value-type="string" office:string-value="493-2351-1-ND">
            <text:p>493-2351-1-ND</text:p>
          </table:table-cell>
          <table:table-cell table:formula="of:=[BOM.E5]" office:value-type="string" office:string-value="CAP TANTALUM 10UF 10V 20% SMD">
            <text:p>CAP TANTALUM 10UF 10V 20% SMD</text:p>
          </table:table-cell>
          <table:table-cell table:style-name="ce3" table:formula="of:=(IF([$BOM.C5]=&quot;DK&quot;;[$BOM.J5];0)+IF([$BOM.P5]=&quot;DK&quot;;[$BOM.S5];0))" office:value-type="currency" office:currency="USD" office:value="0.349">
            <text:p>$0.35</text:p>
          </table:table-cell>
          <table:table-cell table:style-name="ce3" table:formula="of:=[.$E5]*[$BOM.U5]*[$Main.$C$11]" office:value-type="currency" office:currency="USD" office:value="1.745">
            <text:p>$1.75</text:p>
          </table:table-cell>
          <table:table-cell/>
          <table:table-cell table:style-name="ce4" table:formula="of:=[.$A5]&amp;&quot;,&quot;&amp;[.$C5]&amp;&quot;,&quot;&amp;[$BOM.$X5]" office:value-type="string" office:string-value="1,493-2351-1-ND,C6">
            <text:p>1,493-2351-1-ND,C6</text:p>
          </table:table-cell>
        </table:table-row>
        <table:table-row table:style-name="ro1">
          <table:table-cell table:formula="of:=[BOM.U6]" office:value-type="float" office:value="4">
            <text:p>4</text:p>
          </table:table-cell>
          <table:table-cell table:formula="of:=[$BOM.A6]" office:value-type="string" office:string-value="CC0402ZRY5V7BB104">
            <text:p>CC0402ZRY5V7BB104</text:p>
          </table:table-cell>
          <table:table-cell table:formula="of:=IF([$BOM.C6]=&quot;DK&quot;;[$BOM.D6];&quot;&quot;)&amp;IF([$BOM.P6]=&quot;DK&quot;;[$BOM.Q6];&quot;&quot;)" office:value-type="string" office:string-value="311-1047-1-ND">
            <text:p>311-1047-1-ND</text:p>
          </table:table-cell>
          <table:table-cell table:formula="of:=[BOM.E6]" office:value-type="string" office:string-value="CAP .10UF 16V CERAMIC Y5V 0402">
            <text:p>CAP .10UF 16V CERAMIC Y5V 0402</text:p>
          </table:table-cell>
          <table:table-cell table:style-name="ce3" table:formula="of:=(IF([$BOM.C6]=&quot;DK&quot;;[$BOM.J6];0)+IF([$BOM.P6]=&quot;DK&quot;;[$BOM.S6];0))" office:value-type="currency" office:currency="USD" office:value="0.011">
            <text:p>$0.01</text:p>
          </table:table-cell>
          <table:table-cell table:style-name="ce3" table:formula="of:=[.$E6]*[$BOM.U6]*[$Main.$C$11]" office:value-type="currency" office:currency="USD" office:value="0.22">
            <text:p>$0.22</text:p>
          </table:table-cell>
          <table:table-cell/>
          <table:table-cell table:style-name="ce4" table:formula="of:=[.$A6]&amp;&quot;,&quot;&amp;[.$C6]&amp;&quot;,&quot;&amp;[$BOM.$X6]" office:value-type="string" office:string-value="4,311-1047-1-ND,C7/C8/C9/C10">
            <text:p>4,311-1047-1-ND,C7/C8/C9/C10</text:p>
          </table:table-cell>
        </table:table-row>
        <table:table-row table:style-name="ro1">
          <table:table-cell table:formula="of:=[BOM.U7]" office:value-type="float" office:value="2">
            <text:p>2</text:p>
          </table:table-cell>
          <table:table-cell table:formula="of:=[$BOM.A7]" office:value-type="string" office:string-value="C1608Y5V1C225Z">
            <text:p>C1608Y5V1C225Z</text:p>
          </table:table-cell>
          <table:table-cell table:formula="of:=IF([$BOM.C7]=&quot;DK&quot;;[$BOM.D7];&quot;&quot;)&amp;IF([$BOM.P7]=&quot;DK&quot;;[$BOM.Q7];&quot;&quot;)" office:value-type="string" office:string-value="445-3451-1-ND">
            <text:p>445-3451-1-ND</text:p>
          </table:table-cell>
          <table:table-cell table:formula="of:=[BOM.E7]" office:value-type="string" office:string-value="CAP CER 2.2UF 16V Y5V 0603">
            <text:p>CAP CER 2.2UF 16V Y5V 0603</text:p>
          </table:table-cell>
          <table:table-cell table:style-name="ce3" table:formula="of:=(IF([$BOM.C7]=&quot;DK&quot;;[$BOM.J7];0)+IF([$BOM.P7]=&quot;DK&quot;;[$BOM.S7];0))" office:value-type="currency" office:currency="USD" office:value="0.088">
            <text:p>$0.09</text:p>
          </table:table-cell>
          <table:table-cell table:style-name="ce3" table:formula="of:=[.$E7]*[$BOM.U7]*[$Main.$C$11]" office:value-type="currency" office:currency="USD" office:value="0.88">
            <text:p>$0.88</text:p>
          </table:table-cell>
          <table:table-cell/>
          <table:table-cell table:style-name="ce4" table:formula="of:=[.$A7]&amp;&quot;,&quot;&amp;[.$C7]&amp;&quot;,&quot;&amp;[$BOM.$X7]" office:value-type="string" office:string-value="2,445-3451-1-ND,C11/C12">
            <text:p>2,445-3451-1-ND,C11/C12</text:p>
          </table:table-cell>
        </table:table-row>
        <table:table-row table:style-name="ro1">
          <table:table-cell table:formula="of:=[BOM.U8]" office:value-type="float" office:value="1">
            <text:p>1</text:p>
          </table:table-cell>
          <table:table-cell table:formula="of:=[$BOM.A8]" office:value-type="string" office:string-value="F931A106MAA">
            <text:p>F931A106MAA</text:p>
          </table:table-cell>
          <table:table-cell table:formula="of:=IF([$BOM.C8]=&quot;DK&quot;;[$BOM.D8];&quot;&quot;)&amp;IF([$BOM.P8]=&quot;DK&quot;;[$BOM.Q8];&quot;&quot;)" office:value-type="string" office:string-value="493-2351-1-ND">
            <text:p>493-2351-1-ND</text:p>
          </table:table-cell>
          <table:table-cell table:formula="of:=[BOM.E8]" office:value-type="string" office:string-value="CAP TANTALUM 10UF 10V 20% SMD">
            <text:p>CAP TANTALUM 10UF 10V 20% SMD</text:p>
          </table:table-cell>
          <table:table-cell table:style-name="ce3" table:formula="of:=(IF([$BOM.C8]=&quot;DK&quot;;[$BOM.J8];0)+IF([$BOM.P8]=&quot;DK&quot;;[$BOM.S8];0))" office:value-type="currency" office:currency="USD" office:value="0.349">
            <text:p>$0.35</text:p>
          </table:table-cell>
          <table:table-cell table:style-name="ce3" table:formula="of:=[.$E8]*[$BOM.U8]*[$Main.$C$11]" office:value-type="currency" office:currency="USD" office:value="1.745">
            <text:p>$1.75</text:p>
          </table:table-cell>
          <table:table-cell/>
          <table:table-cell table:style-name="ce4" table:formula="of:=[.$A8]&amp;&quot;,&quot;&amp;[.$C8]&amp;&quot;,&quot;&amp;[$BOM.$X8]" office:value-type="string" office:string-value="1,493-2351-1-ND,C13">
            <text:p>1,493-2351-1-ND,C13</text:p>
          </table:table-cell>
        </table:table-row>
        <table:table-row table:style-name="ro1">
          <table:table-cell table:formula="of:=[BOM.U9]" office:value-type="float" office:value="2">
            <text:p>2</text:p>
          </table:table-cell>
          <table:table-cell table:formula="of:=[$BOM.A9]" office:value-type="string" office:string-value="CC0402ZRY5V7BB104">
            <text:p>CC0402ZRY5V7BB104</text:p>
          </table:table-cell>
          <table:table-cell table:formula="of:=IF([$BOM.C9]=&quot;DK&quot;;[$BOM.D9];&quot;&quot;)&amp;IF([$BOM.P9]=&quot;DK&quot;;[$BOM.Q9];&quot;&quot;)" office:value-type="string" office:string-value="311-1047-1-ND">
            <text:p>311-1047-1-ND</text:p>
          </table:table-cell>
          <table:table-cell table:formula="of:=[BOM.E9]" office:value-type="string" office:string-value="CAP .10UF 16V CERAMIC Y5V 0402">
            <text:p>CAP .10UF 16V CERAMIC Y5V 0402</text:p>
          </table:table-cell>
          <table:table-cell table:style-name="ce3" table:formula="of:=(IF([$BOM.C9]=&quot;DK&quot;;[$BOM.J9];0)+IF([$BOM.P9]=&quot;DK&quot;;[$BOM.S9];0))" office:value-type="currency" office:currency="USD" office:value="0.011">
            <text:p>$0.01</text:p>
          </table:table-cell>
          <table:table-cell table:style-name="ce3" table:formula="of:=[.$E9]*[$BOM.U9]*[$Main.$C$11]" office:value-type="currency" office:currency="USD" office:value="0.11">
            <text:p>$0.11</text:p>
          </table:table-cell>
          <table:table-cell/>
          <table:table-cell table:style-name="ce4" table:formula="of:=[.$A9]&amp;&quot;,&quot;&amp;[.$C9]&amp;&quot;,&quot;&amp;[$BOM.$X9]" office:value-type="string" office:string-value="2,311-1047-1-ND,C14/C15">
            <text:p>2,311-1047-1-ND,C14/C15</text:p>
          </table:table-cell>
        </table:table-row>
        <table:table-row table:style-name="ro1">
          <table:table-cell table:formula="of:=[BOM.U10]" office:value-type="float" office:value="1">
            <text:p>1</text:p>
          </table:table-cell>
          <table:table-cell table:formula="of:=[$BOM.A10]" office:value-type="string" office:string-value="CC0402KRX7R9BB471">
            <text:p>CC0402KRX7R9BB471</text:p>
          </table:table-cell>
          <table:table-cell table:formula="of:=IF([$BOM.C10]=&quot;DK&quot;;[$BOM.D10];&quot;&quot;)&amp;IF([$BOM.P10]=&quot;DK&quot;;[$BOM.Q10];&quot;&quot;)" office:value-type="string" office:string-value="311-1028-1-ND">
            <text:p>311-1028-1-ND</text:p>
          </table:table-cell>
          <table:table-cell table:formula="of:=[BOM.E10]" office:value-type="string" office:string-value="CAP 470PF 50V CERAMIC X7R 0402">
            <text:p>CAP 470PF 50V CERAMIC X7R 0402</text:p>
          </table:table-cell>
          <table:table-cell table:style-name="ce3" table:formula="of:=(IF([$BOM.C10]=&quot;DK&quot;;[$BOM.J10];0)+IF([$BOM.P10]=&quot;DK&quot;;[$BOM.S10];0))" office:value-type="currency" office:currency="USD" office:value="0.011">
            <text:p>$0.01</text:p>
          </table:table-cell>
          <table:table-cell table:style-name="ce3" table:formula="of:=[.$E10]*[$BOM.U10]*[$Main.$C$11]" office:value-type="currency" office:currency="USD" office:value="0.055">
            <text:p>$0.06</text:p>
          </table:table-cell>
          <table:table-cell/>
          <table:table-cell table:style-name="ce4" table:formula="of:=[.$A10]&amp;&quot;,&quot;&amp;[.$C10]&amp;&quot;,&quot;&amp;[$BOM.$X10]" office:value-type="string" office:string-value="1,311-1028-1-ND,C16">
            <text:p>1,311-1028-1-ND,C16</text:p>
          </table:table-cell>
        </table:table-row>
        <table:table-row table:style-name="ro1">
          <table:table-cell table:formula="of:=[BOM.U11]" office:value-type="float" office:value="6">
            <text:p>6</text:p>
          </table:table-cell>
          <table:table-cell table:formula="of:=[$BOM.A11]" office:value-type="string" office:string-value="CC0402ZRY5V7BB104">
            <text:p>CC0402ZRY5V7BB104</text:p>
          </table:table-cell>
          <table:table-cell table:formula="of:=IF([$BOM.C11]=&quot;DK&quot;;[$BOM.D11];&quot;&quot;)&amp;IF([$BOM.P11]=&quot;DK&quot;;[$BOM.Q11];&quot;&quot;)" office:value-type="string" office:string-value="311-1047-1-ND">
            <text:p>311-1047-1-ND</text:p>
          </table:table-cell>
          <table:table-cell table:formula="of:=[BOM.E11]" office:value-type="string" office:string-value="CAP .10UF 16V CERAMIC Y5V 0402">
            <text:p>CAP .10UF 16V CERAMIC Y5V 0402</text:p>
          </table:table-cell>
          <table:table-cell table:style-name="ce3" table:formula="of:=(IF([$BOM.C11]=&quot;DK&quot;;[$BOM.J11];0)+IF([$BOM.P11]=&quot;DK&quot;;[$BOM.S11];0))" office:value-type="currency" office:currency="USD" office:value="0.011">
            <text:p>$0.01</text:p>
          </table:table-cell>
          <table:table-cell table:style-name="ce3" table:formula="of:=[.$E11]*[$BOM.U11]*[$Main.$C$11]" office:value-type="currency" office:currency="USD" office:value="0.33">
            <text:p>$0.33</text:p>
          </table:table-cell>
          <table:table-cell/>
          <table:table-cell table:style-name="ce4" table:formula="of:=[.$A11]&amp;&quot;,&quot;&amp;[.$C11]&amp;&quot;,&quot;&amp;[$BOM.$X11]" office:value-type="string" office:string-value="6,311-1047-1-ND,C17/C18/C19/C20/C21/C22">
            <text:p>6,311-1047-1-ND,C17/C18/C19/C20/C21/C22</text:p>
          </table:table-cell>
        </table:table-row>
        <table:table-row table:style-name="ro1">
          <table:table-cell table:formula="of:=[BOM.U12]" office:value-type="float" office:value="1">
            <text:p>1</text:p>
          </table:table-cell>
          <table:table-cell table:formula="of:=[$BOM.A12]" office:value-type="string" office:string-value="C1608Y5V0J475Z">
            <text:p>C1608Y5V0J475Z</text:p>
          </table:table-cell>
          <table:table-cell table:formula="of:=IF([$BOM.C12]=&quot;DK&quot;;[$BOM.D12];&quot;&quot;)&amp;IF([$BOM.P12]=&quot;DK&quot;;[$BOM.Q12];&quot;&quot;)" office:value-type="string" office:string-value="445-3449-1-ND">
            <text:p>445-3449-1-ND</text:p>
          </table:table-cell>
          <table:table-cell table:formula="of:=[BOM.E12]" office:value-type="string" office:string-value="CAP CER 4.7UF 6.3V Y5V 0603">
            <text:p>CAP CER 4.7UF 6.3V Y5V 0603</text:p>
          </table:table-cell>
          <table:table-cell table:style-name="ce3" table:formula="of:=(IF([$BOM.C12]=&quot;DK&quot;;[$BOM.J12];0)+IF([$BOM.P12]=&quot;DK&quot;;[$BOM.S12];0))" office:value-type="currency" office:currency="USD" office:value="0.121">
            <text:p>$0.12</text:p>
          </table:table-cell>
          <table:table-cell table:style-name="ce3" table:formula="of:=[.$E12]*[$BOM.U12]*[$Main.$C$11]" office:value-type="currency" office:currency="USD" office:value="0.605">
            <text:p>$0.61</text:p>
          </table:table-cell>
          <table:table-cell/>
          <table:table-cell table:style-name="ce4" table:formula="of:=[.$A12]&amp;&quot;,&quot;&amp;[.$C12]&amp;&quot;,&quot;&amp;[$BOM.$X12]" office:value-type="string" office:string-value="1,445-3449-1-ND,C23">
            <text:p>1,445-3449-1-ND,C23</text:p>
          </table:table-cell>
        </table:table-row>
        <table:table-row table:style-name="ro1">
          <table:table-cell table:formula="of:=[BOM.U13]" office:value-type="float" office:value="1">
            <text:p>1</text:p>
          </table:table-cell>
          <table:table-cell table:formula="of:=[$BOM.A13]" office:value-type="string" office:string-value="C1005Y5V1C224Z">
            <text:p>C1005Y5V1C224Z</text:p>
          </table:table-cell>
          <table:table-cell table:formula="of:=IF([$BOM.C13]=&quot;DK&quot;;[$BOM.D13];&quot;&quot;)&amp;IF([$BOM.P13]=&quot;DK&quot;;[$BOM.Q13];&quot;&quot;)" office:value-type="string" office:string-value="445-3444-1-ND">
            <text:p>445-3444-1-ND</text:p>
          </table:table-cell>
          <table:table-cell table:formula="of:=[BOM.E13]" office:value-type="string" office:string-value="CAP CER .22UF 16V Y5V 0402">
            <text:p>CAP CER .22UF 16V Y5V 0402</text:p>
          </table:table-cell>
          <table:table-cell table:style-name="ce3" table:formula="of:=(IF([$BOM.C13]=&quot;DK&quot;;[$BOM.J13];0)+IF([$BOM.P13]=&quot;DK&quot;;[$BOM.S13];0))" office:value-type="currency" office:currency="USD" office:value="0.03">
            <text:p>$0.03</text:p>
          </table:table-cell>
          <table:table-cell table:style-name="ce3" table:formula="of:=[.$E13]*[$BOM.U13]*[$Main.$C$11]" office:value-type="currency" office:currency="USD" office:value="0.15">
            <text:p>$0.15</text:p>
          </table:table-cell>
          <table:table-cell/>
          <table:table-cell table:style-name="ce4" table:formula="of:=[.$A13]&amp;&quot;,&quot;&amp;[.$C13]&amp;&quot;,&quot;&amp;[$BOM.$X13]" office:value-type="string" office:string-value="1,445-3444-1-ND,C24">
            <text:p>1,445-3444-1-ND,C24</text:p>
          </table:table-cell>
        </table:table-row>
        <table:table-row table:style-name="ro1">
          <table:table-cell table:formula="of:=[BOM.U14]" office:value-type="float" office:value="1">
            <text:p>1</text:p>
          </table:table-cell>
          <table:table-cell table:formula="of:=[$BOM.A14]" office:value-type="string" office:string-value="CC0402KRX7R7BB103">
            <text:p>CC0402KRX7R7BB103</text:p>
          </table:table-cell>
          <table:table-cell table:formula="of:=IF([$BOM.C14]=&quot;DK&quot;;[$BOM.D14];&quot;&quot;)&amp;IF([$BOM.P14]=&quot;DK&quot;;[$BOM.Q14];&quot;&quot;)" office:value-type="string" office:string-value="311-1042-1-ND">
            <text:p>311-1042-1-ND</text:p>
          </table:table-cell>
          <table:table-cell table:formula="of:=[BOM.E14]" office:value-type="string" office:string-value="CAP 10000PF 16V CERAMIC X7R 0402">
            <text:p>CAP 10000PF 16V CERAMIC X7R 0402</text:p>
          </table:table-cell>
          <table:table-cell table:style-name="ce3" table:formula="of:=(IF([$BOM.C14]=&quot;DK&quot;;[$BOM.J14];0)+IF([$BOM.P14]=&quot;DK&quot;;[$BOM.S14];0))" office:value-type="currency" office:currency="USD" office:value="0.011">
            <text:p>$0.01</text:p>
          </table:table-cell>
          <table:table-cell table:style-name="ce3" table:formula="of:=[.$E14]*[$BOM.U14]*[$Main.$C$11]" office:value-type="currency" office:currency="USD" office:value="0.055">
            <text:p>$0.06</text:p>
          </table:table-cell>
          <table:table-cell/>
          <table:table-cell table:style-name="ce4" table:formula="of:=[.$A14]&amp;&quot;,&quot;&amp;[.$C14]&amp;&quot;,&quot;&amp;[$BOM.$X14]" office:value-type="string" office:string-value="1,311-1042-1-ND,C25">
            <text:p>1,311-1042-1-ND,C25</text:p>
          </table:table-cell>
        </table:table-row>
        <table:table-row table:style-name="ro1">
          <table:table-cell table:formula="of:=[BOM.U15]" office:value-type="float" office:value="1">
            <text:p>1</text:p>
          </table:table-cell>
          <table:table-cell table:formula="of:=[$BOM.A15]" office:value-type="string" office:string-value="GRM155F51C474ZA01D">
            <text:p>GRM155F51C474ZA01D</text:p>
          </table:table-cell>
          <table:table-cell table:formula="of:=IF([$BOM.C15]=&quot;DK&quot;;[$BOM.D15];&quot;&quot;)&amp;IF([$BOM.P15]=&quot;DK&quot;;[$BOM.Q15];&quot;&quot;)" office:value-type="string" office:string-value="490-3274-1-ND">
            <text:p>490-3274-1-ND</text:p>
          </table:table-cell>
          <table:table-cell table:formula="of:=[BOM.E15]" office:value-type="string" office:string-value="CAP CER .47UF 16V Y5V 0402">
            <text:p>CAP CER .47UF 16V Y5V 0402</text:p>
          </table:table-cell>
          <table:table-cell table:style-name="ce3" table:formula="of:=(IF([$BOM.C15]=&quot;DK&quot;;[$BOM.J15];0)+IF([$BOM.P15]=&quot;DK&quot;;[$BOM.S15];0))" office:value-type="currency" office:currency="USD" office:value="0.044">
            <text:p>$0.04</text:p>
          </table:table-cell>
          <table:table-cell table:style-name="ce3" table:formula="of:=[.$E15]*[$BOM.U15]*[$Main.$C$11]" office:value-type="currency" office:currency="USD" office:value="0.22">
            <text:p>$0.22</text:p>
          </table:table-cell>
          <table:table-cell/>
          <table:table-cell table:style-name="ce4" table:formula="of:=[.$A15]&amp;&quot;,&quot;&amp;[.$C15]&amp;&quot;,&quot;&amp;[$BOM.$X15]" office:value-type="string" office:string-value="1,490-3274-1-ND,C26">
            <text:p>1,490-3274-1-ND,C26</text:p>
          </table:table-cell>
        </table:table-row>
        <table:table-row table:style-name="ro1">
          <table:table-cell table:formula="of:=[BOM.U16]" office:value-type="float" office:value="1">
            <text:p>1</text:p>
          </table:table-cell>
          <table:table-cell table:formula="of:=[$BOM.A16]" office:value-type="string" office:string-value="MSS1P4-M3/89A">
            <text:p>MSS1P4-M3/89A</text:p>
          </table:table-cell>
          <table:table-cell table:formula="of:=IF([$BOM.C16]=&quot;DK&quot;;[$BOM.D16];&quot;&quot;)&amp;IF([$BOM.P16]=&quot;DK&quot;;[$BOM.Q16];&quot;&quot;)" office:value-type="string" office:string-value="MSS1P4-M3/89AGICT-ND">
            <text:p>MSS1P4-M3/89AGICT-ND</text:p>
          </table:table-cell>
          <table:table-cell table:formula="of:=[BOM.E16]" office:value-type="string" office:string-value="DIODE SCHOTTKY 1A 40V MICROSMP">
            <text:p>DIODE SCHOTTKY 1A 40V MICROSMP</text:p>
          </table:table-cell>
          <table:table-cell table:style-name="ce3" table:formula="of:=(IF([$BOM.C16]=&quot;DK&quot;;[$BOM.J16];0)+IF([$BOM.P16]=&quot;DK&quot;;[$BOM.S16];0))" office:value-type="currency" office:currency="USD" office:value="0.326">
            <text:p>$0.33</text:p>
          </table:table-cell>
          <table:table-cell table:style-name="ce3" table:formula="of:=[.$E16]*[$BOM.U16]*[$Main.$C$11]" office:value-type="currency" office:currency="USD" office:value="1.63">
            <text:p>$1.63</text:p>
          </table:table-cell>
          <table:table-cell/>
          <table:table-cell table:style-name="ce4" table:formula="of:=[.$A16]&amp;&quot;,&quot;&amp;[.$C16]&amp;&quot;,&quot;&amp;[$BOM.$X16]" office:value-type="string" office:string-value="1,MSS1P4-M3/89AGICT-ND,D1">
            <text:p>1,MSS1P4-M3/89AGICT-ND,D1</text:p>
          </table:table-cell>
        </table:table-row>
        <table:table-row table:style-name="ro1">
          <table:table-cell table:formula="of:=[BOM.U17]" office:value-type="float" office:value="1">
            <text:p>1</text:p>
          </table:table-cell>
          <table:table-cell table:formula="of:=[$BOM.A17]" office:value-type="string" office:string-value="MF-FSMF050X-2">
            <text:p>MF-FSMF050X-2</text:p>
          </table:table-cell>
          <table:table-cell table:formula="of:=IF([$BOM.C17]=&quot;DK&quot;;[$BOM.D17];&quot;&quot;)&amp;IF([$BOM.P17]=&quot;DK&quot;;[$BOM.Q17];&quot;&quot;)" office:value-type="string" office:string-value="MF-FSMF050X-2CT-ND">
            <text:p>MF-FSMF050X-2CT-ND</text:p>
          </table:table-cell>
          <table:table-cell table:formula="of:=[BOM.E17]" office:value-type="string" office:string-value="FUSE PTC RESET 500MA SMD 0603">
            <text:p>FUSE PTC RESET 500MA SMD 0603</text:p>
          </table:table-cell>
          <table:table-cell table:style-name="ce3" table:formula="of:=(IF([$BOM.C17]=&quot;DK&quot;;[$BOM.J17];0)+IF([$BOM.P17]=&quot;DK&quot;;[$BOM.S17];0))" office:value-type="currency" office:currency="USD" office:value="0.36">
            <text:p>$0.36</text:p>
          </table:table-cell>
          <table:table-cell table:style-name="ce3" table:formula="of:=[.$E17]*[$BOM.U17]*[$Main.$C$11]" office:value-type="currency" office:currency="USD" office:value="1.8">
            <text:p>$1.80</text:p>
          </table:table-cell>
          <table:table-cell/>
          <table:table-cell table:style-name="ce4" table:formula="of:=[.$A17]&amp;&quot;,&quot;&amp;[.$C17]&amp;&quot;,&quot;&amp;[$BOM.$X17]" office:value-type="string" office:string-value="1,MF-FSMF050X-2CT-ND,F1">
            <text:p>1,MF-FSMF050X-2CT-ND,F1</text:p>
          </table:table-cell>
        </table:table-row>
        <table:table-row table:style-name="ro1">
          <table:table-cell table:formula="of:=[BOM.U18]" office:value-type="float" office:value="1">
            <text:p>1</text:p>
          </table:table-cell>
          <table:table-cell table:formula="of:=[$BOM.A18]" office:value-type="string" office:string-value="MF-FSMF020X-2">
            <text:p>MF-FSMF020X-2</text:p>
          </table:table-cell>
          <table:table-cell table:formula="of:=IF([$BOM.C18]=&quot;DK&quot;;[$BOM.D18];&quot;&quot;)&amp;IF([$BOM.P18]=&quot;DK&quot;;[$BOM.Q18];&quot;&quot;)" office:value-type="string" office:string-value="MF-FSMF020X-2CT-ND">
            <text:p>MF-FSMF020X-2CT-ND</text:p>
          </table:table-cell>
          <table:table-cell table:formula="of:=[BOM.E18]" office:value-type="string" office:string-value="FUSE PTC RESET 200MA SMD 0603">
            <text:p>FUSE PTC RESET 200MA SMD 0603</text:p>
          </table:table-cell>
          <table:table-cell table:style-name="ce3" table:formula="of:=(IF([$BOM.C18]=&quot;DK&quot;;[$BOM.J18];0)+IF([$BOM.P18]=&quot;DK&quot;;[$BOM.S18];0))" office:value-type="currency" office:currency="USD" office:value="0.36">
            <text:p>$0.36</text:p>
          </table:table-cell>
          <table:table-cell table:style-name="ce3" table:formula="of:=[.$E18]*[$BOM.U18]*[$Main.$C$11]" office:value-type="currency" office:currency="USD" office:value="1.8">
            <text:p>$1.80</text:p>
          </table:table-cell>
          <table:table-cell/>
          <table:table-cell table:style-name="ce4" table:formula="of:=[.$A18]&amp;&quot;,&quot;&amp;[.$C18]&amp;&quot;,&quot;&amp;[$BOM.$X18]" office:value-type="string" office:string-value="1,MF-FSMF020X-2CT-ND,F2">
            <text:p>1,MF-FSMF020X-2CT-ND,F2</text:p>
          </table:table-cell>
        </table:table-row>
        <table:table-row table:style-name="ro1">
          <table:table-cell table:formula="of:=[BOM.U19]" office:value-type="float" office:value="1">
            <text:p>1</text:p>
          </table:table-cell>
          <table:table-cell table:formula="of:=[$BOM.A19]" office:value-type="string" office:string-value="53261-15">
            <text:p>53261-15</text:p>
          </table:table-cell>
          <table:table-cell table:formula="of:=IF([$BOM.C19]=&quot;DK&quot;;[$BOM.D19];&quot;&quot;)&amp;IF([$BOM.P19]=&quot;DK&quot;;[$BOM.Q19];&quot;&quot;)" office:value-type="string" office:string-value="WM7632CT-ND">
            <text:p>WM7632CT-ND</text:p>
          </table:table-cell>
          <table:table-cell table:formula="of:=[BOM.E19]" office:value-type="string" office:string-value="CONN HEADER 15POS 1.25MM R/A SMD">
            <text:p>CONN HEADER 15POS 1.25MM R/A SMD</text:p>
          </table:table-cell>
          <table:table-cell table:style-name="ce3" table:formula="of:=(IF([$BOM.C19]=&quot;DK&quot;;[$BOM.J19];0)+IF([$BOM.P19]=&quot;DK&quot;;[$BOM.S19];0))" office:value-type="currency" office:currency="USD" office:value="2.199">
            <text:p>$2.20</text:p>
          </table:table-cell>
          <table:table-cell table:style-name="ce3" table:formula="of:=[.$E19]*[$BOM.U19]*[$Main.$C$11]" office:value-type="currency" office:currency="USD" office:value="10.995">
            <text:p>$11.00</text:p>
          </table:table-cell>
          <table:table-cell/>
          <table:table-cell table:style-name="ce4" table:formula="of:=[.$A19]&amp;&quot;,&quot;&amp;[.$C19]&amp;&quot;,&quot;&amp;[$BOM.$X19]" office:value-type="string" office:string-value="1,WM7632CT-ND,J1">
            <text:p>1,WM7632CT-ND,J1</text:p>
          </table:table-cell>
        </table:table-row>
        <table:table-row table:style-name="ro1">
          <table:table-cell table:formula="of:=[BOM.U20]" office:value-type="float" office:value="1">
            <text:p>1</text:p>
          </table:table-cell>
          <table:table-cell table:formula="of:=[$BOM.A20]" office:value-type="string" office:string-value="953230-2000-AR-PR">
            <text:p>953230-2000-AR-PR</text:p>
          </table:table-cell>
          <table:table-cell table:formula="of:=IF([$BOM.C20]=&quot;DK&quot;;[$BOM.D20];&quot;&quot;)&amp;IF([$BOM.P20]=&quot;DK&quot;;[$BOM.Q20];&quot;&quot;)" office:value-type="string" office:string-value="3M9272CT-ND">
            <text:p>3M9272CT-ND</text:p>
          </table:table-cell>
          <table:table-cell table:formula="of:=[BOM.E20]" office:value-type="string" office:string-value="CONN SOCKET 30POS 2MM VERT SMD">
            <text:p>CONN SOCKET 30POS 2MM VERT SMD</text:p>
          </table:table-cell>
          <table:table-cell table:style-name="ce3" table:formula="of:=(IF([$BOM.C20]=&quot;DK&quot;;[$BOM.J20];0)+IF([$BOM.P20]=&quot;DK&quot;;[$BOM.S20];0))" office:value-type="currency" office:currency="USD" office:value="3.22">
            <text:p>$3.22</text:p>
          </table:table-cell>
          <table:table-cell table:style-name="ce3" table:formula="of:=[.$E20]*[$BOM.U20]*[$Main.$C$11]" office:value-type="currency" office:currency="USD" office:value="16.1">
            <text:p>$16.10</text:p>
          </table:table-cell>
          <table:table-cell/>
          <table:table-cell table:style-name="ce4" table:formula="of:=[.$A20]&amp;&quot;,&quot;&amp;[.$C20]&amp;&quot;,&quot;&amp;[$BOM.$X20]" office:value-type="string" office:string-value="1,3M9272CT-ND,J2">
            <text:p>1,3M9272CT-ND,J2</text:p>
          </table:table-cell>
        </table:table-row>
        <table:table-row table:style-name="ro1">
          <table:table-cell table:formula="of:=[BOM.U21]" office:value-type="float" office:value="1">
            <text:p>1</text:p>
          </table:table-cell>
          <table:table-cell table:formula="of:=[$BOM.A21]" office:value-type="string" office:string-value="953230-2000-AR-PR">
            <text:p>953230-2000-AR-PR</text:p>
          </table:table-cell>
          <table:table-cell table:formula="of:=IF([$BOM.C21]=&quot;DK&quot;;[$BOM.D21];&quot;&quot;)&amp;IF([$BOM.P21]=&quot;DK&quot;;[$BOM.Q21];&quot;&quot;)" office:value-type="string" office:string-value="3M9272CT-ND">
            <text:p>3M9272CT-ND</text:p>
          </table:table-cell>
          <table:table-cell table:formula="of:=[BOM.E21]" office:value-type="string" office:string-value="CONN SOCKET 30POS 2MM VERT SMD">
            <text:p>CONN SOCKET 30POS 2MM VERT SMD</text:p>
          </table:table-cell>
          <table:table-cell table:style-name="ce3" table:formula="of:=(IF([$BOM.C21]=&quot;DK&quot;;[$BOM.J21];0)+IF([$BOM.P21]=&quot;DK&quot;;[$BOM.S21];0))" office:value-type="currency" office:currency="USD" office:value="3.22">
            <text:p>$3.22</text:p>
          </table:table-cell>
          <table:table-cell table:style-name="ce3" table:formula="of:=[.$E21]*[$BOM.U21]*[$Main.$C$11]" office:value-type="currency" office:currency="USD" office:value="16.1">
            <text:p>$16.10</text:p>
          </table:table-cell>
          <table:table-cell/>
          <table:table-cell table:style-name="ce4" table:formula="of:=[.$A21]&amp;&quot;,&quot;&amp;[.$C21]&amp;&quot;,&quot;&amp;[$BOM.$X21]" office:value-type="string" office:string-value="1,3M9272CT-ND,J3">
            <text:p>1,3M9272CT-ND,J3</text:p>
          </table:table-cell>
        </table:table-row>
        <table:table-row table:style-name="ro1">
          <table:table-cell table:formula="of:=[BOM.U22]" office:value-type="float" office:value="1">
            <text:p>1</text:p>
          </table:table-cell>
          <table:table-cell table:formula="of:=[$BOM.A22]" office:value-type="string" office:string-value="BM06B-SRSS-TB">
            <text:p>BM06B-SRSS-TB</text:p>
          </table:table-cell>
          <table:table-cell table:formula="of:=IF([$BOM.C22]=&quot;DK&quot;;[$BOM.D22];&quot;&quot;)&amp;IF([$BOM.P22]=&quot;DK&quot;;[$BOM.Q22];&quot;&quot;)" office:value-type="string" office:string-value="455-1792-1-ND">
            <text:p>455-1792-1-ND</text:p>
          </table:table-cell>
          <table:table-cell table:formula="of:=[BOM.E22]" office:value-type="string" office:string-value="CONN HEADER SH 6POS TOP 1MM TIN">
            <text:p>CONN HEADER SH 6POS TOP 1MM TIN</text:p>
          </table:table-cell>
          <table:table-cell table:style-name="ce3" table:formula="of:=(IF([$BOM.C22]=&quot;DK&quot;;[$BOM.J22];0)+IF([$BOM.P22]=&quot;DK&quot;;[$BOM.S22];0))" office:value-type="currency" office:currency="USD" office:value="0.66">
            <text:p>$0.66</text:p>
          </table:table-cell>
          <table:table-cell table:style-name="ce3" table:formula="of:=[.$E22]*[$BOM.U22]*[$Main.$C$11]" office:value-type="currency" office:currency="USD" office:value="3.3">
            <text:p>$3.30</text:p>
          </table:table-cell>
          <table:table-cell/>
          <table:table-cell table:style-name="ce4" table:formula="of:=[.$A22]&amp;&quot;,&quot;&amp;[.$C22]&amp;&quot;,&quot;&amp;[$BOM.$X22]" office:value-type="string" office:string-value="1,455-1792-1-ND,J4">
            <text:p>1,455-1792-1-ND,J4</text:p>
          </table:table-cell>
        </table:table-row>
        <table:table-row table:style-name="ro1">
          <table:table-cell table:formula="of:=[BOM.U23]" office:value-type="float" office:value="1">
            <text:p>1</text:p>
          </table:table-cell>
          <table:table-cell table:formula="of:=[$BOM.A23]" office:value-type="string" office:string-value="47346-0001">
            <text:p>47346-0001</text:p>
          </table:table-cell>
          <table:table-cell table:formula="of:=IF([$BOM.C23]=&quot;DK&quot;;[$BOM.D23];&quot;&quot;)&amp;IF([$BOM.P23]=&quot;DK&quot;;[$BOM.Q23];&quot;&quot;)" office:value-type="string" office:string-value="WM17141CT-ND">
            <text:p>WM17141CT-ND</text:p>
          </table:table-cell>
          <table:table-cell table:formula="of:=[BOM.E23]" office:value-type="string" office:string-value="CONN RCPT 5POS MICRO USB R/A">
            <text:p>CONN RCPT 5POS MICRO USB R/A</text:p>
          </table:table-cell>
          <table:table-cell table:style-name="ce3" table:formula="of:=(IF([$BOM.C23]=&quot;DK&quot;;[$BOM.J23];0)+IF([$BOM.P23]=&quot;DK&quot;;[$BOM.S23];0))" office:value-type="currency" office:currency="USD" office:value="0.793">
            <text:p>$0.79</text:p>
          </table:table-cell>
          <table:table-cell table:style-name="ce3" table:formula="of:=[.$E23]*[$BOM.U23]*[$Main.$C$11]" office:value-type="currency" office:currency="USD" office:value="3.965">
            <text:p>$3.97</text:p>
          </table:table-cell>
          <table:table-cell/>
          <table:table-cell table:style-name="ce4" table:formula="of:=[.$A23]&amp;&quot;,&quot;&amp;[.$C23]&amp;&quot;,&quot;&amp;[$BOM.$X23]" office:value-type="string" office:string-value="1,WM17141CT-ND,J5">
            <text:p>1,WM17141CT-ND,J5</text:p>
          </table:table-cell>
        </table:table-row>
        <table:table-row table:style-name="ro1">
          <table:table-cell table:formula="of:=[BOM.U24]" office:value-type="float" office:value="1">
            <text:p>1</text:p>
          </table:table-cell>
          <table:table-cell table:formula="of:=[$BOM.A24]" office:value-type="string" office:string-value="M50-3900542">
            <text:p>M50-3900542</text:p>
          </table:table-cell>
          <table:table-cell table:formula="of:=IF([$BOM.C24]=&quot;DK&quot;;[$BOM.D24];&quot;&quot;)&amp;IF([$BOM.P24]=&quot;DK&quot;;[$BOM.Q24];&quot;&quot;)" office:value-type="string" office:string-value="952-1395-ND">
            <text:p>952-1395-ND</text:p>
          </table:table-cell>
          <table:table-cell table:formula="of:=[BOM.E24]" office:value-type="string" office:string-value="CONN HDR 1.27MM R/A AU 10POS">
            <text:p>CONN HDR 1.27MM R/A AU 10POS</text:p>
          </table:table-cell>
          <table:table-cell table:style-name="ce3" table:formula="of:=(IF([$BOM.C24]=&quot;DK&quot;;[$BOM.J24];0)+IF([$BOM.P24]=&quot;DK&quot;;[$BOM.S24];0))" office:value-type="currency" office:currency="USD" office:value="1.242">
            <text:p>$1.24</text:p>
          </table:table-cell>
          <table:table-cell table:style-name="ce3" table:formula="of:=[.$E24]*[$BOM.U24]*[$Main.$C$11]" office:value-type="currency" office:currency="USD" office:value="6.21">
            <text:p>$6.21</text:p>
          </table:table-cell>
          <table:table-cell/>
          <table:table-cell table:style-name="ce4" table:formula="of:=[.$A24]&amp;&quot;,&quot;&amp;[.$C24]&amp;&quot;,&quot;&amp;[$BOM.$X24]" office:value-type="string" office:string-value="1,952-1395-ND,J6">
            <text:p>1,952-1395-ND,J6</text:p>
          </table:table-cell>
        </table:table-row>
        <table:table-row table:style-name="ro1">
          <table:table-cell table:formula="of:=[BOM.U25]" office:value-type="float" office:value="11">
            <text:p>11</text:p>
          </table:table-cell>
          <table:table-cell table:formula="of:=[$BOM.A25]" office:value-type="string" office:string-value="BKP1005HS121-T">
            <text:p>BKP1005HS121-T</text:p>
          </table:table-cell>
          <table:table-cell table:formula="of:=IF([$BOM.C25]=&quot;DK&quot;;[$BOM.D25];&quot;&quot;)&amp;IF([$BOM.P25]=&quot;DK&quot;;[$BOM.Q25];&quot;&quot;)" office:value-type="string" office:string-value="587-1921-1-ND">
            <text:p>587-1921-1-ND</text:p>
          </table:table-cell>
          <table:table-cell table:formula="of:=[BOM.E25]" office:value-type="string" office:string-value="FERRITE BEAD 120 OHM 0402">
            <text:p>FERRITE BEAD 120 OHM 0402</text:p>
          </table:table-cell>
          <table:table-cell table:style-name="ce3" table:formula="of:=(IF([$BOM.C25]=&quot;DK&quot;;[$BOM.J25];0)+IF([$BOM.P25]=&quot;DK&quot;;[$BOM.S25];0))" office:value-type="currency" office:currency="USD" office:value="0.2">
            <text:p>$0.20</text:p>
          </table:table-cell>
          <table:table-cell table:style-name="ce3" table:formula="of:=[.$E25]*[$BOM.U25]*[$Main.$C$11]" office:value-type="currency" office:currency="USD" office:value="11">
            <text:p>$11.00</text:p>
          </table:table-cell>
          <table:table-cell/>
          <table:table-cell table:style-name="ce4" table:formula="of:=[.$A25]&amp;&quot;,&quot;&amp;[.$C25]&amp;&quot;,&quot;&amp;[$BOM.$X25]" office:value-type="string" office:string-value="11,587-1921-1-ND,L1/L2/L3/L4/L5/L6/L7/L8/L9/L10/L11">
            <text:p>11,587-1921-1-ND,L1/L2/L3/L4/L5/L6/L7/L8/L9/L10/L11</text:p>
          </table:table-cell>
        </table:table-row>
        <table:table-row table:style-name="ro1">
          <table:table-cell table:formula="of:=[BOM.U26]" office:value-type="float" office:value="1">
            <text:p>1</text:p>
          </table:table-cell>
          <table:table-cell table:formula="of:=[$BOM.A26]" office:value-type="string" office:string-value="LTST-C193KGKT-5A">
            <text:p>LTST-C193KGKT-5A</text:p>
          </table:table-cell>
          <table:table-cell table:formula="of:=IF([$BOM.C26]=&quot;DK&quot;;[$BOM.D26];&quot;&quot;)&amp;IF([$BOM.P26]=&quot;DK&quot;;[$BOM.Q26];&quot;&quot;)" office:value-type="string" office:string-value="160-1828-1-ND">
            <text:p>160-1828-1-ND</text:p>
          </table:table-cell>
          <table:table-cell table:formula="of:=[BOM.E26]" office:value-type="string" office:string-value="LED GREEN RECT CLEAR 0603">
            <text:p>LED GREEN RECT CLEAR 0603</text:p>
          </table:table-cell>
          <table:table-cell table:style-name="ce3" table:formula="of:=(IF([$BOM.C26]=&quot;DK&quot;;[$BOM.J26];0)+IF([$BOM.P26]=&quot;DK&quot;;[$BOM.S26];0))" office:value-type="currency" office:currency="USD" office:value="0.333">
            <text:p>$0.33</text:p>
          </table:table-cell>
          <table:table-cell table:style-name="ce3" table:formula="of:=[.$E26]*[$BOM.U26]*[$Main.$C$11]" office:value-type="currency" office:currency="USD" office:value="1.665">
            <text:p>$1.67</text:p>
          </table:table-cell>
          <table:table-cell/>
          <table:table-cell table:style-name="ce4" table:formula="of:=[.$A26]&amp;&quot;,&quot;&amp;[.$C26]&amp;&quot;,&quot;&amp;[$BOM.$X26]" office:value-type="string" office:string-value="1,160-1828-1-ND,LED1">
            <text:p>1,160-1828-1-ND,LED1</text:p>
          </table:table-cell>
        </table:table-row>
        <table:table-row table:style-name="ro1">
          <table:table-cell table:formula="of:=[BOM.U27]" office:value-type="float" office:value="1">
            <text:p>1</text:p>
          </table:table-cell>
          <table:table-cell table:formula="of:=[$BOM.A27]" office:value-type="string" office:string-value="LNJ437W84RA">
            <text:p>LNJ437W84RA</text:p>
          </table:table-cell>
          <table:table-cell table:formula="of:=IF([$BOM.C27]=&quot;DK&quot;;[$BOM.D27];&quot;&quot;)&amp;IF([$BOM.P27]=&quot;DK&quot;;[$BOM.Q27];&quot;&quot;)" office:value-type="string" office:string-value="LNJ437W84RACT-ND">
            <text:p>LNJ437W84RACT-ND</text:p>
          </table:table-cell>
          <table:table-cell table:formula="of:=[BOM.E27]" office:value-type="string" office:string-value="LED AMBER HIGH BRIGHT ESS SMD">
            <text:p>LED AMBER HIGH BRIGHT ESS SMD</text:p>
          </table:table-cell>
          <table:table-cell table:style-name="ce3" table:formula="of:=(IF([$BOM.C27]=&quot;DK&quot;;[$BOM.J27];0)+IF([$BOM.P27]=&quot;DK&quot;;[$BOM.S27];0))" office:value-type="currency" office:currency="USD" office:value="0.53">
            <text:p>$0.53</text:p>
          </table:table-cell>
          <table:table-cell table:style-name="ce3" table:formula="of:=[.$E27]*[$BOM.U27]*[$Main.$C$11]" office:value-type="currency" office:currency="USD" office:value="2.65">
            <text:p>$2.65</text:p>
          </table:table-cell>
          <table:table-cell/>
          <table:table-cell table:style-name="ce4" table:formula="of:=[.$A27]&amp;&quot;,&quot;&amp;[.$C27]&amp;&quot;,&quot;&amp;[$BOM.$X27]" office:value-type="string" office:string-value="1,LNJ437W84RACT-ND,LED2">
            <text:p>1,LNJ437W84RACT-ND,LED2</text:p>
          </table:table-cell>
        </table:table-row>
        <table:table-row table:style-name="ro1">
          <table:table-cell table:formula="of:=[BOM.U28]" office:value-type="float" office:value="1">
            <text:p>1</text:p>
          </table:table-cell>
          <table:table-cell table:formula="of:=[$BOM.A28]" office:value-type="string" office:string-value="LNJ937W8CRA">
            <text:p>LNJ937W8CRA</text:p>
          </table:table-cell>
          <table:table-cell table:formula="of:=IF([$BOM.C28]=&quot;DK&quot;;[$BOM.D28];&quot;&quot;)&amp;IF([$BOM.P28]=&quot;DK&quot;;[$BOM.Q28];&quot;&quot;)" office:value-type="string" office:string-value="LNJ937W8CRACT-ND">
            <text:p>LNJ937W8CRACT-ND</text:p>
          </table:table-cell>
          <table:table-cell table:formula="of:=[BOM.E28]" office:value-type="string" office:string-value="LED BLUE HIGH BRIGHT ESS SMD">
            <text:p>LED BLUE HIGH BRIGHT ESS SMD</text:p>
          </table:table-cell>
          <table:table-cell table:style-name="ce3" table:formula="of:=(IF([$BOM.C28]=&quot;DK&quot;;[$BOM.J28];0)+IF([$BOM.P28]=&quot;DK&quot;;[$BOM.S28];0))" office:value-type="currency" office:currency="USD" office:value="0.48">
            <text:p>$0.48</text:p>
          </table:table-cell>
          <table:table-cell table:style-name="ce3" table:formula="of:=[.$E28]*[$BOM.U28]*[$Main.$C$11]" office:value-type="currency" office:currency="USD" office:value="2.4">
            <text:p>$2.40</text:p>
          </table:table-cell>
          <table:table-cell/>
          <table:table-cell table:style-name="ce4" table:formula="of:=[.$A28]&amp;&quot;,&quot;&amp;[.$C28]&amp;&quot;,&quot;&amp;[$BOM.$X28]" office:value-type="string" office:string-value="1,LNJ937W8CRACT-ND,LED3">
            <text:p>1,LNJ937W8CRACT-ND,LED3</text:p>
          </table:table-cell>
        </table:table-row>
        <table:table-row table:style-name="ro1">
          <table:table-cell table:formula="of:=[BOM.U29]" office:value-type="float" office:value="2">
            <text:p>2</text:p>
          </table:table-cell>
          <table:table-cell table:formula="of:=[$BOM.A29]" office:value-type="string" office:string-value="RMCF0402JT4K70">
            <text:p>RMCF0402JT4K70</text:p>
          </table:table-cell>
          <table:table-cell table:formula="of:=IF([$BOM.C29]=&quot;DK&quot;;[$BOM.D29];&quot;&quot;)&amp;IF([$BOM.P29]=&quot;DK&quot;;[$BOM.Q29];&quot;&quot;)" office:value-type="string" office:string-value="RMCF0402JT4K70CT-ND">
            <text:p>RMCF0402JT4K70CT-ND</text:p>
          </table:table-cell>
          <table:table-cell table:formula="of:=[BOM.E29]" office:value-type="string" office:string-value="RES 4.7K OHM 1/16W 5% 0402 SMD">
            <text:p>RES 4.7K OHM 1/16W 5% 0402 SMD</text:p>
          </table:table-cell>
          <table:table-cell table:style-name="ce3" table:formula="of:=(IF([$BOM.C29]=&quot;DK&quot;;[$BOM.J29];0)+IF([$BOM.P29]=&quot;DK&quot;;[$BOM.S29];0))" office:value-type="currency" office:currency="USD" office:value="0.017">
            <text:p>$0.02</text:p>
          </table:table-cell>
          <table:table-cell table:style-name="ce3" table:formula="of:=[.$E29]*[$BOM.U29]*[$Main.$C$11]" office:value-type="currency" office:currency="USD" office:value="0.17">
            <text:p>$0.17</text:p>
          </table:table-cell>
          <table:table-cell/>
          <table:table-cell table:style-name="ce4" table:formula="of:=[.$A29]&amp;&quot;,&quot;&amp;[.$C29]&amp;&quot;,&quot;&amp;[$BOM.$X29]" office:value-type="string" office:string-value="2,RMCF0402JT4K70CT-ND,R1/R2">
            <text:p>2,RMCF0402JT4K70CT-ND,R1/R2</text:p>
          </table:table-cell>
        </table:table-row>
        <table:table-row table:style-name="ro1">
          <table:table-cell table:formula="of:=[BOM.U30]" office:value-type="float" office:value="2">
            <text:p>2</text:p>
          </table:table-cell>
          <table:table-cell table:formula="of:=[$BOM.A30]" office:value-type="string" office:string-value="RMCF0402JT100R">
            <text:p>RMCF0402JT100R</text:p>
          </table:table-cell>
          <table:table-cell table:formula="of:=IF([$BOM.C30]=&quot;DK&quot;;[$BOM.D30];&quot;&quot;)&amp;IF([$BOM.P30]=&quot;DK&quot;;[$BOM.Q30];&quot;&quot;)" office:value-type="string" office:string-value="RMCF0402JT100RCT-ND">
            <text:p>RMCF0402JT100RCT-ND</text:p>
          </table:table-cell>
          <table:table-cell table:formula="of:=[BOM.E30]" office:value-type="string" office:string-value="RES 100 OHM 1/16W 5% 0402 SMD">
            <text:p>RES 100 OHM 1/16W 5% 0402 SMD</text:p>
          </table:table-cell>
          <table:table-cell table:style-name="ce3" table:formula="of:=(IF([$BOM.C30]=&quot;DK&quot;;[$BOM.J30];0)+IF([$BOM.P30]=&quot;DK&quot;;[$BOM.S30];0))" office:value-type="currency" office:currency="USD" office:value="0.017">
            <text:p>$0.02</text:p>
          </table:table-cell>
          <table:table-cell table:style-name="ce3" table:formula="of:=[.$E30]*[$BOM.U30]*[$Main.$C$11]" office:value-type="currency" office:currency="USD" office:value="0.17">
            <text:p>$0.17</text:p>
          </table:table-cell>
          <table:table-cell/>
          <table:table-cell table:style-name="ce4" table:formula="of:=[.$A30]&amp;&quot;,&quot;&amp;[.$C30]&amp;&quot;,&quot;&amp;[$BOM.$X30]" office:value-type="string" office:string-value="2,RMCF0402JT100RCT-ND,R3/R4">
            <text:p>2,RMCF0402JT100RCT-ND,R3/R4</text:p>
          </table:table-cell>
        </table:table-row>
        <table:table-row table:style-name="ro1">
          <table:table-cell table:formula="of:=[BOM.U31]" office:value-type="float" office:value="1">
            <text:p>1</text:p>
          </table:table-cell>
          <table:table-cell table:formula="of:=[$BOM.A31]" office:value-type="string" office:string-value="RMCF0402FT1K00">
            <text:p>RMCF0402FT1K00</text:p>
          </table:table-cell>
          <table:table-cell table:formula="of:=IF([$BOM.C31]=&quot;DK&quot;;[$BOM.D31];&quot;&quot;)&amp;IF([$BOM.P31]=&quot;DK&quot;;[$BOM.Q31];&quot;&quot;)" office:value-type="string" office:string-value="RMCF0402FT1K00CT-ND">
            <text:p>RMCF0402FT1K00CT-ND</text:p>
          </table:table-cell>
          <table:table-cell table:formula="of:=[BOM.E31]" office:value-type="string" office:string-value="RES 1K OHM 1/16W 1% 0402 SMD">
            <text:p>RES 1K OHM 1/16W 1% 0402 SMD</text:p>
          </table:table-cell>
          <table:table-cell table:style-name="ce3" table:formula="of:=(IF([$BOM.C31]=&quot;DK&quot;;[$BOM.J31];0)+IF([$BOM.P31]=&quot;DK&quot;;[$BOM.S31];0))" office:value-type="currency" office:currency="USD" office:value="0.025">
            <text:p>$0.03</text:p>
          </table:table-cell>
          <table:table-cell table:style-name="ce3" table:formula="of:=[.$E31]*[$BOM.U31]*[$Main.$C$11]" office:value-type="currency" office:currency="USD" office:value="0.125">
            <text:p>$0.13</text:p>
          </table:table-cell>
          <table:table-cell/>
          <table:table-cell table:style-name="ce4" table:formula="of:=[.$A31]&amp;&quot;,&quot;&amp;[.$C31]&amp;&quot;,&quot;&amp;[$BOM.$X31]" office:value-type="string" office:string-value="1,RMCF0402FT1K00CT-ND,R5">
            <text:p>1,RMCF0402FT1K00CT-ND,R5</text:p>
          </table:table-cell>
        </table:table-row>
        <table:table-row table:style-name="ro1">
          <table:table-cell table:formula="of:=[BOM.U32]" office:value-type="float" office:value="1">
            <text:p>1</text:p>
          </table:table-cell>
          <table:table-cell table:formula="of:=[$BOM.A32]" office:value-type="string" office:string-value="RMCF0402JT22R0">
            <text:p>RMCF0402JT22R0</text:p>
          </table:table-cell>
          <table:table-cell table:formula="of:=IF([$BOM.C32]=&quot;DK&quot;;[$BOM.D32];&quot;&quot;)&amp;IF([$BOM.P32]=&quot;DK&quot;;[$BOM.Q32];&quot;&quot;)" office:value-type="string" office:string-value="RMCF0402JT22R0CT-ND">
            <text:p>RMCF0402JT22R0CT-ND</text:p>
          </table:table-cell>
          <table:table-cell table:formula="of:=[BOM.E32]" office:value-type="string" office:string-value="RES TF 22 OHM 5% 1/16W 0402">
            <text:p>RES TF 22 OHM 5% 1/16W 0402</text:p>
          </table:table-cell>
          <table:table-cell table:style-name="ce3" table:formula="of:=(IF([$BOM.C32]=&quot;DK&quot;;[$BOM.J32];0)+IF([$BOM.P32]=&quot;DK&quot;;[$BOM.S32];0))" office:value-type="currency" office:currency="USD" office:value="0.017">
            <text:p>$0.02</text:p>
          </table:table-cell>
          <table:table-cell table:style-name="ce3" table:formula="of:=[.$E32]*[$BOM.U32]*[$Main.$C$11]" office:value-type="currency" office:currency="USD" office:value="0.085">
            <text:p>$0.09</text:p>
          </table:table-cell>
          <table:table-cell/>
          <table:table-cell table:style-name="ce4" table:formula="of:=[.$A32]&amp;&quot;,&quot;&amp;[.$C32]&amp;&quot;,&quot;&amp;[$BOM.$X32]" office:value-type="string" office:string-value="1,RMCF0402JT22R0CT-ND,R6">
            <text:p>1,RMCF0402JT22R0CT-ND,R6</text:p>
          </table:table-cell>
        </table:table-row>
        <table:table-row table:style-name="ro1">
          <table:table-cell table:formula="of:=[BOM.U33]" office:value-type="float" office:value="1">
            <text:p>1</text:p>
          </table:table-cell>
          <table:table-cell table:formula="of:=[$BOM.A33]" office:value-type="string" office:string-value="RMCF0402ZT0R00">
            <text:p>RMCF0402ZT0R00</text:p>
          </table:table-cell>
          <table:table-cell table:formula="of:=IF([$BOM.C33]=&quot;DK&quot;;[$BOM.D33];&quot;&quot;)&amp;IF([$BOM.P33]=&quot;DK&quot;;[$BOM.Q33];&quot;&quot;)" office:value-type="string" office:string-value="RMCF0402ZT0R00CT-ND">
            <text:p>RMCF0402ZT0R00CT-ND</text:p>
          </table:table-cell>
          <table:table-cell table:formula="of:=[BOM.E33]" office:value-type="string" office:string-value="RES 0.0 OHM 1/16W 0402 SMD">
            <text:p>RES 0.0 OHM 1/16W 0402 SMD</text:p>
          </table:table-cell>
          <table:table-cell table:style-name="ce3" table:formula="of:=(IF([$BOM.C33]=&quot;DK&quot;;[$BOM.J33];0)+IF([$BOM.P33]=&quot;DK&quot;;[$BOM.S33];0))" office:value-type="currency" office:currency="USD" office:value="0.017">
            <text:p>$0.02</text:p>
          </table:table-cell>
          <table:table-cell table:style-name="ce3" table:formula="of:=[.$E33]*[$BOM.U33]*[$Main.$C$11]" office:value-type="currency" office:currency="USD" office:value="0.085">
            <text:p>$0.09</text:p>
          </table:table-cell>
          <table:table-cell/>
          <table:table-cell table:style-name="ce4" table:formula="of:=[.$A33]&amp;&quot;,&quot;&amp;[.$C33]&amp;&quot;,&quot;&amp;[$BOM.$X33]" office:value-type="string" office:string-value="1,RMCF0402ZT0R00CT-ND,R7">
            <text:p>1,RMCF0402ZT0R00CT-ND,R7</text:p>
          </table:table-cell>
        </table:table-row>
        <table:table-row table:style-name="ro1">
          <table:table-cell table:formula="of:=[BOM.U34]" office:value-type="float" office:value="1">
            <text:p>1</text:p>
          </table:table-cell>
          <table:table-cell table:formula="of:=[$BOM.A34]" office:value-type="string" office:string-value="RMCF0402JT22R0">
            <text:p>RMCF0402JT22R0</text:p>
          </table:table-cell>
          <table:table-cell table:formula="of:=IF([$BOM.C34]=&quot;DK&quot;;[$BOM.D34];&quot;&quot;)&amp;IF([$BOM.P34]=&quot;DK&quot;;[$BOM.Q34];&quot;&quot;)" office:value-type="string" office:string-value="RMCF0402JT22R0CT-ND">
            <text:p>RMCF0402JT22R0CT-ND</text:p>
          </table:table-cell>
          <table:table-cell table:formula="of:=[BOM.E34]" office:value-type="string" office:string-value="RES TF 22 OHM 5% 1/16W 0402">
            <text:p>RES TF 22 OHM 5% 1/16W 0402</text:p>
          </table:table-cell>
          <table:table-cell table:style-name="ce3" table:formula="of:=(IF([$BOM.C34]=&quot;DK&quot;;[$BOM.J34];0)+IF([$BOM.P34]=&quot;DK&quot;;[$BOM.S34];0))" office:value-type="currency" office:currency="USD" office:value="0.017">
            <text:p>$0.02</text:p>
          </table:table-cell>
          <table:table-cell table:style-name="ce3" table:formula="of:=[.$E34]*[$BOM.U34]*[$Main.$C$11]" office:value-type="currency" office:currency="USD" office:value="0.085">
            <text:p>$0.09</text:p>
          </table:table-cell>
          <table:table-cell/>
          <table:table-cell table:style-name="ce4" table:formula="of:=[.$A34]&amp;&quot;,&quot;&amp;[.$C34]&amp;&quot;,&quot;&amp;[$BOM.$X34]" office:value-type="string" office:string-value="1,RMCF0402JT22R0CT-ND,R8">
            <text:p>1,RMCF0402JT22R0CT-ND,R8</text:p>
          </table:table-cell>
        </table:table-row>
        <table:table-row table:style-name="ro1">
          <table:table-cell table:formula="of:=[BOM.U35]" office:value-type="float" office:value="1">
            <text:p>1</text:p>
          </table:table-cell>
          <table:table-cell table:formula="of:=[$BOM.A35]" office:value-type="string" office:string-value="RMCF0402ZT0R00">
            <text:p>RMCF0402ZT0R00</text:p>
          </table:table-cell>
          <table:table-cell table:formula="of:=IF([$BOM.C35]=&quot;DK&quot;;[$BOM.D35];&quot;&quot;)&amp;IF([$BOM.P35]=&quot;DK&quot;;[$BOM.Q35];&quot;&quot;)" office:value-type="string" office:string-value="RMCF0402ZT0R00CT-ND">
            <text:p>RMCF0402ZT0R00CT-ND</text:p>
          </table:table-cell>
          <table:table-cell table:formula="of:=[BOM.E35]" office:value-type="string" office:string-value="RES 0.0 OHM 1/16W 0402 SMD">
            <text:p>RES 0.0 OHM 1/16W 0402 SMD</text:p>
          </table:table-cell>
          <table:table-cell table:style-name="ce3" table:formula="of:=(IF([$BOM.C35]=&quot;DK&quot;;[$BOM.J35];0)+IF([$BOM.P35]=&quot;DK&quot;;[$BOM.S35];0))" office:value-type="currency" office:currency="USD" office:value="0.017">
            <text:p>$0.02</text:p>
          </table:table-cell>
          <table:table-cell table:style-name="ce3" table:formula="of:=[.$E35]*[$BOM.U35]*[$Main.$C$11]" office:value-type="currency" office:currency="USD" office:value="0.085">
            <text:p>$0.09</text:p>
          </table:table-cell>
          <table:table-cell/>
          <table:table-cell table:style-name="ce4" table:formula="of:=[.$A35]&amp;&quot;,&quot;&amp;[.$C35]&amp;&quot;,&quot;&amp;[$BOM.$X35]" office:value-type="string" office:string-value="1,RMCF0402ZT0R00CT-ND,R9">
            <text:p>1,RMCF0402ZT0R00CT-ND,R9</text:p>
          </table:table-cell>
        </table:table-row>
        <table:table-row table:style-name="ro1">
          <table:table-cell table:formula="of:=[BOM.U36]" office:value-type="float" office:value="1">
            <text:p>1</text:p>
          </table:table-cell>
          <table:table-cell table:formula="of:=[$BOM.A36]" office:value-type="string" office:string-value="RMCF0402JT1K00">
            <text:p>RMCF0402JT1K00</text:p>
          </table:table-cell>
          <table:table-cell table:formula="of:=IF([$BOM.C36]=&quot;DK&quot;;[$BOM.D36];&quot;&quot;)&amp;IF([$BOM.P36]=&quot;DK&quot;;[$BOM.Q36];&quot;&quot;)" office:value-type="string" office:string-value="RMCF0402JT1K00CT-ND">
            <text:p>RMCF0402JT1K00CT-ND</text:p>
          </table:table-cell>
          <table:table-cell table:formula="of:=[BOM.E36]" office:value-type="string" office:string-value="RES 1K OHM 1/16W 5% 0402 SMD">
            <text:p>RES 1K OHM 1/16W 5% 0402 SMD</text:p>
          </table:table-cell>
          <table:table-cell table:style-name="ce3" table:formula="of:=(IF([$BOM.C36]=&quot;DK&quot;;[$BOM.J36];0)+IF([$BOM.P36]=&quot;DK&quot;;[$BOM.S36];0))" office:value-type="currency" office:currency="USD" office:value="0.017">
            <text:p>$0.02</text:p>
          </table:table-cell>
          <table:table-cell table:style-name="ce3" table:formula="of:=[.$E36]*[$BOM.U36]*[$Main.$C$11]" office:value-type="currency" office:currency="USD" office:value="0.085">
            <text:p>$0.09</text:p>
          </table:table-cell>
          <table:table-cell/>
          <table:table-cell table:style-name="ce4" table:formula="of:=[.$A36]&amp;&quot;,&quot;&amp;[.$C36]&amp;&quot;,&quot;&amp;[$BOM.$X36]" office:value-type="string" office:string-value="1,RMCF0402JT1K00CT-ND,R10">
            <text:p>1,RMCF0402JT1K00CT-ND,R10</text:p>
          </table:table-cell>
        </table:table-row>
        <table:table-row table:style-name="ro1">
          <table:table-cell table:formula="of:=[BOM.U37]" office:value-type="float" office:value="1">
            <text:p>1</text:p>
          </table:table-cell>
          <table:table-cell table:formula="of:=[$BOM.A37]" office:value-type="string" office:string-value="RC0402FR-0739K2L">
            <text:p>RC0402FR-0739K2L</text:p>
          </table:table-cell>
          <table:table-cell table:formula="of:=IF([$BOM.C37]=&quot;DK&quot;;[$BOM.D37];&quot;&quot;)&amp;IF([$BOM.P37]=&quot;DK&quot;;[$BOM.Q37];&quot;&quot;)" office:value-type="string" office:string-value="311-39.2KLRCT-ND">
            <text:p>311-39.2KLRCT-ND</text:p>
          </table:table-cell>
          <table:table-cell table:formula="of:=[BOM.E37]" office:value-type="string" office:string-value="RES 39.2K OHM 1/16W 1% 0402 SMD">
            <text:p>RES 39.2K OHM 1/16W 1% 0402 SMD</text:p>
          </table:table-cell>
          <table:table-cell table:style-name="ce3" table:formula="of:=(IF([$BOM.C37]=&quot;DK&quot;;[$BOM.J37];0)+IF([$BOM.P37]=&quot;DK&quot;;[$BOM.S37];0))" office:value-type="currency" office:currency="USD" office:value="0.067">
            <text:p>$0.07</text:p>
          </table:table-cell>
          <table:table-cell table:style-name="ce3" table:formula="of:=[.$E37]*[$BOM.U37]*[$Main.$C$11]" office:value-type="currency" office:currency="USD" office:value="0.335">
            <text:p>$0.34</text:p>
          </table:table-cell>
          <table:table-cell/>
          <table:table-cell table:style-name="ce4" table:formula="of:=[.$A37]&amp;&quot;,&quot;&amp;[.$C37]&amp;&quot;,&quot;&amp;[$BOM.$X37]" office:value-type="string" office:string-value="1,311-39.2KLRCT-ND,R11">
            <text:p>1,311-39.2KLRCT-ND,R11</text:p>
          </table:table-cell>
        </table:table-row>
        <table:table-row table:style-name="ro1">
          <table:table-cell table:formula="of:=[BOM.U38]" office:value-type="float" office:value="1">
            <text:p>1</text:p>
          </table:table-cell>
          <table:table-cell table:formula="of:=[$BOM.A38]" office:value-type="string" office:string-value="RMCF0402FT1K00">
            <text:p>RMCF0402FT1K00</text:p>
          </table:table-cell>
          <table:table-cell table:formula="of:=IF([$BOM.C38]=&quot;DK&quot;;[$BOM.D38];&quot;&quot;)&amp;IF([$BOM.P38]=&quot;DK&quot;;[$BOM.Q38];&quot;&quot;)" office:value-type="string" office:string-value="RMCF0402FT1K00CT-ND">
            <text:p>RMCF0402FT1K00CT-ND</text:p>
          </table:table-cell>
          <table:table-cell table:formula="of:=[BOM.E38]" office:value-type="string" office:string-value="RES 1K OHM 1/16W 1% 0402 SMD">
            <text:p>RES 1K OHM 1/16W 1% 0402 SMD</text:p>
          </table:table-cell>
          <table:table-cell table:style-name="ce3" table:formula="of:=(IF([$BOM.C38]=&quot;DK&quot;;[$BOM.J38];0)+IF([$BOM.P38]=&quot;DK&quot;;[$BOM.S38];0))" office:value-type="currency" office:currency="USD" office:value="0.025">
            <text:p>$0.03</text:p>
          </table:table-cell>
          <table:table-cell table:style-name="ce3" table:formula="of:=[.$E38]*[$BOM.U38]*[$Main.$C$11]" office:value-type="currency" office:currency="USD" office:value="0.125">
            <text:p>$0.13</text:p>
          </table:table-cell>
          <table:table-cell/>
          <table:table-cell table:style-name="ce4" table:formula="of:=[.$A38]&amp;&quot;,&quot;&amp;[.$C38]&amp;&quot;,&quot;&amp;[$BOM.$X38]" office:value-type="string" office:string-value="1,RMCF0402FT1K00CT-ND,R12">
            <text:p>1,RMCF0402FT1K00CT-ND,R12</text:p>
          </table:table-cell>
        </table:table-row>
        <table:table-row table:style-name="ro1">
          <table:table-cell table:formula="of:=[BOM.U39]" office:value-type="float" office:value="1">
            <text:p>1</text:p>
          </table:table-cell>
          <table:table-cell table:formula="of:=[$BOM.A39]" office:value-type="string" office:string-value="RMCF0402JT220R">
            <text:p>RMCF0402JT220R</text:p>
          </table:table-cell>
          <table:table-cell table:formula="of:=IF([$BOM.C39]=&quot;DK&quot;;[$BOM.D39];&quot;&quot;)&amp;IF([$BOM.P39]=&quot;DK&quot;;[$BOM.Q39];&quot;&quot;)" office:value-type="string" office:string-value="RMCF0402JT220RCT-ND">
            <text:p>RMCF0402JT220RCT-ND</text:p>
          </table:table-cell>
          <table:table-cell table:formula="of:=[BOM.E39]" office:value-type="string" office:string-value="RES 220 OHM 1/16W 5% 0402 SMD">
            <text:p>RES 220 OHM 1/16W 5% 0402 SMD</text:p>
          </table:table-cell>
          <table:table-cell table:style-name="ce3" table:formula="of:=(IF([$BOM.C39]=&quot;DK&quot;;[$BOM.J39];0)+IF([$BOM.P39]=&quot;DK&quot;;[$BOM.S39];0))" office:value-type="currency" office:currency="USD" office:value="0.017">
            <text:p>$0.02</text:p>
          </table:table-cell>
          <table:table-cell table:style-name="ce3" table:formula="of:=[.$E39]*[$BOM.U39]*[$Main.$C$11]" office:value-type="currency" office:currency="USD" office:value="0.085">
            <text:p>$0.09</text:p>
          </table:table-cell>
          <table:table-cell/>
          <table:table-cell table:style-name="ce4" table:formula="of:=[.$A39]&amp;&quot;,&quot;&amp;[.$C39]&amp;&quot;,&quot;&amp;[$BOM.$X39]" office:value-type="string" office:string-value="1,RMCF0402JT220RCT-ND,R13">
            <text:p>1,RMCF0402JT220RCT-ND,R13</text:p>
          </table:table-cell>
        </table:table-row>
        <table:table-row table:style-name="ro1">
          <table:table-cell table:formula="of:=[BOM.U40]" office:value-type="float" office:value="1">
            <text:p>1</text:p>
          </table:table-cell>
          <table:table-cell table:formula="of:=[$BOM.A40]" office:value-type="string" office:string-value="ERJ-2GEJ680X">
            <text:p>ERJ-2GEJ680X</text:p>
          </table:table-cell>
          <table:table-cell table:formula="of:=IF([$BOM.C40]=&quot;DK&quot;;[$BOM.D40];&quot;&quot;)&amp;IF([$BOM.P40]=&quot;DK&quot;;[$BOM.Q40];&quot;&quot;)" office:value-type="string" office:string-value="P68JCT-ND">
            <text:p>P68JCT-ND</text:p>
          </table:table-cell>
          <table:table-cell table:formula="of:=[BOM.E40]" office:value-type="string" office:string-value="RES 68 OHM 1/10W 5% 0402 SMD">
            <text:p>RES 68 OHM 1/10W 5% 0402 SMD</text:p>
          </table:table-cell>
          <table:table-cell table:style-name="ce3" table:formula="of:=(IF([$BOM.C40]=&quot;DK&quot;;[$BOM.J40];0)+IF([$BOM.P40]=&quot;DK&quot;;[$BOM.S40];0))" office:value-type="currency" office:currency="USD" office:value="0.05">
            <text:p>$0.05</text:p>
          </table:table-cell>
          <table:table-cell table:style-name="ce3" table:formula="of:=[.$E40]*[$BOM.U40]*[$Main.$C$11]" office:value-type="currency" office:currency="USD" office:value="0.25">
            <text:p>$0.25</text:p>
          </table:table-cell>
          <table:table-cell/>
          <table:table-cell table:style-name="ce4" table:formula="of:=[.$A40]&amp;&quot;,&quot;&amp;[.$C40]&amp;&quot;,&quot;&amp;[$BOM.$X40]" office:value-type="string" office:string-value="1,P68JCT-ND,R14">
            <text:p>1,P68JCT-ND,R14</text:p>
          </table:table-cell>
        </table:table-row>
        <table:table-row table:style-name="ro1">
          <table:table-cell table:formula="of:=[BOM.U41]" office:value-type="float" office:value="1">
            <text:p>1</text:p>
          </table:table-cell>
          <table:table-cell table:formula="of:=[$BOM.A41]" office:value-type="string" office:string-value="RMCF0402JT220R">
            <text:p>RMCF0402JT220R</text:p>
          </table:table-cell>
          <table:table-cell table:formula="of:=IF([$BOM.C41]=&quot;DK&quot;;[$BOM.D41];&quot;&quot;)&amp;IF([$BOM.P41]=&quot;DK&quot;;[$BOM.Q41];&quot;&quot;)" office:value-type="string" office:string-value="RMCF0402JT220RCT-ND">
            <text:p>RMCF0402JT220RCT-ND</text:p>
          </table:table-cell>
          <table:table-cell table:formula="of:=[BOM.E41]" office:value-type="string" office:string-value="RES 220 OHM 1/16W 5% 0402 SMD">
            <text:p>RES 220 OHM 1/16W 5% 0402 SMD</text:p>
          </table:table-cell>
          <table:table-cell table:style-name="ce3" table:formula="of:=(IF([$BOM.C41]=&quot;DK&quot;;[$BOM.J41];0)+IF([$BOM.P41]=&quot;DK&quot;;[$BOM.S41];0))" office:value-type="currency" office:currency="USD" office:value="0.017">
            <text:p>$0.02</text:p>
          </table:table-cell>
          <table:table-cell table:style-name="ce3" table:formula="of:=[.$E41]*[$BOM.U41]*[$Main.$C$11]" office:value-type="currency" office:currency="USD" office:value="0.085">
            <text:p>$0.09</text:p>
          </table:table-cell>
          <table:table-cell/>
          <table:table-cell table:style-name="ce4" table:formula="of:=[.$A41]&amp;&quot;,&quot;&amp;[.$C41]&amp;&quot;,&quot;&amp;[$BOM.$X41]" office:value-type="string" office:string-value="1,RMCF0402JT220RCT-ND,R15">
            <text:p>1,RMCF0402JT220RCT-ND,R15</text:p>
          </table:table-cell>
        </table:table-row>
        <table:table-row table:style-name="ro1">
          <table:table-cell table:formula="of:=[BOM.U42]" office:value-type="float" office:value="3">
            <text:p>3</text:p>
          </table:table-cell>
          <table:table-cell table:formula="of:=[$BOM.A42]" office:value-type="string" office:string-value="RMCF0402FT1K00">
            <text:p>RMCF0402FT1K00</text:p>
          </table:table-cell>
          <table:table-cell table:formula="of:=IF([$BOM.C42]=&quot;DK&quot;;[$BOM.D42];&quot;&quot;)&amp;IF([$BOM.P42]=&quot;DK&quot;;[$BOM.Q42];&quot;&quot;)" office:value-type="string" office:string-value="RMCF0402FT1K00CT-ND">
            <text:p>RMCF0402FT1K00CT-ND</text:p>
          </table:table-cell>
          <table:table-cell table:formula="of:=[BOM.E42]" office:value-type="string" office:string-value="RES 1K OHM 1/16W 1% 0402 SMD">
            <text:p>RES 1K OHM 1/16W 1% 0402 SMD</text:p>
          </table:table-cell>
          <table:table-cell table:style-name="ce3" table:formula="of:=(IF([$BOM.C42]=&quot;DK&quot;;[$BOM.J42];0)+IF([$BOM.P42]=&quot;DK&quot;;[$BOM.S42];0))" office:value-type="currency" office:currency="USD" office:value="0.025">
            <text:p>$0.03</text:p>
          </table:table-cell>
          <table:table-cell table:style-name="ce3" table:formula="of:=[.$E42]*[$BOM.U42]*[$Main.$C$11]" office:value-type="currency" office:currency="USD" office:value="0.375">
            <text:p>$0.38</text:p>
          </table:table-cell>
          <table:table-cell/>
          <table:table-cell table:style-name="ce4" table:formula="of:=[.$A42]&amp;&quot;,&quot;&amp;[.$C42]&amp;&quot;,&quot;&amp;[$BOM.$X42]" office:value-type="string" office:string-value="3,RMCF0402FT1K00CT-ND,R16/R17/R18">
            <text:p>3,RMCF0402FT1K00CT-ND,R16/R17/R18</text:p>
          </table:table-cell>
        </table:table-row>
        <table:table-row table:style-name="ro1">
          <table:table-cell table:formula="of:=[BOM.U43]" office:value-type="float" office:value="2">
            <text:p>2</text:p>
          </table:table-cell>
          <table:table-cell table:formula="of:=[$BOM.A43]" office:value-type="string" office:string-value="RMCF0402JT4K70">
            <text:p>RMCF0402JT4K70</text:p>
          </table:table-cell>
          <table:table-cell table:formula="of:=IF([$BOM.C43]=&quot;DK&quot;;[$BOM.D43];&quot;&quot;)&amp;IF([$BOM.P43]=&quot;DK&quot;;[$BOM.Q43];&quot;&quot;)" office:value-type="string" office:string-value="RMCF0402JT4K70CT-ND">
            <text:p>RMCF0402JT4K70CT-ND</text:p>
          </table:table-cell>
          <table:table-cell table:formula="of:=[BOM.E43]" office:value-type="string" office:string-value="RES 4.7K OHM 1/16W 5% 0402 SMD">
            <text:p>RES 4.7K OHM 1/16W 5% 0402 SMD</text:p>
          </table:table-cell>
          <table:table-cell table:style-name="ce3" table:formula="of:=(IF([$BOM.C43]=&quot;DK&quot;;[$BOM.J43];0)+IF([$BOM.P43]=&quot;DK&quot;;[$BOM.S43];0))" office:value-type="currency" office:currency="USD" office:value="0.017">
            <text:p>$0.02</text:p>
          </table:table-cell>
          <table:table-cell table:style-name="ce3" table:formula="of:=[.$E43]*[$BOM.U43]*[$Main.$C$11]" office:value-type="currency" office:currency="USD" office:value="0.17">
            <text:p>$0.17</text:p>
          </table:table-cell>
          <table:table-cell/>
          <table:table-cell table:style-name="ce4" table:formula="of:=[.$A43]&amp;&quot;,&quot;&amp;[.$C43]&amp;&quot;,&quot;&amp;[$BOM.$X43]" office:value-type="string" office:string-value="2,RMCF0402JT4K70CT-ND,R19/R20">
            <text:p>2,RMCF0402JT4K70CT-ND,R19/R20</text:p>
          </table:table-cell>
        </table:table-row>
        <table:table-row table:style-name="ro1">
          <table:table-cell table:formula="of:=[BOM.U44]" office:value-type="float" office:value="1">
            <text:p>1</text:p>
          </table:table-cell>
          <table:table-cell table:formula="of:=[$BOM.A44]" office:value-type="string" office:string-value="RMCF0402FT1K00">
            <text:p>RMCF0402FT1K00</text:p>
          </table:table-cell>
          <table:table-cell table:formula="of:=IF([$BOM.C44]=&quot;DK&quot;;[$BOM.D44];&quot;&quot;)&amp;IF([$BOM.P44]=&quot;DK&quot;;[$BOM.Q44];&quot;&quot;)" office:value-type="string" office:string-value="RMCF0402FT1K00CT-ND">
            <text:p>RMCF0402FT1K00CT-ND</text:p>
          </table:table-cell>
          <table:table-cell table:formula="of:=[BOM.E44]" office:value-type="string" office:string-value="RES 1K OHM 1/16W 1% 0402 SMD">
            <text:p>RES 1K OHM 1/16W 1% 0402 SMD</text:p>
          </table:table-cell>
          <table:table-cell table:style-name="ce3" table:formula="of:=(IF([$BOM.C44]=&quot;DK&quot;;[$BOM.J44];0)+IF([$BOM.P44]=&quot;DK&quot;;[$BOM.S44];0))" office:value-type="currency" office:currency="USD" office:value="0.025">
            <text:p>$0.03</text:p>
          </table:table-cell>
          <table:table-cell table:style-name="ce3" table:formula="of:=[.$E44]*[$BOM.U44]*[$Main.$C$11]" office:value-type="currency" office:currency="USD" office:value="0.125">
            <text:p>$0.13</text:p>
          </table:table-cell>
          <table:table-cell/>
          <table:table-cell table:style-name="ce4" table:formula="of:=[.$A44]&amp;&quot;,&quot;&amp;[.$C44]&amp;&quot;,&quot;&amp;[$BOM.$X44]" office:value-type="string" office:string-value="1,RMCF0402FT1K00CT-ND,R21">
            <text:p>1,RMCF0402FT1K00CT-ND,R21</text:p>
          </table:table-cell>
        </table:table-row>
        <table:table-row table:style-name="ro1">
          <table:table-cell table:formula="of:=[BOM.U45]" office:value-type="float" office:value="1">
            <text:p>1</text:p>
          </table:table-cell>
          <table:table-cell table:formula="of:=[$BOM.A45]" office:value-type="string" office:string-value="EVQP7J01K">
            <text:p>EVQP7J01K</text:p>
          </table:table-cell>
          <table:table-cell table:formula="of:=IF([$BOM.C45]=&quot;DK&quot;;[$BOM.D45];&quot;&quot;)&amp;IF([$BOM.P45]=&quot;DK&quot;;[$BOM.Q45];&quot;&quot;)" office:value-type="string" office:string-value="P12278SCT-ND">
            <text:p>P12278SCT-ND</text:p>
          </table:table-cell>
          <table:table-cell table:formula="of:=[BOM.E45]" office:value-type="string" office:string-value="SWITCH LT 3.5MMX2.9MM 160GF SMD">
            <text:p>SWITCH LT 3.5MMX2.9MM 160GF SMD</text:p>
          </table:table-cell>
          <table:table-cell table:style-name="ce3" table:formula="of:=(IF([$BOM.C45]=&quot;DK&quot;;[$BOM.J45];0)+IF([$BOM.P45]=&quot;DK&quot;;[$BOM.S45];0))" office:value-type="currency" office:currency="USD" office:value="0.734">
            <text:p>$0.73</text:p>
          </table:table-cell>
          <table:table-cell table:style-name="ce3" table:formula="of:=[.$E45]*[$BOM.U45]*[$Main.$C$11]" office:value-type="currency" office:currency="USD" office:value="3.67">
            <text:p>$3.67</text:p>
          </table:table-cell>
          <table:table-cell/>
          <table:table-cell table:style-name="ce4" table:formula="of:=[.$A45]&amp;&quot;,&quot;&amp;[.$C45]&amp;&quot;,&quot;&amp;[$BOM.$X45]" office:value-type="string" office:string-value="1,P12278SCT-ND,S1">
            <text:p>1,P12278SCT-ND,S1</text:p>
          </table:table-cell>
        </table:table-row>
        <table:table-row table:style-name="ro1">
          <table:table-cell table:formula="of:=[BOM.U46]" office:value-type="float" office:value="0">
            <text:p>0</text:p>
          </table:table-cell>
          <table:table-cell table:formula="of:=[$BOM.A46]" office:value-type="float" office:value="0">
            <text:p>0</text:p>
          </table:table-cell>
          <table:table-cell table:formula="of:=IF([$BOM.C46]=&quot;DK&quot;;[$BOM.D46];&quot;&quot;)&amp;IF([$BOM.P46]=&quot;DK&quot;;[$BOM.Q46];&quot;&quot;)">
            <text:p/>
          </table:table-cell>
          <table:table-cell table:formula="of:=[BOM.E46]" office:value-type="float" office:value="0">
            <text:p>0</text:p>
          </table:table-cell>
          <table:table-cell table:style-name="ce3" table:formula="of:=(IF([$BOM.C46]=&quot;DK&quot;;[$BOM.J46];0)+IF([$BOM.P46]=&quot;DK&quot;;[$BOM.S46];0))" office:value-type="currency" office:currency="USD" office:value="0">
            <text:p>$0.00</text:p>
          </table:table-cell>
          <table:table-cell table:style-name="ce3" table:formula="of:=[.$E46]*[$BOM.U46]*[$Main.$C$11]" office:value-type="currency" office:currency="USD" office:value="0">
            <text:p>$0.00</text:p>
          </table:table-cell>
          <table:table-cell/>
          <table:table-cell table:style-name="ce4" table:formula="of:=[.$A46]&amp;&quot;,&quot;&amp;[.$C46]&amp;&quot;,&quot;&amp;[$BOM.$X46]" office:value-type="string" office:string-value="0,,">
            <text:p>0,,</text:p>
          </table:table-cell>
        </table:table-row>
        <table:table-row table:style-name="ro1">
          <table:table-cell table:formula="of:=[BOM.U47]" office:value-type="float" office:value="3">
            <text:p>3</text:p>
          </table:table-cell>
          <table:table-cell table:formula="of:=[$BOM.A47]" office:value-type="string" office:string-value="TXB0102DCUR">
            <text:p>TXB0102DCUR</text:p>
          </table:table-cell>
          <table:table-cell table:formula="of:=IF([$BOM.C47]=&quot;DK&quot;;[$BOM.D47];&quot;&quot;)&amp;IF([$BOM.P47]=&quot;DK&quot;;[$BOM.Q47];&quot;&quot;)" office:value-type="string" office:string-value="296-22862-1-ND">
            <text:p>296-22862-1-ND</text:p>
          </table:table-cell>
          <table:table-cell table:formula="of:=[BOM.E47]" office:value-type="string" office:string-value="IC VOLT-LVL TRANSL BI-DIR 8-US8">
            <text:p>IC VOLT-LVL TRANSL BI-DIR 8-US8</text:p>
          </table:table-cell>
          <table:table-cell table:style-name="ce3" table:formula="of:=(IF([$BOM.C47]=&quot;DK&quot;;[$BOM.J47];0)+IF([$BOM.P47]=&quot;DK&quot;;[$BOM.S47];0))" office:value-type="currency" office:currency="USD" office:value="1.48">
            <text:p>$1.48</text:p>
          </table:table-cell>
          <table:table-cell table:style-name="ce3" table:formula="of:=[.$E47]*[$BOM.U47]*[$Main.$C$11]" office:value-type="currency" office:currency="USD" office:value="22.2">
            <text:p>$22.20</text:p>
          </table:table-cell>
          <table:table-cell/>
          <table:table-cell table:style-name="ce4" table:formula="of:=[.$A47]&amp;&quot;,&quot;&amp;[.$C47]&amp;&quot;,&quot;&amp;[$BOM.$X47]" office:value-type="string" office:string-value="3,296-22862-1-ND,U2/U3/U4">
            <text:p>3,296-22862-1-ND,U2/U3/U4</text:p>
          </table:table-cell>
        </table:table-row>
        <table:table-row table:style-name="ro1">
          <table:table-cell table:formula="of:=[BOM.U48]" office:value-type="float" office:value="1">
            <text:p>1</text:p>
          </table:table-cell>
          <table:table-cell table:formula="of:=[$BOM.A48]" office:value-type="string" office:string-value="SN74LVC2T45">
            <text:p>SN74LVC2T45</text:p>
          </table:table-cell>
          <table:table-cell table:formula="of:=IF([$BOM.C48]=&quot;DK&quot;;[$BOM.D48];&quot;&quot;)&amp;IF([$BOM.P48]=&quot;DK&quot;;[$BOM.Q48];&quot;&quot;)" office:value-type="string" office:string-value="296-17014-1-ND">
            <text:p>296-17014-1-ND</text:p>
          </table:table-cell>
          <table:table-cell table:formula="of:=[BOM.E48]" office:value-type="string" office:string-value="Translator, Bidirectional, 3-State, 2bits">
            <text:p>Translator, Bidirectional, 3-State, 2bits</text:p>
          </table:table-cell>
          <table:table-cell table:style-name="ce3" table:formula="of:=(IF([$BOM.C48]=&quot;DK&quot;;[$BOM.J48];0)+IF([$BOM.P48]=&quot;DK&quot;;[$BOM.S48];0))" office:value-type="currency" office:currency="USD" office:value="0.79">
            <text:p>$0.79</text:p>
          </table:table-cell>
          <table:table-cell table:style-name="ce3" table:formula="of:=[.$E48]*[$BOM.U48]*[$Main.$C$11]" office:value-type="currency" office:currency="USD" office:value="3.95">
            <text:p>$3.95</text:p>
          </table:table-cell>
          <table:table-cell/>
          <table:table-cell table:style-name="ce4" table:formula="of:=[.$A48]&amp;&quot;,&quot;&amp;[.$C48]&amp;&quot;,&quot;&amp;[$BOM.$X48]" office:value-type="string" office:string-value="1,296-17014-1-ND,U5">
            <text:p>1,296-17014-1-ND,U5</text:p>
          </table:table-cell>
        </table:table-row>
        <table:table-row table:style-name="ro1">
          <table:table-cell table:formula="of:=[BOM.U49]" office:value-type="float" office:value="1">
            <text:p>1</text:p>
          </table:table-cell>
          <table:table-cell table:formula="of:=[$BOM.A49]" office:value-type="string" office:string-value="LD1117AS33">
            <text:p>LD1117AS33</text:p>
          </table:table-cell>
          <table:table-cell table:formula="of:=IF([$BOM.C49]=&quot;DK&quot;;[$BOM.D49];&quot;&quot;)&amp;IF([$BOM.P49]=&quot;DK&quot;;[$BOM.Q49];&quot;&quot;)" office:value-type="string" office:string-value="497-1228-1-ND">
            <text:p>497-1228-1-ND</text:p>
          </table:table-cell>
          <table:table-cell table:formula="of:=[BOM.E49]" office:value-type="string" office:string-value="IC REG LDO 3.3V 1.2A SOT-223">
            <text:p>IC REG LDO 3.3V 1.2A SOT-223</text:p>
          </table:table-cell>
          <table:table-cell table:style-name="ce3" table:formula="of:=(IF([$BOM.C49]=&quot;DK&quot;;[$BOM.J49];0)+IF([$BOM.P49]=&quot;DK&quot;;[$BOM.S49];0))" office:value-type="currency" office:currency="USD" office:value="0.84">
            <text:p>$0.84</text:p>
          </table:table-cell>
          <table:table-cell table:style-name="ce3" table:formula="of:=[.$E49]*[$BOM.U49]*[$Main.$C$11]" office:value-type="currency" office:currency="USD" office:value="4.2">
            <text:p>$4.20</text:p>
          </table:table-cell>
          <table:table-cell/>
          <table:table-cell table:style-name="ce4" table:formula="of:=[.$A49]&amp;&quot;,&quot;&amp;[.$C49]&amp;&quot;,&quot;&amp;[$BOM.$X49]" office:value-type="string" office:string-value="1,497-1228-1-ND,U6">
            <text:p>1,497-1228-1-ND,U6</text:p>
          </table:table-cell>
        </table:table-row>
        <table:table-row table:style-name="ro1">
          <table:table-cell table:formula="of:=[BOM.U50]" office:value-type="float" office:value="1">
            <text:p>1</text:p>
          </table:table-cell>
          <table:table-cell table:formula="of:=[$BOM.A50]" office:value-type="string" office:string-value="MIC5207-3.3YM5">
            <text:p>MIC5207-3.3YM5</text:p>
          </table:table-cell>
          <table:table-cell table:formula="of:=IF([$BOM.C50]=&quot;DK&quot;;[$BOM.D50];&quot;&quot;)&amp;IF([$BOM.P50]=&quot;DK&quot;;[$BOM.Q50];&quot;&quot;)" office:value-type="string" office:string-value="576-1267-1-ND">
            <text:p>576-1267-1-ND</text:p>
          </table:table-cell>
          <table:table-cell table:formula="of:=[BOM.E50]" office:value-type="string" office:string-value="IC REG LDO 180MA 3.3V SOT23-5">
            <text:p>IC REG LDO 180MA 3.3V SOT23-5</text:p>
          </table:table-cell>
          <table:table-cell table:style-name="ce3" table:formula="of:=(IF([$BOM.C50]=&quot;DK&quot;;[$BOM.J50];0)+IF([$BOM.P50]=&quot;DK&quot;;[$BOM.S50];0))" office:value-type="currency" office:currency="USD" office:value="1.02">
            <text:p>$1.02</text:p>
          </table:table-cell>
          <table:table-cell table:style-name="ce3" table:formula="of:=[.$E50]*[$BOM.U50]*[$Main.$C$11]" office:value-type="currency" office:currency="USD" office:value="5.1">
            <text:p>$5.10</text:p>
          </table:table-cell>
          <table:table-cell/>
          <table:table-cell table:style-name="ce4" table:formula="of:=[.$A50]&amp;&quot;,&quot;&amp;[.$C50]&amp;&quot;,&quot;&amp;[$BOM.$X50]" office:value-type="string" office:string-value="1,576-1267-1-ND,U7">
            <text:p>1,576-1267-1-ND,U7</text:p>
          </table:table-cell>
        </table:table-row>
        <table:table-row table:style-name="ro1">
          <table:table-cell table:formula="of:=[BOM.U51]" office:value-type="float" office:value="1">
            <text:p>1</text:p>
          </table:table-cell>
          <table:table-cell table:formula="of:=[$BOM.A51]" office:value-type="string" office:string-value="24FC128-I/MS">
            <text:p>24FC128-I/MS</text:p>
          </table:table-cell>
          <table:table-cell table:formula="of:=IF([$BOM.C51]=&quot;DK&quot;;[$BOM.D51];&quot;&quot;)&amp;IF([$BOM.P51]=&quot;DK&quot;;[$BOM.Q51];&quot;&quot;)" office:value-type="string" office:string-value="24FC128-I/MS-ND">
            <text:p>24FC128-I/MS-ND</text:p>
          </table:table-cell>
          <table:table-cell table:formula="of:=[BOM.E51]" office:value-type="string" office:string-value="IC EEPROM 128KBIT 1MHZ 8MSOP">
            <text:p>IC EEPROM 128KBIT 1MHZ 8MSOP</text:p>
          </table:table-cell>
          <table:table-cell table:style-name="ce3" table:formula="of:=(IF([$BOM.C51]=&quot;DK&quot;;[$BOM.J51];0)+IF([$BOM.P51]=&quot;DK&quot;;[$BOM.S51];0))" office:value-type="currency" office:currency="USD" office:value="0.84">
            <text:p>$0.84</text:p>
          </table:table-cell>
          <table:table-cell table:style-name="ce3" table:formula="of:=[.$E51]*[$BOM.U51]*[$Main.$C$11]" office:value-type="currency" office:currency="USD" office:value="4.2">
            <text:p>$4.20</text:p>
          </table:table-cell>
          <table:table-cell/>
          <table:table-cell table:style-name="ce4" table:formula="of:=[.$A51]&amp;&quot;,&quot;&amp;[.$C51]&amp;&quot;,&quot;&amp;[$BOM.$X51]" office:value-type="string" office:string-value="1,24FC128-I/MS-ND,U8">
            <text:p>1,24FC128-I/MS-ND,U8</text:p>
          </table:table-cell>
        </table:table-row>
        <table:table-row table:style-name="ro1">
          <table:table-cell table:formula="of:=[BOM.U52]" office:value-type="float" office:value="1">
            <text:p>1</text:p>
          </table:table-cell>
          <table:table-cell table:formula="of:=[$BOM.A52]" office:value-type="string" office:string-value="LIS331DLH">
            <text:p>LIS331DLH</text:p>
          </table:table-cell>
          <table:table-cell table:formula="of:=IF([$BOM.C52]=&quot;DK&quot;;[$BOM.D52];&quot;&quot;)&amp;IF([$BOM.P52]=&quot;DK&quot;;[$BOM.Q52];&quot;&quot;)" office:value-type="string" office:string-value="497-10397-1-ND">
            <text:p>497-10397-1-ND</text:p>
          </table:table-cell>
          <table:table-cell table:formula="of:=[BOM.E52]" office:value-type="string" office:string-value="ACCELEROMETER MEMS 3AXIS 16-LGA">
            <text:p>ACCELEROMETER MEMS 3AXIS 16-LGA</text:p>
          </table:table-cell>
          <table:table-cell table:style-name="ce3" table:formula="of:=(IF([$BOM.C52]=&quot;DK&quot;;[$BOM.J52];0)+IF([$BOM.P52]=&quot;DK&quot;;[$BOM.S52];0))" office:value-type="currency" office:currency="USD" office:value="8.316">
            <text:p>$8.32</text:p>
          </table:table-cell>
          <table:table-cell table:style-name="ce3" table:formula="of:=[.$E52]*[$BOM.U52]*[$Main.$C$11]" office:value-type="currency" office:currency="USD" office:value="41.58">
            <text:p>$41.58</text:p>
          </table:table-cell>
          <table:table-cell/>
          <table:table-cell table:style-name="ce4" table:formula="of:=[.$A52]&amp;&quot;,&quot;&amp;[.$C52]&amp;&quot;,&quot;&amp;[$BOM.$X52]" office:value-type="string" office:string-value="1,497-10397-1-ND,U9">
            <text:p>1,497-10397-1-ND,U9</text:p>
          </table:table-cell>
        </table:table-row>
        <table:table-row table:style-name="ro1">
          <table:table-cell table:formula="of:=[BOM.U53]" office:value-type="float" office:value="1">
            <text:p>1</text:p>
          </table:table-cell>
          <table:table-cell table:formula="of:=[$BOM.A53]" office:value-type="string" office:string-value="BMP0805">
            <text:p>BMP0805</text:p>
          </table:table-cell>
          <table:table-cell table:formula="of:=IF([$BOM.C53]=&quot;DK&quot;;[$BOM.D53];&quot;&quot;)&amp;IF([$BOM.P53]=&quot;DK&quot;;[$BOM.Q53];&quot;&quot;)" office:value-type="string" office:string-value="828-1005-1-ND">
            <text:p>828-1005-1-ND</text:p>
          </table:table-cell>
          <table:table-cell table:formula="of:=[BOM.E53]" office:value-type="string" office:string-value="DIGITAL BAROMETRIC PRESSURE SNSR">
            <text:p>DIGITAL BAROMETRIC PRESSURE SNSR</text:p>
          </table:table-cell>
          <table:table-cell table:style-name="ce3" table:formula="of:=(IF([$BOM.C53]=&quot;DK&quot;;[$BOM.J53];0)+IF([$BOM.P53]=&quot;DK&quot;;[$BOM.S53];0))" office:value-type="currency" office:currency="USD" office:value="8.79">
            <text:p>$8.79</text:p>
          </table:table-cell>
          <table:table-cell table:style-name="ce3" table:formula="of:=[.$E53]*[$BOM.U53]*[$Main.$C$11]" office:value-type="currency" office:currency="USD" office:value="43.95">
            <text:p>$43.95</text:p>
          </table:table-cell>
          <table:table-cell/>
          <table:table-cell table:style-name="ce4" table:formula="of:=[.$A53]&amp;&quot;,&quot;&amp;[.$C53]&amp;&quot;,&quot;&amp;[$BOM.$X53]" office:value-type="string" office:string-value="1,828-1005-1-ND,U10">
            <text:p>1,828-1005-1-ND,U10</text:p>
          </table:table-cell>
        </table:table-row>
        <table:table-row table:style-name="ro1">
          <table:table-cell table:formula="of:=[BOM.U54]" office:value-type="float" office:value="1">
            <text:p>1</text:p>
          </table:table-cell>
          <table:table-cell table:formula="of:=[$BOM.A54]" office:value-type="string" office:string-value="HMC5843">
            <text:p>HMC5843</text:p>
          </table:table-cell>
          <table:table-cell table:formula="of:=IF([$BOM.C54]=&quot;DK&quot;;[$BOM.D54];&quot;&quot;)&amp;IF([$BOM.P54]=&quot;DK&quot;;[$BOM.Q54];&quot;&quot;)" office:value-type="string" office:string-value="342-1071-1-ND">
            <text:p>342-1071-1-ND</text:p>
          </table:table-cell>
          <table:table-cell table:formula="of:=[BOM.E54]" office:value-type="string" office:string-value="SENSOR MAGNETIC 3 AXIS 20-LCC">
            <text:p>SENSOR MAGNETIC 3 AXIS 20-LCC</text:p>
          </table:table-cell>
          <table:table-cell table:style-name="ce3" table:formula="of:=(IF([$BOM.C54]=&quot;DK&quot;;[$BOM.J54];0)+IF([$BOM.P54]=&quot;DK&quot;;[$BOM.S54];0))" office:value-type="currency" office:currency="USD" office:value="20">
            <text:p>$20.00</text:p>
          </table:table-cell>
          <table:table-cell table:style-name="ce3" table:formula="of:=[.$E54]*[$BOM.U54]*[$Main.$C$11]" office:value-type="currency" office:currency="USD" office:value="100">
            <text:p>$100.00</text:p>
          </table:table-cell>
          <table:table-cell/>
          <table:table-cell table:style-name="ce4" table:formula="of:=[.$A54]&amp;&quot;,&quot;&amp;[.$C54]&amp;&quot;,&quot;&amp;[$BOM.$X54]" office:value-type="string" office:string-value="1,342-1071-1-ND,U11">
            <text:p>1,342-1071-1-ND,U11</text:p>
          </table:table-cell>
        </table:table-row>
        <table:table-row table:style-name="ro1">
          <table:table-cell table:formula="of:=[BOM.U55]" office:value-type="float" office:value="1">
            <text:p>1</text:p>
          </table:table-cell>
          <table:table-cell table:formula="of:=[$BOM.A55]" office:value-type="string" office:string-value="L3G4200DH">
            <text:p>L3G4200DH</text:p>
          </table:table-cell>
          <table:table-cell table:formula="of:=IF([$BOM.C55]=&quot;DK&quot;;[$BOM.D55];&quot;&quot;)&amp;IF([$BOM.P55]=&quot;DK&quot;;[$BOM.Q55];&quot;&quot;)">
            <text:p/>
          </table:table-cell>
          <table:table-cell table:formula="of:=[BOM.E55]" office:value-type="string" office:string-value="Gyroscopes Mems Sensor 3-Axis 2.4 to 3.6 V">
            <text:p>Gyroscopes Mems Sensor 3-Axis 2.4 to 3.6 V</text:p>
          </table:table-cell>
          <table:table-cell table:style-name="ce3" table:formula="of:=(IF([$BOM.C55]=&quot;DK&quot;;[$BOM.J55];0)+IF([$BOM.P55]=&quot;DK&quot;;[$BOM.S55];0))" office:value-type="currency" office:currency="USD" office:value="0">
            <text:p>$0.00</text:p>
          </table:table-cell>
          <table:table-cell table:style-name="ce3" table:formula="of:=[.$E55]*[$BOM.U55]*[$Main.$C$11]" office:value-type="currency" office:currency="USD" office:value="0">
            <text:p>$0.00</text:p>
          </table:table-cell>
          <table:table-cell/>
          <table:table-cell table:style-name="ce4" table:formula="of:=[.$A55]&amp;&quot;,&quot;&amp;[.$C55]&amp;&quot;,&quot;&amp;[$BOM.$X55]" office:value-type="string" office:string-value="1,,U12">
            <text:p>1,,U12</text:p>
          </table:table-cell>
        </table:table-row>
        <table:table-row table:style-name="ro1">
          <table:table-cell table:formula="of:=[BOM.U56]" office:value-type="float" office:value="1">
            <text:p>1</text:p>
          </table:table-cell>
          <table:table-cell table:formula="of:=[$BOM.A56]" office:value-type="string" office:string-value="7M-16.000MEEQ-T">
            <text:p>7M-16.000MEEQ-T</text:p>
          </table:table-cell>
          <table:table-cell table:formula="of:=IF([$BOM.C56]=&quot;DK&quot;;[$BOM.D56];&quot;&quot;)&amp;IF([$BOM.P56]=&quot;DK&quot;;[$BOM.Q56];&quot;&quot;)" office:value-type="string" office:string-value="887-1319-1-ND">
            <text:p>887-1319-1-ND</text:p>
          </table:table-cell>
          <table:table-cell table:formula="of:=[BOM.E56]" office:value-type="string" office:string-value="CRYSTAL 16.000 MHZ 10PF SMD">
            <text:p>CRYSTAL 16.000 MHZ 10PF SMD</text:p>
          </table:table-cell>
          <table:table-cell table:style-name="ce3" table:formula="of:=(IF([$BOM.C56]=&quot;DK&quot;;[$BOM.J56];0)+IF([$BOM.P56]=&quot;DK&quot;;[$BOM.S56];0))" office:value-type="currency" office:currency="USD" office:value="1.463">
            <text:p>$1.46</text:p>
          </table:table-cell>
          <table:table-cell table:style-name="ce3" table:formula="of:=[.$E56]*[$BOM.U56]*[$Main.$C$11]" office:value-type="currency" office:currency="USD" office:value="7.315">
            <text:p>$7.32</text:p>
          </table:table-cell>
          <table:table-cell/>
          <table:table-cell table:style-name="ce4" table:formula="of:=[.$A56]&amp;&quot;,&quot;&amp;[.$C56]&amp;&quot;,&quot;&amp;[$BOM.$X56]" office:value-type="string" office:string-value="1,887-1319-1-ND,X1">
            <text:p>1,887-1319-1-ND,X1</text:p>
          </table:table-cell>
        </table:table-row>
        <table:table-row table:style-name="ro1">
          <table:table-cell table:formula="of:=[BOM.U57]" office:value-type="float" office:value="0">
            <text:p>0</text:p>
          </table:table-cell>
          <table:table-cell table:formula="of:=[$BOM.A57]" office:value-type="float" office:value="0">
            <text:p>0</text:p>
          </table:table-cell>
          <table:table-cell table:formula="of:=IF([$BOM.C57]=&quot;DK&quot;;[$BOM.D57];&quot;&quot;)&amp;IF([$BOM.P57]=&quot;DK&quot;;[$BOM.Q57];&quot;&quot;)">
            <text:p/>
          </table:table-cell>
          <table:table-cell table:formula="of:=[BOM.E57]" office:value-type="float" office:value="0">
            <text:p>0</text:p>
          </table:table-cell>
          <table:table-cell table:style-name="ce3" table:formula="of:=(IF([$BOM.C57]=&quot;DK&quot;;[$BOM.J57];0)+IF([$BOM.P57]=&quot;DK&quot;;[$BOM.S57];0))" office:value-type="currency" office:currency="USD" office:value="0">
            <text:p>$0.00</text:p>
          </table:table-cell>
          <table:table-cell table:style-name="ce3" table:formula="of:=[.$E57]*[$BOM.U57]*[$Main.$C$11]" office:value-type="currency" office:currency="USD" office:value="0">
            <text:p>$0.00</text:p>
          </table:table-cell>
          <table:table-cell/>
          <table:table-cell table:style-name="ce4" table:formula="of:=[.$A57]&amp;&quot;,&quot;&amp;[.$C57]&amp;&quot;,&quot;&amp;[$BOM.$X57]" office:value-type="string" office:string-value="0,,">
            <text:p>0,,</text:p>
          </table:table-cell>
        </table:table-row>
        <table:table-row table:style-name="ro1">
          <table:table-cell table:formula="of:=[BOM.U58]" office:value-type="float" office:value="0">
            <text:p>0</text:p>
          </table:table-cell>
          <table:table-cell table:formula="of:=[$BOM.A58]" office:value-type="float" office:value="0">
            <text:p>0</text:p>
          </table:table-cell>
          <table:table-cell table:formula="of:=IF([$BOM.C58]=&quot;DK&quot;;[$BOM.D58];&quot;&quot;)&amp;IF([$BOM.P58]=&quot;DK&quot;;[$BOM.Q58];&quot;&quot;)">
            <text:p/>
          </table:table-cell>
          <table:table-cell table:formula="of:=[BOM.E58]" office:value-type="float" office:value="0">
            <text:p>0</text:p>
          </table:table-cell>
          <table:table-cell table:style-name="ce3" table:formula="of:=(IF([$BOM.C58]=&quot;DK&quot;;[$BOM.J58];0)+IF([$BOM.P58]=&quot;DK&quot;;[$BOM.S58];0))" office:value-type="currency" office:currency="USD" office:value="0">
            <text:p>$0.00</text:p>
          </table:table-cell>
          <table:table-cell table:style-name="ce3" table:formula="of:=[.$E58]*[$BOM.U58]*[$Main.$C$11]" office:value-type="currency" office:currency="USD" office:value="0">
            <text:p>$0.00</text:p>
          </table:table-cell>
          <table:table-cell/>
          <table:table-cell table:style-name="ce4" table:formula="of:=[.$A58]&amp;&quot;,&quot;&amp;[.$C58]&amp;&quot;,&quot;&amp;[$BOM.$X58]" office:value-type="string" office:string-value="0,,">
            <text:p>0,,</text:p>
          </table:table-cell>
        </table:table-row>
        <table:table-row table:style-name="ro1">
          <table:table-cell table:formula="of:=[BOM.U59]" office:value-type="float" office:value="0">
            <text:p>0</text:p>
          </table:table-cell>
          <table:table-cell table:formula="of:=[$BOM.A59]" office:value-type="float" office:value="0">
            <text:p>0</text:p>
          </table:table-cell>
          <table:table-cell table:formula="of:=IF([$BOM.C59]=&quot;DK&quot;;[$BOM.D59];&quot;&quot;)&amp;IF([$BOM.P59]=&quot;DK&quot;;[$BOM.Q59];&quot;&quot;)">
            <text:p/>
          </table:table-cell>
          <table:table-cell table:formula="of:=[BOM.E59]" office:value-type="float" office:value="0">
            <text:p>0</text:p>
          </table:table-cell>
          <table:table-cell table:style-name="ce3" table:formula="of:=(IF([$BOM.C59]=&quot;DK&quot;;[$BOM.J59];0)+IF([$BOM.P59]=&quot;DK&quot;;[$BOM.S59];0))" office:value-type="currency" office:currency="USD" office:value="0">
            <text:p>$0.00</text:p>
          </table:table-cell>
          <table:table-cell table:style-name="ce3" table:formula="of:=[.$E59]*[$BOM.U59]*[$Main.$C$11]" office:value-type="currency" office:currency="USD" office:value="0">
            <text:p>$0.00</text:p>
          </table:table-cell>
          <table:table-cell/>
          <table:table-cell table:style-name="ce4" table:formula="of:=[.$A59]&amp;&quot;,&quot;&amp;[.$C59]&amp;&quot;,&quot;&amp;[$BOM.$X59]" office:value-type="string" office:string-value="0,,">
            <text:p>0,,</text:p>
          </table:table-cell>
        </table:table-row>
        <table:table-row table:style-name="ro1">
          <table:table-cell table:formula="of:=[BOM.U60]" office:value-type="float" office:value="0">
            <text:p>0</text:p>
          </table:table-cell>
          <table:table-cell table:formula="of:=[$BOM.A60]" office:value-type="float" office:value="0">
            <text:p>0</text:p>
          </table:table-cell>
          <table:table-cell table:formula="of:=IF([$BOM.C60]=&quot;DK&quot;;[$BOM.D60];&quot;&quot;)&amp;IF([$BOM.P60]=&quot;DK&quot;;[$BOM.Q60];&quot;&quot;)">
            <text:p/>
          </table:table-cell>
          <table:table-cell table:formula="of:=[BOM.E60]" office:value-type="float" office:value="0">
            <text:p>0</text:p>
          </table:table-cell>
          <table:table-cell table:style-name="ce3" table:formula="of:=(IF([$BOM.C60]=&quot;DK&quot;;[$BOM.J60];0)+IF([$BOM.P60]=&quot;DK&quot;;[$BOM.S60];0))" office:value-type="currency" office:currency="USD" office:value="0">
            <text:p>$0.00</text:p>
          </table:table-cell>
          <table:table-cell table:style-name="ce3" table:formula="of:=[.$E60]*[$BOM.U60]*[$Main.$C$11]" office:value-type="currency" office:currency="USD" office:value="0">
            <text:p>$0.00</text:p>
          </table:table-cell>
          <table:table-cell/>
          <table:table-cell table:style-name="ce4" table:formula="of:=[.$A60]&amp;&quot;,&quot;&amp;[.$C60]&amp;&quot;,&quot;&amp;[$BOM.$X60]" office:value-type="string" office:string-value="0,,">
            <text:p>0,,</text:p>
          </table:table-cell>
        </table:table-row>
        <table:table-row table:style-name="ro1">
          <table:table-cell table:formula="of:=[BOM.U61]" office:value-type="float" office:value="0">
            <text:p>0</text:p>
          </table:table-cell>
          <table:table-cell table:formula="of:=[$BOM.A61]" office:value-type="float" office:value="0">
            <text:p>0</text:p>
          </table:table-cell>
          <table:table-cell table:formula="of:=IF([$BOM.C61]=&quot;DK&quot;;[$BOM.D61];&quot;&quot;)&amp;IF([$BOM.P61]=&quot;DK&quot;;[$BOM.Q61];&quot;&quot;)">
            <text:p/>
          </table:table-cell>
          <table:table-cell table:formula="of:=[BOM.E61]" office:value-type="float" office:value="0">
            <text:p>0</text:p>
          </table:table-cell>
          <table:table-cell table:style-name="ce3" table:formula="of:=(IF([$BOM.C61]=&quot;DK&quot;;[$BOM.J61];0)+IF([$BOM.P61]=&quot;DK&quot;;[$BOM.S61];0))" office:value-type="currency" office:currency="USD" office:value="0">
            <text:p>$0.00</text:p>
          </table:table-cell>
          <table:table-cell table:style-name="ce3" table:formula="of:=[.$E61]*[$BOM.U61]*[$Main.$C$11]" office:value-type="currency" office:currency="USD" office:value="0">
            <text:p>$0.00</text:p>
          </table:table-cell>
          <table:table-cell/>
          <table:table-cell table:style-name="ce4" table:formula="of:=[.$A61]&amp;&quot;,&quot;&amp;[.$C61]&amp;&quot;,&quot;&amp;[$BOM.$X61]" office:value-type="string" office:string-value="0,,">
            <text:p>0,,</text:p>
          </table:table-cell>
        </table:table-row>
        <table:table-row table:style-name="ro1">
          <table:table-cell table:formula="of:=[BOM.U62]" office:value-type="float" office:value="0">
            <text:p>0</text:p>
          </table:table-cell>
          <table:table-cell table:formula="of:=[$BOM.A62]" office:value-type="float" office:value="0">
            <text:p>0</text:p>
          </table:table-cell>
          <table:table-cell table:formula="of:=IF([$BOM.C62]=&quot;DK&quot;;[$BOM.D62];&quot;&quot;)&amp;IF([$BOM.P62]=&quot;DK&quot;;[$BOM.Q62];&quot;&quot;)">
            <text:p/>
          </table:table-cell>
          <table:table-cell table:formula="of:=[BOM.E62]" office:value-type="float" office:value="0">
            <text:p>0</text:p>
          </table:table-cell>
          <table:table-cell table:style-name="ce3" table:formula="of:=(IF([$BOM.C62]=&quot;DK&quot;;[$BOM.J62];0)+IF([$BOM.P62]=&quot;DK&quot;;[$BOM.S62];0))" office:value-type="currency" office:currency="USD" office:value="0">
            <text:p>$0.00</text:p>
          </table:table-cell>
          <table:table-cell table:style-name="ce3" table:formula="of:=[.$E62]*[$BOM.U62]*[$Main.$C$11]" office:value-type="currency" office:currency="USD" office:value="0">
            <text:p>$0.00</text:p>
          </table:table-cell>
          <table:table-cell/>
          <table:table-cell table:style-name="ce4" table:formula="of:=[.$A62]&amp;&quot;,&quot;&amp;[.$C62]&amp;&quot;,&quot;&amp;[$BOM.$X62]" office:value-type="string" office:string-value="0,,">
            <text:p>0,,</text:p>
          </table:table-cell>
        </table:table-row>
        <table:table-row table:style-name="ro1">
          <table:table-cell table:formula="of:=[BOM.U63]" office:value-type="float" office:value="0">
            <text:p>0</text:p>
          </table:table-cell>
          <table:table-cell table:formula="of:=[$BOM.A63]" office:value-type="float" office:value="0">
            <text:p>0</text:p>
          </table:table-cell>
          <table:table-cell table:formula="of:=IF([$BOM.C63]=&quot;DK&quot;;[$BOM.D63];&quot;&quot;)&amp;IF([$BOM.P63]=&quot;DK&quot;;[$BOM.Q63];&quot;&quot;)">
            <text:p/>
          </table:table-cell>
          <table:table-cell table:formula="of:=[BOM.E63]" office:value-type="float" office:value="0">
            <text:p>0</text:p>
          </table:table-cell>
          <table:table-cell table:style-name="ce3" table:formula="of:=(IF([$BOM.C63]=&quot;DK&quot;;[$BOM.J63];0)+IF([$BOM.P63]=&quot;DK&quot;;[$BOM.S63];0))" office:value-type="currency" office:currency="USD" office:value="0">
            <text:p>$0.00</text:p>
          </table:table-cell>
          <table:table-cell table:style-name="ce3" table:formula="of:=[.$E63]*[$BOM.U63]*[$Main.$C$11]" office:value-type="currency" office:currency="USD" office:value="0">
            <text:p>$0.00</text:p>
          </table:table-cell>
          <table:table-cell/>
          <table:table-cell table:style-name="ce4" table:formula="of:=[.$A63]&amp;&quot;,&quot;&amp;[.$C63]&amp;&quot;,&quot;&amp;[$BOM.$X63]" office:value-type="string" office:string-value="0,,">
            <text:p>0,,</text:p>
          </table:table-cell>
        </table:table-row>
        <table:table-row table:style-name="ro1">
          <table:table-cell table:formula="of:=[BOM.U64]" office:value-type="float" office:value="0">
            <text:p>0</text:p>
          </table:table-cell>
          <table:table-cell table:formula="of:=[$BOM.A64]" office:value-type="float" office:value="0">
            <text:p>0</text:p>
          </table:table-cell>
          <table:table-cell table:formula="of:=IF([$BOM.C64]=&quot;DK&quot;;[$BOM.D64];&quot;&quot;)&amp;IF([$BOM.P64]=&quot;DK&quot;;[$BOM.Q64];&quot;&quot;)">
            <text:p/>
          </table:table-cell>
          <table:table-cell table:formula="of:=[BOM.E64]" office:value-type="float" office:value="0">
            <text:p>0</text:p>
          </table:table-cell>
          <table:table-cell table:style-name="ce3" table:formula="of:=(IF([$BOM.C64]=&quot;DK&quot;;[$BOM.J64];0)+IF([$BOM.P64]=&quot;DK&quot;;[$BOM.S64];0))" office:value-type="currency" office:currency="USD" office:value="0">
            <text:p>$0.00</text:p>
          </table:table-cell>
          <table:table-cell table:style-name="ce3" table:formula="of:=[.$E64]*[$BOM.U64]*[$Main.$C$11]" office:value-type="currency" office:currency="USD" office:value="0">
            <text:p>$0.00</text:p>
          </table:table-cell>
          <table:table-cell/>
          <table:table-cell table:style-name="ce4" table:formula="of:=[.$A64]&amp;&quot;,&quot;&amp;[.$C64]&amp;&quot;,&quot;&amp;[$BOM.$X64]" office:value-type="string" office:string-value="0,,">
            <text:p>0,,</text:p>
          </table:table-cell>
        </table:table-row>
        <table:table-row table:style-name="ro1">
          <table:table-cell table:formula="of:=[BOM.U65]" office:value-type="float" office:value="0">
            <text:p>0</text:p>
          </table:table-cell>
          <table:table-cell table:formula="of:=[$BOM.A65]" office:value-type="float" office:value="0">
            <text:p>0</text:p>
          </table:table-cell>
          <table:table-cell table:formula="of:=IF([$BOM.C65]=&quot;DK&quot;;[$BOM.D65];&quot;&quot;)&amp;IF([$BOM.P65]=&quot;DK&quot;;[$BOM.Q65];&quot;&quot;)">
            <text:p/>
          </table:table-cell>
          <table:table-cell table:formula="of:=[BOM.E65]" office:value-type="float" office:value="0">
            <text:p>0</text:p>
          </table:table-cell>
          <table:table-cell table:style-name="ce3" table:formula="of:=(IF([$BOM.C65]=&quot;DK&quot;;[$BOM.J65];0)+IF([$BOM.P65]=&quot;DK&quot;;[$BOM.S65];0))" office:value-type="currency" office:currency="USD" office:value="0">
            <text:p>$0.00</text:p>
          </table:table-cell>
          <table:table-cell table:style-name="ce3" table:formula="of:=[.$E65]*[$BOM.U65]*[$Main.$C$11]" office:value-type="currency" office:currency="USD" office:value="0">
            <text:p>$0.00</text:p>
          </table:table-cell>
          <table:table-cell/>
          <table:table-cell table:style-name="ce4" table:formula="of:=[.$A65]&amp;&quot;,&quot;&amp;[.$C65]&amp;&quot;,&quot;&amp;[$BOM.$X65]" office:value-type="string" office:string-value="0,,">
            <text:p>0,,</text:p>
          </table:table-cell>
        </table:table-row>
        <table:table-row table:style-name="ro1">
          <table:table-cell table:formula="of:=[BOM.U66]" office:value-type="float" office:value="0">
            <text:p>0</text:p>
          </table:table-cell>
          <table:table-cell table:formula="of:=[$BOM.A66]" office:value-type="float" office:value="0">
            <text:p>0</text:p>
          </table:table-cell>
          <table:table-cell table:formula="of:=IF([$BOM.C66]=&quot;DK&quot;;[$BOM.D66];&quot;&quot;)&amp;IF([$BOM.P66]=&quot;DK&quot;;[$BOM.Q66];&quot;&quot;)">
            <text:p/>
          </table:table-cell>
          <table:table-cell table:formula="of:=[BOM.E66]" office:value-type="float" office:value="0">
            <text:p>0</text:p>
          </table:table-cell>
          <table:table-cell table:style-name="ce3" table:formula="of:=(IF([$BOM.C66]=&quot;DK&quot;;[$BOM.J66];0)+IF([$BOM.P66]=&quot;DK&quot;;[$BOM.S66];0))" office:value-type="currency" office:currency="USD" office:value="0">
            <text:p>$0.00</text:p>
          </table:table-cell>
          <table:table-cell table:style-name="ce3" table:formula="of:=[.$E66]*[$BOM.U6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BOM.U67]" office:value-type="float" office:value="0">
            <text:p>0</text:p>
          </table:table-cell>
          <table:table-cell table:formula="of:=[$BOM.A67]" office:value-type="float" office:value="0">
            <text:p>0</text:p>
          </table:table-cell>
          <table:table-cell table:formula="of:=IF([$BOM.C67]=&quot;DK&quot;;[$BOM.D67];&quot;&quot;)&amp;IF([$BOM.P67]=&quot;DK&quot;;[$BOM.Q67];&quot;&quot;)">
            <text:p/>
          </table:table-cell>
          <table:table-cell table:formula="of:=[BOM.E67]" office:value-type="float" office:value="0">
            <text:p>0</text:p>
          </table:table-cell>
          <table:table-cell table:style-name="ce3" table:formula="of:=(IF([$BOM.C67]=&quot;DK&quot;;[$BOM.J67];0)+IF([$BOM.P67]=&quot;DK&quot;;[$BOM.S67];0))" office:value-type="currency" office:currency="USD" office:value="0">
            <text:p>$0.00</text:p>
          </table:table-cell>
          <table:table-cell table:style-name="ce3" table:formula="of:=[.$E67]*[$BOM.U6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BOM.U68]" office:value-type="float" office:value="0">
            <text:p>0</text:p>
          </table:table-cell>
          <table:table-cell table:formula="of:=[$BOM.A68]" office:value-type="float" office:value="0">
            <text:p>0</text:p>
          </table:table-cell>
          <table:table-cell table:formula="of:=IF([$BOM.C68]=&quot;DK&quot;;[$BOM.D68];&quot;&quot;)&amp;IF([$BOM.P68]=&quot;DK&quot;;[$BOM.Q68];&quot;&quot;)">
            <text:p/>
          </table:table-cell>
          <table:table-cell table:formula="of:=[BOM.E68]" office:value-type="float" office:value="0">
            <text:p>0</text:p>
          </table:table-cell>
          <table:table-cell table:style-name="ce3" table:formula="of:=(IF([$BOM.C68]=&quot;DK&quot;;[$BOM.J68];0)+IF([$BOM.P68]=&quot;DK&quot;;[$BOM.S68];0))" office:value-type="currency" office:currency="USD" office:value="0">
            <text:p>$0.00</text:p>
          </table:table-cell>
          <table:table-cell table:style-name="ce3" table:formula="of:=[.$E68]*[$BOM.U6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BOM.U69]" office:value-type="float" office:value="0">
            <text:p>0</text:p>
          </table:table-cell>
          <table:table-cell table:formula="of:=[$BOM.A69]" office:value-type="float" office:value="0">
            <text:p>0</text:p>
          </table:table-cell>
          <table:table-cell table:formula="of:=IF([$BOM.C69]=&quot;DK&quot;;[$BOM.D69];&quot;&quot;)&amp;IF([$BOM.P69]=&quot;DK&quot;;[$BOM.Q69];&quot;&quot;)">
            <text:p/>
          </table:table-cell>
          <table:table-cell/>
          <table:table-cell table:style-name="ce3" table:formula="of:=(IF([$BOM.C69]=&quot;DK&quot;;[$BOM.J69];0)+IF([$BOM.P69]=&quot;DK&quot;;[$BOM.S69];0))" office:value-type="currency" office:currency="USD" office:value="0">
            <text:p>$0.00</text:p>
          </table:table-cell>
          <table:table-cell table:style-name="ce3" table:formula="of:=[.$E69]*[$BOM.U6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BOM.U70]" office:value-type="float" office:value="0">
            <text:p>0</text:p>
          </table:table-cell>
          <table:table-cell table:formula="of:=[$BOM.A70]" office:value-type="float" office:value="0">
            <text:p>0</text:p>
          </table:table-cell>
          <table:table-cell table:formula="of:=IF([$BOM.C70]=&quot;DK&quot;;[$BOM.D70];&quot;&quot;)&amp;IF([$BOM.P70]=&quot;DK&quot;;[$BOM.Q70];&quot;&quot;)">
            <text:p/>
          </table:table-cell>
          <table:table-cell table:number-columns-repeated="5"/>
        </table:table-row>
        <table:table-row table:style-name="ro1">
          <table:table-cell table:formula="of:=[BOM.U71]" office:value-type="float" office:value="0">
            <text:p>0</text:p>
          </table:table-cell>
          <table:table-cell table:formula="of:=[$BOM.A71]" office:value-type="float" office:value="0">
            <text:p>0</text:p>
          </table:table-cell>
          <table:table-cell table:formula="of:=IF([$BOM.C71]=&quot;DK&quot;;[$BOM.D71];&quot;&quot;)&amp;IF([$BOM.P71]=&quot;DK&quot;;[$BOM.Q71];&quot;&quot;)">
            <text:p/>
          </table:table-cell>
          <table:table-cell table:number-columns-repeated="5"/>
        </table:table-row>
        <table:table-row table:style-name="ro1">
          <table:table-cell table:formula="of:=[BOM.U72]" office:value-type="float" office:value="0">
            <text:p>0</text:p>
          </table:table-cell>
          <table:table-cell table:formula="of:=[$BOM.A72]" office:value-type="float" office:value="0">
            <text:p>0</text:p>
          </table:table-cell>
          <table:table-cell table:formula="of:=IF([$BOM.C72]=&quot;DK&quot;;[$BOM.D72];&quot;&quot;)&amp;IF([$BOM.P72]=&quot;DK&quot;;[$BOM.Q72];&quot;&quot;)">
            <text:p/>
          </table:table-cell>
          <table:table-cell table:number-columns-repeated="5"/>
        </table:table-row>
        <table:table-row table:style-name="ro1">
          <table:table-cell table:formula="of:=[BOM.U73]" office:value-type="float" office:value="0">
            <text:p>0</text:p>
          </table:table-cell>
          <table:table-cell table:formula="of:=[$BOM.A73]" office:value-type="float" office:value="0">
            <text:p>0</text:p>
          </table:table-cell>
          <table:table-cell table:formula="of:=IF([$BOM.C73]=&quot;DK&quot;;[$BOM.D73];&quot;&quot;)&amp;IF([$BOM.P73]=&quot;DK&quot;;[$BOM.Q73];&quot;&quot;)">
            <text:p/>
          </table:table-cell>
          <table:table-cell table:number-columns-repeated="5"/>
        </table:table-row>
        <table:table-row table:style-name="ro1">
          <table:table-cell table:formula="of:=[BOM.U74]" office:value-type="float" office:value="0">
            <text:p>0</text:p>
          </table:table-cell>
          <table:table-cell table:formula="of:=[$BOM.A74]" office:value-type="float" office:value="0">
            <text:p>0</text:p>
          </table:table-cell>
          <table:table-cell table:formula="of:=IF([$BOM.C74]=&quot;DK&quot;;[$BOM.D74];&quot;&quot;)&amp;IF([$BOM.P74]=&quot;DK&quot;;[$BOM.Q74];&quot;&quot;)">
            <text:p/>
          </table:table-cell>
          <table:table-cell table:number-columns-repeated="5"/>
        </table:table-row>
        <table:table-row table:style-name="ro1">
          <table:table-cell table:formula="of:=[BOM.U75]" office:value-type="float" office:value="0">
            <text:p>0</text:p>
          </table:table-cell>
          <table:table-cell table:formula="of:=[$BOM.A75]" office:value-type="float" office:value="0">
            <text:p>0</text:p>
          </table:table-cell>
          <table:table-cell table:formula="of:=IF([$BOM.C75]=&quot;DK&quot;;[$BOM.D75];&quot;&quot;)&amp;IF([$BOM.P75]=&quot;DK&quot;;[$BOM.Q75];&quot;&quot;)">
            <text:p/>
          </table:table-cell>
          <table:table-cell table:number-columns-repeated="5"/>
        </table:table-row>
        <table:table-row table:style-name="ro1">
          <table:table-cell table:formula="of:=[BOM.U76]" office:value-type="float" office:value="0">
            <text:p>0</text:p>
          </table:table-cell>
          <table:table-cell table:formula="of:=[$BOM.A76]" office:value-type="float" office:value="0">
            <text:p>0</text:p>
          </table:table-cell>
          <table:table-cell table:formula="of:=IF([$BOM.C76]=&quot;DK&quot;;[$BOM.D76];&quot;&quot;)&amp;IF([$BOM.P76]=&quot;DK&quot;;[$BOM.Q76];&quot;&quot;)">
            <text:p/>
          </table:table-cell>
          <table:table-cell table:number-columns-repeated="5"/>
        </table:table-row>
        <table:table-row table:style-name="ro1">
          <table:table-cell table:formula="of:=[BOM.U77]" office:value-type="float" office:value="0">
            <text:p>0</text:p>
          </table:table-cell>
          <table:table-cell table:formula="of:=[$BOM.A77]" office:value-type="float" office:value="0">
            <text:p>0</text:p>
          </table:table-cell>
          <table:table-cell table:formula="of:=IF([$BOM.C77]=&quot;DK&quot;;[$BOM.D77];&quot;&quot;)&amp;IF([$BOM.P77]=&quot;DK&quot;;[$BOM.Q77];&quot;&quot;)">
            <text:p/>
          </table:table-cell>
          <table:table-cell table:number-columns-repeated="5"/>
        </table:table-row>
        <table:table-row table:style-name="ro1">
          <table:table-cell table:formula="of:=[BOM.U78]" office:value-type="float" office:value="0">
            <text:p>0</text:p>
          </table:table-cell>
          <table:table-cell table:formula="of:=[$BOM.A78]" office:value-type="float" office:value="0">
            <text:p>0</text:p>
          </table:table-cell>
          <table:table-cell table:formula="of:=IF([$BOM.C78]=&quot;DK&quot;;[$BOM.D78];&quot;&quot;)&amp;IF([$BOM.P78]=&quot;DK&quot;;[$BOM.Q78];&quot;&quot;)">
            <text:p/>
          </table:table-cell>
          <table:table-cell table:number-columns-repeated="5"/>
        </table:table-row>
        <table:table-row table:style-name="ro1">
          <table:table-cell table:formula="of:=[BOM.U79]" office:value-type="float" office:value="0">
            <text:p>0</text:p>
          </table:table-cell>
          <table:table-cell table:formula="of:=[$BOM.A79]" office:value-type="float" office:value="0">
            <text:p>0</text:p>
          </table:table-cell>
          <table:table-cell table:formula="of:=IF([$BOM.C79]=&quot;DK&quot;;[$BOM.D79];&quot;&quot;)&amp;IF([$BOM.P79]=&quot;DK&quot;;[$BOM.Q79];&quot;&quot;)">
            <text:p/>
          </table:table-cell>
          <table:table-cell table:number-columns-repeated="5"/>
        </table:table-row>
        <table:table-row table:style-name="ro1">
          <table:table-cell table:formula="of:=[BOM.U80]" office:value-type="float" office:value="0">
            <text:p>0</text:p>
          </table:table-cell>
          <table:table-cell table:formula="of:=[$BOM.A80]" office:value-type="float" office:value="0">
            <text:p>0</text:p>
          </table:table-cell>
          <table:table-cell table:formula="of:=IF([$BOM.C80]=&quot;DK&quot;;[$BOM.D80];&quot;&quot;)&amp;IF([$BOM.P80]=&quot;DK&quot;;[$BOM.Q80];&quot;&quot;)">
            <text:p/>
          </table:table-cell>
          <table:table-cell table:number-columns-repeated="5"/>
        </table:table-row>
        <table:table-row table:style-name="ro1">
          <table:table-cell table:formula="of:=[BOM.U81]" office:value-type="float" office:value="0">
            <text:p>0</text:p>
          </table:table-cell>
          <table:table-cell table:formula="of:=[$BOM.A81]" office:value-type="float" office:value="0">
            <text:p>0</text:p>
          </table:table-cell>
          <table:table-cell table:formula="of:=IF([$BOM.C81]=&quot;DK&quot;;[$BOM.D81];&quot;&quot;)&amp;IF([$BOM.P81]=&quot;DK&quot;;[$BOM.Q81];&quot;&quot;)">
            <text:p/>
          </table:table-cell>
          <table:table-cell table:number-columns-repeated="5"/>
        </table:table-row>
        <table:table-row table:style-name="ro1">
          <table:table-cell table:formula="of:=[BOM.U82]" office:value-type="float" office:value="0">
            <text:p>0</text:p>
          </table:table-cell>
          <table:table-cell table:formula="of:=[$BOM.A82]" office:value-type="float" office:value="0">
            <text:p>0</text:p>
          </table:table-cell>
          <table:table-cell table:formula="of:=IF([$BOM.C82]=&quot;DK&quot;;[$BOM.D82];&quot;&quot;)&amp;IF([$BOM.P82]=&quot;DK&quot;;[$BOM.Q82];&quot;&quot;)">
            <text:p/>
          </table:table-cell>
          <table:table-cell table:number-columns-repeated="5"/>
        </table:table-row>
        <table:table-row table:style-name="ro1">
          <table:table-cell table:formula="of:=[BOM.U83]" office:value-type="float" office:value="0">
            <text:p>0</text:p>
          </table:table-cell>
          <table:table-cell table:formula="of:=[$BOM.A83]" office:value-type="float" office:value="0">
            <text:p>0</text:p>
          </table:table-cell>
          <table:table-cell table:formula="of:=IF([$BOM.C83]=&quot;DK&quot;;[$BOM.D83];&quot;&quot;)&amp;IF([$BOM.P83]=&quot;DK&quot;;[$BOM.Q83];&quot;&quot;)">
            <text:p/>
          </table:table-cell>
          <table:table-cell table:number-columns-repeated="5"/>
        </table:table-row>
        <table:table-row table:style-name="ro1">
          <table:table-cell table:formula="of:=[BOM.U84]" office:value-type="float" office:value="0">
            <text:p>0</text:p>
          </table:table-cell>
          <table:table-cell table:formula="of:=[$BOM.A84]" office:value-type="float" office:value="0">
            <text:p>0</text:p>
          </table:table-cell>
          <table:table-cell table:formula="of:=IF([$BOM.C84]=&quot;DK&quot;;[$BOM.D84];&quot;&quot;)&amp;IF([$BOM.P84]=&quot;DK&quot;;[$BOM.Q84];&quot;&quot;)">
            <text:p/>
          </table:table-cell>
          <table:table-cell table:number-columns-repeated="5"/>
        </table:table-row>
        <table:table-row table:style-name="ro1">
          <table:table-cell table:formula="of:=[BOM.U85]" office:value-type="float" office:value="0">
            <text:p>0</text:p>
          </table:table-cell>
          <table:table-cell table:formula="of:=[$BOM.A85]" office:value-type="float" office:value="0">
            <text:p>0</text:p>
          </table:table-cell>
          <table:table-cell table:formula="of:=IF([$BOM.C85]=&quot;DK&quot;;[$BOM.D85];&quot;&quot;)&amp;IF([$BOM.P85]=&quot;DK&quot;;[$BOM.Q85];&quot;&quot;)">
            <text:p/>
          </table:table-cell>
          <table:table-cell table:number-columns-repeated="5"/>
        </table:table-row>
        <table:table-row table:style-name="ro1">
          <table:table-cell table:formula="of:=[BOM.U86]" office:value-type="float" office:value="0">
            <text:p>0</text:p>
          </table:table-cell>
          <table:table-cell table:formula="of:=[$BOM.A86]" office:value-type="float" office:value="0">
            <text:p>0</text:p>
          </table:table-cell>
          <table:table-cell table:formula="of:=IF([$BOM.C86]=&quot;DK&quot;;[$BOM.D86];&quot;&quot;)&amp;IF([$BOM.P86]=&quot;DK&quot;;[$BOM.Q86];&quot;&quot;)">
            <text:p/>
          </table:table-cell>
          <table:table-cell table:number-columns-repeated="5"/>
        </table:table-row>
        <table:table-row table:style-name="ro1">
          <table:table-cell table:formula="of:=[BOM.U87]" office:value-type="float" office:value="0">
            <text:p>0</text:p>
          </table:table-cell>
          <table:table-cell table:formula="of:=[$BOM.A87]" office:value-type="float" office:value="0">
            <text:p>0</text:p>
          </table:table-cell>
          <table:table-cell table:formula="of:=IF([$BOM.C87]=&quot;DK&quot;;[$BOM.D87];&quot;&quot;)&amp;IF([$BOM.P87]=&quot;DK&quot;;[$BOM.Q87];&quot;&quot;)">
            <text:p/>
          </table:table-cell>
          <table:table-cell table:number-columns-repeated="5"/>
        </table:table-row>
        <table:table-row table:style-name="ro1">
          <table:table-cell table:formula="of:=[BOM.U88]" office:value-type="float" office:value="0">
            <text:p>0</text:p>
          </table:table-cell>
          <table:table-cell table:formula="of:=[$BOM.A88]" office:value-type="float" office:value="0">
            <text:p>0</text:p>
          </table:table-cell>
          <table:table-cell table:formula="of:=IF([$BOM.C88]=&quot;DK&quot;;[$BOM.D88];&quot;&quot;)&amp;IF([$BOM.P88]=&quot;DK&quot;;[$BOM.Q88];&quot;&quot;)">
            <text:p/>
          </table:table-cell>
          <table:table-cell table:number-columns-repeated="5"/>
        </table:table-row>
        <table:table-row table:style-name="ro1">
          <table:table-cell table:formula="of:=[BOM.U89]" office:value-type="float" office:value="0">
            <text:p>0</text:p>
          </table:table-cell>
          <table:table-cell table:formula="of:=[$BOM.A89]" office:value-type="float" office:value="0">
            <text:p>0</text:p>
          </table:table-cell>
          <table:table-cell table:formula="of:=IF([$BOM.C89]=&quot;DK&quot;;[$BOM.D89];&quot;&quot;)&amp;IF([$BOM.P89]=&quot;DK&quot;;[$BOM.Q89];&quot;&quot;)">
            <text:p/>
          </table:table-cell>
          <table:table-cell table:number-columns-repeated="5"/>
        </table:table-row>
        <table:table-row table:style-name="ro1">
          <table:table-cell table:formula="of:=[BOM.U90]" office:value-type="float" office:value="0">
            <text:p>0</text:p>
          </table:table-cell>
          <table:table-cell table:formula="of:=[$BOM.A90]" office:value-type="float" office:value="0">
            <text:p>0</text:p>
          </table:table-cell>
          <table:table-cell table:formula="of:=IF([$BOM.C90]=&quot;DK&quot;;[$BOM.D90];&quot;&quot;)&amp;IF([$BOM.P90]=&quot;DK&quot;;[$BOM.Q90];&quot;&quot;)">
            <text:p/>
          </table:table-cell>
          <table:table-cell table:number-columns-repeated="5"/>
        </table:table-row>
        <table:table-row table:style-name="ro1">
          <table:table-cell table:formula="of:=[BOM.U91]" office:value-type="float" office:value="0">
            <text:p>0</text:p>
          </table:table-cell>
          <table:table-cell table:formula="of:=[$BOM.A91]" office:value-type="float" office:value="0">
            <text:p>0</text:p>
          </table:table-cell>
          <table:table-cell table:formula="of:=IF([$BOM.C91]=&quot;DK&quot;;[$BOM.D91];&quot;&quot;)&amp;IF([$BOM.P91]=&quot;DK&quot;;[$BOM.Q91];&quot;&quot;)">
            <text:p/>
          </table:table-cell>
          <table:table-cell table:number-columns-repeated="5"/>
        </table:table-row>
        <table:table-row table:style-name="ro1">
          <table:table-cell table:formula="of:=[BOM.U92]" office:value-type="float" office:value="0">
            <text:p>0</text:p>
          </table:table-cell>
          <table:table-cell table:formula="of:=[$BOM.A92]" office:value-type="float" office:value="0">
            <text:p>0</text:p>
          </table:table-cell>
          <table:table-cell table:formula="of:=IF([$BOM.C92]=&quot;DK&quot;;[$BOM.D92];&quot;&quot;)&amp;IF([$BOM.P92]=&quot;DK&quot;;[$BOM.Q92];&quot;&quot;)">
            <text:p/>
          </table:table-cell>
          <table:table-cell table:number-columns-repeated="5"/>
        </table:table-row>
        <table:table-row table:style-name="ro1">
          <table:table-cell table:formula="of:=[BOM.U93]" office:value-type="float" office:value="0">
            <text:p>0</text:p>
          </table:table-cell>
          <table:table-cell table:formula="of:=[$BOM.A93]" office:value-type="float" office:value="0">
            <text:p>0</text:p>
          </table:table-cell>
          <table:table-cell table:formula="of:=IF([$BOM.C93]=&quot;DK&quot;;[$BOM.D93];&quot;&quot;)&amp;IF([$BOM.P93]=&quot;DK&quot;;[$BOM.Q93];&quot;&quot;)">
            <text:p/>
          </table:table-cell>
          <table:table-cell table:number-columns-repeated="5"/>
        </table:table-row>
        <table:table-row table:style-name="ro1">
          <table:table-cell table:formula="of:=[BOM.U94]" office:value-type="float" office:value="0">
            <text:p>0</text:p>
          </table:table-cell>
          <table:table-cell table:formula="of:=[$BOM.A94]" office:value-type="float" office:value="0">
            <text:p>0</text:p>
          </table:table-cell>
          <table:table-cell table:formula="of:=IF([$BOM.C94]=&quot;DK&quot;;[$BOM.D94];&quot;&quot;)&amp;IF([$BOM.P94]=&quot;DK&quot;;[$BOM.Q94];&quot;&quot;)">
            <text:p/>
          </table:table-cell>
          <table:table-cell table:number-columns-repeated="5"/>
        </table:table-row>
        <table:table-row table:style-name="ro1">
          <table:table-cell table:formula="of:=[BOM.U95]" office:value-type="float" office:value="0">
            <text:p>0</text:p>
          </table:table-cell>
          <table:table-cell table:formula="of:=[$BOM.A95]" office:value-type="float" office:value="0">
            <text:p>0</text:p>
          </table:table-cell>
          <table:table-cell table:formula="of:=IF([$BOM.C95]=&quot;DK&quot;;[$BOM.D95];&quot;&quot;)&amp;IF([$BOM.P95]=&quot;DK&quot;;[$BOM.Q95];&quot;&quot;)">
            <text:p/>
          </table:table-cell>
          <table:table-cell table:number-columns-repeated="5"/>
        </table:table-row>
        <table:table-row table:style-name="ro1">
          <table:table-cell table:formula="of:=[BOM.U96]" office:value-type="float" office:value="0">
            <text:p>0</text:p>
          </table:table-cell>
          <table:table-cell table:formula="of:=[$BOM.A96]" office:value-type="float" office:value="0">
            <text:p>0</text:p>
          </table:table-cell>
          <table:table-cell table:formula="of:=IF([$BOM.C96]=&quot;DK&quot;;[$BOM.D96];&quot;&quot;)&amp;IF([$BOM.P96]=&quot;DK&quot;;[$BOM.Q96];&quot;&quot;)">
            <text:p/>
          </table:table-cell>
          <table:table-cell table:number-columns-repeated="5"/>
        </table:table-row>
        <table:table-row table:style-name="ro1">
          <table:table-cell table:formula="of:=[BOM.U97]" office:value-type="float" office:value="0">
            <text:p>0</text:p>
          </table:table-cell>
          <table:table-cell table:formula="of:=[$BOM.A97]" office:value-type="float" office:value="0">
            <text:p>0</text:p>
          </table:table-cell>
          <table:table-cell table:formula="of:=IF([$BOM.C97]=&quot;DK&quot;;[$BOM.D97];&quot;&quot;)&amp;IF([$BOM.P97]=&quot;DK&quot;;[$BOM.Q97];&quot;&quot;)">
            <text:p/>
          </table:table-cell>
          <table:table-cell table:number-columns-repeated="5"/>
        </table:table-row>
        <table:table-row table:style-name="ro1">
          <table:table-cell table:formula="of:=[BOM.U98]" office:value-type="float" office:value="0">
            <text:p>0</text:p>
          </table:table-cell>
          <table:table-cell table:formula="of:=[$BOM.A98]" office:value-type="float" office:value="0">
            <text:p>0</text:p>
          </table:table-cell>
          <table:table-cell table:formula="of:=IF([$BOM.C98]=&quot;DK&quot;;[$BOM.D98];&quot;&quot;)&amp;IF([$BOM.P98]=&quot;DK&quot;;[$BOM.Q98];&quot;&quot;)">
            <text:p/>
          </table:table-cell>
          <table:table-cell table:number-columns-repeated="5"/>
        </table:table-row>
        <table:table-row table:style-name="ro1">
          <table:table-cell table:formula="of:=[BOM.U99]" office:value-type="float" office:value="0">
            <text:p>0</text:p>
          </table:table-cell>
          <table:table-cell table:formula="of:=[$BOM.A99]" office:value-type="float" office:value="0">
            <text:p>0</text:p>
          </table:table-cell>
          <table:table-cell table:formula="of:=IF([$BOM.C99]=&quot;DK&quot;;[$BOM.D99];&quot;&quot;)&amp;IF([$BOM.P99]=&quot;DK&quot;;[$BOM.Q99];&quot;&quot;)">
            <text:p/>
          </table:table-cell>
          <table:table-cell table:number-columns-repeated="5"/>
        </table:table-row>
        <table:table-row table:style-name="ro1">
          <table:table-cell table:formula="of:=[BOM.U100]" office:value-type="float" office:value="0">
            <text:p>0</text:p>
          </table:table-cell>
          <table:table-cell table:formula="of:=[$BOM.A100]" office:value-type="float" office:value="0">
            <text:p>0</text:p>
          </table:table-cell>
          <table:table-cell table:formula="of:=IF([$BOM.C100]=&quot;DK&quot;;[$BOM.D100];&quot;&quot;)&amp;IF([$BOM.P100]=&quot;DK&quot;;[$BOM.Q100];&quot;&quot;)">
            <text:p/>
          </table:table-cell>
          <table:table-cell table:number-columns-repeated="5"/>
        </table:table-row>
        <table:table-row table:style-name="ro1">
          <table:table-cell table:formula="of:=[BOM.U101]" office:value-type="float" office:value="0">
            <text:p>0</text:p>
          </table:table-cell>
          <table:table-cell table:formula="of:=[$BOM.A101]" office:value-type="float" office:value="0">
            <text:p>0</text:p>
          </table:table-cell>
          <table:table-cell table:formula="of:=IF([$BOM.C101]=&quot;DK&quot;;[$BOM.D101];&quot;&quot;)&amp;IF([$BOM.P101]=&quot;DK&quot;;[$BOM.Q101];&quot;&quot;)">
            <text:p/>
          </table:table-cell>
          <table:table-cell table:number-columns-repeated="5"/>
        </table:table-row>
        <table:table-row table:style-name="ro1">
          <table:table-cell table:formula="of:=[BOM.U102]" office:value-type="float" office:value="0">
            <text:p>0</text:p>
          </table:table-cell>
          <table:table-cell table:formula="of:=[$BOM.A102]" office:value-type="float" office:value="0">
            <text:p>0</text:p>
          </table:table-cell>
          <table:table-cell table:formula="of:=IF([$BOM.C102]=&quot;DK&quot;;[$BOM.D102];&quot;&quot;)&amp;IF([$BOM.P102]=&quot;DK&quot;;[$BOM.Q102];&quot;&quot;)">
            <text:p/>
          </table:table-cell>
          <table:table-cell table:number-columns-repeated="5"/>
        </table:table-row>
        <table:table-row table:style-name="ro1">
          <table:table-cell table:formula="of:=[BOM.U103]" office:value-type="float" office:value="0">
            <text:p>0</text:p>
          </table:table-cell>
          <table:table-cell table:formula="of:=[$BOM.A103]" office:value-type="float" office:value="0">
            <text:p>0</text:p>
          </table:table-cell>
          <table:table-cell table:formula="of:=IF([$BOM.C103]=&quot;DK&quot;;[$BOM.D103];&quot;&quot;)&amp;IF([$BOM.P103]=&quot;DK&quot;;[$BOM.Q103];&quot;&quot;)">
            <text:p/>
          </table:table-cell>
          <table:table-cell table:number-columns-repeated="5"/>
        </table:table-row>
        <table:table-row table:style-name="ro1">
          <table:table-cell table:formula="of:=[BOM.U104]" office:value-type="float" office:value="0">
            <text:p>0</text:p>
          </table:table-cell>
          <table:table-cell table:formula="of:=[$BOM.A104]" office:value-type="float" office:value="0">
            <text:p>0</text:p>
          </table:table-cell>
          <table:table-cell table:formula="of:=IF([$BOM.C104]=&quot;DK&quot;;[$BOM.D104];&quot;&quot;)&amp;IF([$BOM.P104]=&quot;DK&quot;;[$BOM.Q104];&quot;&quot;)">
            <text:p/>
          </table:table-cell>
          <table:table-cell table:number-columns-repeated="5"/>
        </table:table-row>
        <table:table-row table:style-name="ro1">
          <table:table-cell table:formula="of:=[BOM.U105]" office:value-type="float" office:value="0">
            <text:p>0</text:p>
          </table:table-cell>
          <table:table-cell table:formula="of:=[$BOM.A105]" office:value-type="float" office:value="0">
            <text:p>0</text:p>
          </table:table-cell>
          <table:table-cell table:formula="of:=IF([$BOM.C105]=&quot;DK&quot;;[$BOM.D105];&quot;&quot;)&amp;IF([$BOM.P105]=&quot;DK&quot;;[$BOM.Q105];&quot;&quot;)">
            <text:p/>
          </table:table-cell>
          <table:table-cell table:number-columns-repeated="5"/>
        </table:table-row>
        <table:table-row table:style-name="ro1">
          <table:table-cell table:formula="of:=[BOM.U106]" office:value-type="float" office:value="0">
            <text:p>0</text:p>
          </table:table-cell>
          <table:table-cell table:formula="of:=[$BOM.A106]" office:value-type="float" office:value="0">
            <text:p>0</text:p>
          </table:table-cell>
          <table:table-cell table:formula="of:=IF([$BOM.C106]=&quot;DK&quot;;[$BOM.D106];&quot;&quot;)&amp;IF([$BOM.P106]=&quot;DK&quot;;[$BOM.Q106];&quot;&quot;)">
            <text:p/>
          </table:table-cell>
          <table:table-cell table:number-columns-repeated="5"/>
        </table:table-row>
        <table:table-row table:style-name="ro1">
          <table:table-cell table:formula="of:=[BOM.U107]" office:value-type="float" office:value="0">
            <text:p>0</text:p>
          </table:table-cell>
          <table:table-cell table:formula="of:=[$BOM.A107]" office:value-type="float" office:value="0">
            <text:p>0</text:p>
          </table:table-cell>
          <table:table-cell table:formula="of:=IF([$BOM.C107]=&quot;DK&quot;;[$BOM.D107];&quot;&quot;)&amp;IF([$BOM.P107]=&quot;DK&quot;;[$BOM.Q107];&quot;&quot;)">
            <text:p/>
          </table:table-cell>
          <table:table-cell table:number-columns-repeated="5"/>
        </table:table-row>
        <table:table-row table:style-name="ro1">
          <table:table-cell table:formula="of:=[BOM.U108]" office:value-type="float" office:value="0">
            <text:p>0</text:p>
          </table:table-cell>
          <table:table-cell table:formula="of:=[$BOM.A108]" office:value-type="float" office:value="0">
            <text:p>0</text:p>
          </table:table-cell>
          <table:table-cell table:formula="of:=IF([$BOM.C108]=&quot;DK&quot;;[$BOM.D108];&quot;&quot;)&amp;IF([$BOM.P108]=&quot;DK&quot;;[$BOM.Q108];&quot;&quot;)">
            <text:p/>
          </table:table-cell>
          <table:table-cell table:number-columns-repeated="5"/>
        </table:table-row>
        <table:table-row table:style-name="ro1">
          <table:table-cell table:formula="of:=[BOM.U109]" office:value-type="float" office:value="0">
            <text:p>0</text:p>
          </table:table-cell>
          <table:table-cell table:formula="of:=[$BOM.A109]" office:value-type="float" office:value="0">
            <text:p>0</text:p>
          </table:table-cell>
          <table:table-cell table:formula="of:=IF([$BOM.C109]=&quot;DK&quot;;[$BOM.D109];&quot;&quot;)&amp;IF([$BOM.P109]=&quot;DK&quot;;[$BOM.Q109];&quot;&quot;)">
            <text:p/>
          </table:table-cell>
          <table:table-cell table:number-columns-repeated="5"/>
        </table:table-row>
        <table:table-row table:style-name="ro1">
          <table:table-cell table:formula="of:=[BOM.U110]" office:value-type="float" office:value="0">
            <text:p>0</text:p>
          </table:table-cell>
          <table:table-cell table:formula="of:=[$BOM.A110]" office:value-type="float" office:value="0">
            <text:p>0</text:p>
          </table:table-cell>
          <table:table-cell table:formula="of:=IF([$BOM.C110]=&quot;DK&quot;;[$BOM.D110];&quot;&quot;)&amp;IF([$BOM.P110]=&quot;DK&quot;;[$BOM.Q110];&quot;&quot;)">
            <text:p/>
          </table:table-cell>
          <table:table-cell table:number-columns-repeated="5"/>
        </table:table-row>
        <table:table-row table:style-name="ro1">
          <table:table-cell table:formula="of:=[BOM.U111]" office:value-type="float" office:value="0">
            <text:p>0</text:p>
          </table:table-cell>
          <table:table-cell table:formula="of:=[$BOM.A111]" office:value-type="float" office:value="0">
            <text:p>0</text:p>
          </table:table-cell>
          <table:table-cell table:formula="of:=IF([$BOM.C111]=&quot;DK&quot;;[$BOM.D111];&quot;&quot;)&amp;IF([$BOM.P111]=&quot;DK&quot;;[$BOM.Q111];&quot;&quot;)">
            <text:p/>
          </table:table-cell>
          <table:table-cell table:number-columns-repeated="5"/>
        </table:table-row>
        <table:table-row table:style-name="ro1">
          <table:table-cell table:formula="of:=[BOM.U112]" office:value-type="float" office:value="0">
            <text:p>0</text:p>
          </table:table-cell>
          <table:table-cell table:formula="of:=[$BOM.A112]" office:value-type="float" office:value="0">
            <text:p>0</text:p>
          </table:table-cell>
          <table:table-cell table:formula="of:=IF([$BOM.C112]=&quot;DK&quot;;[$BOM.D112];&quot;&quot;)&amp;IF([$BOM.P112]=&quot;DK&quot;;[$BOM.Q112];&quot;&quot;)">
            <text:p/>
          </table:table-cell>
          <table:table-cell table:number-columns-repeated="5"/>
        </table:table-row>
        <table:table-row table:style-name="ro1">
          <table:table-cell table:formula="of:=[BOM.U113]" office:value-type="float" office:value="0">
            <text:p>0</text:p>
          </table:table-cell>
          <table:table-cell table:formula="of:=[$BOM.A113]" office:value-type="float" office:value="0">
            <text:p>0</text:p>
          </table:table-cell>
          <table:table-cell table:formula="of:=IF([$BOM.C113]=&quot;DK&quot;;[$BOM.D113];&quot;&quot;)&amp;IF([$BOM.P113]=&quot;DK&quot;;[$BOM.Q113];&quot;&quot;)">
            <text:p/>
          </table:table-cell>
          <table:table-cell table:number-columns-repeated="5"/>
        </table:table-row>
        <table:table-row table:style-name="ro1">
          <table:table-cell table:formula="of:=[BOM.U114]" office:value-type="float" office:value="0">
            <text:p>0</text:p>
          </table:table-cell>
          <table:table-cell table:formula="of:=[$BOM.A114]" office:value-type="float" office:value="0">
            <text:p>0</text:p>
          </table:table-cell>
          <table:table-cell table:formula="of:=IF([$BOM.C114]=&quot;DK&quot;;[$BOM.D114];&quot;&quot;)&amp;IF([$BOM.P114]=&quot;DK&quot;;[$BOM.Q114];&quot;&quot;)">
            <text:p/>
          </table:table-cell>
          <table:table-cell table:number-columns-repeated="5"/>
        </table:table-row>
        <table:table-row table:style-name="ro1">
          <table:table-cell table:formula="of:=[BOM.U115]" office:value-type="float" office:value="0">
            <text:p>0</text:p>
          </table:table-cell>
          <table:table-cell table:formula="of:=[$BOM.A115]" office:value-type="float" office:value="0">
            <text:p>0</text:p>
          </table:table-cell>
          <table:table-cell table:formula="of:=IF([$BOM.C115]=&quot;DK&quot;;[$BOM.D115];&quot;&quot;)&amp;IF([$BOM.P115]=&quot;DK&quot;;[$BOM.Q115];&quot;&quot;)">
            <text:p/>
          </table:table-cell>
          <table:table-cell table:number-columns-repeated="5"/>
        </table:table-row>
        <table:table-row table:style-name="ro1">
          <table:table-cell table:formula="of:=[BOM.U116]" office:value-type="float" office:value="0">
            <text:p>0</text:p>
          </table:table-cell>
          <table:table-cell table:formula="of:=[$BOM.A116]" office:value-type="float" office:value="0">
            <text:p>0</text:p>
          </table:table-cell>
          <table:table-cell table:formula="of:=IF([$BOM.C116]=&quot;DK&quot;;[$BOM.D116];&quot;&quot;)&amp;IF([$BOM.P116]=&quot;DK&quot;;[$BOM.Q116];&quot;&quot;)">
            <text:p/>
          </table:table-cell>
          <table:table-cell table:number-columns-repeated="5"/>
        </table:table-row>
        <table:table-row table:style-name="ro1">
          <table:table-cell table:formula="of:=[BOM.U117]" office:value-type="float" office:value="0">
            <text:p>0</text:p>
          </table:table-cell>
          <table:table-cell table:formula="of:=[$BOM.A117]" office:value-type="float" office:value="0">
            <text:p>0</text:p>
          </table:table-cell>
          <table:table-cell table:formula="of:=IF([$BOM.C117]=&quot;DK&quot;;[$BOM.D117];&quot;&quot;)&amp;IF([$BOM.P117]=&quot;DK&quot;;[$BOM.Q117];&quot;&quot;)">
            <text:p/>
          </table:table-cell>
          <table:table-cell table:number-columns-repeated="5"/>
        </table:table-row>
        <table:table-row table:style-name="ro1">
          <table:table-cell table:formula="of:=[BOM.U118]" office:value-type="float" office:value="0">
            <text:p>0</text:p>
          </table:table-cell>
          <table:table-cell table:formula="of:=[$BOM.A118]" office:value-type="float" office:value="0">
            <text:p>0</text:p>
          </table:table-cell>
          <table:table-cell table:formula="of:=IF([$BOM.C118]=&quot;DK&quot;;[$BOM.D118];&quot;&quot;)&amp;IF([$BOM.P118]=&quot;DK&quot;;[$BOM.Q118];&quot;&quot;)">
            <text:p/>
          </table:table-cell>
          <table:table-cell table:number-columns-repeated="5"/>
        </table:table-row>
        <table:table-row table:style-name="ro1">
          <table:table-cell table:formula="of:=[BOM.U119]" office:value-type="float" office:value="0">
            <text:p>0</text:p>
          </table:table-cell>
          <table:table-cell table:formula="of:=[$BOM.A119]" office:value-type="float" office:value="0">
            <text:p>0</text:p>
          </table:table-cell>
          <table:table-cell table:formula="of:=IF([$BOM.C119]=&quot;DK&quot;;[$BOM.D119];&quot;&quot;)&amp;IF([$BOM.P119]=&quot;DK&quot;;[$BOM.Q119];&quot;&quot;)">
            <text:p/>
          </table:table-cell>
          <table:table-cell table:number-columns-repeated="5"/>
        </table:table-row>
        <table:table-row table:style-name="ro1">
          <table:table-cell table:formula="of:=[BOM.U120]" office:value-type="float" office:value="0">
            <text:p>0</text:p>
          </table:table-cell>
          <table:table-cell/>
          <table:table-cell table:formula="of:=IF([$BOM.C120]=&quot;DK&quot;;[$BOM.D120];&quot;&quot;)&amp;IF([$BOM.P120]=&quot;DK&quot;;[$BOM.Q120];&quot;&quot;)">
            <text:p/>
          </table:table-cell>
          <table:table-cell table:number-columns-repeated="5"/>
        </table:table-row>
        <table:table-row table:style-name="ro1">
          <table:table-cell table:formula="of:=[BOM.U121]" office:value-type="float" office:value="0">
            <text:p>0</text:p>
          </table:table-cell>
          <table:table-cell/>
          <table:table-cell table:formula="of:=IF([$BOM.C121]=&quot;DK&quot;;[$BOM.D121];&quot;&quot;)&amp;IF([$BOM.P121]=&quot;DK&quot;;[$BOM.Q121];&quot;&quot;)">
            <text:p/>
          </table:table-cell>
          <table:table-cell table:number-columns-repeated="5"/>
        </table:table-row>
        <table:table-row table:style-name="ro1">
          <table:table-cell table:formula="of:=[BOM.U122]" office:value-type="float" office:value="0">
            <text:p>0</text:p>
          </table:table-cell>
          <table:table-cell/>
          <table:table-cell table:formula="of:=IF([$BOM.C122]=&quot;DK&quot;;[$BOM.D122];&quot;&quot;)&amp;IF([$BOM.P122]=&quot;DK&quot;;[$BOM.Q122];&quot;&quot;)">
            <text:p/>
          </table:table-cell>
          <table:table-cell table:number-columns-repeated="5"/>
        </table:table-row>
        <table:table-row table:style-name="ro1">
          <table:table-cell table:formula="of:=[BOM.U123]" office:value-type="float" office:value="0">
            <text:p>0</text:p>
          </table:table-cell>
          <table:table-cell/>
          <table:table-cell table:formula="of:=IF([$BOM.C123]=&quot;DK&quot;;[$BOM.D123];&quot;&quot;)&amp;IF([$BOM.P123]=&quot;DK&quot;;[$BOM.Q123];&quot;&quot;)">
            <text:p/>
          </table:table-cell>
          <table:table-cell table:number-columns-repeated="5"/>
        </table:table-row>
        <table:table-row table:style-name="ro1">
          <table:table-cell table:formula="of:=[BOM.U124]" office:value-type="float" office:value="0">
            <text:p>0</text:p>
          </table:table-cell>
          <table:table-cell/>
          <table:table-cell table:formula="of:=IF([$BOM.C124]=&quot;DK&quot;;[$BOM.D124];&quot;&quot;)&amp;IF([$BOM.P124]=&quot;DK&quot;;[$BOM.Q124];&quot;&quot;)">
            <text:p/>
          </table:table-cell>
          <table:table-cell table:number-columns-repeated="5"/>
        </table:table-row>
        <table:table-row table:style-name="ro1">
          <table:table-cell table:formula="of:=[BOM.U125]" office:value-type="float" office:value="0">
            <text:p>0</text:p>
          </table:table-cell>
          <table:table-cell/>
          <table:table-cell table:formula="of:=IF([$BOM.C125]=&quot;DK&quot;;[$BOM.D125];&quot;&quot;)&amp;IF([$BOM.P125]=&quot;DK&quot;;[$BOM.Q125];&quot;&quot;)">
            <text:p/>
          </table:table-cell>
          <table:table-cell table:number-columns-repeated="5"/>
        </table:table-row>
        <table:table-row table:style-name="ro1">
          <table:table-cell table:formula="of:=[BOM.U126]" office:value-type="float" office:value="0">
            <text:p>0</text:p>
          </table:table-cell>
          <table:table-cell/>
          <table:table-cell table:formula="of:=IF([$BOM.C126]=&quot;DK&quot;;[$BOM.D126];&quot;&quot;)&amp;IF([$BOM.P126]=&quot;DK&quot;;[$BOM.Q126];&quot;&quot;)">
            <text:p/>
          </table:table-cell>
          <table:table-cell table:number-columns-repeated="5"/>
        </table:table-row>
        <table:table-row table:style-name="ro1">
          <table:table-cell table:formula="of:=[BOM.U127]" office:value-type="float" office:value="0">
            <text:p>0</text:p>
          </table:table-cell>
          <table:table-cell/>
          <table:table-cell table:formula="of:=IF([$BOM.C127]=&quot;DK&quot;;[$BOM.D127];&quot;&quot;)&amp;IF([$BOM.P127]=&quot;DK&quot;;[$BOM.Q127];&quot;&quot;)">
            <text:p/>
          </table:table-cell>
          <table:table-cell table:number-columns-repeated="5"/>
        </table:table-row>
        <table:table-row table:style-name="ro1">
          <table:table-cell table:formula="of:=[BOM.U128]" office:value-type="float" office:value="0">
            <text:p>0</text:p>
          </table:table-cell>
          <table:table-cell/>
          <table:table-cell table:formula="of:=IF([$BOM.C128]=&quot;DK&quot;;[$BOM.D128];&quot;&quot;)&amp;IF([$BOM.P128]=&quot;DK&quot;;[$BOM.Q128];&quot;&quot;)">
            <text:p/>
          </table:table-cell>
          <table:table-cell table:number-columns-repeated="5"/>
        </table:table-row>
        <table:table-row table:style-name="ro1">
          <table:table-cell table:formula="of:=[BOM.U129]" office:value-type="float" office:value="0">
            <text:p>0</text:p>
          </table:table-cell>
          <table:table-cell/>
          <table:table-cell table:formula="of:=IF([$BOM.C129]=&quot;DK&quot;;[$BOM.D129];&quot;&quot;)&amp;IF([$BOM.P129]=&quot;DK&quot;;[$BOM.Q129];&quot;&quot;)">
            <text:p/>
          </table:table-cell>
          <table:table-cell table:number-columns-repeated="5"/>
        </table:table-row>
        <table:table-row table:style-name="ro1">
          <table:table-cell table:formula="of:=[BOM.U130]" office:value-type="float" office:value="0">
            <text:p>0</text:p>
          </table:table-cell>
          <table:table-cell/>
          <table:table-cell table:formula="of:=IF([$BOM.C130]=&quot;DK&quot;;[$BOM.D130];&quot;&quot;)&amp;IF([$BOM.P130]=&quot;DK&quot;;[$BOM.Q130];&quot;&quot;)">
            <text:p/>
          </table:table-cell>
          <table:table-cell table:number-columns-repeated="5"/>
        </table:table-row>
        <table:table-row table:style-name="ro1">
          <table:table-cell table:formula="of:=[BOM.U131]" office:value-type="float" office:value="0">
            <text:p>0</text:p>
          </table:table-cell>
          <table:table-cell/>
          <table:table-cell table:formula="of:=IF([$BOM.C131]=&quot;DK&quot;;[$BOM.D131];&quot;&quot;)&amp;IF([$BOM.P131]=&quot;DK&quot;;[$BOM.Q131];&quot;&quot;)">
            <text:p/>
          </table:table-cell>
          <table:table-cell table:number-columns-repeated="5"/>
        </table:table-row>
        <table:table-row table:style-name="ro1">
          <table:table-cell table:formula="of:=[BOM.U132]" office:value-type="float" office:value="0">
            <text:p>0</text:p>
          </table:table-cell>
          <table:table-cell/>
          <table:table-cell table:formula="of:=IF([$BOM.C132]=&quot;DK&quot;;[$BOM.D132];&quot;&quot;)&amp;IF([$BOM.P132]=&quot;DK&quot;;[$BOM.Q132];&quot;&quot;)">
            <text:p/>
          </table:table-cell>
          <table:table-cell table:number-columns-repeated="5"/>
        </table:table-row>
        <table:table-row table:style-name="ro1">
          <table:table-cell table:formula="of:=[BOM.U133]" office:value-type="float" office:value="0">
            <text:p>0</text:p>
          </table:table-cell>
          <table:table-cell/>
          <table:table-cell table:formula="of:=IF([$BOM.C133]=&quot;DK&quot;;[$BOM.D133];&quot;&quot;)&amp;IF([$BOM.P133]=&quot;DK&quot;;[$BOM.Q133];&quot;&quot;)">
            <text:p/>
          </table:table-cell>
          <table:table-cell table:number-columns-repeated="5"/>
        </table:table-row>
        <table:table-row table:style-name="ro1">
          <table:table-cell table:formula="of:=[BOM.U134]" office:value-type="float" office:value="0">
            <text:p>0</text:p>
          </table:table-cell>
          <table:table-cell/>
          <table:table-cell table:formula="of:=IF([$BOM.C134]=&quot;DK&quot;;[$BOM.D134];&quot;&quot;)&amp;IF([$BOM.P134]=&quot;DK&quot;;[$BOM.Q134];&quot;&quot;)">
            <text:p/>
          </table:table-cell>
          <table:table-cell table:number-columns-repeated="5"/>
        </table:table-row>
        <table:table-row table:style-name="ro1">
          <table:table-cell table:formula="of:=[BOM.U135]" office:value-type="float" office:value="0">
            <text:p>0</text:p>
          </table:table-cell>
          <table:table-cell/>
          <table:table-cell table:formula="of:=IF([$BOM.C135]=&quot;DK&quot;;[$BOM.D135];&quot;&quot;)&amp;IF([$BOM.P135]=&quot;DK&quot;;[$BOM.Q135];&quot;&quot;)">
            <text:p/>
          </table:table-cell>
          <table:table-cell table:number-columns-repeated="5"/>
        </table:table-row>
        <table:table-row table:style-name="ro1">
          <table:table-cell table:formula="of:=[BOM.U136]" office:value-type="float" office:value="0">
            <text:p>0</text:p>
          </table:table-cell>
          <table:table-cell/>
          <table:table-cell table:formula="of:=IF([$BOM.C136]=&quot;DK&quot;;[$BOM.D136];&quot;&quot;)&amp;IF([$BOM.P136]=&quot;DK&quot;;[$BOM.Q136];&quot;&quot;)">
            <text:p/>
          </table:table-cell>
          <table:table-cell table:number-columns-repeated="5"/>
        </table:table-row>
        <table:table-row table:style-name="ro1">
          <table:table-cell table:formula="of:=[BOM.U137]" office:value-type="float" office:value="0">
            <text:p>0</text:p>
          </table:table-cell>
          <table:table-cell/>
          <table:table-cell table:formula="of:=IF([$BOM.C137]=&quot;DK&quot;;[$BOM.D137];&quot;&quot;)&amp;IF([$BOM.P137]=&quot;DK&quot;;[$BOM.Q137];&quot;&quot;)">
            <text:p/>
          </table:table-cell>
          <table:table-cell table:number-columns-repeated="5"/>
        </table:table-row>
        <table:table-row table:style-name="ro1">
          <table:table-cell table:formula="of:=[BOM.U138]" office:value-type="float" office:value="0">
            <text:p>0</text:p>
          </table:table-cell>
          <table:table-cell/>
          <table:table-cell table:formula="of:=IF([$BOM.C138]=&quot;DK&quot;;[$BOM.D138];&quot;&quot;)&amp;IF([$BOM.P138]=&quot;DK&quot;;[$BOM.Q138];&quot;&quot;)">
            <text:p/>
          </table:table-cell>
          <table:table-cell table:number-columns-repeated="5"/>
        </table:table-row>
        <table:table-row table:style-name="ro1">
          <table:table-cell table:formula="of:=[BOM.U139]" office:value-type="float" office:value="0">
            <text:p>0</text:p>
          </table:table-cell>
          <table:table-cell/>
          <table:table-cell table:formula="of:=IF([$BOM.C139]=&quot;DK&quot;;[$BOM.D139];&quot;&quot;)&amp;IF([$BOM.P139]=&quot;DK&quot;;[$BOM.Q139];&quot;&quot;)">
            <text:p/>
          </table:table-cell>
          <table:table-cell table:number-columns-repeated="5"/>
        </table:table-row>
        <table:table-row table:style-name="ro1">
          <table:table-cell table:formula="of:=[BOM.U140]" office:value-type="float" office:value="0">
            <text:p>0</text:p>
          </table:table-cell>
          <table:table-cell/>
          <table:table-cell table:formula="of:=IF([$BOM.C140]=&quot;DK&quot;;[$BOM.D140];&quot;&quot;)&amp;IF([$BOM.P140]=&quot;DK&quot;;[$BOM.Q140];&quot;&quot;)">
            <text:p/>
          </table:table-cell>
          <table:table-cell table:number-columns-repeated="5"/>
        </table:table-row>
        <table:table-row table:style-name="ro1">
          <table:table-cell table:formula="of:=[BOM.U141]" office:value-type="float" office:value="0">
            <text:p>0</text:p>
          </table:table-cell>
          <table:table-cell/>
          <table:table-cell table:formula="of:=IF([$BOM.C141]=&quot;DK&quot;;[$BOM.D141];&quot;&quot;)&amp;IF([$BOM.P141]=&quot;DK&quot;;[$BOM.Q141];&quot;&quot;)">
            <text:p/>
          </table:table-cell>
          <table:table-cell table:number-columns-repeated="5"/>
        </table:table-row>
        <table:table-row table:style-name="ro1">
          <table:table-cell table:formula="of:=[BOM.U142]" office:value-type="float" office:value="0">
            <text:p>0</text:p>
          </table:table-cell>
          <table:table-cell/>
          <table:table-cell table:formula="of:=IF([$BOM.C142]=&quot;DK&quot;;[$BOM.D142];&quot;&quot;)&amp;IF([$BOM.P142]=&quot;DK&quot;;[$BOM.Q142];&quot;&quot;)">
            <text:p/>
          </table:table-cell>
          <table:table-cell table:number-columns-repeated="5"/>
        </table:table-row>
        <table:table-row table:style-name="ro1">
          <table:table-cell table:formula="of:=[BOM.U143]" office:value-type="float" office:value="0">
            <text:p>0</text:p>
          </table:table-cell>
          <table:table-cell/>
          <table:table-cell table:formula="of:=IF([$BOM.C143]=&quot;DK&quot;;[$BOM.D143];&quot;&quot;)&amp;IF([$BOM.P143]=&quot;DK&quot;;[$BOM.Q143];&quot;&quot;)">
            <text:p/>
          </table:table-cell>
          <table:table-cell table:number-columns-repeated="5"/>
        </table:table-row>
        <table:table-row table:style-name="ro1">
          <table:table-cell table:formula="of:=[BOM.U144]" office:value-type="float" office:value="0">
            <text:p>0</text:p>
          </table:table-cell>
          <table:table-cell/>
          <table:table-cell table:formula="of:=IF([$BOM.C144]=&quot;DK&quot;;[$BOM.D144];&quot;&quot;)&amp;IF([$BOM.P144]=&quot;DK&quot;;[$BOM.Q144];&quot;&quot;)">
            <text:p/>
          </table:table-cell>
          <table:table-cell table:number-columns-repeated="5"/>
        </table:table-row>
        <table:table-row table:style-name="ro1">
          <table:table-cell table:formula="of:=[BOM.U145]" office:value-type="float" office:value="0">
            <text:p>0</text:p>
          </table:table-cell>
          <table:table-cell/>
          <table:table-cell table:formula="of:=IF([$BOM.C145]=&quot;DK&quot;;[$BOM.D145];&quot;&quot;)&amp;IF([$BOM.P145]=&quot;DK&quot;;[$BOM.Q145];&quot;&quot;)">
            <text:p/>
          </table:table-cell>
          <table:table-cell table:number-columns-repeated="5"/>
        </table:table-row>
        <table:table-row table:style-name="ro1">
          <table:table-cell table:formula="of:=[BOM.U14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4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4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4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5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6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7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8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19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0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1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formula="of:=[BOM.U22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</table:table>
      <table:table table:name="Mouser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4" table:default-cell-style-name="ce1"/>
        <table:table-column table:style-name="co2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25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Manufacturer Part Number</text:p>
          </table:table-cell>
          <table:table-cell table:style-name="Default" office:value-type="string">
            <text:p>Mouser Part Number</text:p>
          </table:table-cell>
          <table:table-cell office:value-type="string">
            <text:p>Description</text:p>
          </table:table-cell>
          <table:table-cell table:style-name="Default" office:value-type="string">
            <text:p>Price for</text:p>
          </table:table-cell>
          <table:table-cell table:style-name="Default" table:formula="of:=[$Main.C11]" office:value-type="float" office:value="5">
            <text:p>5</text:p>
          </table:table-cell>
          <table:table-cell office:value-type="string">
            <text:p>units</text:p>
          </table:table-cell>
          <table:table-cell office:value-type="string">
            <text:p>EXPORT COLUMN</text:p>
          </table:table-cell>
        </table:table-row>
        <table:table-row table:style-name="ro1">
          <table:table-cell table:formula="of:=[$BOM.U2]" office:value-type="float" office:value="2">
            <text:p>2</text:p>
          </table:table-cell>
          <table:table-cell table:formula="of:=[$BOM.A2]" office:value-type="string" office:string-value="CC0402ZRY5V7BB104">
            <text:p>CC0402ZRY5V7BB104</text:p>
          </table:table-cell>
          <table:table-cell table:formula="of:=IF([$BOM.C2]=&quot;ME&quot;;[$BOM.D2];&quot;&quot;)&amp;IF([$BOM.P2]=&quot;ME&quot;;[$BOM.Q2];&quot;&quot;)" office:value-type="string" office:string-value="81-GRM155R71C104KA88">
            <text:p>81-GRM155R71C104KA88</text:p>
          </table:table-cell>
          <table:table-cell table:formula="of:=[$BOM.$E2]" office:value-type="string" office:string-value="CAP .10UF 16V CERAMIC Y5V 0402">
            <text:p>CAP .10UF 16V CERAMIC Y5V 0402</text:p>
          </table:table-cell>
          <table:table-cell table:formula="of:=(IF([$BOM.C2]=&quot;ME&quot;;[$BOM.J2];0)+IF([$BOM.P2]=&quot;ME&quot;;[$BOM.S2];0))" office:value-type="currency" office:currency="USD" office:value="0.022">
            <text:p>$0.02</text:p>
          </table:table-cell>
          <table:table-cell table:formula="of:=[.$E2]*[$BOM.U2]*[$Main.$C$11]" office:value-type="currency" office:currency="USD" office:value="0.22">
            <text:p>$0.22</text:p>
          </table:table-cell>
          <table:table-cell table:number-columns-repeated="2"/>
        </table:table-row>
        <table:table-row table:style-name="ro1">
          <table:table-cell table:formula="of:=[$BOM.U3]" office:value-type="float" office:value="2">
            <text:p>2</text:p>
          </table:table-cell>
          <table:table-cell table:formula="of:=[$BOM.A3]" office:value-type="string" office:string-value="CC0402JRNP09BN100">
            <text:p>CC0402JRNP09BN100</text:p>
          </table:table-cell>
          <table:table-cell table:formula="of:=IF([$BOM.C3]=&quot;ME&quot;;[$BOM.D3];&quot;&quot;)&amp;IF([$BOM.P3]=&quot;ME&quot;;[$BOM.Q3];&quot;&quot;)" office:value-type="string" office:string-value="581-04023U100JAT2A">
            <text:p>581-04023U100JAT2A</text:p>
          </table:table-cell>
          <table:table-cell table:formula="of:=[$BOM.$E3]" office:value-type="string" office:string-value="CAP CERAMIC 10PF 50V NP0 0402">
            <text:p>CAP CERAMIC 10PF 50V NP0 0402</text:p>
          </table:table-cell>
          <table:table-cell table:formula="of:=(IF([$BOM.C3]=&quot;ME&quot;;[$BOM.J3];0)+IF([$BOM.P3]=&quot;ME&quot;;[$BOM.S3];0))" office:value-type="currency" office:currency="USD" office:value="0.032">
            <text:p>$0.03</text:p>
          </table:table-cell>
          <table:table-cell table:formula="of:=[.$E3]*[$BOM.U3]*[$Main.$C$11]" office:value-type="currency" office:currency="USD" office:value="0.32">
            <text:p>$0.32</text:p>
          </table:table-cell>
          <table:table-cell table:number-columns-repeated="2"/>
        </table:table-row>
        <table:table-row table:style-name="ro1">
          <table:table-cell table:formula="of:=[$BOM.U4]" office:value-type="float" office:value="1">
            <text:p>1</text:p>
          </table:table-cell>
          <table:table-cell table:formula="of:=[$BOM.A4]" office:value-type="string" office:string-value="CC0402ZRY5V7BB104">
            <text:p>CC0402ZRY5V7BB104</text:p>
          </table:table-cell>
          <table:table-cell table:formula="of:=IF([$BOM.C4]=&quot;ME&quot;;[$BOM.D4];&quot;&quot;)&amp;IF([$BOM.P4]=&quot;ME&quot;;[$BOM.Q4];&quot;&quot;)" office:value-type="string" office:string-value="81-GRM155R71C104KA88">
            <text:p>81-GRM155R71C104KA88</text:p>
          </table:table-cell>
          <table:table-cell table:formula="of:=[$BOM.$E4]" office:value-type="string" office:string-value="CAP .10UF 16V CERAMIC Y5V 0402">
            <text:p>CAP .10UF 16V CERAMIC Y5V 0402</text:p>
          </table:table-cell>
          <table:table-cell table:formula="of:=(IF([$BOM.C4]=&quot;ME&quot;;[$BOM.J4];0)+IF([$BOM.P4]=&quot;ME&quot;;[$BOM.S4];0))" office:value-type="currency" office:currency="USD" office:value="0.022">
            <text:p>$0.02</text:p>
          </table:table-cell>
          <table:table-cell table:formula="of:=[.$E4]*[$BOM.U4]*[$Main.$C$11]" office:value-type="currency" office:currency="USD" office:value="0.11">
            <text:p>$0.11</text:p>
          </table:table-cell>
          <table:table-cell table:number-columns-repeated="2"/>
        </table:table-row>
        <table:table-row table:style-name="ro1">
          <table:table-cell table:formula="of:=[$BOM.U5]" office:value-type="float" office:value="1">
            <text:p>1</text:p>
          </table:table-cell>
          <table:table-cell table:formula="of:=[$BOM.A5]" office:value-type="string" office:string-value="F931A106MAA">
            <text:p>F931A106MAA</text:p>
          </table:table-cell>
          <table:table-cell table:formula="of:=IF([$BOM.C5]=&quot;ME&quot;;[$BOM.D5];&quot;&quot;)&amp;IF([$BOM.P5]=&quot;ME&quot;;[$BOM.Q5];&quot;&quot;)" office:value-type="string" office:string-value="80-B45196H2106K109">
            <text:p>80-B45196H2106K109</text:p>
          </table:table-cell>
          <table:table-cell table:formula="of:=[$BOM.$E5]" office:value-type="string" office:string-value="CAP TANTALUM 10UF 10V 20% SMD">
            <text:p>CAP TANTALUM 10UF 10V 20% SMD</text:p>
          </table:table-cell>
          <table:table-cell table:formula="of:=(IF([$BOM.C5]=&quot;ME&quot;;[$BOM.J5];0)+IF([$BOM.P5]=&quot;ME&quot;;[$BOM.S5];0))" office:value-type="currency" office:currency="USD" office:value="0.203">
            <text:p>$0.20</text:p>
          </table:table-cell>
          <table:table-cell table:formula="of:=[.$E5]*[$BOM.U5]*[$Main.$C$11]" office:value-type="currency" office:currency="USD" office:value="1.015">
            <text:p>$1.02</text:p>
          </table:table-cell>
          <table:table-cell table:number-columns-repeated="2"/>
        </table:table-row>
        <table:table-row table:style-name="ro1">
          <table:table-cell table:formula="of:=[$BOM.U6]" office:value-type="float" office:value="4">
            <text:p>4</text:p>
          </table:table-cell>
          <table:table-cell table:formula="of:=[$BOM.A6]" office:value-type="string" office:string-value="CC0402ZRY5V7BB104">
            <text:p>CC0402ZRY5V7BB104</text:p>
          </table:table-cell>
          <table:table-cell table:formula="of:=IF([$BOM.C6]=&quot;ME&quot;;[$BOM.D6];&quot;&quot;)&amp;IF([$BOM.P6]=&quot;ME&quot;;[$BOM.Q6];&quot;&quot;)" office:value-type="string" office:string-value="81-GRM155R71C104KA88">
            <text:p>81-GRM155R71C104KA88</text:p>
          </table:table-cell>
          <table:table-cell table:formula="of:=[$BOM.$E6]" office:value-type="string" office:string-value="CAP .10UF 16V CERAMIC Y5V 0402">
            <text:p>CAP .10UF 16V CERAMIC Y5V 0402</text:p>
          </table:table-cell>
          <table:table-cell table:formula="of:=(IF([$BOM.C6]=&quot;ME&quot;;[$BOM.J6];0)+IF([$BOM.P6]=&quot;ME&quot;;[$BOM.S6];0))" office:value-type="currency" office:currency="USD" office:value="0.022">
            <text:p>$0.02</text:p>
          </table:table-cell>
          <table:table-cell table:formula="of:=[.$E6]*[$BOM.U6]*[$Main.$C$11]" office:value-type="currency" office:currency="USD" office:value="0.44">
            <text:p>$0.44</text:p>
          </table:table-cell>
          <table:table-cell table:number-columns-repeated="2"/>
        </table:table-row>
        <table:table-row table:style-name="ro1">
          <table:table-cell table:formula="of:=[$BOM.U7]" office:value-type="float" office:value="2">
            <text:p>2</text:p>
          </table:table-cell>
          <table:table-cell table:formula="of:=[$BOM.A7]" office:value-type="string" office:string-value="C1608Y5V1C225Z">
            <text:p>C1608Y5V1C225Z</text:p>
          </table:table-cell>
          <table:table-cell table:formula="of:=IF([$BOM.C7]=&quot;ME&quot;;[$BOM.D7];&quot;&quot;)&amp;IF([$BOM.P7]=&quot;ME&quot;;[$BOM.Q7];&quot;&quot;)" office:value-type="string" office:string-value="810-C1608Y5V1C225Z">
            <text:p>810-C1608Y5V1C225Z</text:p>
          </table:table-cell>
          <table:table-cell table:formula="of:=[$BOM.$E7]" office:value-type="string" office:string-value="CAP CER 2.2UF 16V Y5V 0603">
            <text:p>CAP CER 2.2UF 16V Y5V 0603</text:p>
          </table:table-cell>
          <table:table-cell table:formula="of:=(IF([$BOM.C7]=&quot;ME&quot;;[$BOM.J7];0)+IF([$BOM.P7]=&quot;ME&quot;;[$BOM.S7];0))" office:value-type="currency" office:currency="USD" office:value="0.085">
            <text:p>$0.09</text:p>
          </table:table-cell>
          <table:table-cell table:formula="of:=[.$E7]*[$BOM.U7]*[$Main.$C$11]" office:value-type="currency" office:currency="USD" office:value="0.85">
            <text:p>$0.85</text:p>
          </table:table-cell>
          <table:table-cell table:number-columns-repeated="2"/>
        </table:table-row>
        <table:table-row table:style-name="ro1">
          <table:table-cell table:formula="of:=[$BOM.U8]" office:value-type="float" office:value="1">
            <text:p>1</text:p>
          </table:table-cell>
          <table:table-cell table:formula="of:=[$BOM.A8]" office:value-type="string" office:string-value="F931A106MAA">
            <text:p>F931A106MAA</text:p>
          </table:table-cell>
          <table:table-cell table:formula="of:=IF([$BOM.C8]=&quot;ME&quot;;[$BOM.D8];&quot;&quot;)&amp;IF([$BOM.P8]=&quot;ME&quot;;[$BOM.Q8];&quot;&quot;)" office:value-type="string" office:string-value="80-B45196H2106K109">
            <text:p>80-B45196H2106K109</text:p>
          </table:table-cell>
          <table:table-cell table:formula="of:=[$BOM.$E8]" office:value-type="string" office:string-value="CAP TANTALUM 10UF 10V 20% SMD">
            <text:p>CAP TANTALUM 10UF 10V 20% SMD</text:p>
          </table:table-cell>
          <table:table-cell table:formula="of:=(IF([$BOM.C8]=&quot;ME&quot;;[$BOM.J8];0)+IF([$BOM.P8]=&quot;ME&quot;;[$BOM.S8];0))" office:value-type="currency" office:currency="USD" office:value="0.203">
            <text:p>$0.20</text:p>
          </table:table-cell>
          <table:table-cell table:formula="of:=[.$E8]*[$BOM.U8]*[$Main.$C$11]" office:value-type="currency" office:currency="USD" office:value="1.015">
            <text:p>$1.02</text:p>
          </table:table-cell>
          <table:table-cell table:number-columns-repeated="2"/>
        </table:table-row>
        <table:table-row table:style-name="ro1">
          <table:table-cell table:formula="of:=[$BOM.U9]" office:value-type="float" office:value="2">
            <text:p>2</text:p>
          </table:table-cell>
          <table:table-cell table:formula="of:=[$BOM.A9]" office:value-type="string" office:string-value="CC0402ZRY5V7BB104">
            <text:p>CC0402ZRY5V7BB104</text:p>
          </table:table-cell>
          <table:table-cell table:formula="of:=IF([$BOM.C9]=&quot;ME&quot;;[$BOM.D9];&quot;&quot;)&amp;IF([$BOM.P9]=&quot;ME&quot;;[$BOM.Q9];&quot;&quot;)" office:value-type="string" office:string-value="81-GRM155R71C104KA88">
            <text:p>81-GRM155R71C104KA88</text:p>
          </table:table-cell>
          <table:table-cell table:formula="of:=[$BOM.$E9]" office:value-type="string" office:string-value="CAP .10UF 16V CERAMIC Y5V 0402">
            <text:p>CAP .10UF 16V CERAMIC Y5V 0402</text:p>
          </table:table-cell>
          <table:table-cell table:formula="of:=(IF([$BOM.C9]=&quot;ME&quot;;[$BOM.J9];0)+IF([$BOM.P9]=&quot;ME&quot;;[$BOM.S9];0))" office:value-type="currency" office:currency="USD" office:value="0.022">
            <text:p>$0.02</text:p>
          </table:table-cell>
          <table:table-cell table:formula="of:=[.$E9]*[$BOM.U9]*[$Main.$C$11]" office:value-type="currency" office:currency="USD" office:value="0.22">
            <text:p>$0.22</text:p>
          </table:table-cell>
          <table:table-cell table:number-columns-repeated="2"/>
        </table:table-row>
        <table:table-row table:style-name="ro1">
          <table:table-cell table:formula="of:=[$BOM.U10]" office:value-type="float" office:value="1">
            <text:p>1</text:p>
          </table:table-cell>
          <table:table-cell table:formula="of:=[$BOM.A10]" office:value-type="string" office:string-value="CC0402KRX7R9BB471">
            <text:p>CC0402KRX7R9BB471</text:p>
          </table:table-cell>
          <table:table-cell table:formula="of:=IF([$BOM.C10]=&quot;ME&quot;;[$BOM.D10];&quot;&quot;)&amp;IF([$BOM.P10]=&quot;ME&quot;;[$BOM.Q10];&quot;&quot;)">
            <text:p/>
          </table:table-cell>
          <table:table-cell table:formula="of:=[$BOM.$E10]" office:value-type="string" office:string-value="CAP 470PF 50V CERAMIC X7R 0402">
            <text:p>CAP 470PF 50V CERAMIC X7R 0402</text:p>
          </table:table-cell>
          <table:table-cell table:formula="of:=(IF([$BOM.C10]=&quot;ME&quot;;[$BOM.J10];0)+IF([$BOM.P10]=&quot;ME&quot;;[$BOM.S10];0))" office:value-type="currency" office:currency="USD" office:value="0">
            <text:p>$0.00</text:p>
          </table:table-cell>
          <table:table-cell table:formula="of:=[.$E10]*[$BOM.U1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1]" office:value-type="float" office:value="6">
            <text:p>6</text:p>
          </table:table-cell>
          <table:table-cell table:formula="of:=[$BOM.A11]" office:value-type="string" office:string-value="CC0402ZRY5V7BB104">
            <text:p>CC0402ZRY5V7BB104</text:p>
          </table:table-cell>
          <table:table-cell table:formula="of:=IF([$BOM.C11]=&quot;ME&quot;;[$BOM.D11];&quot;&quot;)&amp;IF([$BOM.P11]=&quot;ME&quot;;[$BOM.Q11];&quot;&quot;)" office:value-type="string" office:string-value="81-GRM155R71C104KA88">
            <text:p>81-GRM155R71C104KA88</text:p>
          </table:table-cell>
          <table:table-cell table:formula="of:=[$BOM.$E11]" office:value-type="string" office:string-value="CAP .10UF 16V CERAMIC Y5V 0402">
            <text:p>CAP .10UF 16V CERAMIC Y5V 0402</text:p>
          </table:table-cell>
          <table:table-cell table:formula="of:=(IF([$BOM.C11]=&quot;ME&quot;;[$BOM.J11];0)+IF([$BOM.P11]=&quot;ME&quot;;[$BOM.S11];0))" office:value-type="currency" office:currency="USD" office:value="0.022">
            <text:p>$0.02</text:p>
          </table:table-cell>
          <table:table-cell table:formula="of:=[.$E11]*[$BOM.U11]*[$Main.$C$11]" office:value-type="currency" office:currency="USD" office:value="0.66">
            <text:p>$0.66</text:p>
          </table:table-cell>
          <table:table-cell table:number-columns-repeated="2"/>
        </table:table-row>
        <table:table-row table:style-name="ro1">
          <table:table-cell table:formula="of:=[$BOM.U12]" office:value-type="float" office:value="1">
            <text:p>1</text:p>
          </table:table-cell>
          <table:table-cell table:formula="of:=[$BOM.A12]" office:value-type="string" office:string-value="C1608Y5V0J475Z">
            <text:p>C1608Y5V0J475Z</text:p>
          </table:table-cell>
          <table:table-cell table:formula="of:=IF([$BOM.C12]=&quot;ME&quot;;[$BOM.D12];&quot;&quot;)&amp;IF([$BOM.P12]=&quot;ME&quot;;[$BOM.Q12];&quot;&quot;)" office:value-type="string" office:string-value="810-C1608X5R0J475M">
            <text:p>810-C1608X5R0J475M</text:p>
          </table:table-cell>
          <table:table-cell table:formula="of:=[$BOM.$E12]" office:value-type="string" office:string-value="CAP CER 4.7UF 6.3V Y5V 0603">
            <text:p>CAP CER 4.7UF 6.3V Y5V 0603</text:p>
          </table:table-cell>
          <table:table-cell table:formula="of:=(IF([$BOM.C12]=&quot;ME&quot;;[$BOM.J12];0)+IF([$BOM.P12]=&quot;ME&quot;;[$BOM.S12];0))" office:value-type="currency" office:currency="USD" office:value="0.095">
            <text:p>$0.10</text:p>
          </table:table-cell>
          <table:table-cell table:formula="of:=[.$E12]*[$BOM.U12]*[$Main.$C$11]" office:value-type="currency" office:currency="USD" office:value="0.475">
            <text:p>$0.48</text:p>
          </table:table-cell>
          <table:table-cell table:number-columns-repeated="2"/>
        </table:table-row>
        <table:table-row table:style-name="ro1">
          <table:table-cell table:formula="of:=[$BOM.U13]" office:value-type="float" office:value="1">
            <text:p>1</text:p>
          </table:table-cell>
          <table:table-cell table:formula="of:=[$BOM.A13]" office:value-type="string" office:string-value="C1005Y5V1C224Z">
            <text:p>C1005Y5V1C224Z</text:p>
          </table:table-cell>
          <table:table-cell table:formula="of:=IF([$BOM.C13]=&quot;ME&quot;;[$BOM.D13];&quot;&quot;)&amp;IF([$BOM.P13]=&quot;ME&quot;;[$BOM.Q13];&quot;&quot;)">
            <text:p/>
          </table:table-cell>
          <table:table-cell table:formula="of:=[$BOM.$E13]" office:value-type="string" office:string-value="CAP CER .22UF 16V Y5V 0402">
            <text:p>CAP CER .22UF 16V Y5V 0402</text:p>
          </table:table-cell>
          <table:table-cell table:formula="of:=(IF([$BOM.C13]=&quot;ME&quot;;[$BOM.J13];0)+IF([$BOM.P13]=&quot;ME&quot;;[$BOM.S13];0))" office:value-type="currency" office:currency="USD" office:value="0">
            <text:p>$0.00</text:p>
          </table:table-cell>
          <table:table-cell table:formula="of:=[.$E13]*[$BOM.U1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4]" office:value-type="float" office:value="1">
            <text:p>1</text:p>
          </table:table-cell>
          <table:table-cell table:formula="of:=[$BOM.A14]" office:value-type="string" office:string-value="CC0402KRX7R7BB103">
            <text:p>CC0402KRX7R7BB103</text:p>
          </table:table-cell>
          <table:table-cell table:formula="of:=IF([$BOM.C14]=&quot;ME&quot;;[$BOM.D14];&quot;&quot;)&amp;IF([$BOM.P14]=&quot;ME&quot;;[$BOM.Q14];&quot;&quot;)" office:value-type="string" office:string-value="810-C1005X7R1C103K">
            <text:p>810-C1005X7R1C103K</text:p>
          </table:table-cell>
          <table:table-cell table:formula="of:=[$BOM.$E14]" office:value-type="string" office:string-value="CAP 10000PF 16V CERAMIC X7R 0402">
            <text:p>CAP 10000PF 16V CERAMIC X7R 0402</text:p>
          </table:table-cell>
          <table:table-cell table:formula="of:=(IF([$BOM.C14]=&quot;ME&quot;;[$BOM.J14];0)+IF([$BOM.P14]=&quot;ME&quot;;[$BOM.S14];0))" office:value-type="currency" office:currency="USD" office:value="0.032">
            <text:p>$0.03</text:p>
          </table:table-cell>
          <table:table-cell table:formula="of:=[.$E14]*[$BOM.U14]*[$Main.$C$11]" office:value-type="currency" office:currency="USD" office:value="0.16">
            <text:p>$0.16</text:p>
          </table:table-cell>
          <table:table-cell table:number-columns-repeated="2"/>
        </table:table-row>
        <table:table-row table:style-name="ro1">
          <table:table-cell table:formula="of:=[$BOM.U15]" office:value-type="float" office:value="1">
            <text:p>1</text:p>
          </table:table-cell>
          <table:table-cell table:formula="of:=[$BOM.A15]" office:value-type="string" office:string-value="GRM155F51C474ZA01D">
            <text:p>GRM155F51C474ZA01D</text:p>
          </table:table-cell>
          <table:table-cell table:formula="of:=IF([$BOM.C15]=&quot;ME&quot;;[$BOM.D15];&quot;&quot;)&amp;IF([$BOM.P15]=&quot;ME&quot;;[$BOM.Q15];&quot;&quot;)">
            <text:p/>
          </table:table-cell>
          <table:table-cell table:formula="of:=[$BOM.$E15]" office:value-type="string" office:string-value="CAP CER .47UF 16V Y5V 0402">
            <text:p>CAP CER .47UF 16V Y5V 0402</text:p>
          </table:table-cell>
          <table:table-cell table:formula="of:=(IF([$BOM.C15]=&quot;ME&quot;;[$BOM.J15];0)+IF([$BOM.P15]=&quot;ME&quot;;[$BOM.S15];0))" office:value-type="currency" office:currency="USD" office:value="0">
            <text:p>$0.00</text:p>
          </table:table-cell>
          <table:table-cell table:formula="of:=[.$E15]*[$BOM.U1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6]" office:value-type="float" office:value="1">
            <text:p>1</text:p>
          </table:table-cell>
          <table:table-cell table:formula="of:=[$BOM.A16]" office:value-type="string" office:string-value="MSS1P4-M3/89A">
            <text:p>MSS1P4-M3/89A</text:p>
          </table:table-cell>
          <table:table-cell table:formula="of:=IF([$BOM.C16]=&quot;ME&quot;;[$BOM.D16];&quot;&quot;)&amp;IF([$BOM.P16]=&quot;ME&quot;;[$BOM.Q16];&quot;&quot;)" office:value-type="string" office:string-value="625-MSS1P4-M3">
            <text:p>625-MSS1P4-M3</text:p>
          </table:table-cell>
          <table:table-cell table:formula="of:=[$BOM.$E16]" office:value-type="string" office:string-value="DIODE SCHOTTKY 1A 40V MICROSMP">
            <text:p>DIODE SCHOTTKY 1A 40V MICROSMP</text:p>
          </table:table-cell>
          <table:table-cell table:formula="of:=(IF([$BOM.C16]=&quot;ME&quot;;[$BOM.J16];0)+IF([$BOM.P16]=&quot;ME&quot;;[$BOM.S16];0))" office:value-type="currency" office:currency="USD" office:value="0.245">
            <text:p>$0.25</text:p>
          </table:table-cell>
          <table:table-cell table:formula="of:=[.$E16]*[$BOM.U16]*[$Main.$C$11]" office:value-type="currency" office:currency="USD" office:value="1.225">
            <text:p>$1.23</text:p>
          </table:table-cell>
          <table:table-cell table:number-columns-repeated="2"/>
        </table:table-row>
        <table:table-row table:style-name="ro1">
          <table:table-cell table:formula="of:=[$BOM.U17]" office:value-type="float" office:value="1">
            <text:p>1</text:p>
          </table:table-cell>
          <table:table-cell table:formula="of:=[$BOM.A17]" office:value-type="string" office:string-value="MF-FSMF050X-2">
            <text:p>MF-FSMF050X-2</text:p>
          </table:table-cell>
          <table:table-cell table:formula="of:=IF([$BOM.C17]=&quot;ME&quot;;[$BOM.D17];&quot;&quot;)&amp;IF([$BOM.P17]=&quot;ME&quot;;[$BOM.Q17];&quot;&quot;)" office:value-type="string" office:string-value="652-MFFSMF050X-2">
            <text:p>652-MFFSMF050X-2</text:p>
          </table:table-cell>
          <table:table-cell table:formula="of:=[$BOM.$E17]" office:value-type="string" office:string-value="FUSE PTC RESET 500MA SMD 0603">
            <text:p>FUSE PTC RESET 500MA SMD 0603</text:p>
          </table:table-cell>
          <table:table-cell table:formula="of:=(IF([$BOM.C17]=&quot;ME&quot;;[$BOM.J17];0)+IF([$BOM.P17]=&quot;ME&quot;;[$BOM.S17];0))" office:value-type="currency" office:currency="USD" office:value="0.448">
            <text:p>$0.45</text:p>
          </table:table-cell>
          <table:table-cell table:formula="of:=[.$E17]*[$BOM.U17]*[$Main.$C$11]" office:value-type="currency" office:currency="USD" office:value="2.24">
            <text:p>$2.24</text:p>
          </table:table-cell>
          <table:table-cell table:number-columns-repeated="2"/>
        </table:table-row>
        <table:table-row table:style-name="ro1">
          <table:table-cell table:formula="of:=[$BOM.U18]" office:value-type="float" office:value="1">
            <text:p>1</text:p>
          </table:table-cell>
          <table:table-cell table:formula="of:=[$BOM.A18]" office:value-type="string" office:string-value="MF-FSMF020X-2">
            <text:p>MF-FSMF020X-2</text:p>
          </table:table-cell>
          <table:table-cell table:formula="of:=IF([$BOM.C18]=&quot;ME&quot;;[$BOM.D18];&quot;&quot;)&amp;IF([$BOM.P18]=&quot;ME&quot;;[$BOM.Q18];&quot;&quot;)" office:value-type="string" office:string-value="652-MFFSMF020X-2">
            <text:p>652-MFFSMF020X-2</text:p>
          </table:table-cell>
          <table:table-cell table:formula="of:=[$BOM.$E18]" office:value-type="string" office:string-value="FUSE PTC RESET 200MA SMD 0603">
            <text:p>FUSE PTC RESET 200MA SMD 0603</text:p>
          </table:table-cell>
          <table:table-cell table:formula="of:=(IF([$BOM.C18]=&quot;ME&quot;;[$BOM.J18];0)+IF([$BOM.P18]=&quot;ME&quot;;[$BOM.S18];0))" office:value-type="currency" office:currency="USD" office:value="0.448">
            <text:p>$0.45</text:p>
          </table:table-cell>
          <table:table-cell table:formula="of:=[.$E18]*[$BOM.U18]*[$Main.$C$11]" office:value-type="currency" office:currency="USD" office:value="2.24">
            <text:p>$2.24</text:p>
          </table:table-cell>
          <table:table-cell table:number-columns-repeated="2"/>
        </table:table-row>
        <table:table-row table:style-name="ro1">
          <table:table-cell table:formula="of:=[$BOM.U19]" office:value-type="float" office:value="1">
            <text:p>1</text:p>
          </table:table-cell>
          <table:table-cell table:formula="of:=[$BOM.A19]" office:value-type="string" office:string-value="53261-15">
            <text:p>53261-15</text:p>
          </table:table-cell>
          <table:table-cell table:formula="of:=IF([$BOM.C19]=&quot;ME&quot;;[$BOM.D19];&quot;&quot;)&amp;IF([$BOM.P19]=&quot;ME&quot;;[$BOM.Q19];&quot;&quot;)" office:value-type="string" office:string-value="538-53261-1571">
            <text:p>538-53261-1571</text:p>
          </table:table-cell>
          <table:table-cell table:formula="of:=[$BOM.$E19]" office:value-type="string" office:string-value="CONN HEADER 15POS 1.25MM R/A SMD">
            <text:p>CONN HEADER 15POS 1.25MM R/A SMD</text:p>
          </table:table-cell>
          <table:table-cell table:formula="of:=(IF([$BOM.C19]=&quot;ME&quot;;[$BOM.J19];0)+IF([$BOM.P19]=&quot;ME&quot;;[$BOM.S19];0))" office:value-type="currency" office:currency="USD" office:value="3.79">
            <text:p>$3.79</text:p>
          </table:table-cell>
          <table:table-cell table:formula="of:=[.$E19]*[$BOM.U19]*[$Main.$C$11]" office:value-type="currency" office:currency="USD" office:value="18.95">
            <text:p>$18.95</text:p>
          </table:table-cell>
          <table:table-cell table:number-columns-repeated="2"/>
        </table:table-row>
        <table:table-row table:style-name="ro1">
          <table:table-cell table:formula="of:=[$BOM.U20]" office:value-type="float" office:value="1">
            <text:p>1</text:p>
          </table:table-cell>
          <table:table-cell table:formula="of:=[$BOM.A20]" office:value-type="string" office:string-value="953230-2000-AR-PR">
            <text:p>953230-2000-AR-PR</text:p>
          </table:table-cell>
          <table:table-cell table:formula="of:=IF([$BOM.C20]=&quot;ME&quot;;[$BOM.D20];&quot;&quot;)&amp;IF([$BOM.P20]=&quot;ME&quot;;[$BOM.Q20];&quot;&quot;)" office:value-type="string" office:string-value="517-953230-2000-ARPR">
            <text:p>517-953230-2000-ARPR</text:p>
          </table:table-cell>
          <table:table-cell table:formula="of:=[$BOM.$E20]" office:value-type="string" office:string-value="CONN SOCKET 30POS 2MM VERT SMD">
            <text:p>CONN SOCKET 30POS 2MM VERT SMD</text:p>
          </table:table-cell>
          <table:table-cell table:formula="of:=(IF([$BOM.C20]=&quot;ME&quot;;[$BOM.J20];0)+IF([$BOM.P20]=&quot;ME&quot;;[$BOM.S20];0))" office:value-type="currency" office:currency="USD" office:value="3.35">
            <text:p>$3.35</text:p>
          </table:table-cell>
          <table:table-cell table:formula="of:=[.$E20]*[$BOM.U20]*[$Main.$C$11]" office:value-type="currency" office:currency="USD" office:value="16.75">
            <text:p>$16.75</text:p>
          </table:table-cell>
          <table:table-cell table:number-columns-repeated="2"/>
        </table:table-row>
        <table:table-row table:style-name="ro1">
          <table:table-cell table:formula="of:=[$BOM.U21]" office:value-type="float" office:value="1">
            <text:p>1</text:p>
          </table:table-cell>
          <table:table-cell table:formula="of:=[$BOM.A21]" office:value-type="string" office:string-value="953230-2000-AR-PR">
            <text:p>953230-2000-AR-PR</text:p>
          </table:table-cell>
          <table:table-cell table:formula="of:=IF([$BOM.C21]=&quot;ME&quot;;[$BOM.D21];&quot;&quot;)&amp;IF([$BOM.P21]=&quot;ME&quot;;[$BOM.Q21];&quot;&quot;)" office:value-type="string" office:string-value="517-953230-2000-ARPR">
            <text:p>517-953230-2000-ARPR</text:p>
          </table:table-cell>
          <table:table-cell table:formula="of:=[$BOM.$E21]" office:value-type="string" office:string-value="CONN SOCKET 30POS 2MM VERT SMD">
            <text:p>CONN SOCKET 30POS 2MM VERT SMD</text:p>
          </table:table-cell>
          <table:table-cell table:formula="of:=(IF([$BOM.C21]=&quot;ME&quot;;[$BOM.J21];0)+IF([$BOM.P21]=&quot;ME&quot;;[$BOM.S21];0))" office:value-type="currency" office:currency="USD" office:value="3.35">
            <text:p>$3.35</text:p>
          </table:table-cell>
          <table:table-cell table:formula="of:=[.$E21]*[$BOM.U21]*[$Main.$C$11]" office:value-type="currency" office:currency="USD" office:value="16.75">
            <text:p>$16.75</text:p>
          </table:table-cell>
          <table:table-cell table:number-columns-repeated="2"/>
        </table:table-row>
        <table:table-row table:style-name="ro1">
          <table:table-cell table:formula="of:=[$BOM.U22]" office:value-type="float" office:value="1">
            <text:p>1</text:p>
          </table:table-cell>
          <table:table-cell table:formula="of:=[$BOM.A22]" office:value-type="string" office:string-value="BM06B-SRSS-TB">
            <text:p>BM06B-SRSS-TB</text:p>
          </table:table-cell>
          <table:table-cell table:formula="of:=IF([$BOM.C22]=&quot;ME&quot;;[$BOM.D22];&quot;&quot;)&amp;IF([$BOM.P22]=&quot;ME&quot;;[$BOM.Q22];&quot;&quot;)">
            <text:p/>
          </table:table-cell>
          <table:table-cell table:formula="of:=[$BOM.$E22]" office:value-type="string" office:string-value="CONN HEADER SH 6POS TOP 1MM TIN">
            <text:p>CONN HEADER SH 6POS TOP 1MM TIN</text:p>
          </table:table-cell>
          <table:table-cell table:formula="of:=(IF([$BOM.C22]=&quot;ME&quot;;[$BOM.J22];0)+IF([$BOM.P22]=&quot;ME&quot;;[$BOM.S22];0))" office:value-type="currency" office:currency="USD" office:value="0">
            <text:p>$0.00</text:p>
          </table:table-cell>
          <table:table-cell table:formula="of:=[.$E22]*[$BOM.U2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23]" office:value-type="float" office:value="1">
            <text:p>1</text:p>
          </table:table-cell>
          <table:table-cell table:formula="of:=[$BOM.A23]" office:value-type="string" office:string-value="47346-0001">
            <text:p>47346-0001</text:p>
          </table:table-cell>
          <table:table-cell table:formula="of:=IF([$BOM.C23]=&quot;ME&quot;;[$BOM.D23];&quot;&quot;)&amp;IF([$BOM.P23]=&quot;ME&quot;;[$BOM.Q23];&quot;&quot;)" office:value-type="string" office:string-value="538-47346-0001">
            <text:p>538-47346-0001</text:p>
          </table:table-cell>
          <table:table-cell table:formula="of:=[$BOM.$E23]" office:value-type="string" office:string-value="CONN RCPT 5POS MICRO USB R/A">
            <text:p>CONN RCPT 5POS MICRO USB R/A</text:p>
          </table:table-cell>
          <table:table-cell table:formula="of:=(IF([$BOM.C23]=&quot;ME&quot;;[$BOM.J23];0)+IF([$BOM.P23]=&quot;ME&quot;;[$BOM.S23];0))" office:value-type="currency" office:currency="USD" office:value="1.44">
            <text:p>$1.44</text:p>
          </table:table-cell>
          <table:table-cell table:formula="of:=[.$E23]*[$BOM.U23]*[$Main.$C$11]" office:value-type="currency" office:currency="USD" office:value="7.2">
            <text:p>$7.20</text:p>
          </table:table-cell>
          <table:table-cell table:number-columns-repeated="2"/>
        </table:table-row>
        <table:table-row table:style-name="ro1">
          <table:table-cell table:formula="of:=[$BOM.U24]" office:value-type="float" office:value="1">
            <text:p>1</text:p>
          </table:table-cell>
          <table:table-cell table:formula="of:=[$BOM.A24]" office:value-type="string" office:string-value="M50-3900542">
            <text:p>M50-3900542</text:p>
          </table:table-cell>
          <table:table-cell table:formula="of:=IF([$BOM.C24]=&quot;ME&quot;;[$BOM.D24];&quot;&quot;)&amp;IF([$BOM.P24]=&quot;ME&quot;;[$BOM.Q24];&quot;&quot;)" office:value-type="string" office:string-value="855-M50-3900542">
            <text:p>855-M50-3900542</text:p>
          </table:table-cell>
          <table:table-cell table:formula="of:=[$BOM.$E24]" office:value-type="string" office:string-value="CONN HDR 1.27MM R/A AU 10POS">
            <text:p>CONN HDR 1.27MM R/A AU 10POS</text:p>
          </table:table-cell>
          <table:table-cell table:formula="of:=(IF([$BOM.C24]=&quot;ME&quot;;[$BOM.J24];0)+IF([$BOM.P24]=&quot;ME&quot;;[$BOM.S24];0))" office:value-type="currency" office:currency="USD" office:value="0.968">
            <text:p>$0.97</text:p>
          </table:table-cell>
          <table:table-cell table:formula="of:=[.$E24]*[$BOM.U24]*[$Main.$C$11]" office:value-type="currency" office:currency="USD" office:value="4.84">
            <text:p>$4.84</text:p>
          </table:table-cell>
          <table:table-cell table:number-columns-repeated="2"/>
        </table:table-row>
        <table:table-row table:style-name="ro1">
          <table:table-cell table:formula="of:=[$BOM.U25]" office:value-type="float" office:value="11">
            <text:p>11</text:p>
          </table:table-cell>
          <table:table-cell table:formula="of:=[$BOM.A25]" office:value-type="string" office:string-value="BKP1005HS121-T">
            <text:p>BKP1005HS121-T</text:p>
          </table:table-cell>
          <table:table-cell table:formula="of:=IF([$BOM.C25]=&quot;ME&quot;;[$BOM.D25];&quot;&quot;)&amp;IF([$BOM.P25]=&quot;ME&quot;;[$BOM.Q25];&quot;&quot;)" office:value-type="string" office:string-value="81-BLM15PD121SN1D">
            <text:p>81-BLM15PD121SN1D</text:p>
          </table:table-cell>
          <table:table-cell table:formula="of:=[$BOM.$E25]" office:value-type="string" office:string-value="FERRITE BEAD 120 OHM 0402">
            <text:p>FERRITE BEAD 120 OHM 0402</text:p>
          </table:table-cell>
          <table:table-cell table:formula="of:=(IF([$BOM.C25]=&quot;ME&quot;;[$BOM.J25];0)+IF([$BOM.P25]=&quot;ME&quot;;[$BOM.S25];0))" office:value-type="currency" office:currency="USD" office:value="0.107">
            <text:p>$0.11</text:p>
          </table:table-cell>
          <table:table-cell table:formula="of:=[.$E25]*[$BOM.U25]*[$Main.$C$11]" office:value-type="currency" office:currency="USD" office:value="5.885">
            <text:p>$5.89</text:p>
          </table:table-cell>
          <table:table-cell table:number-columns-repeated="2"/>
        </table:table-row>
        <table:table-row table:style-name="ro1">
          <table:table-cell table:formula="of:=[$BOM.U26]" office:value-type="float" office:value="1">
            <text:p>1</text:p>
          </table:table-cell>
          <table:table-cell table:formula="of:=[$BOM.A26]" office:value-type="string" office:string-value="LTST-C193KGKT-5A">
            <text:p>LTST-C193KGKT-5A</text:p>
          </table:table-cell>
          <table:table-cell table:formula="of:=IF([$BOM.C26]=&quot;ME&quot;;[$BOM.D26];&quot;&quot;)&amp;IF([$BOM.P26]=&quot;ME&quot;;[$BOM.Q26];&quot;&quot;)" office:value-type="string" office:string-value="859-LTSTC193KGKT5A">
            <text:p>859-LTSTC193KGKT5A</text:p>
          </table:table-cell>
          <table:table-cell table:formula="of:=[$BOM.$E26]" office:value-type="string" office:string-value="LED GREEN RECT CLEAR 0603">
            <text:p>LED GREEN RECT CLEAR 0603</text:p>
          </table:table-cell>
          <table:table-cell table:formula="of:=(IF([$BOM.C26]=&quot;ME&quot;;[$BOM.J26];0)+IF([$BOM.P26]=&quot;ME&quot;;[$BOM.S26];0))" office:value-type="currency" office:currency="USD" office:value="0.095">
            <text:p>$0.10</text:p>
          </table:table-cell>
          <table:table-cell table:formula="of:=[.$E26]*[$BOM.U26]*[$Main.$C$11]" office:value-type="currency" office:currency="USD" office:value="0.475">
            <text:p>$0.48</text:p>
          </table:table-cell>
          <table:table-cell table:number-columns-repeated="2"/>
        </table:table-row>
        <table:table-row table:style-name="ro1">
          <table:table-cell table:formula="of:=[$BOM.U27]" office:value-type="float" office:value="1">
            <text:p>1</text:p>
          </table:table-cell>
          <table:table-cell table:formula="of:=[$BOM.A27]" office:value-type="string" office:string-value="LNJ437W84RA">
            <text:p>LNJ437W84RA</text:p>
          </table:table-cell>
          <table:table-cell table:formula="of:=IF([$BOM.C27]=&quot;ME&quot;;[$BOM.D27];&quot;&quot;)&amp;IF([$BOM.P27]=&quot;ME&quot;;[$BOM.Q27];&quot;&quot;)" office:value-type="string" office:string-value="859-LTSTC193KFKT5A">
            <text:p>859-LTSTC193KFKT5A</text:p>
          </table:table-cell>
          <table:table-cell table:formula="of:=[$BOM.$E27]" office:value-type="string" office:string-value="LED AMBER HIGH BRIGHT ESS SMD">
            <text:p>LED AMBER HIGH BRIGHT ESS SMD</text:p>
          </table:table-cell>
          <table:table-cell table:formula="of:=(IF([$BOM.C27]=&quot;ME&quot;;[$BOM.J27];0)+IF([$BOM.P27]=&quot;ME&quot;;[$BOM.S27];0))" office:value-type="currency" office:currency="USD" office:value="0.107">
            <text:p>$0.11</text:p>
          </table:table-cell>
          <table:table-cell table:formula="of:=[.$E27]*[$BOM.U27]*[$Main.$C$11]" office:value-type="currency" office:currency="USD" office:value="0.535">
            <text:p>$0.54</text:p>
          </table:table-cell>
          <table:table-cell table:number-columns-repeated="2"/>
        </table:table-row>
        <table:table-row table:style-name="ro1">
          <table:table-cell table:formula="of:=[$BOM.U28]" office:value-type="float" office:value="1">
            <text:p>1</text:p>
          </table:table-cell>
          <table:table-cell table:formula="of:=[$BOM.A28]" office:value-type="string" office:string-value="LNJ937W8CRA">
            <text:p>LNJ937W8CRA</text:p>
          </table:table-cell>
          <table:table-cell table:formula="of:=IF([$BOM.C28]=&quot;ME&quot;;[$BOM.D28];&quot;&quot;)&amp;IF([$BOM.P28]=&quot;ME&quot;;[$BOM.Q28];&quot;&quot;)" office:value-type="string" office:string-value="859-LTSTC193TBKT5A">
            <text:p>859-LTSTC193TBKT5A</text:p>
          </table:table-cell>
          <table:table-cell table:formula="of:=[$BOM.$E28]" office:value-type="string" office:string-value="LED BLUE HIGH BRIGHT ESS SMD">
            <text:p>LED BLUE HIGH BRIGHT ESS SMD</text:p>
          </table:table-cell>
          <table:table-cell table:formula="of:=(IF([$BOM.C28]=&quot;ME&quot;;[$BOM.J28];0)+IF([$BOM.P28]=&quot;ME&quot;;[$BOM.S28];0))" office:value-type="currency" office:currency="USD" office:value="0.298">
            <text:p>$0.30</text:p>
          </table:table-cell>
          <table:table-cell table:formula="of:=[.$E28]*[$BOM.U28]*[$Main.$C$11]" office:value-type="currency" office:currency="USD" office:value="1.49">
            <text:p>$1.49</text:p>
          </table:table-cell>
          <table:table-cell table:number-columns-repeated="2"/>
        </table:table-row>
        <table:table-row table:style-name="ro1">
          <table:table-cell table:formula="of:=[$BOM.U29]" office:value-type="float" office:value="2">
            <text:p>2</text:p>
          </table:table-cell>
          <table:table-cell table:formula="of:=[$BOM.A29]" office:value-type="string" office:string-value="RMCF0402JT4K70">
            <text:p>RMCF0402JT4K70</text:p>
          </table:table-cell>
          <table:table-cell table:formula="of:=IF([$BOM.C29]=&quot;ME&quot;;[$BOM.D29];&quot;&quot;)&amp;IF([$BOM.P29]=&quot;ME&quot;;[$BOM.Q29];&quot;&quot;)">
            <text:p/>
          </table:table-cell>
          <table:table-cell table:formula="of:=[$BOM.$E29]" office:value-type="string" office:string-value="RES 4.7K OHM 1/16W 5% 0402 SMD">
            <text:p>RES 4.7K OHM 1/16W 5% 0402 SMD</text:p>
          </table:table-cell>
          <table:table-cell table:formula="of:=(IF([$BOM.C29]=&quot;ME&quot;;[$BOM.J29];0)+IF([$BOM.P29]=&quot;ME&quot;;[$BOM.S29];0))" office:value-type="currency" office:currency="USD" office:value="0">
            <text:p>$0.00</text:p>
          </table:table-cell>
          <table:table-cell table:formula="of:=[.$E29]*[$BOM.U2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0]" office:value-type="float" office:value="2">
            <text:p>2</text:p>
          </table:table-cell>
          <table:table-cell table:formula="of:=[$BOM.A30]" office:value-type="string" office:string-value="RMCF0402JT100R">
            <text:p>RMCF0402JT100R</text:p>
          </table:table-cell>
          <table:table-cell table:formula="of:=IF([$BOM.C30]=&quot;ME&quot;;[$BOM.D30];&quot;&quot;)&amp;IF([$BOM.P30]=&quot;ME&quot;;[$BOM.Q30];&quot;&quot;)">
            <text:p/>
          </table:table-cell>
          <table:table-cell table:formula="of:=[$BOM.$E30]" office:value-type="string" office:string-value="RES 100 OHM 1/16W 5% 0402 SMD">
            <text:p>RES 100 OHM 1/16W 5% 0402 SMD</text:p>
          </table:table-cell>
          <table:table-cell table:formula="of:=(IF([$BOM.C30]=&quot;ME&quot;;[$BOM.J30];0)+IF([$BOM.P30]=&quot;ME&quot;;[$BOM.S30];0))" office:value-type="currency" office:currency="USD" office:value="0">
            <text:p>$0.00</text:p>
          </table:table-cell>
          <table:table-cell table:formula="of:=[.$E30]*[$BOM.U3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1]" office:value-type="float" office:value="1">
            <text:p>1</text:p>
          </table:table-cell>
          <table:table-cell table:formula="of:=[$BOM.A31]" office:value-type="string" office:string-value="RMCF0402FT1K00">
            <text:p>RMCF0402FT1K00</text:p>
          </table:table-cell>
          <table:table-cell table:formula="of:=IF([$BOM.C31]=&quot;ME&quot;;[$BOM.D31];&quot;&quot;)&amp;IF([$BOM.P31]=&quot;ME&quot;;[$BOM.Q31];&quot;&quot;)" office:value-type="string" office:string-value="304-10K-RC">
            <text:p>304-10K-RC</text:p>
          </table:table-cell>
          <table:table-cell table:formula="of:=[$BOM.$E31]" office:value-type="string" office:string-value="RES 1K OHM 1/16W 1% 0402 SMD">
            <text:p>RES 1K OHM 1/16W 1% 0402 SMD</text:p>
          </table:table-cell>
          <table:table-cell table:formula="of:=(IF([$BOM.C31]=&quot;ME&quot;;[$BOM.J31];0)+IF([$BOM.P31]=&quot;ME&quot;;[$BOM.S31];0))" office:value-type="currency" office:currency="USD" office:value="0.045">
            <text:p>$0.05</text:p>
          </table:table-cell>
          <table:table-cell table:formula="of:=[.$E31]*[$BOM.U31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1">
          <table:table-cell table:formula="of:=[$BOM.U32]" office:value-type="float" office:value="1">
            <text:p>1</text:p>
          </table:table-cell>
          <table:table-cell table:formula="of:=[$BOM.A32]" office:value-type="string" office:string-value="RMCF0402JT22R0">
            <text:p>RMCF0402JT22R0</text:p>
          </table:table-cell>
          <table:table-cell table:formula="of:=IF([$BOM.C32]=&quot;ME&quot;;[$BOM.D32];&quot;&quot;)&amp;IF([$BOM.P32]=&quot;ME&quot;;[$BOM.Q32];&quot;&quot;)">
            <text:p/>
          </table:table-cell>
          <table:table-cell table:formula="of:=[$BOM.$E32]" office:value-type="string" office:string-value="RES TF 22 OHM 5% 1/16W 0402">
            <text:p>RES TF 22 OHM 5% 1/16W 0402</text:p>
          </table:table-cell>
          <table:table-cell table:formula="of:=(IF([$BOM.C32]=&quot;ME&quot;;[$BOM.J32];0)+IF([$BOM.P32]=&quot;ME&quot;;[$BOM.S32];0))" office:value-type="currency" office:currency="USD" office:value="0">
            <text:p>$0.00</text:p>
          </table:table-cell>
          <table:table-cell table:formula="of:=[.$E32]*[$BOM.U3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3]" office:value-type="float" office:value="1">
            <text:p>1</text:p>
          </table:table-cell>
          <table:table-cell table:formula="of:=[$BOM.A33]" office:value-type="string" office:string-value="RMCF0402ZT0R00">
            <text:p>RMCF0402ZT0R00</text:p>
          </table:table-cell>
          <table:table-cell table:formula="of:=IF([$BOM.C33]=&quot;ME&quot;;[$BOM.D33];&quot;&quot;)&amp;IF([$BOM.P33]=&quot;ME&quot;;[$BOM.Q33];&quot;&quot;)">
            <text:p/>
          </table:table-cell>
          <table:table-cell table:formula="of:=[$BOM.$E33]" office:value-type="string" office:string-value="RES 0.0 OHM 1/16W 0402 SMD">
            <text:p>RES 0.0 OHM 1/16W 0402 SMD</text:p>
          </table:table-cell>
          <table:table-cell table:formula="of:=(IF([$BOM.C33]=&quot;ME&quot;;[$BOM.J33];0)+IF([$BOM.P33]=&quot;ME&quot;;[$BOM.S33];0))" office:value-type="currency" office:currency="USD" office:value="0">
            <text:p>$0.00</text:p>
          </table:table-cell>
          <table:table-cell table:formula="of:=[.$E33]*[$BOM.U3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4]" office:value-type="float" office:value="1">
            <text:p>1</text:p>
          </table:table-cell>
          <table:table-cell table:formula="of:=[$BOM.A34]" office:value-type="string" office:string-value="RMCF0402JT22R0">
            <text:p>RMCF0402JT22R0</text:p>
          </table:table-cell>
          <table:table-cell table:formula="of:=IF([$BOM.C34]=&quot;ME&quot;;[$BOM.D34];&quot;&quot;)&amp;IF([$BOM.P34]=&quot;ME&quot;;[$BOM.Q34];&quot;&quot;)">
            <text:p/>
          </table:table-cell>
          <table:table-cell table:formula="of:=[$BOM.$E34]" office:value-type="string" office:string-value="RES TF 22 OHM 5% 1/16W 0402">
            <text:p>RES TF 22 OHM 5% 1/16W 0402</text:p>
          </table:table-cell>
          <table:table-cell table:formula="of:=(IF([$BOM.C34]=&quot;ME&quot;;[$BOM.J34];0)+IF([$BOM.P34]=&quot;ME&quot;;[$BOM.S34];0))" office:value-type="currency" office:currency="USD" office:value="0">
            <text:p>$0.00</text:p>
          </table:table-cell>
          <table:table-cell table:formula="of:=[.$E34]*[$BOM.U3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5]" office:value-type="float" office:value="1">
            <text:p>1</text:p>
          </table:table-cell>
          <table:table-cell table:formula="of:=[$BOM.A35]" office:value-type="string" office:string-value="RMCF0402ZT0R00">
            <text:p>RMCF0402ZT0R00</text:p>
          </table:table-cell>
          <table:table-cell table:formula="of:=IF([$BOM.C35]=&quot;ME&quot;;[$BOM.D35];&quot;&quot;)&amp;IF([$BOM.P35]=&quot;ME&quot;;[$BOM.Q35];&quot;&quot;)">
            <text:p/>
          </table:table-cell>
          <table:table-cell table:formula="of:=[$BOM.$E35]" office:value-type="string" office:string-value="RES 0.0 OHM 1/16W 0402 SMD">
            <text:p>RES 0.0 OHM 1/16W 0402 SMD</text:p>
          </table:table-cell>
          <table:table-cell table:formula="of:=(IF([$BOM.C35]=&quot;ME&quot;;[$BOM.J35];0)+IF([$BOM.P35]=&quot;ME&quot;;[$BOM.S35];0))" office:value-type="currency" office:currency="USD" office:value="0">
            <text:p>$0.00</text:p>
          </table:table-cell>
          <table:table-cell table:formula="of:=[.$E35]*[$BOM.U3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6]" office:value-type="float" office:value="1">
            <text:p>1</text:p>
          </table:table-cell>
          <table:table-cell table:formula="of:=[$BOM.A36]" office:value-type="string" office:string-value="RMCF0402JT1K00">
            <text:p>RMCF0402JT1K00</text:p>
          </table:table-cell>
          <table:table-cell table:formula="of:=IF([$BOM.C36]=&quot;ME&quot;;[$BOM.D36];&quot;&quot;)&amp;IF([$BOM.P36]=&quot;ME&quot;;[$BOM.Q36];&quot;&quot;)">
            <text:p/>
          </table:table-cell>
          <table:table-cell table:formula="of:=[$BOM.$E36]" office:value-type="string" office:string-value="RES 1K OHM 1/16W 5% 0402 SMD">
            <text:p>RES 1K OHM 1/16W 5% 0402 SMD</text:p>
          </table:table-cell>
          <table:table-cell table:formula="of:=(IF([$BOM.C36]=&quot;ME&quot;;[$BOM.J36];0)+IF([$BOM.P36]=&quot;ME&quot;;[$BOM.S36];0))" office:value-type="currency" office:currency="USD" office:value="0">
            <text:p>$0.00</text:p>
          </table:table-cell>
          <table:table-cell table:formula="of:=[.$E36]*[$BOM.U3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37]" office:value-type="float" office:value="1">
            <text:p>1</text:p>
          </table:table-cell>
          <table:table-cell table:formula="of:=[$BOM.A37]" office:value-type="string" office:string-value="RC0402FR-0739K2L">
            <text:p>RC0402FR-0739K2L</text:p>
          </table:table-cell>
          <table:table-cell table:formula="of:=IF([$BOM.C37]=&quot;ME&quot;;[$BOM.D37];&quot;&quot;)&amp;IF([$BOM.P37]=&quot;ME&quot;;[$BOM.Q37];&quot;&quot;)" office:value-type="string" office:string-value="304-39.2K-RC">
            <text:p>304-39.2K-RC</text:p>
          </table:table-cell>
          <table:table-cell table:formula="of:=[$BOM.$E37]" office:value-type="string" office:string-value="RES 39.2K OHM 1/16W 1% 0402 SMD">
            <text:p>RES 39.2K OHM 1/16W 1% 0402 SMD</text:p>
          </table:table-cell>
          <table:table-cell table:formula="of:=(IF([$BOM.C37]=&quot;ME&quot;;[$BOM.J37];0)+IF([$BOM.P37]=&quot;ME&quot;;[$BOM.S37];0))" office:value-type="currency" office:currency="USD" office:value="0.045">
            <text:p>$0.05</text:p>
          </table:table-cell>
          <table:table-cell table:formula="of:=[.$E37]*[$BOM.U37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1">
          <table:table-cell table:formula="of:=[$BOM.U38]" office:value-type="float" office:value="1">
            <text:p>1</text:p>
          </table:table-cell>
          <table:table-cell table:formula="of:=[$BOM.A38]" office:value-type="string" office:string-value="RMCF0402FT1K00">
            <text:p>RMCF0402FT1K00</text:p>
          </table:table-cell>
          <table:table-cell table:formula="of:=IF([$BOM.C38]=&quot;ME&quot;;[$BOM.D38];&quot;&quot;)&amp;IF([$BOM.P38]=&quot;ME&quot;;[$BOM.Q38];&quot;&quot;)" office:value-type="string" office:string-value="304-10K-RC">
            <text:p>304-10K-RC</text:p>
          </table:table-cell>
          <table:table-cell table:formula="of:=[$BOM.$E38]" office:value-type="string" office:string-value="RES 1K OHM 1/16W 1% 0402 SMD">
            <text:p>RES 1K OHM 1/16W 1% 0402 SMD</text:p>
          </table:table-cell>
          <table:table-cell table:formula="of:=(IF([$BOM.C38]=&quot;ME&quot;;[$BOM.J38];0)+IF([$BOM.P38]=&quot;ME&quot;;[$BOM.S38];0))" office:value-type="currency" office:currency="USD" office:value="0.045">
            <text:p>$0.05</text:p>
          </table:table-cell>
          <table:table-cell table:formula="of:=[.$E38]*[$BOM.U38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1">
          <table:table-cell table:formula="of:=[$BOM.U39]" office:value-type="float" office:value="1">
            <text:p>1</text:p>
          </table:table-cell>
          <table:table-cell table:formula="of:=[$BOM.A39]" office:value-type="string" office:string-value="RMCF0402JT220R">
            <text:p>RMCF0402JT220R</text:p>
          </table:table-cell>
          <table:table-cell table:formula="of:=IF([$BOM.C39]=&quot;ME&quot;;[$BOM.D39];&quot;&quot;)&amp;IF([$BOM.P39]=&quot;ME&quot;;[$BOM.Q39];&quot;&quot;)">
            <text:p/>
          </table:table-cell>
          <table:table-cell table:formula="of:=[$BOM.$E39]" office:value-type="string" office:string-value="RES 220 OHM 1/16W 5% 0402 SMD">
            <text:p>RES 220 OHM 1/16W 5% 0402 SMD</text:p>
          </table:table-cell>
          <table:table-cell table:formula="of:=(IF([$BOM.C39]=&quot;ME&quot;;[$BOM.J39];0)+IF([$BOM.P39]=&quot;ME&quot;;[$BOM.S39];0))" office:value-type="currency" office:currency="USD" office:value="0">
            <text:p>$0.00</text:p>
          </table:table-cell>
          <table:table-cell table:formula="of:=[.$E39]*[$BOM.U3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40]" office:value-type="float" office:value="1">
            <text:p>1</text:p>
          </table:table-cell>
          <table:table-cell table:formula="of:=[$BOM.A40]" office:value-type="string" office:string-value="ERJ-2GEJ680X">
            <text:p>ERJ-2GEJ680X</text:p>
          </table:table-cell>
          <table:table-cell table:formula="of:=IF([$BOM.C40]=&quot;ME&quot;;[$BOM.D40];&quot;&quot;)&amp;IF([$BOM.P40]=&quot;ME&quot;;[$BOM.Q40];&quot;&quot;)">
            <text:p/>
          </table:table-cell>
          <table:table-cell table:formula="of:=[$BOM.$E40]" office:value-type="string" office:string-value="RES 68 OHM 1/10W 5% 0402 SMD">
            <text:p>RES 68 OHM 1/10W 5% 0402 SMD</text:p>
          </table:table-cell>
          <table:table-cell table:formula="of:=(IF([$BOM.C40]=&quot;ME&quot;;[$BOM.J40];0)+IF([$BOM.P40]=&quot;ME&quot;;[$BOM.S40];0))" office:value-type="currency" office:currency="USD" office:value="0">
            <text:p>$0.00</text:p>
          </table:table-cell>
          <table:table-cell table:formula="of:=[.$E40]*[$BOM.U4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41]" office:value-type="float" office:value="1">
            <text:p>1</text:p>
          </table:table-cell>
          <table:table-cell table:formula="of:=[$BOM.A41]" office:value-type="string" office:string-value="RMCF0402JT220R">
            <text:p>RMCF0402JT220R</text:p>
          </table:table-cell>
          <table:table-cell table:formula="of:=IF([$BOM.C41]=&quot;ME&quot;;[$BOM.D41];&quot;&quot;)&amp;IF([$BOM.P41]=&quot;ME&quot;;[$BOM.Q41];&quot;&quot;)">
            <text:p/>
          </table:table-cell>
          <table:table-cell table:formula="of:=[$BOM.$E41]" office:value-type="string" office:string-value="RES 220 OHM 1/16W 5% 0402 SMD">
            <text:p>RES 220 OHM 1/16W 5% 0402 SMD</text:p>
          </table:table-cell>
          <table:table-cell table:formula="of:=(IF([$BOM.C41]=&quot;ME&quot;;[$BOM.J41];0)+IF([$BOM.P41]=&quot;ME&quot;;[$BOM.S41];0))" office:value-type="currency" office:currency="USD" office:value="0">
            <text:p>$0.00</text:p>
          </table:table-cell>
          <table:table-cell table:formula="of:=[.$E41]*[$BOM.U4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42]" office:value-type="float" office:value="3">
            <text:p>3</text:p>
          </table:table-cell>
          <table:table-cell table:formula="of:=[$BOM.A42]" office:value-type="string" office:string-value="RMCF0402FT1K00">
            <text:p>RMCF0402FT1K00</text:p>
          </table:table-cell>
          <table:table-cell table:formula="of:=IF([$BOM.C42]=&quot;ME&quot;;[$BOM.D42];&quot;&quot;)&amp;IF([$BOM.P42]=&quot;ME&quot;;[$BOM.Q42];&quot;&quot;)" office:value-type="string" office:string-value="304-10K-RC">
            <text:p>304-10K-RC</text:p>
          </table:table-cell>
          <table:table-cell table:formula="of:=[$BOM.$E42]" office:value-type="string" office:string-value="RES 1K OHM 1/16W 1% 0402 SMD">
            <text:p>RES 1K OHM 1/16W 1% 0402 SMD</text:p>
          </table:table-cell>
          <table:table-cell table:formula="of:=(IF([$BOM.C42]=&quot;ME&quot;;[$BOM.J42];0)+IF([$BOM.P42]=&quot;ME&quot;;[$BOM.S42];0))" office:value-type="currency" office:currency="USD" office:value="0.045">
            <text:p>$0.05</text:p>
          </table:table-cell>
          <table:table-cell table:formula="of:=[.$E42]*[$BOM.U42]*[$Main.$C$11]" office:value-type="currency" office:currency="USD" office:value="0.675">
            <text:p>$0.68</text:p>
          </table:table-cell>
          <table:table-cell table:number-columns-repeated="2"/>
        </table:table-row>
        <table:table-row table:style-name="ro1">
          <table:table-cell table:formula="of:=[$BOM.U43]" office:value-type="float" office:value="2">
            <text:p>2</text:p>
          </table:table-cell>
          <table:table-cell table:formula="of:=[$BOM.A43]" office:value-type="string" office:string-value="RMCF0402JT4K70">
            <text:p>RMCF0402JT4K70</text:p>
          </table:table-cell>
          <table:table-cell table:formula="of:=IF([$BOM.C43]=&quot;ME&quot;;[$BOM.D43];&quot;&quot;)&amp;IF([$BOM.P43]=&quot;ME&quot;;[$BOM.Q43];&quot;&quot;)">
            <text:p/>
          </table:table-cell>
          <table:table-cell table:formula="of:=[$BOM.$E43]" office:value-type="string" office:string-value="RES 4.7K OHM 1/16W 5% 0402 SMD">
            <text:p>RES 4.7K OHM 1/16W 5% 0402 SMD</text:p>
          </table:table-cell>
          <table:table-cell table:formula="of:=(IF([$BOM.C43]=&quot;ME&quot;;[$BOM.J43];0)+IF([$BOM.P43]=&quot;ME&quot;;[$BOM.S43];0))" office:value-type="currency" office:currency="USD" office:value="0">
            <text:p>$0.00</text:p>
          </table:table-cell>
          <table:table-cell table:formula="of:=[.$E43]*[$BOM.U4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44]" office:value-type="float" office:value="1">
            <text:p>1</text:p>
          </table:table-cell>
          <table:table-cell table:formula="of:=[$BOM.A44]" office:value-type="string" office:string-value="RMCF0402FT1K00">
            <text:p>RMCF0402FT1K00</text:p>
          </table:table-cell>
          <table:table-cell table:formula="of:=IF([$BOM.C44]=&quot;ME&quot;;[$BOM.D44];&quot;&quot;)&amp;IF([$BOM.P44]=&quot;ME&quot;;[$BOM.Q44];&quot;&quot;)" office:value-type="string" office:string-value="304-10K-RC">
            <text:p>304-10K-RC</text:p>
          </table:table-cell>
          <table:table-cell table:formula="of:=[$BOM.$E44]" office:value-type="string" office:string-value="RES 1K OHM 1/16W 1% 0402 SMD">
            <text:p>RES 1K OHM 1/16W 1% 0402 SMD</text:p>
          </table:table-cell>
          <table:table-cell table:formula="of:=(IF([$BOM.C44]=&quot;ME&quot;;[$BOM.J44];0)+IF([$BOM.P44]=&quot;ME&quot;;[$BOM.S44];0))" office:value-type="currency" office:currency="USD" office:value="0.045">
            <text:p>$0.05</text:p>
          </table:table-cell>
          <table:table-cell table:formula="of:=[.$E44]*[$BOM.U44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1">
          <table:table-cell table:formula="of:=[$BOM.U45]" office:value-type="float" office:value="1">
            <text:p>1</text:p>
          </table:table-cell>
          <table:table-cell table:formula="of:=[$BOM.A45]" office:value-type="string" office:string-value="EVQP7J01K">
            <text:p>EVQP7J01K</text:p>
          </table:table-cell>
          <table:table-cell table:formula="of:=IF([$BOM.C45]=&quot;ME&quot;;[$BOM.D45];&quot;&quot;)&amp;IF([$BOM.P45]=&quot;ME&quot;;[$BOM.Q45];&quot;&quot;)">
            <text:p/>
          </table:table-cell>
          <table:table-cell table:formula="of:=[$BOM.$E45]" office:value-type="string" office:string-value="SWITCH LT 3.5MMX2.9MM 160GF SMD">
            <text:p>SWITCH LT 3.5MMX2.9MM 160GF SMD</text:p>
          </table:table-cell>
          <table:table-cell table:formula="of:=(IF([$BOM.C45]=&quot;ME&quot;;[$BOM.J45];0)+IF([$BOM.P45]=&quot;ME&quot;;[$BOM.S45];0))" office:value-type="currency" office:currency="USD" office:value="0">
            <text:p>$0.00</text:p>
          </table:table-cell>
          <table:table-cell table:formula="of:=[.$E45]*[$BOM.U4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46]" office:value-type="float" office:value="0">
            <text:p>0</text:p>
          </table:table-cell>
          <table:table-cell table:formula="of:=[$BOM.A46]" office:value-type="float" office:value="0">
            <text:p>0</text:p>
          </table:table-cell>
          <table:table-cell table:formula="of:=IF([$BOM.C46]=&quot;ME&quot;;[$BOM.D46];&quot;&quot;)&amp;IF([$BOM.P46]=&quot;ME&quot;;[$BOM.Q46];&quot;&quot;)">
            <text:p/>
          </table:table-cell>
          <table:table-cell table:formula="of:=[$BOM.$E46]" office:value-type="float" office:value="0">
            <text:p>0</text:p>
          </table:table-cell>
          <table:table-cell table:formula="of:=(IF([$BOM.C46]=&quot;ME&quot;;[$BOM.J46];0)+IF([$BOM.P46]=&quot;ME&quot;;[$BOM.S46];0))" office:value-type="currency" office:currency="USD" office:value="0">
            <text:p>$0.00</text:p>
          </table:table-cell>
          <table:table-cell table:formula="of:=[.$E46]*[$BOM.U4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47]" office:value-type="float" office:value="3">
            <text:p>3</text:p>
          </table:table-cell>
          <table:table-cell table:formula="of:=[$BOM.A47]" office:value-type="string" office:string-value="TXB0102DCUR">
            <text:p>TXB0102DCUR</text:p>
          </table:table-cell>
          <table:table-cell table:formula="of:=IF([$BOM.C47]=&quot;ME&quot;;[$BOM.D47];&quot;&quot;)&amp;IF([$BOM.P47]=&quot;ME&quot;;[$BOM.Q47];&quot;&quot;)" office:value-type="string" office:string-value="595-TXB0102DCUR">
            <text:p>595-TXB0102DCUR</text:p>
          </table:table-cell>
          <table:table-cell table:formula="of:=[$BOM.$E47]" office:value-type="string" office:string-value="IC VOLT-LVL TRANSL BI-DIR 8-US8">
            <text:p>IC VOLT-LVL TRANSL BI-DIR 8-US8</text:p>
          </table:table-cell>
          <table:table-cell table:formula="of:=(IF([$BOM.C47]=&quot;ME&quot;;[$BOM.J47];0)+IF([$BOM.P47]=&quot;ME&quot;;[$BOM.S47];0))" office:value-type="currency" office:currency="USD" office:value="1.55">
            <text:p>$1.55</text:p>
          </table:table-cell>
          <table:table-cell table:formula="of:=[.$E47]*[$BOM.U47]*[$Main.$C$11]" office:value-type="currency" office:currency="USD" office:value="23.25">
            <text:p>$23.25</text:p>
          </table:table-cell>
          <table:table-cell table:number-columns-repeated="2"/>
        </table:table-row>
        <table:table-row table:style-name="ro1">
          <table:table-cell table:formula="of:=[$BOM.U48]" office:value-type="float" office:value="1">
            <text:p>1</text:p>
          </table:table-cell>
          <table:table-cell table:formula="of:=[$BOM.A48]" office:value-type="string" office:string-value="SN74LVC2T45">
            <text:p>SN74LVC2T45</text:p>
          </table:table-cell>
          <table:table-cell table:formula="of:=IF([$BOM.C48]=&quot;ME&quot;;[$BOM.D48];&quot;&quot;)&amp;IF([$BOM.P48]=&quot;ME&quot;;[$BOM.Q48];&quot;&quot;)" office:value-type="string" office:string-value="595-SN74LVC2T45DCUR">
            <text:p>595-SN74LVC2T45DCUR</text:p>
          </table:table-cell>
          <table:table-cell table:formula="of:=[$BOM.$E48]" office:value-type="string" office:string-value="Translator, Bidirectional, 3-State, 2bits">
            <text:p>Translator, Bidirectional, 3-State, 2bits</text:p>
          </table:table-cell>
          <table:table-cell table:formula="of:=(IF([$BOM.C48]=&quot;ME&quot;;[$BOM.J48];0)+IF([$BOM.P48]=&quot;ME&quot;;[$BOM.S48];0))" office:value-type="currency" office:currency="USD" office:value="0.766">
            <text:p>$0.77</text:p>
          </table:table-cell>
          <table:table-cell table:formula="of:=[.$E48]*[$BOM.U48]*[$Main.$C$11]" office:value-type="currency" office:currency="USD" office:value="3.83">
            <text:p>$3.83</text:p>
          </table:table-cell>
          <table:table-cell table:number-columns-repeated="2"/>
        </table:table-row>
        <table:table-row table:style-name="ro1">
          <table:table-cell table:formula="of:=[$BOM.U49]" office:value-type="float" office:value="1">
            <text:p>1</text:p>
          </table:table-cell>
          <table:table-cell table:formula="of:=[$BOM.A49]" office:value-type="string" office:string-value="LD1117AS33">
            <text:p>LD1117AS33</text:p>
          </table:table-cell>
          <table:table-cell table:formula="of:=IF([$BOM.C49]=&quot;ME&quot;;[$BOM.D49];&quot;&quot;)&amp;IF([$BOM.P49]=&quot;ME&quot;;[$BOM.Q49];&quot;&quot;)" office:value-type="string" office:string-value="511-LD1117AS33">
            <text:p>511-LD1117AS33</text:p>
          </table:table-cell>
          <table:table-cell table:formula="of:=[$BOM.$E49]" office:value-type="string" office:string-value="IC REG LDO 3.3V 1.2A SOT-223">
            <text:p>IC REG LDO 3.3V 1.2A SOT-223</text:p>
          </table:table-cell>
          <table:table-cell table:formula="of:=(IF([$BOM.C49]=&quot;ME&quot;;[$BOM.J49];0)+IF([$BOM.P49]=&quot;ME&quot;;[$BOM.S49];0))" office:value-type="currency" office:currency="USD" office:value="0.477">
            <text:p>$0.48</text:p>
          </table:table-cell>
          <table:table-cell table:formula="of:=[.$E49]*[$BOM.U49]*[$Main.$C$11]" office:value-type="currency" office:currency="USD" office:value="2.385">
            <text:p>$2.39</text:p>
          </table:table-cell>
          <table:table-cell table:number-columns-repeated="2"/>
        </table:table-row>
        <table:table-row table:style-name="ro1">
          <table:table-cell table:formula="of:=[$BOM.U50]" office:value-type="float" office:value="1">
            <text:p>1</text:p>
          </table:table-cell>
          <table:table-cell table:formula="of:=[$BOM.A50]" office:value-type="string" office:string-value="MIC5207-3.3YM5">
            <text:p>MIC5207-3.3YM5</text:p>
          </table:table-cell>
          <table:table-cell table:formula="of:=IF([$BOM.C50]=&quot;ME&quot;;[$BOM.D50];&quot;&quot;)&amp;IF([$BOM.P50]=&quot;ME&quot;;[$BOM.Q50];&quot;&quot;)">
            <text:p/>
          </table:table-cell>
          <table:table-cell table:formula="of:=[$BOM.$E50]" office:value-type="string" office:string-value="IC REG LDO 180MA 3.3V SOT23-5">
            <text:p>IC REG LDO 180MA 3.3V SOT23-5</text:p>
          </table:table-cell>
          <table:table-cell table:formula="of:=(IF([$BOM.C50]=&quot;ME&quot;;[$BOM.J50];0)+IF([$BOM.P50]=&quot;ME&quot;;[$BOM.S50];0))" office:value-type="currency" office:currency="USD" office:value="0">
            <text:p>$0.00</text:p>
          </table:table-cell>
          <table:table-cell table:formula="of:=[.$E50]*[$BOM.U5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51]" office:value-type="float" office:value="1">
            <text:p>1</text:p>
          </table:table-cell>
          <table:table-cell table:formula="of:=[$BOM.A51]" office:value-type="string" office:string-value="24FC128-I/MS">
            <text:p>24FC128-I/MS</text:p>
          </table:table-cell>
          <table:table-cell table:formula="of:=IF([$BOM.C51]=&quot;ME&quot;;[$BOM.D51];&quot;&quot;)&amp;IF([$BOM.P51]=&quot;ME&quot;;[$BOM.Q51];&quot;&quot;)" office:value-type="string" office:string-value="579-24FC128-I/MS">
            <text:p>579-24FC128-I/MS</text:p>
          </table:table-cell>
          <table:table-cell table:formula="of:=[$BOM.$E51]" office:value-type="string" office:string-value="IC EEPROM 128KBIT 1MHZ 8MSOP">
            <text:p>IC EEPROM 128KBIT 1MHZ 8MSOP</text:p>
          </table:table-cell>
          <table:table-cell table:formula="of:=(IF([$BOM.C51]=&quot;ME&quot;;[$BOM.J51];0)+IF([$BOM.P51]=&quot;ME&quot;;[$BOM.S51];0))" office:value-type="currency" office:currency="USD" office:value="0.639">
            <text:p>$0.64</text:p>
          </table:table-cell>
          <table:table-cell table:formula="of:=[.$E51]*[$BOM.U51]*[$Main.$C$11]" office:value-type="currency" office:currency="USD" office:value="3.195">
            <text:p>$3.20</text:p>
          </table:table-cell>
          <table:table-cell table:number-columns-repeated="2"/>
        </table:table-row>
        <table:table-row table:style-name="ro1">
          <table:table-cell table:formula="of:=[$BOM.U52]" office:value-type="float" office:value="1">
            <text:p>1</text:p>
          </table:table-cell>
          <table:table-cell table:formula="of:=[$BOM.A52]" office:value-type="string" office:string-value="LIS331DLH">
            <text:p>LIS331DLH</text:p>
          </table:table-cell>
          <table:table-cell table:formula="of:=IF([$BOM.C52]=&quot;ME&quot;;[$BOM.D52];&quot;&quot;)&amp;IF([$BOM.P52]=&quot;ME&quot;;[$BOM.Q52];&quot;&quot;)" office:value-type="string" office:string-value="511-LIS331DLH">
            <text:p>511-LIS331DLH</text:p>
          </table:table-cell>
          <table:table-cell table:formula="of:=[$BOM.$E52]" office:value-type="string" office:string-value="ACCELEROMETER MEMS 3AXIS 16-LGA">
            <text:p>ACCELEROMETER MEMS 3AXIS 16-LGA</text:p>
          </table:table-cell>
          <table:table-cell table:formula="of:=(IF([$BOM.C52]=&quot;ME&quot;;[$BOM.J52];0)+IF([$BOM.P52]=&quot;ME&quot;;[$BOM.S52];0))" office:value-type="currency" office:currency="USD" office:value="7.87">
            <text:p>$7.87</text:p>
          </table:table-cell>
          <table:table-cell table:formula="of:=[.$E52]*[$BOM.U52]*[$Main.$C$11]" office:value-type="currency" office:currency="USD" office:value="39.35">
            <text:p>$39.35</text:p>
          </table:table-cell>
          <table:table-cell table:number-columns-repeated="2"/>
        </table:table-row>
        <table:table-row table:style-name="ro1">
          <table:table-cell table:formula="of:=[$BOM.U53]" office:value-type="float" office:value="1">
            <text:p>1</text:p>
          </table:table-cell>
          <table:table-cell table:formula="of:=[$BOM.A53]" office:value-type="string" office:string-value="BMP0805">
            <text:p>BMP0805</text:p>
          </table:table-cell>
          <table:table-cell table:formula="of:=IF([$BOM.C53]=&quot;ME&quot;;[$BOM.D53];&quot;&quot;)&amp;IF([$BOM.P53]=&quot;ME&quot;;[$BOM.Q53];&quot;&quot;)">
            <text:p/>
          </table:table-cell>
          <table:table-cell table:formula="of:=[$BOM.$E53]" office:value-type="string" office:string-value="DIGITAL BAROMETRIC PRESSURE SNSR">
            <text:p>DIGITAL BAROMETRIC PRESSURE SNSR</text:p>
          </table:table-cell>
          <table:table-cell table:formula="of:=(IF([$BOM.C53]=&quot;ME&quot;;[$BOM.J53];0)+IF([$BOM.P53]=&quot;ME&quot;;[$BOM.S53];0))" office:value-type="currency" office:currency="USD" office:value="0">
            <text:p>$0.00</text:p>
          </table:table-cell>
          <table:table-cell table:formula="of:=[.$E53]*[$BOM.U5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54]" office:value-type="float" office:value="1">
            <text:p>1</text:p>
          </table:table-cell>
          <table:table-cell table:formula="of:=[$BOM.A54]" office:value-type="string" office:string-value="HMC5843">
            <text:p>HMC5843</text:p>
          </table:table-cell>
          <table:table-cell table:formula="of:=IF([$BOM.C54]=&quot;ME&quot;;[$BOM.D54];&quot;&quot;)&amp;IF([$BOM.P54]=&quot;ME&quot;;[$BOM.Q54];&quot;&quot;)">
            <text:p/>
          </table:table-cell>
          <table:table-cell table:formula="of:=[$BOM.$E54]" office:value-type="string" office:string-value="SENSOR MAGNETIC 3 AXIS 20-LCC">
            <text:p>SENSOR MAGNETIC 3 AXIS 20-LCC</text:p>
          </table:table-cell>
          <table:table-cell table:formula="of:=(IF([$BOM.C54]=&quot;ME&quot;;[$BOM.J54];0)+IF([$BOM.P54]=&quot;ME&quot;;[$BOM.S54];0))" office:value-type="currency" office:currency="USD" office:value="0">
            <text:p>$0.00</text:p>
          </table:table-cell>
          <table:table-cell table:formula="of:=[.$E54]*[$BOM.U5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55]" office:value-type="float" office:value="1">
            <text:p>1</text:p>
          </table:table-cell>
          <table:table-cell table:formula="of:=[$BOM.A55]" office:value-type="string" office:string-value="L3G4200DH">
            <text:p>L3G4200DH</text:p>
          </table:table-cell>
          <table:table-cell table:formula="of:=IF([$BOM.C55]=&quot;ME&quot;;[$BOM.D55];&quot;&quot;)&amp;IF([$BOM.P55]=&quot;ME&quot;;[$BOM.Q55];&quot;&quot;)" office:value-type="string" office:string-value="511-L3G4200D511-L3G4200D">
            <text:p>511-L3G4200D511-L3G4200D</text:p>
          </table:table-cell>
          <table:table-cell table:formula="of:=[$BOM.$E55]" office:value-type="string" office:string-value="Gyroscopes Mems Sensor 3-Axis 2.4 to 3.6 V">
            <text:p>Gyroscopes Mems Sensor 3-Axis 2.4 to 3.6 V</text:p>
          </table:table-cell>
          <table:table-cell table:formula="of:=(IF([$BOM.C55]=&quot;ME&quot;;[$BOM.J55];0)+IF([$BOM.P55]=&quot;ME&quot;;[$BOM.S55];0))" office:value-type="currency" office:currency="USD" office:value="26.26">
            <text:p>$26.26</text:p>
          </table:table-cell>
          <table:table-cell table:formula="of:=[.$E55]*[$BOM.U55]*[$Main.$C$11]" office:value-type="currency" office:currency="USD" office:value="131.3">
            <text:p>$131.30</text:p>
          </table:table-cell>
          <table:table-cell table:number-columns-repeated="2"/>
        </table:table-row>
        <table:table-row table:style-name="ro1">
          <table:table-cell table:formula="of:=[$BOM.U56]" office:value-type="float" office:value="1">
            <text:p>1</text:p>
          </table:table-cell>
          <table:table-cell table:formula="of:=[$BOM.A56]" office:value-type="string" office:string-value="7M-16.000MEEQ-T">
            <text:p>7M-16.000MEEQ-T</text:p>
          </table:table-cell>
          <table:table-cell table:formula="of:=IF([$BOM.C56]=&quot;ME&quot;;[$BOM.D56];&quot;&quot;)&amp;IF([$BOM.P56]=&quot;ME&quot;;[$BOM.Q56];&quot;&quot;)" office:value-type="string" office:string-value="717-7M-16.000MEEQ-T">
            <text:p>717-7M-16.000MEEQ-T</text:p>
          </table:table-cell>
          <table:table-cell table:formula="of:=[$BOM.$E56]" office:value-type="string" office:string-value="CRYSTAL 16.000 MHZ 10PF SMD">
            <text:p>CRYSTAL 16.000 MHZ 10PF SMD</text:p>
          </table:table-cell>
          <table:table-cell table:formula="of:=(IF([$BOM.C56]=&quot;ME&quot;;[$BOM.J56];0)+IF([$BOM.P56]=&quot;ME&quot;;[$BOM.S56];0))" office:value-type="currency" office:currency="USD" office:value="9999">
            <text:p>$9,999.00</text:p>
          </table:table-cell>
          <table:table-cell table:formula="of:=[.$E56]*[$BOM.U56]*[$Main.$C$11]" office:value-type="currency" office:currency="USD" office:value="49995">
            <text:p>$49,995.00</text:p>
          </table:table-cell>
          <table:table-cell table:number-columns-repeated="2"/>
        </table:table-row>
        <table:table-row table:style-name="ro1">
          <table:table-cell table:formula="of:=[$BOM.U57]" office:value-type="float" office:value="0">
            <text:p>0</text:p>
          </table:table-cell>
          <table:table-cell table:formula="of:=[$BOM.A57]" office:value-type="float" office:value="0">
            <text:p>0</text:p>
          </table:table-cell>
          <table:table-cell table:formula="of:=IF([$BOM.C57]=&quot;ME&quot;;[$BOM.D57];&quot;&quot;)&amp;IF([$BOM.P57]=&quot;ME&quot;;[$BOM.Q57];&quot;&quot;)">
            <text:p/>
          </table:table-cell>
          <table:table-cell table:formula="of:=[$BOM.$E57]" office:value-type="float" office:value="0">
            <text:p>0</text:p>
          </table:table-cell>
          <table:table-cell table:formula="of:=(IF([$BOM.C57]=&quot;ME&quot;;[$BOM.J57];0)+IF([$BOM.P57]=&quot;ME&quot;;[$BOM.S57];0))" office:value-type="currency" office:currency="USD" office:value="0">
            <text:p>$0.00</text:p>
          </table:table-cell>
          <table:table-cell table:formula="of:=[.$E57]*[$BOM.U5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58]" office:value-type="float" office:value="0">
            <text:p>0</text:p>
          </table:table-cell>
          <table:table-cell table:formula="of:=[$BOM.A58]" office:value-type="float" office:value="0">
            <text:p>0</text:p>
          </table:table-cell>
          <table:table-cell table:formula="of:=IF([$BOM.C58]=&quot;ME&quot;;[$BOM.D58];&quot;&quot;)&amp;IF([$BOM.P58]=&quot;ME&quot;;[$BOM.Q58];&quot;&quot;)">
            <text:p/>
          </table:table-cell>
          <table:table-cell table:formula="of:=[$BOM.$E58]" office:value-type="float" office:value="0">
            <text:p>0</text:p>
          </table:table-cell>
          <table:table-cell table:formula="of:=(IF([$BOM.C58]=&quot;ME&quot;;[$BOM.J58];0)+IF([$BOM.P58]=&quot;ME&quot;;[$BOM.S58];0))" office:value-type="currency" office:currency="USD" office:value="0">
            <text:p>$0.00</text:p>
          </table:table-cell>
          <table:table-cell table:formula="of:=[.$E58]*[$BOM.U5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59]" office:value-type="float" office:value="0">
            <text:p>0</text:p>
          </table:table-cell>
          <table:table-cell table:formula="of:=[$BOM.A59]" office:value-type="float" office:value="0">
            <text:p>0</text:p>
          </table:table-cell>
          <table:table-cell table:formula="of:=IF([$BOM.C59]=&quot;ME&quot;;[$BOM.D59];&quot;&quot;)&amp;IF([$BOM.P59]=&quot;ME&quot;;[$BOM.Q59];&quot;&quot;)">
            <text:p/>
          </table:table-cell>
          <table:table-cell table:formula="of:=[$BOM.$E59]" office:value-type="float" office:value="0">
            <text:p>0</text:p>
          </table:table-cell>
          <table:table-cell table:formula="of:=(IF([$BOM.C59]=&quot;ME&quot;;[$BOM.J59];0)+IF([$BOM.P59]=&quot;ME&quot;;[$BOM.S59];0))" office:value-type="currency" office:currency="USD" office:value="0">
            <text:p>$0.00</text:p>
          </table:table-cell>
          <table:table-cell table:formula="of:=[.$E59]*[$BOM.U5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0]" office:value-type="float" office:value="0">
            <text:p>0</text:p>
          </table:table-cell>
          <table:table-cell table:formula="of:=[$BOM.A60]" office:value-type="float" office:value="0">
            <text:p>0</text:p>
          </table:table-cell>
          <table:table-cell table:formula="of:=IF([$BOM.C60]=&quot;ME&quot;;[$BOM.D60];&quot;&quot;)&amp;IF([$BOM.P60]=&quot;ME&quot;;[$BOM.Q60];&quot;&quot;)">
            <text:p/>
          </table:table-cell>
          <table:table-cell table:formula="of:=[$BOM.$E60]" office:value-type="float" office:value="0">
            <text:p>0</text:p>
          </table:table-cell>
          <table:table-cell table:formula="of:=(IF([$BOM.C60]=&quot;ME&quot;;[$BOM.J60];0)+IF([$BOM.P60]=&quot;ME&quot;;[$BOM.S60];0))" office:value-type="currency" office:currency="USD" office:value="0">
            <text:p>$0.00</text:p>
          </table:table-cell>
          <table:table-cell table:formula="of:=[.$E60]*[$BOM.U6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1]" office:value-type="float" office:value="0">
            <text:p>0</text:p>
          </table:table-cell>
          <table:table-cell table:formula="of:=[$BOM.A61]" office:value-type="float" office:value="0">
            <text:p>0</text:p>
          </table:table-cell>
          <table:table-cell table:formula="of:=IF([$BOM.C61]=&quot;ME&quot;;[$BOM.D61];&quot;&quot;)&amp;IF([$BOM.P61]=&quot;ME&quot;;[$BOM.Q61];&quot;&quot;)">
            <text:p/>
          </table:table-cell>
          <table:table-cell table:formula="of:=[$BOM.$E61]" office:value-type="float" office:value="0">
            <text:p>0</text:p>
          </table:table-cell>
          <table:table-cell table:formula="of:=(IF([$BOM.C61]=&quot;ME&quot;;[$BOM.J61];0)+IF([$BOM.P61]=&quot;ME&quot;;[$BOM.S61];0))" office:value-type="currency" office:currency="USD" office:value="0">
            <text:p>$0.00</text:p>
          </table:table-cell>
          <table:table-cell table:formula="of:=[.$E61]*[$BOM.U6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2]" office:value-type="float" office:value="0">
            <text:p>0</text:p>
          </table:table-cell>
          <table:table-cell table:formula="of:=[$BOM.A62]" office:value-type="float" office:value="0">
            <text:p>0</text:p>
          </table:table-cell>
          <table:table-cell table:formula="of:=IF([$BOM.C62]=&quot;ME&quot;;[$BOM.D62];&quot;&quot;)&amp;IF([$BOM.P62]=&quot;ME&quot;;[$BOM.Q62];&quot;&quot;)">
            <text:p/>
          </table:table-cell>
          <table:table-cell table:formula="of:=[$BOM.$E62]" office:value-type="float" office:value="0">
            <text:p>0</text:p>
          </table:table-cell>
          <table:table-cell table:formula="of:=(IF([$BOM.C62]=&quot;ME&quot;;[$BOM.J62];0)+IF([$BOM.P62]=&quot;ME&quot;;[$BOM.S62];0))" office:value-type="currency" office:currency="USD" office:value="0">
            <text:p>$0.00</text:p>
          </table:table-cell>
          <table:table-cell table:formula="of:=[.$E62]*[$BOM.U6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3]" office:value-type="float" office:value="0">
            <text:p>0</text:p>
          </table:table-cell>
          <table:table-cell table:formula="of:=[$BOM.A63]" office:value-type="float" office:value="0">
            <text:p>0</text:p>
          </table:table-cell>
          <table:table-cell table:formula="of:=IF([$BOM.C63]=&quot;ME&quot;;[$BOM.D63];&quot;&quot;)&amp;IF([$BOM.P63]=&quot;ME&quot;;[$BOM.Q63];&quot;&quot;)">
            <text:p/>
          </table:table-cell>
          <table:table-cell table:formula="of:=[$BOM.$E63]" office:value-type="float" office:value="0">
            <text:p>0</text:p>
          </table:table-cell>
          <table:table-cell table:formula="of:=(IF([$BOM.C63]=&quot;ME&quot;;[$BOM.J63];0)+IF([$BOM.P63]=&quot;ME&quot;;[$BOM.S63];0))" office:value-type="currency" office:currency="USD" office:value="0">
            <text:p>$0.00</text:p>
          </table:table-cell>
          <table:table-cell table:formula="of:=[.$E63]*[$BOM.U6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4]" office:value-type="float" office:value="0">
            <text:p>0</text:p>
          </table:table-cell>
          <table:table-cell table:formula="of:=[$BOM.A64]" office:value-type="float" office:value="0">
            <text:p>0</text:p>
          </table:table-cell>
          <table:table-cell table:formula="of:=IF([$BOM.C64]=&quot;ME&quot;;[$BOM.D64];&quot;&quot;)&amp;IF([$BOM.P64]=&quot;ME&quot;;[$BOM.Q64];&quot;&quot;)">
            <text:p/>
          </table:table-cell>
          <table:table-cell table:formula="of:=[.$E64]" office:value-type="currency" office:currency="USD" office:value="0">
            <text:p>$0.00</text:p>
          </table:table-cell>
          <table:table-cell table:formula="of:=(IF([$BOM.C64]=&quot;ME&quot;;[$BOM.J64];0)+IF([$BOM.P64]=&quot;ME&quot;;[$BOM.S64];0))" office:value-type="currency" office:currency="USD" office:value="0">
            <text:p>$0.00</text:p>
          </table:table-cell>
          <table:table-cell table:formula="of:=[.$E64]*[$BOM.U6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5]" office:value-type="float" office:value="0">
            <text:p>0</text:p>
          </table:table-cell>
          <table:table-cell table:formula="of:=[$BOM.A65]" office:value-type="float" office:value="0">
            <text:p>0</text:p>
          </table:table-cell>
          <table:table-cell table:formula="of:=IF([$BOM.C65]=&quot;ME&quot;;[$BOM.D65];&quot;&quot;)&amp;IF([$BOM.P65]=&quot;ME&quot;;[$BOM.Q65];&quot;&quot;)">
            <text:p/>
          </table:table-cell>
          <table:table-cell table:formula="of:=[.$E65]" office:value-type="currency" office:currency="USD" office:value="0">
            <text:p>$0.00</text:p>
          </table:table-cell>
          <table:table-cell table:formula="of:=(IF([$BOM.C65]=&quot;ME&quot;;[$BOM.J65];0)+IF([$BOM.P65]=&quot;ME&quot;;[$BOM.S65];0))" office:value-type="currency" office:currency="USD" office:value="0">
            <text:p>$0.00</text:p>
          </table:table-cell>
          <table:table-cell table:formula="of:=[.$E65]*[$BOM.U6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6]" office:value-type="float" office:value="0">
            <text:p>0</text:p>
          </table:table-cell>
          <table:table-cell table:formula="of:=[$BOM.A66]" office:value-type="float" office:value="0">
            <text:p>0</text:p>
          </table:table-cell>
          <table:table-cell table:formula="of:=IF([$BOM.C66]=&quot;ME&quot;;[$BOM.D66];&quot;&quot;)&amp;IF([$BOM.P66]=&quot;ME&quot;;[$BOM.Q66];&quot;&quot;)">
            <text:p/>
          </table:table-cell>
          <table:table-cell table:formula="of:=[.$E66]" office:value-type="currency" office:currency="USD" office:value="0">
            <text:p>$0.00</text:p>
          </table:table-cell>
          <table:table-cell table:formula="of:=(IF([$BOM.C66]=&quot;ME&quot;;[$BOM.J66];0)+IF([$BOM.P66]=&quot;ME&quot;;[$BOM.S66];0))" office:value-type="currency" office:currency="USD" office:value="0">
            <text:p>$0.00</text:p>
          </table:table-cell>
          <table:table-cell table:formula="of:=[.$E66]*[$BOM.U6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7]" office:value-type="float" office:value="0">
            <text:p>0</text:p>
          </table:table-cell>
          <table:table-cell table:formula="of:=[$BOM.A67]" office:value-type="float" office:value="0">
            <text:p>0</text:p>
          </table:table-cell>
          <table:table-cell table:formula="of:=IF([$BOM.C67]=&quot;ME&quot;;[$BOM.D67];&quot;&quot;)&amp;IF([$BOM.P67]=&quot;ME&quot;;[$BOM.Q67];&quot;&quot;)">
            <text:p/>
          </table:table-cell>
          <table:table-cell table:formula="of:=[.$E67]" office:value-type="currency" office:currency="USD" office:value="0">
            <text:p>$0.00</text:p>
          </table:table-cell>
          <table:table-cell table:formula="of:=(IF([$BOM.C67]=&quot;ME&quot;;[$BOM.J67];0)+IF([$BOM.P67]=&quot;ME&quot;;[$BOM.S67];0))" office:value-type="currency" office:currency="USD" office:value="0">
            <text:p>$0.00</text:p>
          </table:table-cell>
          <table:table-cell table:formula="of:=[.$E67]*[$BOM.U6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8]" office:value-type="float" office:value="0">
            <text:p>0</text:p>
          </table:table-cell>
          <table:table-cell table:formula="of:=[$BOM.A68]" office:value-type="float" office:value="0">
            <text:p>0</text:p>
          </table:table-cell>
          <table:table-cell table:formula="of:=IF([$BOM.C68]=&quot;ME&quot;;[$BOM.D68];&quot;&quot;)&amp;IF([$BOM.P68]=&quot;ME&quot;;[$BOM.Q68];&quot;&quot;)">
            <text:p/>
          </table:table-cell>
          <table:table-cell table:formula="of:=[.$E68]" office:value-type="currency" office:currency="USD" office:value="0">
            <text:p>$0.00</text:p>
          </table:table-cell>
          <table:table-cell table:formula="of:=(IF([$BOM.C68]=&quot;ME&quot;;[$BOM.J68];0)+IF([$BOM.P68]=&quot;ME&quot;;[$BOM.S68];0))" office:value-type="currency" office:currency="USD" office:value="0">
            <text:p>$0.00</text:p>
          </table:table-cell>
          <table:table-cell table:formula="of:=[.$E68]*[$BOM.U6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69]" office:value-type="float" office:value="0">
            <text:p>0</text:p>
          </table:table-cell>
          <table:table-cell table:formula="of:=[$BOM.A69]" office:value-type="float" office:value="0">
            <text:p>0</text:p>
          </table:table-cell>
          <table:table-cell table:formula="of:=IF([$BOM.C69]=&quot;ME&quot;;[$BOM.D69];&quot;&quot;)&amp;IF([$BOM.P69]=&quot;ME&quot;;[$BOM.Q69];&quot;&quot;)">
            <text:p/>
          </table:table-cell>
          <table:table-cell table:formula="of:=[.$E69]" office:value-type="currency" office:currency="USD" office:value="0">
            <text:p>$0.00</text:p>
          </table:table-cell>
          <table:table-cell table:formula="of:=(IF([$BOM.C69]=&quot;ME&quot;;[$BOM.J69];0)+IF([$BOM.P69]=&quot;ME&quot;;[$BOM.S69];0))" office:value-type="currency" office:currency="USD" office:value="0">
            <text:p>$0.00</text:p>
          </table:table-cell>
          <table:table-cell table:formula="of:=[.$E69]*[$BOM.U6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0]" office:value-type="float" office:value="0">
            <text:p>0</text:p>
          </table:table-cell>
          <table:table-cell table:formula="of:=[$BOM.A70]" office:value-type="float" office:value="0">
            <text:p>0</text:p>
          </table:table-cell>
          <table:table-cell table:formula="of:=IF([$BOM.C70]=&quot;ME&quot;;[$BOM.D70];&quot;&quot;)&amp;IF([$BOM.P70]=&quot;ME&quot;;[$BOM.Q70];&quot;&quot;)">
            <text:p/>
          </table:table-cell>
          <table:table-cell table:formula="of:=[.$E70]" office:value-type="currency" office:currency="USD" office:value="0">
            <text:p>$0.00</text:p>
          </table:table-cell>
          <table:table-cell table:formula="of:=(IF([$BOM.C70]=&quot;ME&quot;;[$BOM.J70];0)+IF([$BOM.P70]=&quot;ME&quot;;[$BOM.S70];0))" office:value-type="currency" office:currency="USD" office:value="0">
            <text:p>$0.00</text:p>
          </table:table-cell>
          <table:table-cell table:formula="of:=[.$E70]*[$BOM.U7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1]" office:value-type="float" office:value="0">
            <text:p>0</text:p>
          </table:table-cell>
          <table:table-cell table:formula="of:=[$BOM.A71]" office:value-type="float" office:value="0">
            <text:p>0</text:p>
          </table:table-cell>
          <table:table-cell table:formula="of:=IF([$BOM.C71]=&quot;ME&quot;;[$BOM.D71];&quot;&quot;)&amp;IF([$BOM.P71]=&quot;ME&quot;;[$BOM.Q71];&quot;&quot;)">
            <text:p/>
          </table:table-cell>
          <table:table-cell table:formula="of:=[.$E71]" office:value-type="currency" office:currency="USD" office:value="0">
            <text:p>$0.00</text:p>
          </table:table-cell>
          <table:table-cell table:formula="of:=(IF([$BOM.C71]=&quot;ME&quot;;[$BOM.J71];0)+IF([$BOM.P71]=&quot;ME&quot;;[$BOM.S71];0))" office:value-type="currency" office:currency="USD" office:value="0">
            <text:p>$0.00</text:p>
          </table:table-cell>
          <table:table-cell table:formula="of:=[.$E71]*[$BOM.U7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2]" office:value-type="float" office:value="0">
            <text:p>0</text:p>
          </table:table-cell>
          <table:table-cell table:formula="of:=[$BOM.A72]" office:value-type="float" office:value="0">
            <text:p>0</text:p>
          </table:table-cell>
          <table:table-cell table:formula="of:=IF([$BOM.C72]=&quot;ME&quot;;[$BOM.D72];&quot;&quot;)&amp;IF([$BOM.P72]=&quot;ME&quot;;[$BOM.Q72];&quot;&quot;)">
            <text:p/>
          </table:table-cell>
          <table:table-cell table:formula="of:=[.$E72]" office:value-type="currency" office:currency="USD" office:value="0">
            <text:p>$0.00</text:p>
          </table:table-cell>
          <table:table-cell table:formula="of:=(IF([$BOM.C72]=&quot;ME&quot;;[$BOM.J72];0)+IF([$BOM.P72]=&quot;ME&quot;;[$BOM.S72];0))" office:value-type="currency" office:currency="USD" office:value="0">
            <text:p>$0.00</text:p>
          </table:table-cell>
          <table:table-cell table:formula="of:=[.$E72]*[$BOM.U7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3]" office:value-type="float" office:value="0">
            <text:p>0</text:p>
          </table:table-cell>
          <table:table-cell table:formula="of:=[$BOM.A73]" office:value-type="float" office:value="0">
            <text:p>0</text:p>
          </table:table-cell>
          <table:table-cell table:formula="of:=IF([$BOM.C73]=&quot;ME&quot;;[$BOM.D73];&quot;&quot;)&amp;IF([$BOM.P73]=&quot;ME&quot;;[$BOM.Q73];&quot;&quot;)">
            <text:p/>
          </table:table-cell>
          <table:table-cell table:formula="of:=[.$E73]" office:value-type="currency" office:currency="USD" office:value="0">
            <text:p>$0.00</text:p>
          </table:table-cell>
          <table:table-cell table:formula="of:=(IF([$BOM.C73]=&quot;ME&quot;;[$BOM.J73];0)+IF([$BOM.P73]=&quot;ME&quot;;[$BOM.S73];0))" office:value-type="currency" office:currency="USD" office:value="0">
            <text:p>$0.00</text:p>
          </table:table-cell>
          <table:table-cell table:formula="of:=[.$E73]*[$BOM.U7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4]" office:value-type="float" office:value="0">
            <text:p>0</text:p>
          </table:table-cell>
          <table:table-cell table:formula="of:=[$BOM.A74]" office:value-type="float" office:value="0">
            <text:p>0</text:p>
          </table:table-cell>
          <table:table-cell table:formula="of:=IF([$BOM.C74]=&quot;ME&quot;;[$BOM.D74];&quot;&quot;)&amp;IF([$BOM.P74]=&quot;ME&quot;;[$BOM.Q74];&quot;&quot;)">
            <text:p/>
          </table:table-cell>
          <table:table-cell table:formula="of:=[.$E74]" office:value-type="currency" office:currency="USD" office:value="0">
            <text:p>$0.00</text:p>
          </table:table-cell>
          <table:table-cell table:formula="of:=(IF([$BOM.C74]=&quot;ME&quot;;[$BOM.J74];0)+IF([$BOM.P74]=&quot;ME&quot;;[$BOM.S74];0))" office:value-type="currency" office:currency="USD" office:value="0">
            <text:p>$0.00</text:p>
          </table:table-cell>
          <table:table-cell table:formula="of:=[.$E74]*[$BOM.U7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5]" office:value-type="float" office:value="0">
            <text:p>0</text:p>
          </table:table-cell>
          <table:table-cell table:formula="of:=[$BOM.A75]" office:value-type="float" office:value="0">
            <text:p>0</text:p>
          </table:table-cell>
          <table:table-cell table:formula="of:=IF([$BOM.C75]=&quot;ME&quot;;[$BOM.D75];&quot;&quot;)&amp;IF([$BOM.P75]=&quot;ME&quot;;[$BOM.Q75];&quot;&quot;)">
            <text:p/>
          </table:table-cell>
          <table:table-cell table:formula="of:=[.$E75]" office:value-type="currency" office:currency="USD" office:value="0">
            <text:p>$0.00</text:p>
          </table:table-cell>
          <table:table-cell table:formula="of:=(IF([$BOM.C75]=&quot;ME&quot;;[$BOM.J75];0)+IF([$BOM.P75]=&quot;ME&quot;;[$BOM.S75];0))" office:value-type="currency" office:currency="USD" office:value="0">
            <text:p>$0.00</text:p>
          </table:table-cell>
          <table:table-cell table:formula="of:=[.$E75]*[$BOM.U7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6]" office:value-type="float" office:value="0">
            <text:p>0</text:p>
          </table:table-cell>
          <table:table-cell table:formula="of:=[$BOM.A76]" office:value-type="float" office:value="0">
            <text:p>0</text:p>
          </table:table-cell>
          <table:table-cell table:formula="of:=IF([$BOM.C76]=&quot;ME&quot;;[$BOM.D76];&quot;&quot;)&amp;IF([$BOM.P76]=&quot;ME&quot;;[$BOM.Q76];&quot;&quot;)">
            <text:p/>
          </table:table-cell>
          <table:table-cell table:formula="of:=[.$E76]" office:value-type="currency" office:currency="USD" office:value="0">
            <text:p>$0.00</text:p>
          </table:table-cell>
          <table:table-cell table:formula="of:=(IF([$BOM.C76]=&quot;ME&quot;;[$BOM.J76];0)+IF([$BOM.P76]=&quot;ME&quot;;[$BOM.S76];0))" office:value-type="currency" office:currency="USD" office:value="0">
            <text:p>$0.00</text:p>
          </table:table-cell>
          <table:table-cell table:formula="of:=[.$E76]*[$BOM.U7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7]" office:value-type="float" office:value="0">
            <text:p>0</text:p>
          </table:table-cell>
          <table:table-cell table:formula="of:=[$BOM.A77]" office:value-type="float" office:value="0">
            <text:p>0</text:p>
          </table:table-cell>
          <table:table-cell table:formula="of:=IF([$BOM.C77]=&quot;ME&quot;;[$BOM.D77];&quot;&quot;)&amp;IF([$BOM.P77]=&quot;ME&quot;;[$BOM.Q77];&quot;&quot;)">
            <text:p/>
          </table:table-cell>
          <table:table-cell table:formula="of:=[.$E77]" office:value-type="currency" office:currency="USD" office:value="0">
            <text:p>$0.00</text:p>
          </table:table-cell>
          <table:table-cell table:formula="of:=(IF([$BOM.C77]=&quot;ME&quot;;[$BOM.J77];0)+IF([$BOM.P77]=&quot;ME&quot;;[$BOM.S77];0))" office:value-type="currency" office:currency="USD" office:value="0">
            <text:p>$0.00</text:p>
          </table:table-cell>
          <table:table-cell table:formula="of:=[.$E77]*[$BOM.U7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8]" office:value-type="float" office:value="0">
            <text:p>0</text:p>
          </table:table-cell>
          <table:table-cell table:formula="of:=[$BOM.A78]" office:value-type="float" office:value="0">
            <text:p>0</text:p>
          </table:table-cell>
          <table:table-cell table:formula="of:=IF([$BOM.C78]=&quot;ME&quot;;[$BOM.D78];&quot;&quot;)&amp;IF([$BOM.P78]=&quot;ME&quot;;[$BOM.Q78];&quot;&quot;)">
            <text:p/>
          </table:table-cell>
          <table:table-cell table:formula="of:=[.$E78]" office:value-type="currency" office:currency="USD" office:value="0">
            <text:p>$0.00</text:p>
          </table:table-cell>
          <table:table-cell table:formula="of:=(IF([$BOM.C78]=&quot;ME&quot;;[$BOM.J78];0)+IF([$BOM.P78]=&quot;ME&quot;;[$BOM.S78];0))" office:value-type="currency" office:currency="USD" office:value="0">
            <text:p>$0.00</text:p>
          </table:table-cell>
          <table:table-cell table:formula="of:=[.$E78]*[$BOM.U7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79]" office:value-type="float" office:value="0">
            <text:p>0</text:p>
          </table:table-cell>
          <table:table-cell table:formula="of:=[$BOM.A79]" office:value-type="float" office:value="0">
            <text:p>0</text:p>
          </table:table-cell>
          <table:table-cell table:formula="of:=IF([$BOM.C79]=&quot;ME&quot;;[$BOM.D79];&quot;&quot;)&amp;IF([$BOM.P79]=&quot;ME&quot;;[$BOM.Q79];&quot;&quot;)">
            <text:p/>
          </table:table-cell>
          <table:table-cell table:formula="of:=[.$E79]" office:value-type="currency" office:currency="USD" office:value="0">
            <text:p>$0.00</text:p>
          </table:table-cell>
          <table:table-cell table:formula="of:=(IF([$BOM.C79]=&quot;ME&quot;;[$BOM.J79];0)+IF([$BOM.P79]=&quot;ME&quot;;[$BOM.S79];0))" office:value-type="currency" office:currency="USD" office:value="0">
            <text:p>$0.00</text:p>
          </table:table-cell>
          <table:table-cell table:formula="of:=[.$E79]*[$BOM.U7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0]" office:value-type="float" office:value="0">
            <text:p>0</text:p>
          </table:table-cell>
          <table:table-cell table:formula="of:=[$BOM.A80]" office:value-type="float" office:value="0">
            <text:p>0</text:p>
          </table:table-cell>
          <table:table-cell table:formula="of:=IF([$BOM.C80]=&quot;ME&quot;;[$BOM.D80];&quot;&quot;)&amp;IF([$BOM.P80]=&quot;ME&quot;;[$BOM.Q80];&quot;&quot;)">
            <text:p/>
          </table:table-cell>
          <table:table-cell table:formula="of:=[.$E80]" office:value-type="currency" office:currency="USD" office:value="0">
            <text:p>$0.00</text:p>
          </table:table-cell>
          <table:table-cell table:formula="of:=(IF([$BOM.C80]=&quot;ME&quot;;[$BOM.J80];0)+IF([$BOM.P80]=&quot;ME&quot;;[$BOM.S80];0))" office:value-type="currency" office:currency="USD" office:value="0">
            <text:p>$0.00</text:p>
          </table:table-cell>
          <table:table-cell table:formula="of:=[.$E80]*[$BOM.U8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1]" office:value-type="float" office:value="0">
            <text:p>0</text:p>
          </table:table-cell>
          <table:table-cell table:formula="of:=[$BOM.A81]" office:value-type="float" office:value="0">
            <text:p>0</text:p>
          </table:table-cell>
          <table:table-cell table:formula="of:=IF([$BOM.C81]=&quot;ME&quot;;[$BOM.D81];&quot;&quot;)&amp;IF([$BOM.P81]=&quot;ME&quot;;[$BOM.Q81];&quot;&quot;)">
            <text:p/>
          </table:table-cell>
          <table:table-cell table:formula="of:=[.$E81]" office:value-type="currency" office:currency="USD" office:value="0">
            <text:p>$0.00</text:p>
          </table:table-cell>
          <table:table-cell table:formula="of:=(IF([$BOM.C81]=&quot;ME&quot;;[$BOM.J81];0)+IF([$BOM.P81]=&quot;ME&quot;;[$BOM.S81];0))" office:value-type="currency" office:currency="USD" office:value="0">
            <text:p>$0.00</text:p>
          </table:table-cell>
          <table:table-cell table:formula="of:=[.$E81]*[$BOM.U8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2]" office:value-type="float" office:value="0">
            <text:p>0</text:p>
          </table:table-cell>
          <table:table-cell table:formula="of:=[$BOM.A82]" office:value-type="float" office:value="0">
            <text:p>0</text:p>
          </table:table-cell>
          <table:table-cell table:formula="of:=IF([$BOM.C82]=&quot;ME&quot;;[$BOM.D82];&quot;&quot;)&amp;IF([$BOM.P82]=&quot;ME&quot;;[$BOM.Q82];&quot;&quot;)">
            <text:p/>
          </table:table-cell>
          <table:table-cell table:formula="of:=[.$E82]" office:value-type="currency" office:currency="USD" office:value="0">
            <text:p>$0.00</text:p>
          </table:table-cell>
          <table:table-cell table:formula="of:=(IF([$BOM.C82]=&quot;ME&quot;;[$BOM.J82];0)+IF([$BOM.P82]=&quot;ME&quot;;[$BOM.S82];0))" office:value-type="currency" office:currency="USD" office:value="0">
            <text:p>$0.00</text:p>
          </table:table-cell>
          <table:table-cell table:formula="of:=[.$E82]*[$BOM.U8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3]" office:value-type="float" office:value="0">
            <text:p>0</text:p>
          </table:table-cell>
          <table:table-cell table:formula="of:=[$BOM.A83]" office:value-type="float" office:value="0">
            <text:p>0</text:p>
          </table:table-cell>
          <table:table-cell table:formula="of:=IF([$BOM.C83]=&quot;ME&quot;;[$BOM.D83];&quot;&quot;)&amp;IF([$BOM.P83]=&quot;ME&quot;;[$BOM.Q83];&quot;&quot;)">
            <text:p/>
          </table:table-cell>
          <table:table-cell table:formula="of:=[.$E83]" office:value-type="currency" office:currency="USD" office:value="0">
            <text:p>$0.00</text:p>
          </table:table-cell>
          <table:table-cell table:formula="of:=(IF([$BOM.C83]=&quot;ME&quot;;[$BOM.J83];0)+IF([$BOM.P83]=&quot;ME&quot;;[$BOM.S83];0))" office:value-type="currency" office:currency="USD" office:value="0">
            <text:p>$0.00</text:p>
          </table:table-cell>
          <table:table-cell table:formula="of:=[.$E83]*[$BOM.U8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4]" office:value-type="float" office:value="0">
            <text:p>0</text:p>
          </table:table-cell>
          <table:table-cell table:formula="of:=[$BOM.A84]" office:value-type="float" office:value="0">
            <text:p>0</text:p>
          </table:table-cell>
          <table:table-cell table:formula="of:=IF([$BOM.C84]=&quot;ME&quot;;[$BOM.D84];&quot;&quot;)&amp;IF([$BOM.P84]=&quot;ME&quot;;[$BOM.Q84];&quot;&quot;)">
            <text:p/>
          </table:table-cell>
          <table:table-cell table:formula="of:=[.$E84]" office:value-type="currency" office:currency="USD" office:value="0">
            <text:p>$0.00</text:p>
          </table:table-cell>
          <table:table-cell table:formula="of:=(IF([$BOM.C84]=&quot;ME&quot;;[$BOM.J84];0)+IF([$BOM.P84]=&quot;ME&quot;;[$BOM.S84];0))" office:value-type="currency" office:currency="USD" office:value="0">
            <text:p>$0.00</text:p>
          </table:table-cell>
          <table:table-cell table:formula="of:=[.$E84]*[$BOM.U8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5]" office:value-type="float" office:value="0">
            <text:p>0</text:p>
          </table:table-cell>
          <table:table-cell table:formula="of:=[$BOM.A85]" office:value-type="float" office:value="0">
            <text:p>0</text:p>
          </table:table-cell>
          <table:table-cell table:formula="of:=IF([$BOM.C85]=&quot;ME&quot;;[$BOM.D85];&quot;&quot;)&amp;IF([$BOM.P85]=&quot;ME&quot;;[$BOM.Q85];&quot;&quot;)">
            <text:p/>
          </table:table-cell>
          <table:table-cell table:formula="of:=[.$E85]" office:value-type="currency" office:currency="USD" office:value="0">
            <text:p>$0.00</text:p>
          </table:table-cell>
          <table:table-cell table:formula="of:=(IF([$BOM.C85]=&quot;ME&quot;;[$BOM.J85];0)+IF([$BOM.P85]=&quot;ME&quot;;[$BOM.S85];0))" office:value-type="currency" office:currency="USD" office:value="0">
            <text:p>$0.00</text:p>
          </table:table-cell>
          <table:table-cell table:formula="of:=[.$E85]*[$BOM.U8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6]" office:value-type="float" office:value="0">
            <text:p>0</text:p>
          </table:table-cell>
          <table:table-cell table:formula="of:=[$BOM.A86]" office:value-type="float" office:value="0">
            <text:p>0</text:p>
          </table:table-cell>
          <table:table-cell table:formula="of:=IF([$BOM.C86]=&quot;ME&quot;;[$BOM.D86];&quot;&quot;)&amp;IF([$BOM.P86]=&quot;ME&quot;;[$BOM.Q86];&quot;&quot;)">
            <text:p/>
          </table:table-cell>
          <table:table-cell table:formula="of:=[.$E86]" office:value-type="currency" office:currency="USD" office:value="0">
            <text:p>$0.00</text:p>
          </table:table-cell>
          <table:table-cell table:formula="of:=(IF([$BOM.C86]=&quot;ME&quot;;[$BOM.J86];0)+IF([$BOM.P86]=&quot;ME&quot;;[$BOM.S86];0))" office:value-type="currency" office:currency="USD" office:value="0">
            <text:p>$0.00</text:p>
          </table:table-cell>
          <table:table-cell table:formula="of:=[.$E86]*[$BOM.U8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7]" office:value-type="float" office:value="0">
            <text:p>0</text:p>
          </table:table-cell>
          <table:table-cell table:formula="of:=[$BOM.A87]" office:value-type="float" office:value="0">
            <text:p>0</text:p>
          </table:table-cell>
          <table:table-cell table:formula="of:=IF([$BOM.C87]=&quot;ME&quot;;[$BOM.D87];&quot;&quot;)&amp;IF([$BOM.P87]=&quot;ME&quot;;[$BOM.Q87];&quot;&quot;)">
            <text:p/>
          </table:table-cell>
          <table:table-cell table:formula="of:=[.$E87]" office:value-type="currency" office:currency="USD" office:value="0">
            <text:p>$0.00</text:p>
          </table:table-cell>
          <table:table-cell table:formula="of:=(IF([$BOM.C87]=&quot;ME&quot;;[$BOM.J87];0)+IF([$BOM.P87]=&quot;ME&quot;;[$BOM.S87];0))" office:value-type="currency" office:currency="USD" office:value="0">
            <text:p>$0.00</text:p>
          </table:table-cell>
          <table:table-cell table:formula="of:=[.$E87]*[$BOM.U8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8]" office:value-type="float" office:value="0">
            <text:p>0</text:p>
          </table:table-cell>
          <table:table-cell table:formula="of:=[$BOM.A88]" office:value-type="float" office:value="0">
            <text:p>0</text:p>
          </table:table-cell>
          <table:table-cell table:formula="of:=IF([$BOM.C88]=&quot;ME&quot;;[$BOM.D88];&quot;&quot;)&amp;IF([$BOM.P88]=&quot;ME&quot;;[$BOM.Q88];&quot;&quot;)">
            <text:p/>
          </table:table-cell>
          <table:table-cell table:formula="of:=[.$E88]" office:value-type="currency" office:currency="USD" office:value="0">
            <text:p>$0.00</text:p>
          </table:table-cell>
          <table:table-cell table:formula="of:=(IF([$BOM.C88]=&quot;ME&quot;;[$BOM.J88];0)+IF([$BOM.P88]=&quot;ME&quot;;[$BOM.S88];0))" office:value-type="currency" office:currency="USD" office:value="0">
            <text:p>$0.00</text:p>
          </table:table-cell>
          <table:table-cell table:formula="of:=[.$E88]*[$BOM.U8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89]" office:value-type="float" office:value="0">
            <text:p>0</text:p>
          </table:table-cell>
          <table:table-cell table:formula="of:=[$BOM.A89]" office:value-type="float" office:value="0">
            <text:p>0</text:p>
          </table:table-cell>
          <table:table-cell table:formula="of:=IF([$BOM.C89]=&quot;ME&quot;;[$BOM.D89];&quot;&quot;)&amp;IF([$BOM.P89]=&quot;ME&quot;;[$BOM.Q89];&quot;&quot;)">
            <text:p/>
          </table:table-cell>
          <table:table-cell table:formula="of:=[.$E89]" office:value-type="currency" office:currency="USD" office:value="0">
            <text:p>$0.00</text:p>
          </table:table-cell>
          <table:table-cell table:formula="of:=(IF([$BOM.C89]=&quot;ME&quot;;[$BOM.J89];0)+IF([$BOM.P89]=&quot;ME&quot;;[$BOM.S89];0))" office:value-type="currency" office:currency="USD" office:value="0">
            <text:p>$0.00</text:p>
          </table:table-cell>
          <table:table-cell table:formula="of:=[.$E89]*[$BOM.U8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0]" office:value-type="float" office:value="0">
            <text:p>0</text:p>
          </table:table-cell>
          <table:table-cell table:formula="of:=[$BOM.A90]" office:value-type="float" office:value="0">
            <text:p>0</text:p>
          </table:table-cell>
          <table:table-cell table:formula="of:=IF([$BOM.C90]=&quot;ME&quot;;[$BOM.D90];&quot;&quot;)&amp;IF([$BOM.P90]=&quot;ME&quot;;[$BOM.Q90];&quot;&quot;)">
            <text:p/>
          </table:table-cell>
          <table:table-cell table:formula="of:=[.$E90]" office:value-type="currency" office:currency="USD" office:value="0">
            <text:p>$0.00</text:p>
          </table:table-cell>
          <table:table-cell table:formula="of:=(IF([$BOM.C90]=&quot;ME&quot;;[$BOM.J90];0)+IF([$BOM.P90]=&quot;ME&quot;;[$BOM.S90];0))" office:value-type="currency" office:currency="USD" office:value="0">
            <text:p>$0.00</text:p>
          </table:table-cell>
          <table:table-cell table:formula="of:=[.$E90]*[$BOM.U9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1]" office:value-type="float" office:value="0">
            <text:p>0</text:p>
          </table:table-cell>
          <table:table-cell table:formula="of:=[$BOM.A91]" office:value-type="float" office:value="0">
            <text:p>0</text:p>
          </table:table-cell>
          <table:table-cell table:formula="of:=IF([$BOM.C91]=&quot;ME&quot;;[$BOM.D91];&quot;&quot;)&amp;IF([$BOM.P91]=&quot;ME&quot;;[$BOM.Q91];&quot;&quot;)">
            <text:p/>
          </table:table-cell>
          <table:table-cell table:formula="of:=[.$E91]" office:value-type="currency" office:currency="USD" office:value="0">
            <text:p>$0.00</text:p>
          </table:table-cell>
          <table:table-cell table:formula="of:=(IF([$BOM.C91]=&quot;ME&quot;;[$BOM.J91];0)+IF([$BOM.P91]=&quot;ME&quot;;[$BOM.S91];0))" office:value-type="currency" office:currency="USD" office:value="0">
            <text:p>$0.00</text:p>
          </table:table-cell>
          <table:table-cell table:formula="of:=[.$E91]*[$BOM.U9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2]" office:value-type="float" office:value="0">
            <text:p>0</text:p>
          </table:table-cell>
          <table:table-cell table:formula="of:=[$BOM.A92]" office:value-type="float" office:value="0">
            <text:p>0</text:p>
          </table:table-cell>
          <table:table-cell table:formula="of:=IF([$BOM.C92]=&quot;ME&quot;;[$BOM.D92];&quot;&quot;)&amp;IF([$BOM.P92]=&quot;ME&quot;;[$BOM.Q92];&quot;&quot;)">
            <text:p/>
          </table:table-cell>
          <table:table-cell table:formula="of:=[.$E92]" office:value-type="currency" office:currency="USD" office:value="0">
            <text:p>$0.00</text:p>
          </table:table-cell>
          <table:table-cell table:formula="of:=(IF([$BOM.C92]=&quot;ME&quot;;[$BOM.J92];0)+IF([$BOM.P92]=&quot;ME&quot;;[$BOM.S92];0))" office:value-type="currency" office:currency="USD" office:value="0">
            <text:p>$0.00</text:p>
          </table:table-cell>
          <table:table-cell table:formula="of:=[.$E92]*[$BOM.U9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3]" office:value-type="float" office:value="0">
            <text:p>0</text:p>
          </table:table-cell>
          <table:table-cell table:formula="of:=[$BOM.A93]" office:value-type="float" office:value="0">
            <text:p>0</text:p>
          </table:table-cell>
          <table:table-cell table:formula="of:=IF([$BOM.C93]=&quot;ME&quot;;[$BOM.D93];&quot;&quot;)&amp;IF([$BOM.P93]=&quot;ME&quot;;[$BOM.Q93];&quot;&quot;)">
            <text:p/>
          </table:table-cell>
          <table:table-cell table:formula="of:=[.$E93]" office:value-type="currency" office:currency="USD" office:value="0">
            <text:p>$0.00</text:p>
          </table:table-cell>
          <table:table-cell table:formula="of:=(IF([$BOM.C93]=&quot;ME&quot;;[$BOM.J93];0)+IF([$BOM.P93]=&quot;ME&quot;;[$BOM.S93];0))" office:value-type="currency" office:currency="USD" office:value="0">
            <text:p>$0.00</text:p>
          </table:table-cell>
          <table:table-cell table:formula="of:=[.$E93]*[$BOM.U9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4]" office:value-type="float" office:value="0">
            <text:p>0</text:p>
          </table:table-cell>
          <table:table-cell table:formula="of:=[$BOM.A94]" office:value-type="float" office:value="0">
            <text:p>0</text:p>
          </table:table-cell>
          <table:table-cell table:formula="of:=IF([$BOM.C94]=&quot;ME&quot;;[$BOM.D94];&quot;&quot;)&amp;IF([$BOM.P94]=&quot;ME&quot;;[$BOM.Q94];&quot;&quot;)">
            <text:p/>
          </table:table-cell>
          <table:table-cell table:formula="of:=[.$E94]" office:value-type="currency" office:currency="USD" office:value="0">
            <text:p>$0.00</text:p>
          </table:table-cell>
          <table:table-cell table:formula="of:=(IF([$BOM.C94]=&quot;ME&quot;;[$BOM.J94];0)+IF([$BOM.P94]=&quot;ME&quot;;[$BOM.S94];0))" office:value-type="currency" office:currency="USD" office:value="0">
            <text:p>$0.00</text:p>
          </table:table-cell>
          <table:table-cell table:formula="of:=[.$E94]*[$BOM.U9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5]" office:value-type="float" office:value="0">
            <text:p>0</text:p>
          </table:table-cell>
          <table:table-cell table:formula="of:=[$BOM.A95]" office:value-type="float" office:value="0">
            <text:p>0</text:p>
          </table:table-cell>
          <table:table-cell table:formula="of:=IF([$BOM.C95]=&quot;ME&quot;;[$BOM.D95];&quot;&quot;)&amp;IF([$BOM.P95]=&quot;ME&quot;;[$BOM.Q95];&quot;&quot;)">
            <text:p/>
          </table:table-cell>
          <table:table-cell table:formula="of:=[.$E95]" office:value-type="currency" office:currency="USD" office:value="0">
            <text:p>$0.00</text:p>
          </table:table-cell>
          <table:table-cell table:formula="of:=(IF([$BOM.C95]=&quot;ME&quot;;[$BOM.J95];0)+IF([$BOM.P95]=&quot;ME&quot;;[$BOM.S95];0))" office:value-type="currency" office:currency="USD" office:value="0">
            <text:p>$0.00</text:p>
          </table:table-cell>
          <table:table-cell table:formula="of:=[.$E95]*[$BOM.U9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6]" office:value-type="float" office:value="0">
            <text:p>0</text:p>
          </table:table-cell>
          <table:table-cell table:formula="of:=[$BOM.A96]" office:value-type="float" office:value="0">
            <text:p>0</text:p>
          </table:table-cell>
          <table:table-cell table:formula="of:=IF([$BOM.C96]=&quot;ME&quot;;[$BOM.D96];&quot;&quot;)&amp;IF([$BOM.P96]=&quot;ME&quot;;[$BOM.Q96];&quot;&quot;)">
            <text:p/>
          </table:table-cell>
          <table:table-cell table:formula="of:=[.$E96]" office:value-type="currency" office:currency="USD" office:value="0">
            <text:p>$0.00</text:p>
          </table:table-cell>
          <table:table-cell table:formula="of:=(IF([$BOM.C96]=&quot;ME&quot;;[$BOM.J96];0)+IF([$BOM.P96]=&quot;ME&quot;;[$BOM.S96];0))" office:value-type="currency" office:currency="USD" office:value="0">
            <text:p>$0.00</text:p>
          </table:table-cell>
          <table:table-cell table:formula="of:=[.$E96]*[$BOM.U9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7]" office:value-type="float" office:value="0">
            <text:p>0</text:p>
          </table:table-cell>
          <table:table-cell table:formula="of:=[$BOM.A97]" office:value-type="float" office:value="0">
            <text:p>0</text:p>
          </table:table-cell>
          <table:table-cell table:formula="of:=IF([$BOM.C97]=&quot;ME&quot;;[$BOM.D97];&quot;&quot;)&amp;IF([$BOM.P97]=&quot;ME&quot;;[$BOM.Q97];&quot;&quot;)">
            <text:p/>
          </table:table-cell>
          <table:table-cell table:formula="of:=[.$E97]" office:value-type="currency" office:currency="USD" office:value="0">
            <text:p>$0.00</text:p>
          </table:table-cell>
          <table:table-cell table:formula="of:=(IF([$BOM.C97]=&quot;ME&quot;;[$BOM.J97];0)+IF([$BOM.P97]=&quot;ME&quot;;[$BOM.S97];0))" office:value-type="currency" office:currency="USD" office:value="0">
            <text:p>$0.00</text:p>
          </table:table-cell>
          <table:table-cell table:formula="of:=[.$E97]*[$BOM.U9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8]" office:value-type="float" office:value="0">
            <text:p>0</text:p>
          </table:table-cell>
          <table:table-cell table:formula="of:=[$BOM.A98]" office:value-type="float" office:value="0">
            <text:p>0</text:p>
          </table:table-cell>
          <table:table-cell table:formula="of:=IF([$BOM.C98]=&quot;ME&quot;;[$BOM.D98];&quot;&quot;)&amp;IF([$BOM.P98]=&quot;ME&quot;;[$BOM.Q98];&quot;&quot;)">
            <text:p/>
          </table:table-cell>
          <table:table-cell table:formula="of:=[.$E98]" office:value-type="currency" office:currency="USD" office:value="0">
            <text:p>$0.00</text:p>
          </table:table-cell>
          <table:table-cell table:formula="of:=(IF([$BOM.C98]=&quot;ME&quot;;[$BOM.J98];0)+IF([$BOM.P98]=&quot;ME&quot;;[$BOM.S98];0))" office:value-type="currency" office:currency="USD" office:value="0">
            <text:p>$0.00</text:p>
          </table:table-cell>
          <table:table-cell table:formula="of:=[.$E98]*[$BOM.U9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99]" office:value-type="float" office:value="0">
            <text:p>0</text:p>
          </table:table-cell>
          <table:table-cell table:formula="of:=[$BOM.A99]" office:value-type="float" office:value="0">
            <text:p>0</text:p>
          </table:table-cell>
          <table:table-cell table:formula="of:=IF([$BOM.C99]=&quot;ME&quot;;[$BOM.D99];&quot;&quot;)&amp;IF([$BOM.P99]=&quot;ME&quot;;[$BOM.Q99];&quot;&quot;)">
            <text:p/>
          </table:table-cell>
          <table:table-cell table:formula="of:=[.$E99]" office:value-type="currency" office:currency="USD" office:value="0">
            <text:p>$0.00</text:p>
          </table:table-cell>
          <table:table-cell table:formula="of:=(IF([$BOM.C99]=&quot;ME&quot;;[$BOM.J99];0)+IF([$BOM.P99]=&quot;ME&quot;;[$BOM.S99];0))" office:value-type="currency" office:currency="USD" office:value="0">
            <text:p>$0.00</text:p>
          </table:table-cell>
          <table:table-cell table:formula="of:=[.$E99]*[$BOM.U9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0]" office:value-type="float" office:value="0">
            <text:p>0</text:p>
          </table:table-cell>
          <table:table-cell table:formula="of:=[$BOM.A100]" office:value-type="float" office:value="0">
            <text:p>0</text:p>
          </table:table-cell>
          <table:table-cell table:formula="of:=IF([$BOM.C100]=&quot;ME&quot;;[$BOM.D100];&quot;&quot;)&amp;IF([$BOM.P100]=&quot;ME&quot;;[$BOM.Q100];&quot;&quot;)">
            <text:p/>
          </table:table-cell>
          <table:table-cell table:formula="of:=[.$E100]" office:value-type="currency" office:currency="USD" office:value="0">
            <text:p>$0.00</text:p>
          </table:table-cell>
          <table:table-cell table:formula="of:=(IF([$BOM.C100]=&quot;ME&quot;;[$BOM.J100];0)+IF([$BOM.P100]=&quot;ME&quot;;[$BOM.S100];0))" office:value-type="currency" office:currency="USD" office:value="0">
            <text:p>$0.00</text:p>
          </table:table-cell>
          <table:table-cell table:formula="of:=[.$E100]*[$BOM.U10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1]" office:value-type="float" office:value="0">
            <text:p>0</text:p>
          </table:table-cell>
          <table:table-cell table:formula="of:=[$BOM.A101]" office:value-type="float" office:value="0">
            <text:p>0</text:p>
          </table:table-cell>
          <table:table-cell table:formula="of:=IF([$BOM.C101]=&quot;ME&quot;;[$BOM.D101];&quot;&quot;)&amp;IF([$BOM.P101]=&quot;ME&quot;;[$BOM.Q101];&quot;&quot;)">
            <text:p/>
          </table:table-cell>
          <table:table-cell table:formula="of:=[.$E101]" office:value-type="currency" office:currency="USD" office:value="0">
            <text:p>$0.00</text:p>
          </table:table-cell>
          <table:table-cell table:formula="of:=(IF([$BOM.C101]=&quot;ME&quot;;[$BOM.J101];0)+IF([$BOM.P101]=&quot;ME&quot;;[$BOM.S101];0))" office:value-type="currency" office:currency="USD" office:value="0">
            <text:p>$0.00</text:p>
          </table:table-cell>
          <table:table-cell table:formula="of:=[.$E101]*[$BOM.U10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2]" office:value-type="float" office:value="0">
            <text:p>0</text:p>
          </table:table-cell>
          <table:table-cell table:formula="of:=[$BOM.A102]" office:value-type="float" office:value="0">
            <text:p>0</text:p>
          </table:table-cell>
          <table:table-cell table:formula="of:=IF([$BOM.C102]=&quot;ME&quot;;[$BOM.D102];&quot;&quot;)&amp;IF([$BOM.P102]=&quot;ME&quot;;[$BOM.Q102];&quot;&quot;)">
            <text:p/>
          </table:table-cell>
          <table:table-cell table:formula="of:=[.$E102]" office:value-type="currency" office:currency="USD" office:value="0">
            <text:p>$0.00</text:p>
          </table:table-cell>
          <table:table-cell table:formula="of:=(IF([$BOM.C102]=&quot;ME&quot;;[$BOM.J102];0)+IF([$BOM.P102]=&quot;ME&quot;;[$BOM.S102];0))" office:value-type="currency" office:currency="USD" office:value="0">
            <text:p>$0.00</text:p>
          </table:table-cell>
          <table:table-cell table:formula="of:=[.$E102]*[$BOM.U10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3]" office:value-type="float" office:value="0">
            <text:p>0</text:p>
          </table:table-cell>
          <table:table-cell table:formula="of:=[$BOM.A103]" office:value-type="float" office:value="0">
            <text:p>0</text:p>
          </table:table-cell>
          <table:table-cell table:formula="of:=IF([$BOM.C103]=&quot;ME&quot;;[$BOM.D103];&quot;&quot;)&amp;IF([$BOM.P103]=&quot;ME&quot;;[$BOM.Q103];&quot;&quot;)">
            <text:p/>
          </table:table-cell>
          <table:table-cell table:formula="of:=[.$E103]" office:value-type="currency" office:currency="USD" office:value="0">
            <text:p>$0.00</text:p>
          </table:table-cell>
          <table:table-cell table:formula="of:=(IF([$BOM.C103]=&quot;ME&quot;;[$BOM.J103];0)+IF([$BOM.P103]=&quot;ME&quot;;[$BOM.S103];0))" office:value-type="currency" office:currency="USD" office:value="0">
            <text:p>$0.00</text:p>
          </table:table-cell>
          <table:table-cell table:formula="of:=[.$E103]*[$BOM.U10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4]" office:value-type="float" office:value="0">
            <text:p>0</text:p>
          </table:table-cell>
          <table:table-cell table:formula="of:=[$BOM.A104]" office:value-type="float" office:value="0">
            <text:p>0</text:p>
          </table:table-cell>
          <table:table-cell table:formula="of:=IF([$BOM.C104]=&quot;ME&quot;;[$BOM.D104];&quot;&quot;)&amp;IF([$BOM.P104]=&quot;ME&quot;;[$BOM.Q104];&quot;&quot;)">
            <text:p/>
          </table:table-cell>
          <table:table-cell table:formula="of:=[.$E104]" office:value-type="currency" office:currency="USD" office:value="0">
            <text:p>$0.00</text:p>
          </table:table-cell>
          <table:table-cell table:formula="of:=(IF([$BOM.C104]=&quot;ME&quot;;[$BOM.J104];0)+IF([$BOM.P104]=&quot;ME&quot;;[$BOM.S104];0))" office:value-type="currency" office:currency="USD" office:value="0">
            <text:p>$0.00</text:p>
          </table:table-cell>
          <table:table-cell table:formula="of:=[.$E104]*[$BOM.U10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5]" office:value-type="float" office:value="0">
            <text:p>0</text:p>
          </table:table-cell>
          <table:table-cell table:formula="of:=[$BOM.A105]" office:value-type="float" office:value="0">
            <text:p>0</text:p>
          </table:table-cell>
          <table:table-cell table:formula="of:=IF([$BOM.C105]=&quot;ME&quot;;[$BOM.D105];&quot;&quot;)&amp;IF([$BOM.P105]=&quot;ME&quot;;[$BOM.Q105];&quot;&quot;)">
            <text:p/>
          </table:table-cell>
          <table:table-cell table:formula="of:=[.$E105]" office:value-type="currency" office:currency="USD" office:value="0">
            <text:p>$0.00</text:p>
          </table:table-cell>
          <table:table-cell table:formula="of:=(IF([$BOM.C105]=&quot;ME&quot;;[$BOM.J105];0)+IF([$BOM.P105]=&quot;ME&quot;;[$BOM.S105];0))" office:value-type="currency" office:currency="USD" office:value="0">
            <text:p>$0.00</text:p>
          </table:table-cell>
          <table:table-cell table:formula="of:=[.$E105]*[$BOM.U10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6]" office:value-type="float" office:value="0">
            <text:p>0</text:p>
          </table:table-cell>
          <table:table-cell table:formula="of:=[$BOM.A106]" office:value-type="float" office:value="0">
            <text:p>0</text:p>
          </table:table-cell>
          <table:table-cell table:formula="of:=IF([$BOM.C106]=&quot;ME&quot;;[$BOM.D106];&quot;&quot;)&amp;IF([$BOM.P106]=&quot;ME&quot;;[$BOM.Q106];&quot;&quot;)">
            <text:p/>
          </table:table-cell>
          <table:table-cell table:formula="of:=[.$E106]" office:value-type="currency" office:currency="USD" office:value="0">
            <text:p>$0.00</text:p>
          </table:table-cell>
          <table:table-cell table:formula="of:=(IF([$BOM.C106]=&quot;ME&quot;;[$BOM.J106];0)+IF([$BOM.P106]=&quot;ME&quot;;[$BOM.S106];0))" office:value-type="currency" office:currency="USD" office:value="0">
            <text:p>$0.00</text:p>
          </table:table-cell>
          <table:table-cell table:formula="of:=[.$E106]*[$BOM.U10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7]" office:value-type="float" office:value="0">
            <text:p>0</text:p>
          </table:table-cell>
          <table:table-cell table:formula="of:=[$BOM.A107]" office:value-type="float" office:value="0">
            <text:p>0</text:p>
          </table:table-cell>
          <table:table-cell table:formula="of:=IF([$BOM.C107]=&quot;ME&quot;;[$BOM.D107];&quot;&quot;)&amp;IF([$BOM.P107]=&quot;ME&quot;;[$BOM.Q107];&quot;&quot;)">
            <text:p/>
          </table:table-cell>
          <table:table-cell table:formula="of:=[.$E107]" office:value-type="currency" office:currency="USD" office:value="0">
            <text:p>$0.00</text:p>
          </table:table-cell>
          <table:table-cell table:formula="of:=(IF([$BOM.C107]=&quot;ME&quot;;[$BOM.J107];0)+IF([$BOM.P107]=&quot;ME&quot;;[$BOM.S107];0))" office:value-type="currency" office:currency="USD" office:value="0">
            <text:p>$0.00</text:p>
          </table:table-cell>
          <table:table-cell table:formula="of:=[.$E107]*[$BOM.U10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8]" office:value-type="float" office:value="0">
            <text:p>0</text:p>
          </table:table-cell>
          <table:table-cell table:formula="of:=[$BOM.A108]" office:value-type="float" office:value="0">
            <text:p>0</text:p>
          </table:table-cell>
          <table:table-cell table:formula="of:=IF([$BOM.C108]=&quot;ME&quot;;[$BOM.D108];&quot;&quot;)&amp;IF([$BOM.P108]=&quot;ME&quot;;[$BOM.Q108];&quot;&quot;)">
            <text:p/>
          </table:table-cell>
          <table:table-cell table:formula="of:=[.$E108]" office:value-type="currency" office:currency="USD" office:value="0">
            <text:p>$0.00</text:p>
          </table:table-cell>
          <table:table-cell table:formula="of:=(IF([$BOM.C108]=&quot;ME&quot;;[$BOM.J108];0)+IF([$BOM.P108]=&quot;ME&quot;;[$BOM.S108];0))" office:value-type="currency" office:currency="USD" office:value="0">
            <text:p>$0.00</text:p>
          </table:table-cell>
          <table:table-cell table:formula="of:=[.$E108]*[$BOM.U10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formula="of:=[$BOM.U109]" office:value-type="float" office:value="0">
            <text:p>0</text:p>
          </table:table-cell>
          <table:table-cell table:formula="of:=[$BOM.A109]" office:value-type="float" office:value="0">
            <text:p>0</text:p>
          </table:table-cell>
          <table:table-cell table:formula="of:=IF([$BOM.C109]=&quot;ME&quot;;[$BOM.D109];&quot;&quot;)&amp;IF([$BOM.P109]=&quot;ME&quot;;[$BOM.Q109];&quot;&quot;)">
            <text:p/>
          </table:table-cell>
          <table:table-cell table:formula="of:=[.$E109]" office:value-type="currency" office:currency="USD" office:value="0">
            <text:p>$0.00</text:p>
          </table:table-cell>
          <table:table-cell table:formula="of:=(IF([$BOM.C109]=&quot;ME&quot;;[$BOM.J109];0)+IF([$BOM.P109]=&quot;ME&quot;;[$BOM.S109];0))" office:value-type="currency" office:currency="USD" office:value="0">
            <text:p>$0.00</text:p>
          </table:table-cell>
          <table:table-cell table:formula="of:=[.$E109]*[$BOM.U109]*[$Main.$C$11]" office:value-type="currency" office:currency="USD" office:value="0">
            <text:p>$0.00</text:p>
          </table:table-cell>
          <table:table-cell table:number-columns-repeated="2"/>
        </table:table-row>
      </table:table>
      <table:table table:name="Placement" table:style-name="ta1" table:print="false"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row table:style-name="ro2">
          <table:table-cell office:value-type="string">
            <text:p>Line</text:p>
          </table:table-cell>
          <table:table-cell table:formula="of:=[$BOM.$X1]" office:value-type="string" office:string-value="Part References">
            <text:p>Part References</text:p>
          </table:table-cell>
          <table:table-cell table:formula="of:=[$BOM.$A1]" office:value-type="string" office:string-value="Mfg Part Num">
            <text:p>Mfg Part Num</text:p>
          </table:table-cell>
          <table:table-cell table:formula="of:=[$BOM.$D1]" office:value-type="string" office:string-value="Vendor Part Num">
            <text:p>Vendor Part Num</text:p>
          </table:table-cell>
          <table:table-cell table:formula="of:=[$BOM.$E1]" office:value-type="string" office:string-value="Description">
            <text:p>Descrip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$BOM.$X2]" office:value-type="string" office:string-value="C1/C2">
            <text:p>C1/C2</text:p>
          </table:table-cell>
          <table:table-cell table:formula="of:=[$BOM.$A2]" office:value-type="string" office:string-value="CC0402ZRY5V7BB104">
            <text:p>CC0402ZRY5V7BB104</text:p>
          </table:table-cell>
          <table:table-cell table:formula="of:=[$BOM.$D2]" office:value-type="string" office:string-value="311-1047-1-ND">
            <text:p>311-1047-1-ND</text:p>
          </table:table-cell>
          <table:table-cell table:formula="of:=[$BOM.$E2]" office:value-type="string" office:string-value="CAP .10UF 16V CERAMIC Y5V 0402">
            <text:p>CAP .10UF 16V CERAMIC Y5V 040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$BOM.$X3]" office:value-type="string" office:string-value="C3/C4">
            <text:p>C3/C4</text:p>
          </table:table-cell>
          <table:table-cell table:formula="of:=[$BOM.$A3]" office:value-type="string" office:string-value="CC0402JRNP09BN100">
            <text:p>CC0402JRNP09BN100</text:p>
          </table:table-cell>
          <table:table-cell table:formula="of:=[$BOM.$D3]" office:value-type="string" office:string-value="311-1014-1-ND">
            <text:p>311-1014-1-ND</text:p>
          </table:table-cell>
          <table:table-cell table:formula="of:=[$BOM.$E3]" office:value-type="string" office:string-value="CAP CERAMIC 10PF 50V NP0 0402">
            <text:p>CAP CERAMIC 10PF 50V NP0 040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$BOM.$X4]" office:value-type="string" office:string-value="C5">
            <text:p>C5</text:p>
          </table:table-cell>
          <table:table-cell table:formula="of:=[$BOM.$A4]" office:value-type="string" office:string-value="CC0402ZRY5V7BB104">
            <text:p>CC0402ZRY5V7BB104</text:p>
          </table:table-cell>
          <table:table-cell table:formula="of:=[$BOM.$D4]" office:value-type="string" office:string-value="311-1047-1-ND">
            <text:p>311-1047-1-ND</text:p>
          </table:table-cell>
          <table:table-cell table:formula="of:=[$BOM.$E4]" office:value-type="string" office:string-value="CAP .10UF 16V CERAMIC Y5V 0402">
            <text:p>CAP .10UF 16V CERAMIC Y5V 040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$BOM.$X5]" office:value-type="string" office:string-value="C6">
            <text:p>C6</text:p>
          </table:table-cell>
          <table:table-cell table:formula="of:=[$BOM.$A5]" office:value-type="string" office:string-value="F931A106MAA">
            <text:p>F931A106MAA</text:p>
          </table:table-cell>
          <table:table-cell table:formula="of:=[$BOM.$D5]" office:value-type="string" office:string-value="493-2351-1-ND">
            <text:p>493-2351-1-ND</text:p>
          </table:table-cell>
          <table:table-cell table:formula="of:=[$BOM.$E5]" office:value-type="string" office:string-value="CAP TANTALUM 10UF 10V 20% SMD">
            <text:p>CAP TANTALUM 10UF 10V 20% SMD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$BOM.$X6]" office:value-type="string" office:string-value="C7/C8/C9/C10">
            <text:p>C7/C8/C9/C10</text:p>
          </table:table-cell>
          <table:table-cell table:formula="of:=[$BOM.$A6]" office:value-type="string" office:string-value="CC0402ZRY5V7BB104">
            <text:p>CC0402ZRY5V7BB104</text:p>
          </table:table-cell>
          <table:table-cell table:formula="of:=[$BOM.$D6]" office:value-type="string" office:string-value="311-1047-1-ND">
            <text:p>311-1047-1-ND</text:p>
          </table:table-cell>
          <table:table-cell table:formula="of:=[$BOM.$E6]" office:value-type="string" office:string-value="CAP .10UF 16V CERAMIC Y5V 0402">
            <text:p>CAP .10UF 16V CERAMIC Y5V 040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$BOM.$X7]" office:value-type="string" office:string-value="C11/C12">
            <text:p>C11/C12</text:p>
          </table:table-cell>
          <table:table-cell table:formula="of:=[$BOM.$A7]" office:value-type="string" office:string-value="C1608Y5V1C225Z">
            <text:p>C1608Y5V1C225Z</text:p>
          </table:table-cell>
          <table:table-cell table:formula="of:=[$BOM.$D7]" office:value-type="string" office:string-value="445-3451-1-ND">
            <text:p>445-3451-1-ND</text:p>
          </table:table-cell>
          <table:table-cell table:formula="of:=[$BOM.$E7]" office:value-type="string" office:string-value="CAP CER 2.2UF 16V Y5V 0603">
            <text:p>CAP CER 2.2UF 16V Y5V 060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$BOM.$X8]" office:value-type="string" office:string-value="C13">
            <text:p>C13</text:p>
          </table:table-cell>
          <table:table-cell table:formula="of:=[$BOM.$A8]" office:value-type="string" office:string-value="F931A106MAA">
            <text:p>F931A106MAA</text:p>
          </table:table-cell>
          <table:table-cell table:formula="of:=[$BOM.$D8]" office:value-type="string" office:string-value="493-2351-1-ND">
            <text:p>493-2351-1-ND</text:p>
          </table:table-cell>
          <table:table-cell table:formula="of:=[$BOM.$E8]" office:value-type="string" office:string-value="CAP TANTALUM 10UF 10V 20% SMD">
            <text:p>CAP TANTALUM 10UF 10V 20% SMD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$BOM.$X9]" office:value-type="string" office:string-value="C14/C15">
            <text:p>C14/C15</text:p>
          </table:table-cell>
          <table:table-cell table:formula="of:=[$BOM.$A9]" office:value-type="string" office:string-value="CC0402ZRY5V7BB104">
            <text:p>CC0402ZRY5V7BB104</text:p>
          </table:table-cell>
          <table:table-cell table:formula="of:=[$BOM.$D9]" office:value-type="string" office:string-value="311-1047-1-ND">
            <text:p>311-1047-1-ND</text:p>
          </table:table-cell>
          <table:table-cell table:formula="of:=[$BOM.$E9]" office:value-type="string" office:string-value="CAP .10UF 16V CERAMIC Y5V 0402">
            <text:p>CAP .10UF 16V CERAMIC Y5V 0402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$BOM.$X10]" office:value-type="string" office:string-value="C16">
            <text:p>C16</text:p>
          </table:table-cell>
          <table:table-cell table:formula="of:=[$BOM.$A10]" office:value-type="string" office:string-value="CC0402KRX7R9BB471">
            <text:p>CC0402KRX7R9BB471</text:p>
          </table:table-cell>
          <table:table-cell table:formula="of:=[$BOM.$D10]" office:value-type="string" office:string-value="311-1028-1-ND">
            <text:p>311-1028-1-ND</text:p>
          </table:table-cell>
          <table:table-cell table:formula="of:=[$BOM.$E10]" office:value-type="string" office:string-value="CAP 470PF 50V CERAMIC X7R 0402">
            <text:p>CAP 470PF 50V CERAMIC X7R 04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$BOM.$X11]" office:value-type="string" office:string-value="C17/C18/C19/C20/C21/C22">
            <text:p>C17/C18/C19/C20/C21/C22</text:p>
          </table:table-cell>
          <table:table-cell table:formula="of:=[$BOM.$A11]" office:value-type="string" office:string-value="CC0402ZRY5V7BB104">
            <text:p>CC0402ZRY5V7BB104</text:p>
          </table:table-cell>
          <table:table-cell table:formula="of:=[$BOM.$D11]" office:value-type="string" office:string-value="311-1047-1-ND">
            <text:p>311-1047-1-ND</text:p>
          </table:table-cell>
          <table:table-cell table:formula="of:=[$BOM.$E11]" office:value-type="string" office:string-value="CAP .10UF 16V CERAMIC Y5V 0402">
            <text:p>CAP .10UF 16V CERAMIC Y5V 040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$BOM.$X12]" office:value-type="string" office:string-value="C23">
            <text:p>C23</text:p>
          </table:table-cell>
          <table:table-cell table:formula="of:=[$BOM.$A12]" office:value-type="string" office:string-value="C1608Y5V0J475Z">
            <text:p>C1608Y5V0J475Z</text:p>
          </table:table-cell>
          <table:table-cell table:formula="of:=[$BOM.$D12]" office:value-type="string" office:string-value="445-3449-1-ND">
            <text:p>445-3449-1-ND</text:p>
          </table:table-cell>
          <table:table-cell table:formula="of:=[$BOM.$E12]" office:value-type="string" office:string-value="CAP CER 4.7UF 6.3V Y5V 0603">
            <text:p>CAP CER 4.7UF 6.3V Y5V 06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$BOM.$X13]" office:value-type="string" office:string-value="C24">
            <text:p>C24</text:p>
          </table:table-cell>
          <table:table-cell table:formula="of:=[$BOM.$A13]" office:value-type="string" office:string-value="C1005Y5V1C224Z">
            <text:p>C1005Y5V1C224Z</text:p>
          </table:table-cell>
          <table:table-cell table:formula="of:=[$BOM.$D13]" office:value-type="string" office:string-value="445-3444-1-ND">
            <text:p>445-3444-1-ND</text:p>
          </table:table-cell>
          <table:table-cell table:formula="of:=[$BOM.$E13]" office:value-type="string" office:string-value="CAP CER .22UF 16V Y5V 0402">
            <text:p>CAP CER .22UF 16V Y5V 040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$BOM.$X14]" office:value-type="string" office:string-value="C25">
            <text:p>C25</text:p>
          </table:table-cell>
          <table:table-cell table:formula="of:=[$BOM.$A14]" office:value-type="string" office:string-value="CC0402KRX7R7BB103">
            <text:p>CC0402KRX7R7BB103</text:p>
          </table:table-cell>
          <table:table-cell table:formula="of:=[$BOM.$D14]" office:value-type="string" office:string-value="311-1042-1-ND">
            <text:p>311-1042-1-ND</text:p>
          </table:table-cell>
          <table:table-cell table:formula="of:=[$BOM.$E14]" office:value-type="string" office:string-value="CAP 10000PF 16V CERAMIC X7R 0402">
            <text:p>CAP 10000PF 16V CERAMIC X7R 040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$BOM.$X15]" office:value-type="string" office:string-value="C26">
            <text:p>C26</text:p>
          </table:table-cell>
          <table:table-cell table:formula="of:=[$BOM.$A15]" office:value-type="string" office:string-value="GRM155F51C474ZA01D">
            <text:p>GRM155F51C474ZA01D</text:p>
          </table:table-cell>
          <table:table-cell table:formula="of:=[$BOM.$D15]" office:value-type="string" office:string-value="490-3274-1-ND">
            <text:p>490-3274-1-ND</text:p>
          </table:table-cell>
          <table:table-cell table:formula="of:=[$BOM.$E15]" office:value-type="string" office:string-value="CAP CER .47UF 16V Y5V 0402">
            <text:p>CAP CER .47UF 16V Y5V 04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$BOM.$X16]" office:value-type="string" office:string-value="D1">
            <text:p>D1</text:p>
          </table:table-cell>
          <table:table-cell table:formula="of:=[$BOM.$A16]" office:value-type="string" office:string-value="MSS1P4-M3/89A">
            <text:p>MSS1P4-M3/89A</text:p>
          </table:table-cell>
          <table:table-cell table:formula="of:=[$BOM.$D16]" office:value-type="string" office:string-value="MSS1P4-M3/89AGICT-ND">
            <text:p>MSS1P4-M3/89AGICT-ND</text:p>
          </table:table-cell>
          <table:table-cell table:formula="of:=[$BOM.$E16]" office:value-type="string" office:string-value="DIODE SCHOTTKY 1A 40V MICROSMP">
            <text:p>DIODE SCHOTTKY 1A 40V MICROSMP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$BOM.$X17]" office:value-type="string" office:string-value="F1">
            <text:p>F1</text:p>
          </table:table-cell>
          <table:table-cell table:formula="of:=[$BOM.$A17]" office:value-type="string" office:string-value="MF-FSMF050X-2">
            <text:p>MF-FSMF050X-2</text:p>
          </table:table-cell>
          <table:table-cell table:formula="of:=[$BOM.$D17]" office:value-type="string" office:string-value="MF-FSMF050X-2CT-ND">
            <text:p>MF-FSMF050X-2CT-ND</text:p>
          </table:table-cell>
          <table:table-cell table:formula="of:=[$BOM.$E17]" office:value-type="string" office:string-value="FUSE PTC RESET 500MA SMD 0603">
            <text:p>FUSE PTC RESET 500MA SMD 060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$BOM.$X18]" office:value-type="string" office:string-value="F2">
            <text:p>F2</text:p>
          </table:table-cell>
          <table:table-cell table:formula="of:=[$BOM.$A18]" office:value-type="string" office:string-value="MF-FSMF020X-2">
            <text:p>MF-FSMF020X-2</text:p>
          </table:table-cell>
          <table:table-cell table:formula="of:=[$BOM.$D18]" office:value-type="string" office:string-value="MF-FSMF020X-2CT-ND">
            <text:p>MF-FSMF020X-2CT-ND</text:p>
          </table:table-cell>
          <table:table-cell table:formula="of:=[$BOM.$E18]" office:value-type="string" office:string-value="FUSE PTC RESET 200MA SMD 0603">
            <text:p>FUSE PTC RESET 200MA SMD 060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$BOM.$X19]" office:value-type="string" office:string-value="J1">
            <text:p>J1</text:p>
          </table:table-cell>
          <table:table-cell table:formula="of:=[$BOM.$A19]" office:value-type="string" office:string-value="53261-15">
            <text:p>53261-15</text:p>
          </table:table-cell>
          <table:table-cell table:formula="of:=[$BOM.$D19]" office:value-type="string" office:string-value="WM7632CT-ND">
            <text:p>WM7632CT-ND</text:p>
          </table:table-cell>
          <table:table-cell table:formula="of:=[$BOM.$E19]" office:value-type="string" office:string-value="CONN HEADER 15POS 1.25MM R/A SMD">
            <text:p>CONN HEADER 15POS 1.25MM R/A SMD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$BOM.$X20]" office:value-type="string" office:string-value="J2">
            <text:p>J2</text:p>
          </table:table-cell>
          <table:table-cell table:formula="of:=[$BOM.$A20]" office:value-type="string" office:string-value="953230-2000-AR-PR">
            <text:p>953230-2000-AR-PR</text:p>
          </table:table-cell>
          <table:table-cell table:formula="of:=[$BOM.$D20]" office:value-type="string" office:string-value="3M9272CT-ND">
            <text:p>3M9272CT-ND</text:p>
          </table:table-cell>
          <table:table-cell table:formula="of:=[$BOM.$E20]" office:value-type="string" office:string-value="CONN SOCKET 30POS 2MM VERT SMD">
            <text:p>CONN SOCKET 30POS 2MM VERT SMD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$BOM.$X21]" office:value-type="string" office:string-value="J3">
            <text:p>J3</text:p>
          </table:table-cell>
          <table:table-cell table:formula="of:=[$BOM.$A21]" office:value-type="string" office:string-value="953230-2000-AR-PR">
            <text:p>953230-2000-AR-PR</text:p>
          </table:table-cell>
          <table:table-cell table:formula="of:=[$BOM.$D21]" office:value-type="string" office:string-value="3M9272CT-ND">
            <text:p>3M9272CT-ND</text:p>
          </table:table-cell>
          <table:table-cell table:formula="of:=[$BOM.$E21]" office:value-type="string" office:string-value="CONN SOCKET 30POS 2MM VERT SMD">
            <text:p>CONN SOCKET 30POS 2MM VERT SMD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$BOM.$X22]" office:value-type="string" office:string-value="J4">
            <text:p>J4</text:p>
          </table:table-cell>
          <table:table-cell table:formula="of:=[$BOM.$A22]" office:value-type="string" office:string-value="BM06B-SRSS-TB">
            <text:p>BM06B-SRSS-TB</text:p>
          </table:table-cell>
          <table:table-cell table:formula="of:=[$BOM.$D22]" office:value-type="string" office:string-value="455-1792-1-ND">
            <text:p>455-1792-1-ND</text:p>
          </table:table-cell>
          <table:table-cell table:formula="of:=[$BOM.$E22]" office:value-type="string" office:string-value="CONN HEADER SH 6POS TOP 1MM TIN">
            <text:p>CONN HEADER SH 6POS TOP 1MM TIN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$BOM.$X23]" office:value-type="string" office:string-value="J5">
            <text:p>J5</text:p>
          </table:table-cell>
          <table:table-cell table:formula="of:=[$BOM.$A23]" office:value-type="string" office:string-value="47346-0001">
            <text:p>47346-0001</text:p>
          </table:table-cell>
          <table:table-cell table:formula="of:=[$BOM.$D23]" office:value-type="string" office:string-value="WM17141CT-ND">
            <text:p>WM17141CT-ND</text:p>
          </table:table-cell>
          <table:table-cell table:formula="of:=[$BOM.$E23]" office:value-type="string" office:string-value="CONN RCPT 5POS MICRO USB R/A">
            <text:p>CONN RCPT 5POS MICRO USB R/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$BOM.$X24]" office:value-type="string" office:string-value="J6">
            <text:p>J6</text:p>
          </table:table-cell>
          <table:table-cell table:formula="of:=[$BOM.$A24]" office:value-type="string" office:string-value="M50-3900542">
            <text:p>M50-3900542</text:p>
          </table:table-cell>
          <table:table-cell table:formula="of:=[$BOM.$D24]" office:value-type="string" office:string-value="952-1395-ND">
            <text:p>952-1395-ND</text:p>
          </table:table-cell>
          <table:table-cell table:formula="of:=[$BOM.$E24]" office:value-type="string" office:string-value="CONN HDR 1.27MM R/A AU 10POS">
            <text:p>CONN HDR 1.27MM R/A AU 10POS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$BOM.$X25]" office:value-type="string" office:string-value="L1/L2/L3/L4/L5/L6/L7/L8/L9/L10/L11">
            <text:p>L1/L2/L3/L4/L5/L6/L7/L8/L9/L10/L11</text:p>
          </table:table-cell>
          <table:table-cell table:formula="of:=[$BOM.$A25]" office:value-type="string" office:string-value="BKP1005HS121-T">
            <text:p>BKP1005HS121-T</text:p>
          </table:table-cell>
          <table:table-cell table:formula="of:=[$BOM.$D25]" office:value-type="string" office:string-value="587-1921-1-ND">
            <text:p>587-1921-1-ND</text:p>
          </table:table-cell>
          <table:table-cell table:formula="of:=[$BOM.$E25]" office:value-type="string" office:string-value="FERRITE BEAD 120 OHM 0402">
            <text:p>FERRITE BEAD 120 OHM 040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$BOM.$X26]" office:value-type="string" office:string-value="LED1">
            <text:p>LED1</text:p>
          </table:table-cell>
          <table:table-cell table:formula="of:=[$BOM.$A26]" office:value-type="string" office:string-value="LTST-C193KGKT-5A">
            <text:p>LTST-C193KGKT-5A</text:p>
          </table:table-cell>
          <table:table-cell table:formula="of:=[$BOM.$D26]" office:value-type="string" office:string-value="160-1828-1-ND">
            <text:p>160-1828-1-ND</text:p>
          </table:table-cell>
          <table:table-cell table:formula="of:=[$BOM.$E26]" office:value-type="string" office:string-value="LED GREEN RECT CLEAR 0603">
            <text:p>LED GREEN RECT CLEAR 06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[$BOM.$X27]" office:value-type="string" office:string-value="LED2">
            <text:p>LED2</text:p>
          </table:table-cell>
          <table:table-cell table:formula="of:=[$BOM.$A27]" office:value-type="string" office:string-value="LNJ437W84RA">
            <text:p>LNJ437W84RA</text:p>
          </table:table-cell>
          <table:table-cell table:formula="of:=[$BOM.$D27]" office:value-type="string" office:string-value="LNJ437W84RACT-ND">
            <text:p>LNJ437W84RACT-ND</text:p>
          </table:table-cell>
          <table:table-cell table:formula="of:=[$BOM.$E27]" office:value-type="string" office:string-value="LED AMBER HIGH BRIGHT ESS SMD">
            <text:p>LED AMBER HIGH BRIGHT ESS SMD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[$BOM.$X28]" office:value-type="string" office:string-value="LED3">
            <text:p>LED3</text:p>
          </table:table-cell>
          <table:table-cell table:formula="of:=[$BOM.$A28]" office:value-type="string" office:string-value="LNJ937W8CRA">
            <text:p>LNJ937W8CRA</text:p>
          </table:table-cell>
          <table:table-cell table:formula="of:=[$BOM.$D28]" office:value-type="string" office:string-value="LNJ937W8CRACT-ND">
            <text:p>LNJ937W8CRACT-ND</text:p>
          </table:table-cell>
          <table:table-cell table:formula="of:=[$BOM.$E28]" office:value-type="string" office:string-value="LED BLUE HIGH BRIGHT ESS SMD">
            <text:p>LED BLUE HIGH BRIGHT ESS SM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[$BOM.$X29]" office:value-type="string" office:string-value="R1/R2">
            <text:p>R1/R2</text:p>
          </table:table-cell>
          <table:table-cell table:formula="of:=[$BOM.$A29]" office:value-type="string" office:string-value="RMCF0402JT4K70">
            <text:p>RMCF0402JT4K70</text:p>
          </table:table-cell>
          <table:table-cell table:formula="of:=[$BOM.$D29]" office:value-type="string" office:string-value="RMCF0402JT4K70CT-ND">
            <text:p>RMCF0402JT4K70CT-ND</text:p>
          </table:table-cell>
          <table:table-cell table:formula="of:=[$BOM.$E29]" office:value-type="string" office:string-value="RES 4.7K OHM 1/16W 5% 0402 SMD">
            <text:p>RES 4.7K OHM 1/16W 5% 0402 SMD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$BOM.$X30]" office:value-type="string" office:string-value="R3/R4">
            <text:p>R3/R4</text:p>
          </table:table-cell>
          <table:table-cell table:formula="of:=[$BOM.$A30]" office:value-type="string" office:string-value="RMCF0402JT100R">
            <text:p>RMCF0402JT100R</text:p>
          </table:table-cell>
          <table:table-cell table:formula="of:=[$BOM.$D30]" office:value-type="string" office:string-value="RMCF0402JT100RCT-ND">
            <text:p>RMCF0402JT100RCT-ND</text:p>
          </table:table-cell>
          <table:table-cell table:formula="of:=[$BOM.$E30]" office:value-type="string" office:string-value="RES 100 OHM 1/16W 5% 0402 SMD">
            <text:p>RES 100 OHM 1/16W 5% 0402 SMD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$BOM.$X31]" office:value-type="string" office:string-value="R5">
            <text:p>R5</text:p>
          </table:table-cell>
          <table:table-cell table:formula="of:=[$BOM.$A31]" office:value-type="string" office:string-value="RMCF0402FT1K00">
            <text:p>RMCF0402FT1K00</text:p>
          </table:table-cell>
          <table:table-cell table:formula="of:=[$BOM.$D31]" office:value-type="string" office:string-value="RMCF0402FT1K00CT-ND">
            <text:p>RMCF0402FT1K00CT-ND</text:p>
          </table:table-cell>
          <table:table-cell table:formula="of:=[$BOM.$E31]" office:value-type="string" office:string-value="RES 1K OHM 1/16W 1% 0402 SMD">
            <text:p>RES 1K OHM 1/16W 1% 0402 SMD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$BOM.$X32]" office:value-type="string" office:string-value="R6">
            <text:p>R6</text:p>
          </table:table-cell>
          <table:table-cell table:formula="of:=[$BOM.$A32]" office:value-type="string" office:string-value="RMCF0402JT22R0">
            <text:p>RMCF0402JT22R0</text:p>
          </table:table-cell>
          <table:table-cell table:formula="of:=[$BOM.$D32]" office:value-type="string" office:string-value="RMCF0402JT22R0CT-ND">
            <text:p>RMCF0402JT22R0CT-ND</text:p>
          </table:table-cell>
          <table:table-cell table:formula="of:=[$BOM.$E32]" office:value-type="string" office:string-value="RES TF 22 OHM 5% 1/16W 0402">
            <text:p>RES TF 22 OHM 5% 1/16W 040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$BOM.$X33]" office:value-type="string" office:string-value="R7">
            <text:p>R7</text:p>
          </table:table-cell>
          <table:table-cell table:formula="of:=[$BOM.$A33]" office:value-type="string" office:string-value="RMCF0402ZT0R00">
            <text:p>RMCF0402ZT0R00</text:p>
          </table:table-cell>
          <table:table-cell table:formula="of:=[$BOM.$D33]" office:value-type="string" office:string-value="RMCF0402ZT0R00CT-ND">
            <text:p>RMCF0402ZT0R00CT-ND</text:p>
          </table:table-cell>
          <table:table-cell table:formula="of:=[$BOM.$E33]" office:value-type="string" office:string-value="RES 0.0 OHM 1/16W 0402 SMD">
            <text:p>RES 0.0 OHM 1/16W 0402 SMD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$BOM.$X34]" office:value-type="string" office:string-value="R8">
            <text:p>R8</text:p>
          </table:table-cell>
          <table:table-cell table:formula="of:=[$BOM.$A34]" office:value-type="string" office:string-value="RMCF0402JT22R0">
            <text:p>RMCF0402JT22R0</text:p>
          </table:table-cell>
          <table:table-cell table:formula="of:=[$BOM.$D34]" office:value-type="string" office:string-value="RMCF0402JT22R0CT-ND">
            <text:p>RMCF0402JT22R0CT-ND</text:p>
          </table:table-cell>
          <table:table-cell table:formula="of:=[$BOM.$E34]" office:value-type="string" office:string-value="RES TF 22 OHM 5% 1/16W 0402">
            <text:p>RES TF 22 OHM 5% 1/16W 040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$BOM.$X35]" office:value-type="string" office:string-value="R9">
            <text:p>R9</text:p>
          </table:table-cell>
          <table:table-cell table:formula="of:=[$BOM.$A35]" office:value-type="string" office:string-value="RMCF0402ZT0R00">
            <text:p>RMCF0402ZT0R00</text:p>
          </table:table-cell>
          <table:table-cell table:formula="of:=[$BOM.$D35]" office:value-type="string" office:string-value="RMCF0402ZT0R00CT-ND">
            <text:p>RMCF0402ZT0R00CT-ND</text:p>
          </table:table-cell>
          <table:table-cell table:formula="of:=[$BOM.$E35]" office:value-type="string" office:string-value="RES 0.0 OHM 1/16W 0402 SMD">
            <text:p>RES 0.0 OHM 1/16W 0402 SMD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$BOM.$X36]" office:value-type="string" office:string-value="R10">
            <text:p>R10</text:p>
          </table:table-cell>
          <table:table-cell table:formula="of:=[$BOM.$A36]" office:value-type="string" office:string-value="RMCF0402JT1K00">
            <text:p>RMCF0402JT1K00</text:p>
          </table:table-cell>
          <table:table-cell table:formula="of:=[$BOM.$D36]" office:value-type="string" office:string-value="RMCF0402JT1K00CT-ND">
            <text:p>RMCF0402JT1K00CT-ND</text:p>
          </table:table-cell>
          <table:table-cell table:formula="of:=[$BOM.$E36]" office:value-type="string" office:string-value="RES 1K OHM 1/16W 5% 0402 SMD">
            <text:p>RES 1K OHM 1/16W 5% 0402 SMD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$BOM.$X37]" office:value-type="string" office:string-value="R11">
            <text:p>R11</text:p>
          </table:table-cell>
          <table:table-cell table:formula="of:=[$BOM.$A37]" office:value-type="string" office:string-value="RC0402FR-0739K2L">
            <text:p>RC0402FR-0739K2L</text:p>
          </table:table-cell>
          <table:table-cell table:formula="of:=[$BOM.$D37]" office:value-type="string" office:string-value="311-39.2KLRCT-ND">
            <text:p>311-39.2KLRCT-ND</text:p>
          </table:table-cell>
          <table:table-cell table:formula="of:=[$BOM.$E37]" office:value-type="string" office:string-value="RES 39.2K OHM 1/16W 1% 0402 SMD">
            <text:p>RES 39.2K OHM 1/16W 1% 0402 SMD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$BOM.$X38]" office:value-type="string" office:string-value="R12">
            <text:p>R12</text:p>
          </table:table-cell>
          <table:table-cell table:formula="of:=[$BOM.$A38]" office:value-type="string" office:string-value="RMCF0402FT1K00">
            <text:p>RMCF0402FT1K00</text:p>
          </table:table-cell>
          <table:table-cell table:formula="of:=[$BOM.$D38]" office:value-type="string" office:string-value="RMCF0402FT1K00CT-ND">
            <text:p>RMCF0402FT1K00CT-ND</text:p>
          </table:table-cell>
          <table:table-cell table:formula="of:=[$BOM.$E38]" office:value-type="string" office:string-value="RES 1K OHM 1/16W 1% 0402 SMD">
            <text:p>RES 1K OHM 1/16W 1% 0402 SMD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$BOM.$X39]" office:value-type="string" office:string-value="R13">
            <text:p>R13</text:p>
          </table:table-cell>
          <table:table-cell table:formula="of:=[$BOM.$A39]" office:value-type="string" office:string-value="RMCF0402JT220R">
            <text:p>RMCF0402JT220R</text:p>
          </table:table-cell>
          <table:table-cell table:formula="of:=[$BOM.$D39]" office:value-type="string" office:string-value="RMCF0402JT220RCT-ND">
            <text:p>RMCF0402JT220RCT-ND</text:p>
          </table:table-cell>
          <table:table-cell table:formula="of:=[$BOM.$E39]" office:value-type="string" office:string-value="RES 220 OHM 1/16W 5% 0402 SMD">
            <text:p>RES 220 OHM 1/16W 5% 0402 SMD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$BOM.$X40]" office:value-type="string" office:string-value="R14">
            <text:p>R14</text:p>
          </table:table-cell>
          <table:table-cell table:formula="of:=[$BOM.$A40]" office:value-type="string" office:string-value="ERJ-2GEJ680X">
            <text:p>ERJ-2GEJ680X</text:p>
          </table:table-cell>
          <table:table-cell table:formula="of:=[$BOM.$D40]" office:value-type="string" office:string-value="P68JCT-ND">
            <text:p>P68JCT-ND</text:p>
          </table:table-cell>
          <table:table-cell table:formula="of:=[$BOM.$E40]" office:value-type="string" office:string-value="RES 68 OHM 1/10W 5% 0402 SMD">
            <text:p>RES 68 OHM 1/10W 5% 0402 SMD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[$BOM.$X41]" office:value-type="string" office:string-value="R15">
            <text:p>R15</text:p>
          </table:table-cell>
          <table:table-cell table:formula="of:=[$BOM.$A41]" office:value-type="string" office:string-value="RMCF0402JT220R">
            <text:p>RMCF0402JT220R</text:p>
          </table:table-cell>
          <table:table-cell table:formula="of:=[$BOM.$D41]" office:value-type="string" office:string-value="RMCF0402JT220RCT-ND">
            <text:p>RMCF0402JT220RCT-ND</text:p>
          </table:table-cell>
          <table:table-cell table:formula="of:=[$BOM.$E41]" office:value-type="string" office:string-value="RES 220 OHM 1/16W 5% 0402 SMD">
            <text:p>RES 220 OHM 1/16W 5% 0402 SMD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$BOM.$X42]" office:value-type="string" office:string-value="R16/R17/R18">
            <text:p>R16/R17/R18</text:p>
          </table:table-cell>
          <table:table-cell table:formula="of:=[$BOM.$A42]" office:value-type="string" office:string-value="RMCF0402FT1K00">
            <text:p>RMCF0402FT1K00</text:p>
          </table:table-cell>
          <table:table-cell table:formula="of:=[$BOM.$D42]" office:value-type="string" office:string-value="RMCF0402FT1K00CT-ND">
            <text:p>RMCF0402FT1K00CT-ND</text:p>
          </table:table-cell>
          <table:table-cell table:formula="of:=[$BOM.$E42]" office:value-type="string" office:string-value="RES 1K OHM 1/16W 1% 0402 SMD">
            <text:p>RES 1K OHM 1/16W 1% 0402 SMD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$BOM.$X43]" office:value-type="string" office:string-value="R19/R20">
            <text:p>R19/R20</text:p>
          </table:table-cell>
          <table:table-cell table:formula="of:=[$BOM.$A43]" office:value-type="string" office:string-value="RMCF0402JT4K70">
            <text:p>RMCF0402JT4K70</text:p>
          </table:table-cell>
          <table:table-cell table:formula="of:=[$BOM.$D43]" office:value-type="string" office:string-value="RMCF0402JT4K70CT-ND">
            <text:p>RMCF0402JT4K70CT-ND</text:p>
          </table:table-cell>
          <table:table-cell table:formula="of:=[$BOM.$E43]" office:value-type="string" office:string-value="RES 4.7K OHM 1/16W 5% 0402 SMD">
            <text:p>RES 4.7K OHM 1/16W 5% 0402 SMD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$BOM.$X44]" office:value-type="string" office:string-value="R21">
            <text:p>R21</text:p>
          </table:table-cell>
          <table:table-cell table:formula="of:=[$BOM.$A44]" office:value-type="string" office:string-value="RMCF0402FT1K00">
            <text:p>RMCF0402FT1K00</text:p>
          </table:table-cell>
          <table:table-cell table:formula="of:=[$BOM.$D44]" office:value-type="string" office:string-value="RMCF0402FT1K00CT-ND">
            <text:p>RMCF0402FT1K00CT-ND</text:p>
          </table:table-cell>
          <table:table-cell table:formula="of:=[$BOM.$E44]" office:value-type="string" office:string-value="RES 1K OHM 1/16W 1% 0402 SMD">
            <text:p>RES 1K OHM 1/16W 1% 0402 SMD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$BOM.$X45]" office:value-type="string" office:string-value="S1">
            <text:p>S1</text:p>
          </table:table-cell>
          <table:table-cell table:formula="of:=[$BOM.$A45]" office:value-type="string" office:string-value="EVQP7J01K">
            <text:p>EVQP7J01K</text:p>
          </table:table-cell>
          <table:table-cell table:formula="of:=[$BOM.$D45]" office:value-type="string" office:string-value="P12278SCT-ND">
            <text:p>P12278SCT-ND</text:p>
          </table:table-cell>
          <table:table-cell table:formula="of:=[$BOM.$E45]" office:value-type="string" office:string-value="SWITCH LT 3.5MMX2.9MM 160GF SMD">
            <text:p>SWITCH LT 3.5MMX2.9MM 160GF SMD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$BOM.$X46]" office:value-type="float" office:value="0">
            <text:p>0</text:p>
          </table:table-cell>
          <table:table-cell table:formula="of:=[$BOM.$A46]" office:value-type="float" office:value="0">
            <text:p>0</text:p>
          </table:table-cell>
          <table:table-cell table:formula="of:=[$BOM.$D46]" office:value-type="float" office:value="0">
            <text:p>0</text:p>
          </table:table-cell>
          <table:table-cell table:formula="of:=[$BOM.$E46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$BOM.$X47]" office:value-type="string" office:string-value="U2/U3/U4">
            <text:p>U2/U3/U4</text:p>
          </table:table-cell>
          <table:table-cell table:formula="of:=[$BOM.$A47]" office:value-type="string" office:string-value="TXB0102DCUR">
            <text:p>TXB0102DCUR</text:p>
          </table:table-cell>
          <table:table-cell table:formula="of:=[$BOM.$D47]" office:value-type="string" office:string-value="296-22862-1-ND">
            <text:p>296-22862-1-ND</text:p>
          </table:table-cell>
          <table:table-cell table:formula="of:=[$BOM.$E47]" office:value-type="string" office:string-value="IC VOLT-LVL TRANSL BI-DIR 8-US8">
            <text:p>IC VOLT-LVL TRANSL BI-DIR 8-US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$BOM.$X48]" office:value-type="string" office:string-value="U5">
            <text:p>U5</text:p>
          </table:table-cell>
          <table:table-cell table:formula="of:=[$BOM.$A48]" office:value-type="string" office:string-value="SN74LVC2T45">
            <text:p>SN74LVC2T45</text:p>
          </table:table-cell>
          <table:table-cell table:formula="of:=[$BOM.$D48]" office:value-type="string" office:string-value="296-17014-1-ND">
            <text:p>296-17014-1-ND</text:p>
          </table:table-cell>
          <table:table-cell table:formula="of:=[$BOM.$E48]" office:value-type="string" office:string-value="Translator, Bidirectional, 3-State, 2bits">
            <text:p>Translator, Bidirectional, 3-State, 2bit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$BOM.$X49]" office:value-type="string" office:string-value="U6">
            <text:p>U6</text:p>
          </table:table-cell>
          <table:table-cell table:formula="of:=[$BOM.$A49]" office:value-type="string" office:string-value="LD1117AS33">
            <text:p>LD1117AS33</text:p>
          </table:table-cell>
          <table:table-cell table:formula="of:=[$BOM.$D49]" office:value-type="string" office:string-value="497-1228-1-ND">
            <text:p>497-1228-1-ND</text:p>
          </table:table-cell>
          <table:table-cell table:formula="of:=[$BOM.$E49]" office:value-type="string" office:string-value="IC REG LDO 3.3V 1.2A SOT-223">
            <text:p>IC REG LDO 3.3V 1.2A SOT-22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$BOM.$X50]" office:value-type="string" office:string-value="U7">
            <text:p>U7</text:p>
          </table:table-cell>
          <table:table-cell table:formula="of:=[$BOM.$A50]" office:value-type="string" office:string-value="MIC5207-3.3YM5">
            <text:p>MIC5207-3.3YM5</text:p>
          </table:table-cell>
          <table:table-cell table:formula="of:=[$BOM.$D50]" office:value-type="string" office:string-value="576-1267-1-ND">
            <text:p>576-1267-1-ND</text:p>
          </table:table-cell>
          <table:table-cell table:formula="of:=[$BOM.$E50]" office:value-type="string" office:string-value="IC REG LDO 180MA 3.3V SOT23-5">
            <text:p>IC REG LDO 180MA 3.3V SOT23-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$BOM.$X51]" office:value-type="string" office:string-value="U8">
            <text:p>U8</text:p>
          </table:table-cell>
          <table:table-cell table:formula="of:=[$BOM.$A51]" office:value-type="string" office:string-value="24FC128-I/MS">
            <text:p>24FC128-I/MS</text:p>
          </table:table-cell>
          <table:table-cell table:formula="of:=[$BOM.$D51]" office:value-type="string" office:string-value="24FC128-I/MS-ND">
            <text:p>24FC128-I/MS-ND</text:p>
          </table:table-cell>
          <table:table-cell table:formula="of:=[$BOM.$E51]" office:value-type="string" office:string-value="IC EEPROM 128KBIT 1MHZ 8MSOP">
            <text:p>IC EEPROM 128KBIT 1MHZ 8MSOP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[$BOM.$X52]" office:value-type="string" office:string-value="U9">
            <text:p>U9</text:p>
          </table:table-cell>
          <table:table-cell table:formula="of:=[$BOM.$A52]" office:value-type="string" office:string-value="LIS331DLH">
            <text:p>LIS331DLH</text:p>
          </table:table-cell>
          <table:table-cell table:formula="of:=[$BOM.$D52]" office:value-type="string" office:string-value="497-10397-1-ND">
            <text:p>497-10397-1-ND</text:p>
          </table:table-cell>
          <table:table-cell table:formula="of:=[$BOM.$E52]" office:value-type="string" office:string-value="ACCELEROMETER MEMS 3AXIS 16-LGA">
            <text:p>ACCELEROMETER MEMS 3AXIS 16-LG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[$BOM.$X53]" office:value-type="string" office:string-value="U10">
            <text:p>U10</text:p>
          </table:table-cell>
          <table:table-cell table:formula="of:=[$BOM.$A53]" office:value-type="string" office:string-value="BMP0805">
            <text:p>BMP0805</text:p>
          </table:table-cell>
          <table:table-cell table:formula="of:=[$BOM.$D53]" office:value-type="string" office:string-value="828-1005-1-ND">
            <text:p>828-1005-1-ND</text:p>
          </table:table-cell>
          <table:table-cell table:formula="of:=[$BOM.$E53]" office:value-type="string" office:string-value="DIGITAL BAROMETRIC PRESSURE SNSR">
            <text:p>DIGITAL BAROMETRIC PRESSURE SNSR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formula="of:=[$BOM.$X54]" office:value-type="string" office:string-value="U11">
            <text:p>U11</text:p>
          </table:table-cell>
          <table:table-cell table:formula="of:=[$BOM.$A54]" office:value-type="string" office:string-value="HMC5843">
            <text:p>HMC5843</text:p>
          </table:table-cell>
          <table:table-cell table:formula="of:=[$BOM.$D54]" office:value-type="string" office:string-value="342-1071-1-ND">
            <text:p>342-1071-1-ND</text:p>
          </table:table-cell>
          <table:table-cell table:formula="of:=[$BOM.$E54]" office:value-type="string" office:string-value="SENSOR MAGNETIC 3 AXIS 20-LCC">
            <text:p>SENSOR MAGNETIC 3 AXIS 20-LCC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[$BOM.$X55]" office:value-type="string" office:string-value="U12">
            <text:p>U12</text:p>
          </table:table-cell>
          <table:table-cell table:formula="of:=[$BOM.$A55]" office:value-type="string" office:string-value="L3G4200DH">
            <text:p>L3G4200DH</text:p>
          </table:table-cell>
          <table:table-cell table:formula="of:=[$BOM.$D55]" office:value-type="string" office:string-value="511-L3G4200D">
            <text:p>511-L3G4200D</text:p>
          </table:table-cell>
          <table:table-cell table:formula="of:=[$BOM.$E55]" office:value-type="string" office:string-value="Gyroscopes Mems Sensor 3-Axis 2.4 to 3.6 V">
            <text:p>Gyroscopes Mems Sensor 3-Axis 2.4 to 3.6 V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$BOM.$X56]" office:value-type="string" office:string-value="X1">
            <text:p>X1</text:p>
          </table:table-cell>
          <table:table-cell table:formula="of:=[$BOM.$A56]" office:value-type="string" office:string-value="7M-16.000MEEQ-T">
            <text:p>7M-16.000MEEQ-T</text:p>
          </table:table-cell>
          <table:table-cell table:formula="of:=[$BOM.$D56]" office:value-type="string" office:string-value="887-1319-1-ND">
            <text:p>887-1319-1-ND</text:p>
          </table:table-cell>
          <table:table-cell table:formula="of:=[$BOM.$E56]" office:value-type="string" office:string-value="CRYSTAL 16.000 MHZ 10PF SMD">
            <text:p>CRYSTAL 16.000 MHZ 10PF SMD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[$BOM.$A57]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table:formula="of:=[$BOM.$A58]" office:value-type="float" office:value="0">
            <text:p>0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15:03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3T15:03:49</dc:date>
    <meta:generator>OpenOffice.org/3.2$Linux OpenOffice.org_project/320m19$Build-9505</meta:generator>
    <meta:editing-duration>PT01H12M34S</meta:editing-duration>
    <meta:editing-cycles>8</meta:editing-cycles>
    <dc:creator>pixhawk </dc:creator>
    <meta:printed-by>pixhawk </meta:printed-by>
    <meta:print-date>2011-03-23T15:03:47</meta:print-date>
    <meta:document-statistic meta:table-count="5" meta:cell-count="3763" meta:object-count="0"/>
  </office:meta>
</office:document-meta>
</file>